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3.872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3.21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7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9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7" style:family="table-cell" style:parent-style-name="Default" style:data-style-name="N0"/>
    <style:style style:name="ce6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24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 style:data-style-name="N11">
      <style:text-properties fo:font-style="normal" style:font-style-asian="normal" style:font-style-complex="normal"/>
    </style:style>
    <style:style style:name="ce15" style:family="table-cell" style:parent-style-name="Default" style:data-style-name="N11"/>
    <style:style style:name="ce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"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 style:data-style-name="N11">
      <style:text-properties fo:font-size="11pt" style:font-size-asian="11pt" style:font-size-complex="11pt"/>
    </style:style>
    <style:style style:name="ce38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neural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5" table:default-cell-style-name="ce20"/>
        <table:table-column table:style-name="co2" table:default-cell-style-name="ce20"/>
        <table:table-column table:style-name="co3" table:number-columns-repeated="16372" table:default-cell-style-name="ce20"/>
        <table:table-column table:style-name="co3" table:number-columns-repeated="4" table:default-cell-style-name="Default"/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19" table:number-columns-repeated="2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233" calcext:value-type="percentage">
            <text:p>22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667" calcext:value-type="percentage">
            <text:p>26,67%</text:p>
          </table:table-cell>
          <table:table-cell table:number-columns-repeated="2" office:value-type="percentage" office:value="0.3667" calcext:value-type="percentage">
            <text:p>36,67%</text:p>
          </table:table-cell>
          <table:table-cell office:value-type="percentage" office:value="0.3733" calcext:value-type="percentage">
            <text:p>37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033" calcext:value-type="percentage">
            <text:p>30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3" calcext:value-type="percentage">
            <text:p>23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6" calcext:value-type="percentage">
            <text:p>36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4" office:value-type="percentage" office:value="0" calcext:value-type="percentage">
            <text:p>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table:number-columns-repeated="2" office:value-type="percentage" office:value="0.23" calcext:value-type="percentage">
            <text:p>23,0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formula="of:=AVERAGE([.E2:.E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H2:.H11])" office:value-type="percentage" office:value="0.152" calcext:value-type="percentage">
            <text:p>15,20%</text:p>
          </table:table-cell>
          <table:table-cell table:style-name="ce21" table:formula="of:=AVERAGE([.I2:.I11])" office:value-type="percentage" office:value="0.17767" calcext:value-type="percentage">
            <text:p>17,77%</text:p>
          </table:table-cell>
          <table:table-cell table:style-name="ce21" table:formula="of:=AVERAGE([.J2:.J11])" office:value-type="percentage" office:value="0.233" calcext:value-type="percentage">
            <text:p>23,30%</text:p>
          </table:table-cell>
          <table:table-cell table:style-name="ce21" table:formula="of:=AVERAGE([.K2:.K11])" office:value-type="percentage" office:value="0.23566" calcext:value-type="percentage">
            <text:p>23,57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 table:number-columns-repeated="7"/>
          <table:table-cell table:formula="of:=STDEV([.H2:.H11])" office:value-type="percentage" office:value="0.0828661035110926" calcext:value-type="percentage">
            <text:p>8,29%</text:p>
          </table:table-cell>
          <table:table-cell table:formula="of:=STDEV([.I2:.I11])" office:value-type="percentage" office:value="0.104277610785399" calcext:value-type="percentage">
            <text:p>10,43%</text:p>
          </table:table-cell>
          <table:table-cell table:formula="of:=STDEV([.J2:.J11])" office:value-type="percentage" office:value="0.101412863527705" calcext:value-type="percentage">
            <text:p>10,14%</text:p>
          </table:table-cell>
          <table:table-cell table:formula="of:=STDEV([.K2:.K11])" office:value-type="percentage" office:value="0.104364204165562" calcext:value-type="percentage">
            <text:p>10,4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681" calcext:value-type="percentage">
            <text:p>46,81%</text:p>
          </table:table-cell>
          <table:table-cell office:value-type="percentage" office:value="0.4285" calcext:value-type="percentage">
            <text:p>42,85%</text:p>
          </table:table-cell>
          <table:table-cell office:value-type="percentage" office:value="0.3614" calcext:value-type="percentage">
            <text:p>36,14%</text:p>
          </table:table-cell>
          <table:table-cell office:value-type="percentage" office:value="0.3874" calcext:value-type="percentage">
            <text:p>38,74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2715" calcext:value-type="percentage">
            <text:p>27,15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387" calcext:value-type="percentage">
            <text:p>3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4188" calcext:value-type="percentage">
            <text:p>41,88%</text:p>
          </table:table-cell>
          <table:table-cell office:value-type="percentage" office:value="0.3415" calcext:value-type="percentage">
            <text:p>34,15%</text:p>
          </table:table-cell>
          <table:table-cell office:value-type="percentage" office:value="0.2068" calcext:value-type="percentage">
            <text:p>20,68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134" calcext:value-type="percentage">
            <text:p>31,34%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1161" calcext:value-type="percentage">
            <text:p>11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4164" calcext:value-type="percentage">
            <text:p>41,64%</text:p>
          </table:table-cell>
          <table:table-cell office:value-type="percentage" office:value="0.2966" calcext:value-type="percentage">
            <text:p>29,66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1091" calcext:value-type="percentage">
            <text:p>10,91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512" calcext:value-type="percentage">
            <text:p>45,12%</text:p>
          </table:table-cell>
          <table:table-cell office:value-type="percentage" office:value="0.4135" calcext:value-type="percentage">
            <text:p>41,35%</text:p>
          </table:table-cell>
          <table:table-cell office:value-type="percentage" office:value="0.2821" calcext:value-type="percentage">
            <text:p>28,21%</text:p>
          </table:table-cell>
          <table:table-cell office:value-type="percentage" office:value="0.3257" calcext:value-type="percentage">
            <text:p>32,57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2968" calcext:value-type="percentage">
            <text:p>29,68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74" calcext:value-type="percentage">
            <text:p>7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4116" calcext:value-type="percentage">
            <text:p>41,16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2338" calcext:value-type="percentage">
            <text:p>23,38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18" calcext:value-type="percentage">
            <text:p>6,18%</text:p>
          </table:table-cell>
          <table:table-cell office:value-type="percentage" office:value="0.064" calcext:value-type="percentage">
            <text:p>6,4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4266" calcext:value-type="percentage">
            <text:p>42,66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2401" calcext:value-type="percentage">
            <text:p>24,01%</text:p>
          </table:table-cell>
          <table:table-cell office:value-type="percentage" office:value="0.3072" calcext:value-type="percentage">
            <text:p>30,72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737" calcext:value-type="percentage">
            <text:p>27,37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538" calcext:value-type="percentage">
            <text:p>5,38%</text:p>
          </table:table-cell>
          <table:table-cell office:value-type="percentage" office:value="0.0554" calcext:value-type="percentage">
            <text:p>5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826" calcext:value-type="percentage">
            <text:p>48,26%</text:p>
          </table:table-cell>
          <table:table-cell office:value-type="percentage" office:value="0.4493" calcext:value-type="percentage">
            <text:p>44,93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4063" calcext:value-type="percentage">
            <text:p>40,63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161" calcext:value-type="percentage">
            <text:p>11,61%</text:p>
          </table:table-cell>
          <table:table-cell office:value-type="percentage" office:value="0.1043" calcext:value-type="percentage">
            <text:p>10,4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3826" calcext:value-type="percentage">
            <text:p>38,26%</text:p>
          </table:table-cell>
          <table:table-cell office:value-type="percentage" office:value="0.2981" calcext:value-type="percentage">
            <text:p>29,81%</text:p>
          </table:table-cell>
          <table:table-cell office:value-type="percentage" office:value="0.1903" calcext:value-type="percentage">
            <text:p>19,03%</text:p>
          </table:table-cell>
          <table:table-cell office:value-type="percentage" office:value="0.2382" calcext:value-type="percentage">
            <text:p>23,82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0699" calcext:value-type="percentage">
            <text:p>6,99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71" calcext:value-type="percentage">
            <text:p>7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357" calcext:value-type="percentage">
            <text:p>43,57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2913" calcext:value-type="percentage">
            <text:p>29,13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83" calcext:value-type="percentage">
            <text:p>6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4087" calcext:value-type="percentage">
            <text:p>40,87%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2208" calcext:value-type="percentage">
            <text:p>22,08%</text:p>
          </table:table-cell>
          <table:table-cell office:value-type="percentage" office:value="0.2981" calcext:value-type="percentage">
            <text:p>29,81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2957" calcext:value-type="percentage">
            <text:p>29,57%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806" calcext:value-type="percentage">
            <text:p>8,06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15:.B24])" office:value-type="percentage" office:value="0.43429" calcext:value-type="percentage">
            <text:p>43,43%</text:p>
          </table:table-cell>
          <table:table-cell table:style-name="ce21" table:formula="of:=AVERAGE([.C15:.C24])" office:value-type="percentage" office:value="0.37425" calcext:value-type="percentage">
            <text:p>37,43%</text:p>
          </table:table-cell>
          <table:table-cell table:style-name="ce21" table:formula="of:=AVERAGE([.D15:.D24])" office:value-type="percentage" office:value="0.26092" calcext:value-type="percentage">
            <text:p>26,09%</text:p>
          </table:table-cell>
          <table:table-cell table:style-name="ce21" table:formula="of:=AVERAGE([.E15:.E24])" office:value-type="percentage" office:value="0.30556" calcext:value-type="percentage">
            <text:p>30,56%</text:p>
          </table:table-cell>
          <table:table-cell table:style-name="ce21" table:number-columns-repeated="2"/>
          <table:table-cell table:style-name="ce21" table:formula="of:=AVERAGE([.H15:.H24])" office:value-type="percentage" office:value="0.29295" calcext:value-type="percentage">
            <text:p>29,29%</text:p>
          </table:table-cell>
          <table:table-cell table:style-name="ce21" table:formula="of:=AVERAGE([.I15:.I24])" office:value-type="percentage" office:value="0.08537" calcext:value-type="percentage">
            <text:p>8,54%</text:p>
          </table:table-cell>
          <table:table-cell table:style-name="ce21" table:formula="of:=AVERAGE([.J15:.J24])" office:value-type="percentage" office:value="0.07742" calcext:value-type="percentage">
            <text:p>7,74%</text:p>
          </table:table-cell>
          <table:table-cell table:style-name="ce21" table:formula="of:=AVERAGE([.K15:.K24])" office:value-type="percentage" office:value="0.07785" calcext:value-type="percentage">
            <text:p>7,79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15:.B24])" office:value-type="percentage" office:value="0.0305891574835849" calcext:value-type="percentage">
            <text:p>3,06%</text:p>
          </table:table-cell>
          <table:table-cell table:formula="of:=STDEV([.C15:.C24])" office:value-type="percentage" office:value="0.0518771679600531" calcext:value-type="percentage">
            <text:p>5,19%</text:p>
          </table:table-cell>
          <table:table-cell table:formula="of:=STDEV([.D15:.D24])" office:value-type="percentage" office:value="0.0543823255601793" calcext:value-type="percentage">
            <text:p>5,44%</text:p>
          </table:table-cell>
          <table:table-cell table:formula="of:=STDEV([.E15:.E24])" office:value-type="percentage" office:value="0.0607801173630544" calcext:value-type="percentage">
            <text:p>6,08%</text:p>
          </table:table-cell>
          <table:table-cell table:number-columns-repeated="2"/>
          <table:table-cell table:formula="of:=STDEV([.H15:.H24])" office:value-type="percentage" office:value="0.0190367043132763" calcext:value-type="percentage">
            <text:p>1,90%</text:p>
          </table:table-cell>
          <table:table-cell table:formula="of:=STDEV([.I15:.I24])" office:value-type="percentage" office:value="0.0290169701305211" calcext:value-type="percentage">
            <text:p>2,90%</text:p>
          </table:table-cell>
          <table:table-cell table:formula="of:=STDEV([.J15:.J24])" office:value-type="percentage" office:value="0.026224280521854" calcext:value-type="percentage">
            <text:p>2,62%</text:p>
          </table:table-cell>
          <table:table-cell table:formula="of:=STDEV([.K15:.K24])" office:value-type="percentage" office:value="0.023931905714153" calcext:value-type="percentage">
            <text:p>2,3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3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5752" calcext:value-type="percentage">
            <text:p>57,52%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676" calcext:value-type="percentage">
            <text:p>6,76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919" calcext:value-type="percentage">
            <text:p>91,90%</text:p>
          </table:table-cell>
          <table:table-cell office:value-type="percentage" office:value="0.8968" calcext:value-type="percentage">
            <text:p>89,68%</text:p>
          </table:table-cell>
          <table:table-cell office:value-type="percentage" office:value="0.6175" calcext:value-type="percentage">
            <text:p>61,75%</text:p>
          </table:table-cell>
          <table:table-cell office:value-type="percentage" office:value="0.581" calcext:value-type="percentage">
            <text:p>5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6419" calcext:value-type="percentage">
            <text:p>64,19%</text:p>
          </table:table-cell>
          <table:table-cell office:value-type="percentage" office:value="0.4829" calcext:value-type="percentage">
            <text:p>48,29%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1295" calcext:value-type="percentage">
            <text:p>12,9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508" calcext:value-type="percentage">
            <text:p>85,08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35" calcext:value-type="percentage">
            <text:p>76,35%</text:p>
          </table:table-cell>
          <table:table-cell office:value-type="percentage" office:value="0.781" calcext:value-type="percentage">
            <text:p>7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6362" calcext:value-type="percentage">
            <text:p>63,62%</text:p>
          </table:table-cell>
          <table:table-cell office:value-type="percentage" office:value="0.4705" calcext:value-type="percentage">
            <text:p>47,05%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933" calcext:value-type="percentage">
            <text:p>9,33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8381" calcext:value-type="percentage">
            <text:p>83,81%</text:p>
          </table:table-cell>
          <table:table-cell office:value-type="percentage" office:value="0.8254" calcext:value-type="percentage">
            <text:p>82,5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889" calcext:value-type="percentage">
            <text:p>58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6114" calcext:value-type="percentage">
            <text:p>61,14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41" calcext:value-type="percentage">
            <text:p>4,10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524" calcext:value-type="percentage">
            <text:p>85,24%</text:p>
          </table:table-cell>
          <table:table-cell office:value-type="percentage" office:value="0.6651" calcext:value-type="percentage">
            <text:p>66,51%</text:p>
          </table:table-cell>
          <table:table-cell office:value-type="percentage" office:value="0.5857" calcext:value-type="percentage">
            <text:p>58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476" calcext:value-type="percentage">
            <text:p>44,76%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1305" calcext:value-type="percentage">
            <text:p>13,05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714" calcext:value-type="percentage">
            <text:p>87,1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635" calcext:value-type="percentage">
            <text:p>56,3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6495" calcext:value-type="percentage">
            <text:p>64,95%</text:p>
          </table:table-cell>
          <table:table-cell office:value-type="percentage" office:value="0.4876" calcext:value-type="percentage">
            <text:p>48,76%</text:p>
          </table:table-cell>
          <table:table-cell table:number-columns-repeated="2" office:value-type="percentage" office:value="0.0724" calcext:value-type="percentage">
            <text:p>7,24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8302" calcext:value-type="percentage">
            <text:p>83,02%</text:p>
          </table:table-cell>
          <table:table-cell office:value-type="percentage" office:value="0.8206" calcext:value-type="percentage">
            <text:p>82,06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5841" calcext:value-type="percentage">
            <text:p>58,4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6695" calcext:value-type="percentage">
            <text:p>66,95%</text:p>
          </table:table-cell>
          <table:table-cell office:value-type="percentage" office:value="0.5352" calcext:value-type="percentage">
            <text:p>53,52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6635" calcext:value-type="percentage">
            <text:p>66,35%</text:p>
          </table:table-cell>
          <table:table-cell office:value-type="percentage" office:value="0.6714" calcext:value-type="percentage">
            <text:p>67,1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6476" calcext:value-type="percentage">
            <text:p>64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6229" calcext:value-type="percentage">
            <text:p>62,29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1286" calcext:value-type="percentage">
            <text:p>12,86%</text:p>
          </table:table-cell>
          <table:table-cell office:value-type="percentage" office:value="0.1505" calcext:value-type="percentage">
            <text:p>15,05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6635" calcext:value-type="percentage">
            <text:p>66,35%</text:p>
          </table:table-cell>
          <table:table-cell office:value-type="percentage" office:value="0.6571" calcext:value-type="percentage">
            <text:p>65,71%</text:p>
          </table:table-cell>
          <table:table-cell office:value-type="percentage" office:value="0.4508" calcext:value-type="percentage">
            <text:p>45,08%</text:p>
          </table:table-cell>
          <table:table-cell office:value-type="percentage" office:value="0.4254" calcext:value-type="percentage">
            <text:p>42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867" calcext:value-type="percentage">
            <text:p>8,67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9127" calcext:value-type="percentage">
            <text:p>91,27%</text:p>
          </table:table-cell>
          <table:table-cell office:value-type="percentage" office:value="0.9016" calcext:value-type="percentage">
            <text:p>90,16%</text:p>
          </table:table-cell>
          <table:table-cell office:value-type="percentage" office:value="0.5873" calcext:value-type="percentage">
            <text:p>58,73%</text:p>
          </table:table-cell>
          <table:table-cell office:value-type="percentage" office:value="0.4698" calcext:value-type="percentage">
            <text:p>46,9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659" calcext:value-type="percentage">
            <text:p>65,90%</text:p>
          </table:table-cell>
          <table:table-cell office:value-type="percentage" office:value="0.4486" calcext:value-type="percentage">
            <text:p>44,86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8825" calcext:value-type="percentage">
            <text:p>88,25%</text:p>
          </table:table-cell>
          <table:table-cell office:value-type="percentage" office:value="0.8762" calcext:value-type="percentage">
            <text:p>87,62%</text:p>
          </table:table-cell>
          <table:table-cell office:value-type="percentage" office:value="0.6587" calcext:value-type="percentage">
            <text:p>65,87%</text:p>
          </table:table-cell>
          <table:table-cell office:value-type="percentage" office:value="0.6603" calcext:value-type="percentage">
            <text:p>66,0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8:.B37])" office:value-type="percentage" office:value="0.63123" calcext:value-type="percentage">
            <text:p>63,12%</text:p>
          </table:table-cell>
          <table:table-cell table:style-name="ce21" table:formula="of:=AVERAGE([.C28:.C37])" office:value-type="percentage" office:value="0.45639" calcext:value-type="percentage">
            <text:p>45,64%</text:p>
          </table:table-cell>
          <table:table-cell table:style-name="ce21" table:formula="of:=AVERAGE([.D28:.D37])" office:value-type="percentage" office:value="0.08592" calcext:value-type="percentage">
            <text:p>8,59%</text:p>
          </table:table-cell>
          <table:table-cell table:style-name="ce21" table:formula="of:=AVERAGE([.E28:.E37])" office:value-type="percentage" office:value="0.09582" calcext:value-type="percentage">
            <text:p>9,58%</text:p>
          </table:table-cell>
          <table:table-cell table:style-name="ce21" table:number-columns-repeated="2"/>
          <table:table-cell table:style-name="ce21" table:formula="of:=AVERAGE([.H28:.H37])" office:value-type="percentage" office:value="0.82777" calcext:value-type="percentage">
            <text:p>82,78%</text:p>
          </table:table-cell>
          <table:table-cell table:style-name="ce21" table:formula="of:=AVERAGE([.I28:.I37])" office:value-type="percentage" office:value="0.82062" calcext:value-type="percentage">
            <text:p>82,06%</text:p>
          </table:table-cell>
          <table:table-cell table:style-name="ce21" table:formula="of:=AVERAGE([.J28:.J37])" office:value-type="percentage" office:value="0.61953" calcext:value-type="percentage">
            <text:p>61,95%</text:p>
          </table:table-cell>
          <table:table-cell table:style-name="ce21" table:formula="of:=AVERAGE([.K28:.K37])" office:value-type="percentage" office:value="0.58873" calcext:value-type="percentage">
            <text:p>58,87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28:.B37])" office:value-type="percentage" office:value="0.0267845747482472" calcext:value-type="percentage">
            <text:p>2,68%</text:p>
          </table:table-cell>
          <table:table-cell table:formula="of:=STDEV([.C28:.C37])" office:value-type="percentage" office:value="0.0430692839761961" calcext:value-type="percentage">
            <text:p>4,31%</text:p>
          </table:table-cell>
          <table:table-cell table:formula="of:=STDEV([.D28:.D37])" office:value-type="percentage" office:value="0.0299303190761475" calcext:value-type="percentage">
            <text:p>2,99%</text:p>
          </table:table-cell>
          <table:table-cell table:formula="of:=STDEV([.E28:.E37])" office:value-type="percentage" office:value="0.035275449441975" calcext:value-type="percentage">
            <text:p>3,53%</text:p>
          </table:table-cell>
          <table:table-cell table:number-columns-repeated="2"/>
          <table:table-cell table:formula="of:=STDEV([.H28:.H37])" office:value-type="percentage" office:value="0.0913217638657706" calcext:value-type="percentage">
            <text:p>9,13%</text:p>
          </table:table-cell>
          <table:table-cell table:formula="of:=STDEV([.I28:.I37])" office:value-type="percentage" office:value="0.0870682337786482" calcext:value-type="percentage">
            <text:p>8,71%</text:p>
          </table:table-cell>
          <table:table-cell table:formula="of:=STDEV([.J28:.J37])" office:value-type="percentage" office:value="0.0784504379989189" calcext:value-type="percentage">
            <text:p>7,85%</text:p>
          </table:table-cell>
          <table:table-cell table:formula="of:=STDEV([.K28:.K37])" office:value-type="percentage" office:value="0.0983777758326431" calcext:value-type="percentage">
            <text:p>9,8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3308" calcext:value-type="percentage">
            <text:p>33,0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4654" calcext:value-type="percentage">
            <text:p>46,54%</text:p>
          </table:table-cell>
          <table:table-cell office:value-type="percentage" office:value="0.4753" calcext:value-type="percentage">
            <text:p>47,53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3074" calcext:value-type="percentage">
            <text:p>30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6949" calcext:value-type="percentage">
            <text:p>69,49%</text:p>
          </table:table-cell>
          <table:table-cell office:value-type="percentage" office:value="0.5538" calcext:value-type="percentage">
            <text:p>55,38%</text:p>
          </table:table-cell>
          <table:table-cell office:value-type="percentage" office:value="0.3051" calcext:value-type="percentage">
            <text:p>30,51%</text:p>
          </table:table-cell>
          <table:table-cell office:value-type="percentage" office:value="0.3256" calcext:value-type="percentage">
            <text:p>32,56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062" calcext:value-type="percentage">
            <text:p>10,62%</text:p>
          </table:table-cell>
          <table:table-cell office:value-type="percentage" office:value="0.1556" calcext:value-type="percentage">
            <text:p>15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5795" calcext:value-type="percentage">
            <text:p>57,95%</text:p>
          </table:table-cell>
          <table:table-cell office:value-type="percentage" office:value="0.5154" calcext:value-type="percentage">
            <text:p>51,54%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416" calcext:value-type="percentage">
            <text:p>41,60%</text:p>
          </table:table-cell>
          <table:table-cell office:value-type="percentage" office:value="0.3321" calcext:value-type="percentage">
            <text:p>33,21%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2086" calcext:value-type="percentage">
            <text:p>20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7564" calcext:value-type="percentage">
            <text:p>75,64%</text:p>
          </table:table-cell>
          <table:table-cell office:value-type="percentage" office:value="0.641" calcext:value-type="percentage">
            <text:p>64,10%</text:p>
          </table:table-cell>
          <table:table-cell office:value-type="percentage" office:value="0.2897" calcext:value-type="percentage">
            <text:p>28,97%</text:p>
          </table:table-cell>
          <table:table-cell office:value-type="percentage" office:value="0.2821" calcext:value-type="percentage">
            <text:p>28,21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2901" calcext:value-type="percentage">
            <text:p>29,01%</text:p>
          </table:table-cell>
          <table:table-cell office:value-type="percentage" office:value="0.1259" calcext:value-type="percentage">
            <text:p>12,59%</text:p>
          </table:table-cell>
          <table:table-cell office:value-type="percentage" office:value="0.2062" calcext:value-type="percentage">
            <text:p>20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718" calcext:value-type="percentage">
            <text:p>57,18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3462" calcext:value-type="percentage">
            <text:p>34,62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4185" calcext:value-type="percentage">
            <text:p>41,85%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1679" calcext:value-type="percentage">
            <text:p>16,79%</text:p>
          </table:table-cell>
          <table:table-cell office:value-type="percentage" office:value="0.2062" calcext:value-type="percentage">
            <text:p>20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3385" calcext:value-type="percentage">
            <text:p>33,8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4309" calcext:value-type="percentage">
            <text:p>43,09%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2272" calcext:value-type="percentage">
            <text:p>22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5641" calcext:value-type="percentage">
            <text:p>56,41%</text:p>
          </table:table-cell>
          <table:table-cell office:value-type="percentage" office:value="0.4231" calcext:value-type="percentage">
            <text:p>42,31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41" calcext:value-type="percentage">
            <text:p>24,10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437" calcext:value-type="percentage">
            <text:p>43,70%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3099" calcext:value-type="percentage">
            <text:p>30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341" calcext:value-type="percentage">
            <text:p>34,10%</text:p>
          </table:table-cell>
          <table:table-cell office:value-type="percentage" office:value="0.3718" calcext:value-type="percentage">
            <text:p>37,18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4519" calcext:value-type="percentage">
            <text:p>45,19%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494" calcext:value-type="percentage">
            <text:p>2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6769" calcext:value-type="percentage">
            <text:p>67,69%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4481" calcext:value-type="percentage">
            <text:p>44,81%</text:p>
          </table:table-cell>
          <table:table-cell office:value-type="percentage" office:value="0.4123" calcext:value-type="percentage">
            <text:p>41,23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79" calcext:value-type="percentage">
            <text:p>27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0</text:p>
          </table:table-cell>
          <table:table-cell table:number-columns-repeated="2" office:value-type="percentage" office:value="0.5385" calcext:value-type="percentage">
            <text:p>53,85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4077" calcext:value-type="percentage">
            <text:p>40,77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4296" calcext:value-type="percentage">
            <text:p>42,96%</text:p>
          </table:table-cell>
          <table:table-cell office:value-type="percentage" office:value="0.4235" calcext:value-type="percentage">
            <text:p>42,35%</text:p>
          </table:table-cell>
          <table:table-cell table:number-columns-repeated="2" office:value-type="percentage" office:value="0.2136" calcext:value-type="percentage">
            <text:p>21,36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41:.B50])" office:value-type="percentage" office:value="0.6095" calcext:value-type="percentage">
            <text:p>60,95%</text:p>
          </table:table-cell>
          <table:table-cell table:style-name="ce21" table:formula="of:=AVERAGE([.C41:.C50])" office:value-type="percentage" office:value="0.53949" calcext:value-type="percentage">
            <text:p>53,95%</text:p>
          </table:table-cell>
          <table:table-cell table:style-name="ce21" table:formula="of:=AVERAGE([.D41:.D50])" office:value-type="percentage" office:value="0.31717" calcext:value-type="percentage">
            <text:p>31,72%</text:p>
          </table:table-cell>
          <table:table-cell table:style-name="ce21" table:formula="of:=AVERAGE([.E41:.E50])" office:value-type="percentage" office:value="0.3277" calcext:value-type="percentage">
            <text:p>32,77%</text:p>
          </table:table-cell>
          <table:table-cell table:style-name="ce21" table:number-columns-repeated="2"/>
          <table:table-cell table:style-name="ce21" table:formula="of:=AVERAGE([.H41:.H50])" office:value-type="percentage" office:value="0.43085" calcext:value-type="percentage">
            <text:p>43,08%</text:p>
          </table:table-cell>
          <table:table-cell table:style-name="ce21" table:formula="of:=AVERAGE([.I41:.I50])" office:value-type="percentage" office:value="0.3921" calcext:value-type="percentage">
            <text:p>39,21%</text:p>
          </table:table-cell>
          <table:table-cell table:style-name="ce21" table:formula="of:=AVERAGE([.J41:.J50])" office:value-type="percentage" office:value="0.19321" calcext:value-type="percentage">
            <text:p>19,32%</text:p>
          </table:table-cell>
          <table:table-cell table:style-name="ce21" table:formula="of:=AVERAGE([.K41:.K50])" office:value-type="percentage" office:value="0.23631" calcext:value-type="percentage">
            <text:p>23,63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41:.B50])" office:value-type="percentage" office:value="0.0736115631013377" calcext:value-type="percentage">
            <text:p>7,36%</text:p>
          </table:table-cell>
          <table:table-cell table:formula="of:=STDEV([.C41:.C50])" office:value-type="percentage" office:value="0.052551486922615" calcext:value-type="percentage">
            <text:p>5,26%</text:p>
          </table:table-cell>
          <table:table-cell table:formula="of:=STDEV([.D41:.D50])" office:value-type="percentage" office:value="0.0536571430473148" calcext:value-type="percentage">
            <text:p>5,37%</text:p>
          </table:table-cell>
          <table:table-cell table:formula="of:=STDEV([.E41:.E50])" office:value-type="percentage" office:value="0.0462031985424771" calcext:value-type="percentage">
            <text:p>4,62%</text:p>
          </table:table-cell>
          <table:table-cell table:number-columns-repeated="2"/>
          <table:table-cell table:formula="of:=STDEV([.H41:.H50])" office:value-type="percentage" office:value="0.0262417923676464" calcext:value-type="percentage">
            <text:p>2,62%</text:p>
          </table:table-cell>
          <table:table-cell table:formula="of:=STDEV([.I41:.I50])" office:value-type="percentage" office:value="0.0532717769763899" calcext:value-type="percentage">
            <text:p>5,33%</text:p>
          </table:table-cell>
          <table:table-cell table:formula="of:=STDEV([.J41:.J50])" office:value-type="percentage" office:value="0.050627714193359" calcext:value-type="percentage">
            <text:p>5,06%</text:p>
          </table:table-cell>
          <table:table-cell table:formula="of:=STDEV([.K41:.K50])" office:value-type="percentage" office:value="0.04961739054449" calcext:value-type="percentage">
            <text:p>4,96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3"/>
          <table:table-cell table:number-columns-repeated="1637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0696" calcext:value-type="percentage">
            <text:p>6,96%</text:p>
          </table:table-cell>
          <table:table-cell table:number-columns-repeated="2" office:value-type="percentage" office:value="0.0449" calcext:value-type="percentage">
            <text:p>4,49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2229" calcext:value-type="percentage">
            <text:p>22,29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971" calcext:value-type="percentage">
            <text:p>19,71%</text:p>
          </table:table-cell>
          <table:table-cell office:value-type="percentage" office:value="0.1886" calcext:value-type="percentage">
            <text:p>18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812" calcext:value-type="percentage">
            <text:p>8,12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1095" calcext:value-type="percentage">
            <text:p>10,95%</text:p>
          </table:table-cell>
          <table:table-cell office:value-type="percentage" office:value="0.1019" calcext:value-type="percentage">
            <text:p>10,1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1812" calcext:value-type="percentage">
            <text:p>18,12%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.1116" calcext:value-type="percentage">
            <text:p>11,16%</text:p>
          </table:table-cell>
          <table:table-cell office:value-type="percentage" office:value="0.0884" calcext:value-type="percentage">
            <text:p>8,84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295" calcext:value-type="percentage">
            <text:p>12,95%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1623" calcext:value-type="percentage">
            <text:p>16,23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928" calcext:value-type="percentage">
            <text:p>9,28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61" calcext:value-type="percentage">
            <text:p>16,10%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1152" calcext:value-type="percentage">
            <text:p>11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09" calcext:value-type="percentage">
            <text:p>6,0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495" calcext:value-type="percentage">
            <text:p>14,95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895" calcext:value-type="percentage">
            <text:p>18,9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78" calcext:value-type="percentage">
            <text:p>4,78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371" calcext:value-type="percentage">
            <text:p>23,71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1848" calcext:value-type="percentage">
            <text:p>18,48%</text:p>
          </table:table-cell>
          <table:table-cell office:value-type="percentage" office:value="0.1705" calcext:value-type="percentage">
            <text:p>17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55" calcext:value-type="percentage">
            <text:p>8,55%</text:p>
          </table:table-cell>
          <table:table-cell office:value-type="percentage" office:value="0.0971" calcext:value-type="percentage">
            <text:p>9,71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438" calcext:value-type="percentage">
            <text:p>14,38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99" calcext:value-type="percentage">
            <text:p>9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594" calcext:value-type="percentage">
            <text:p>5,9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448" calcext:value-type="percentage">
            <text:p>14,48%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1952" calcext:value-type="percentage">
            <text:p>19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762" calcext:value-type="percentage">
            <text:p>17,62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54:.B63])" office:value-type="percentage" office:value="0.14623" calcext:value-type="percentage">
            <text:p>14,62%</text:p>
          </table:table-cell>
          <table:table-cell table:style-name="ce21" table:formula="of:=AVERAGE([.C54:.C63])" office:value-type="percentage" office:value="0.07696" calcext:value-type="percentage">
            <text:p>7,70%</text:p>
          </table:table-cell>
          <table:table-cell table:style-name="ce21" table:formula="of:=AVERAGE([.D54:.D63])" office:value-type="percentage" office:value="0.07536" calcext:value-type="percentage">
            <text:p>7,54%</text:p>
          </table:table-cell>
          <table:table-cell table:style-name="ce21" table:formula="of:=AVERAGE([.E54:.E63])" office:value-type="percentage" office:value="0.07754" calcext:value-type="percentage">
            <text:p>7,75%</text:p>
          </table:table-cell>
          <table:table-cell table:style-name="ce21" table:number-columns-repeated="2"/>
          <table:table-cell table:style-name="ce21" table:formula="of:=AVERAGE([.H54:.H63])" office:value-type="percentage" office:value="0.19648" calcext:value-type="percentage">
            <text:p>19,65%</text:p>
          </table:table-cell>
          <table:table-cell table:style-name="ce21" table:formula="of:=AVERAGE([.I54:.I63])" office:value-type="percentage" office:value="0.12496" calcext:value-type="percentage">
            <text:p>12,50%</text:p>
          </table:table-cell>
          <table:table-cell table:style-name="ce21" table:formula="of:=AVERAGE([.J54:.J63])" office:value-type="percentage" office:value="0.16084" calcext:value-type="percentage">
            <text:p>16,08%</text:p>
          </table:table-cell>
          <table:table-cell table:style-name="ce21" table:formula="of:=AVERAGE([.K54:.K63])" office:value-type="percentage" office:value="0.15742" calcext:value-type="percentage">
            <text:p>15,74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54:.B63])" office:value-type="percentage" office:value="0.022571912241151" calcext:value-type="percentage">
            <text:p>2,26%</text:p>
          </table:table-cell>
          <table:table-cell table:formula="of:=STDEV([.C54:.C63])" office:value-type="percentage" office:value="0.021139704612674" calcext:value-type="percentage">
            <text:p>2,11%</text:p>
          </table:table-cell>
          <table:table-cell table:formula="of:=STDEV([.D54:.D63])" office:value-type="percentage" office:value="0.0224015475655887" calcext:value-type="percentage">
            <text:p>2,24%</text:p>
          </table:table-cell>
          <table:table-cell table:formula="of:=STDEV([.E54:.E63])" office:value-type="percentage" office:value="0.0232464190790754" calcext:value-type="percentage">
            <text:p>2,32%</text:p>
          </table:table-cell>
          <table:table-cell table:number-columns-repeated="2"/>
          <table:table-cell table:formula="of:=STDEV([.H54:.H63])" office:value-type="percentage" office:value="0.0337024166624426" calcext:value-type="percentage">
            <text:p>3,37%</text:p>
          </table:table-cell>
          <table:table-cell table:formula="of:=STDEV([.I54:.I63])" office:value-type="percentage" office:value="0.0294785873323521" calcext:value-type="percentage">
            <text:p>2,95%</text:p>
          </table:table-cell>
          <table:table-cell table:formula="of:=STDEV([.J54:.J63])" office:value-type="percentage" office:value="0.0324019272403493" calcext:value-type="percentage">
            <text:p>3,24%</text:p>
          </table:table-cell>
          <table:table-cell table:formula="of:=STDEV([.K54:.K63])" office:value-type="percentage" office:value="0.0388605426850652" calcext:value-type="percentage">
            <text:p>3,8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4971" calcext:value-type="percentage">
            <text:p>49,71%</text:p>
          </table:table-cell>
          <table:table-cell office:value-type="percentage" office:value="0.4912" calcext:value-type="percentage">
            <text:p>49,12%</text:p>
          </table:table-cell>
          <table:table-cell office:value-type="percentage" office:value="0.3471" calcext:value-type="percentage">
            <text:p>34,71%</text:p>
          </table:table-cell>
          <table:table-cell office:value-type="percentage" office:value="0.3941" calcext:value-type="percentage">
            <text:p>39,41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3418" calcext:value-type="percentage">
            <text:p>34,18%</text:p>
          </table:table-cell>
          <table:table-cell office:value-type="percentage" office:value="0.2052" calcext:value-type="percentage">
            <text:p>20,52%</text:p>
          </table:table-cell>
          <table:table-cell office:value-type="percentage" office:value="0.2406" calcext:value-type="percentage">
            <text:p>2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4637" calcext:value-type="percentage">
            <text:p>46,37%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3412" calcext:value-type="percentage">
            <text:p>34,12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4888" calcext:value-type="percentage">
            <text:p>48,88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155" calcext:value-type="percentage">
            <text:p>15,50%</text:p>
          </table:table-cell>
          <table:table-cell office:value-type="percentage" office:value="0.1799" calcext:value-type="percentage">
            <text:p>17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3951" calcext:value-type="percentage">
            <text:p>39,51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51" calcext:value-type="percentage">
            <text:p>35,10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4546" calcext:value-type="percentage">
            <text:p>45,46%</text:p>
          </table:table-cell>
          <table:table-cell office:value-type="percentage" office:value="0.3851" calcext:value-type="percentage">
            <text:p>38,51%</text:p>
          </table:table-cell>
          <table:table-cell office:value-type="percentage" office:value="0.202" calcext:value-type="percentage">
            <text:p>20,20%</text:p>
          </table:table-cell>
          <table:table-cell office:value-type="percentage" office:value="0.2112" calcext:value-type="percentage">
            <text:p>21,1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039" calcext:value-type="percentage">
            <text:p>50,39%</text:p>
          </table:table-cell>
          <table:table-cell office:value-type="percentage" office:value="0.4392" calcext:value-type="percentage">
            <text:p>43,92%</text:p>
          </table:table-cell>
          <table:table-cell office:value-type="percentage" office:value="0.4814" calcext:value-type="percentage">
            <text:p>48,14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2036" calcext:value-type="percentage">
            <text:p>20,36%</text:p>
          </table:table-cell>
          <table:table-cell office:value-type="percentage" office:value="0.2149" calcext:value-type="percentage">
            <text:p>2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01" calcext:value-type="percentage">
            <text:p>30,10%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3216" calcext:value-type="percentage">
            <text:p>32,16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4759" calcext:value-type="percentage">
            <text:p>47,59%</text:p>
          </table:table-cell>
          <table:table-cell office:value-type="percentage" office:value="0.3161" calcext:value-type="percentage">
            <text:p>31,61%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1355" calcext:value-type="percentage">
            <text:p>13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3725" calcext:value-type="percentage">
            <text:p>37,2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4751" calcext:value-type="percentage">
            <text:p>47,51%</text:p>
          </table:table-cell>
          <table:table-cell office:value-type="percentage" office:value="0.3305" calcext:value-type="percentage">
            <text:p>33,05%</text:p>
          </table:table-cell>
          <table:table-cell office:value-type="percentage" office:value="0.1522" calcext:value-type="percentage">
            <text:p>15,22%</text:p>
          </table:table-cell>
          <table:table-cell office:value-type="percentage" office:value="0.1586" calcext:value-type="percentage">
            <text:p>15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608" calcext:value-type="percentage">
            <text:p>46,08%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3922" calcext:value-type="percentage">
            <text:p>39,22%</text:p>
          </table:table-cell>
          <table:table-cell office:value-type="percentage" office:value="0.402" calcext:value-type="percentage">
            <text:p>40,20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4723" calcext:value-type="percentage">
            <text:p>47,23%</text:p>
          </table:table-cell>
          <table:table-cell office:value-type="percentage" office:value="0.3064" calcext:value-type="percentage">
            <text:p>30,64%</text:p>
          </table:table-cell>
          <table:table-cell office:value-type="percentage" office:value="0.1787" calcext:value-type="percentage">
            <text:p>17,87%</text:p>
          </table:table-cell>
          <table:table-cell office:value-type="percentage" office:value="0.1755" calcext:value-type="percentage">
            <text:p>17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3157" calcext:value-type="percentage">
            <text:p>31,57%</text:p>
          </table:table-cell>
          <table:table-cell office:value-type="percentage" office:value="0.3304" calcext:value-type="percentage">
            <text:p>33,04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143" calcext:value-type="percentage">
            <text:p>14,30%</text:p>
          </table:table-cell>
          <table:table-cell office:value-type="percentage" office:value="0.1783" calcext:value-type="percentage">
            <text:p>17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96" calcext:value-type="percentage">
            <text:p>41,96%</text:p>
          </table:table-cell>
          <table:table-cell office:value-type="percentage" office:value="0.4225" calcext:value-type="percentage">
            <text:p>42,25%</text:p>
          </table:table-cell>
          <table:table-cell office:value-type="percentage" office:value="0.3941" calcext:value-type="percentage">
            <text:p>39,41%</text:p>
          </table:table-cell>
          <table:table-cell office:value-type="percentage" office:value="0.3882" calcext:value-type="percentage">
            <text:p>38,82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3847" calcext:value-type="percentage">
            <text:p>38,47%</text:p>
          </table:table-cell>
          <table:table-cell office:value-type="percentage" office:value="0.1791" calcext:value-type="percentage">
            <text:p>17,91%</text:p>
          </table:table-cell>
          <table:table-cell office:value-type="percentage" office:value="0.1996" calcext:value-type="percentage">
            <text:p>19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4904" calcext:value-type="percentage">
            <text:p>49,04%</text:p>
          </table:table-cell>
          <table:table-cell office:value-type="percentage" office:value="0.3104" calcext:value-type="percentage">
            <text:p>31,04%</text:p>
          </table:table-cell>
          <table:table-cell office:value-type="percentage" office:value="0.1201" calcext:value-type="percentage">
            <text:p>12,01%</text:p>
          </table:table-cell>
          <table:table-cell office:value-type="percentage" office:value="0.1309" calcext:value-type="percentage">
            <text:p>13,09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67:.B76])" office:value-type="percentage" office:value="0.42785" calcext:value-type="percentage">
            <text:p>42,79%</text:p>
          </table:table-cell>
          <table:table-cell table:style-name="ce21" table:formula="of:=AVERAGE([.C67:.C76])" office:value-type="percentage" office:value="0.4149" calcext:value-type="percentage">
            <text:p>41,49%</text:p>
          </table:table-cell>
          <table:table-cell table:style-name="ce21" table:formula="of:=AVERAGE([.D67:.D76])" office:value-type="percentage" office:value="0.34824" calcext:value-type="percentage">
            <text:p>34,82%</text:p>
          </table:table-cell>
          <table:table-cell table:style-name="ce21" table:formula="of:=AVERAGE([.E67:.E76])" office:value-type="percentage" office:value="0.37167" calcext:value-type="percentage">
            <text:p>37,17%</text:p>
          </table:table-cell>
          <table:table-cell table:style-name="ce21" table:number-columns-repeated="2"/>
          <table:table-cell table:style-name="ce21" table:formula="of:=AVERAGE([.H67:.H76])" office:value-type="percentage" office:value="0.4796" calcext:value-type="percentage">
            <text:p>47,96%</text:p>
          </table:table-cell>
          <table:table-cell table:style-name="ce21" table:formula="of:=AVERAGE([.I67:.I76])" office:value-type="percentage" office:value="0.33484" calcext:value-type="percentage">
            <text:p>33,48%</text:p>
          </table:table-cell>
          <table:table-cell table:style-name="ce21" table:formula="of:=AVERAGE([.J67:.J76])" office:value-type="percentage" office:value="0.16779" calcext:value-type="percentage">
            <text:p>16,78%</text:p>
          </table:table-cell>
          <table:table-cell table:style-name="ce21" table:formula="of:=AVERAGE([.K67:.K76])" office:value-type="percentage" office:value="0.1825" calcext:value-type="percentage">
            <text:p>18,25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67:.B76])" office:value-type="percentage" office:value="0.0563740139110605" calcext:value-type="percentage">
            <text:p>5,64%</text:p>
          </table:table-cell>
          <table:table-cell table:formula="of:=STDEV([.C67:.C76])" office:value-type="percentage" office:value="0.0723701749495068" calcext:value-type="percentage">
            <text:p>7,24%</text:p>
          </table:table-cell>
          <table:table-cell table:formula="of:=STDEV([.D67:.D76])" office:value-type="percentage" office:value="0.046605822240002" calcext:value-type="percentage">
            <text:p>4,66%</text:p>
          </table:table-cell>
          <table:table-cell table:formula="of:=STDEV([.E67:.E76])" office:value-type="percentage" office:value="0.0479583395598027" calcext:value-type="percentage">
            <text:p>4,80%</text:p>
          </table:table-cell>
          <table:table-cell table:number-columns-repeated="2"/>
          <table:table-cell table:formula="of:=STDEV([.H67:.H76])" office:value-type="percentage" office:value="0.0122486280410864" calcext:value-type="percentage">
            <text:p>1,22%</text:p>
          </table:table-cell>
          <table:table-cell table:formula="of:=STDEV([.I67:.I76])" office:value-type="percentage" office:value="0.0292387946247979" calcext:value-type="percentage">
            <text:p>2,92%</text:p>
          </table:table-cell>
          <table:table-cell table:formula="of:=STDEV([.J67:.J76])" office:value-type="percentage" office:value="0.0302278550714771" calcext:value-type="percentage">
            <text:p>3,02%</text:p>
          </table:table-cell>
          <table:table-cell table:formula="of:=STDEV([.K67:.K76])" office:value-type="percentage" office:value="0.0350517712343708" calcext:value-type="percentage">
            <text:p>3,5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4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228" calcext:value-type="percentage">
            <text:p>32,28%</text:p>
          </table:table-cell>
          <table:table-cell office:value-type="percentage" office:value="0.3509" calcext:value-type="percentage">
            <text:p>35,09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2158" calcext:value-type="percentage">
            <text:p>21,58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3579" calcext:value-type="percentage">
            <text:p>35,79%</text:p>
          </table:table-cell>
          <table:table-cell office:value-type="percentage" office:value="0.2316" calcext:value-type="percentage">
            <text:p>23,16%</text:p>
          </table:table-cell>
          <table:table-cell office:value-type="percentage" office:value="0.3531" calcext:value-type="percentage">
            <text:p>35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3789" calcext:value-type="percentage">
            <text:p>37,89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2298" calcext:value-type="percentage">
            <text:p>22,98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4719" calcext:value-type="percentage">
            <text:p>47,19%</text:p>
          </table:table-cell>
          <table:table-cell office:value-type="percentage" office:value="0.4351" calcext:value-type="percentage">
            <text:p>43,51%</text:p>
          </table:table-cell>
          <table:table-cell office:value-type="percentage" office:value="0.2798" calcext:value-type="percentage">
            <text:p>27,98%</text:p>
          </table:table-cell>
          <table:table-cell office:value-type="percentage" office:value="0.3811" calcext:value-type="percentage">
            <text:p>38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2491" calcext:value-type="percentage">
            <text:p>24,91%</text:p>
          </table:table-cell>
          <table:table-cell office:value-type="percentage" office:value="0.293" calcext:value-type="percentage">
            <text:p>29,30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4456" calcext:value-type="percentage">
            <text:p>44,56%</text:p>
          </table:table-cell>
          <table:table-cell office:value-type="percentage" office:value="0.4105" calcext:value-type="percentage">
            <text:p>41,05%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3496" calcext:value-type="percentage">
            <text:p>34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877" calcext:value-type="percentage">
            <text:p>18,77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4447" calcext:value-type="percentage">
            <text:p>44,47%</text:p>
          </table:table-cell>
          <table:table-cell office:value-type="percentage" office:value="0.3596" calcext:value-type="percentage">
            <text:p>35,96%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3228" calcext:value-type="percentage">
            <text:p>32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2772" calcext:value-type="percentage">
            <text:p>27,72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053" calcext:value-type="percentage">
            <text:p>20,53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4338" calcext:value-type="percentage">
            <text:p>43,38%</text:p>
          </table:table-cell>
          <table:table-cell office:value-type="percentage" office:value="0.3263" calcext:value-type="percentage">
            <text:p>32,63%</text:p>
          </table:table-cell>
          <table:table-cell office:value-type="percentage" office:value="0.1908" calcext:value-type="percentage">
            <text:p>19,08%</text:p>
          </table:table-cell>
          <table:table-cell office:value-type="percentage" office:value="0.2789" calcext:value-type="percentage">
            <text:p>27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1088" calcext:value-type="percentage">
            <text:p>10,88%</text:p>
          </table:table-cell>
          <table:table-cell office:value-type="percentage" office:value="0.1596" calcext:value-type="percentage">
            <text:p>15,96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4386" calcext:value-type="percentage">
            <text:p>43,86%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2724" calcext:value-type="percentage">
            <text:p>27,24%</text:p>
          </table:table-cell>
          <table:table-cell office:value-type="percentage" office:value="0.2956" calcext:value-type="percentage">
            <text:p>2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298" calcext:value-type="percentage">
            <text:p>12,98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6" calcext:value-type="percentage">
            <text:p>31,36%</text:p>
          </table:table-cell>
          <table:table-cell office:value-type="percentage" office:value="0.2518" calcext:value-type="percentage">
            <text:p>25,18%</text:p>
          </table:table-cell>
          <table:table-cell office:value-type="percentage" office:value="0.2925" calcext:value-type="percentage">
            <text:p>29,2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895" calcext:value-type="percentage">
            <text:p>18,95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4263" calcext:value-type="percentage">
            <text:p>42,63%</text:p>
          </table:table-cell>
          <table:table-cell office:value-type="percentage" office:value="0.3535" calcext:value-type="percentage">
            <text:p>35,35%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596" calcext:value-type="percentage">
            <text:p>25,96%</text:p>
          </table:table-cell>
          <table:table-cell office:value-type="percentage" office:value="0.1509" calcext:value-type="percentage">
            <text:p>15,09%</text:p>
          </table:table-cell>
          <table:table-cell office:value-type="percentage" office:value="0.1737" calcext:value-type="percentage">
            <text:p>17,37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4425" calcext:value-type="percentage">
            <text:p>44,25%</text:p>
          </table:table-cell>
          <table:table-cell office:value-type="percentage" office:value="0.4013" calcext:value-type="percentage">
            <text:p>40,13%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3623" calcext:value-type="percentage">
            <text:p>36,2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0842" calcext:value-type="percentage">
            <text:p>8,42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4004" calcext:value-type="percentage">
            <text:p>40,04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282" calcext:value-type="percentage">
            <text:p>28,20%</text:p>
          </table:table-cell>
          <table:table-cell office:value-type="percentage" office:value="0.3171" calcext:value-type="percentage">
            <text:p>31,71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80:.B89])" office:value-type="percentage" office:value="0.26403" calcext:value-type="percentage">
            <text:p>26,40%</text:p>
          </table:table-cell>
          <table:table-cell table:style-name="ce21" table:formula="of:=AVERAGE([.C80:.C89])" office:value-type="percentage" office:value="0.27701" calcext:value-type="percentage">
            <text:p>27,70%</text:p>
          </table:table-cell>
          <table:table-cell table:style-name="ce21" table:formula="of:=AVERAGE([.D80:.D89])" office:value-type="percentage" office:value="0.15544" calcext:value-type="percentage">
            <text:p>15,54%</text:p>
          </table:table-cell>
          <table:table-cell table:style-name="ce21" table:formula="of:=AVERAGE([.E80:.E89])" office:value-type="percentage" office:value="0.18684" calcext:value-type="percentage">
            <text:p>18,68%</text:p>
          </table:table-cell>
          <table:table-cell table:style-name="ce21" table:number-columns-repeated="2"/>
          <table:table-cell table:style-name="ce21" table:formula="of:=AVERAGE([.H80:.H89])" office:value-type="percentage" office:value="0.44113" calcext:value-type="percentage">
            <text:p>44,11%</text:p>
          </table:table-cell>
          <table:table-cell table:style-name="ce21" table:formula="of:=AVERAGE([.I80:.I89])" office:value-type="percentage" office:value="0.36092" calcext:value-type="percentage">
            <text:p>36,09%</text:p>
          </table:table-cell>
          <table:table-cell table:style-name="ce21" table:formula="of:=AVERAGE([.J80:.J89])" office:value-type="percentage" office:value="0.25965" calcext:value-type="percentage">
            <text:p>25,97%</text:p>
          </table:table-cell>
          <table:table-cell table:style-name="ce21" table:formula="of:=AVERAGE([.K80:.K89])" office:value-type="percentage" office:value="0.32688" calcext:value-type="percentage">
            <text:p>32,69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80:.B89])" office:value-type="percentage" office:value="0.098548307950974" calcext:value-type="percentage">
            <text:p>9,85%</text:p>
          </table:table-cell>
          <table:table-cell table:formula="of:=STDEV([.C80:.C89])" office:value-type="percentage" office:value="0.0867951797176676" calcext:value-type="percentage">
            <text:p>8,68%</text:p>
          </table:table-cell>
          <table:table-cell table:formula="of:=STDEV([.D80:.D89])" office:value-type="percentage" office:value="0.0507748012742979" calcext:value-type="percentage">
            <text:p>5,08%</text:p>
          </table:table-cell>
          <table:table-cell table:formula="of:=STDEV([.E80:.E89])" office:value-type="percentage" office:value="0.0567704774606583" calcext:value-type="percentage">
            <text:p>5,68%</text:p>
          </table:table-cell>
          <table:table-cell table:number-columns-repeated="2"/>
          <table:table-cell table:formula="of:=STDEV([.H80:.H89])" office:value-type="percentage" office:value="0.0191192776479076" calcext:value-type="percentage">
            <text:p>1,91%</text:p>
          </table:table-cell>
          <table:table-cell table:formula="of:=STDEV([.I80:.I89])" office:value-type="percentage" office:value="0.0416044281831207" calcext:value-type="percentage">
            <text:p>4,16%</text:p>
          </table:table-cell>
          <table:table-cell table:formula="of:=STDEV([.J80:.J89])" office:value-type="percentage" office:value="0.0329359732410223" calcext:value-type="percentage">
            <text:p>3,29%</text:p>
          </table:table-cell>
          <table:table-cell table:formula="of:=STDEV([.K80:.K89])" office:value-type="percentage" office:value="0.033492347384639" calcext:value-type="percentage">
            <text:p>3,3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1031" calcext:value-type="percentage">
            <text:p>10,31%</text:p>
          </table:table-cell>
          <table:table-cell/>
          <table:table-cell office:value-type="string" calcext:value-type="string">
            <text:p>Saheart_1</text:p>
          </table:table-cell>
          <table:table-cell table:style-name="ce15" office:value-type="percentage" office:value="0.3094" calcext:value-type="percentage">
            <text:p>30,94%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2558" calcext:value-type="percentage">
            <text:p>25,58%</text:p>
          </table:table-cell>
          <table:table-cell office:value-type="percentage" office:value="0.2761" calcext:value-type="percentage">
            <text:p>27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093" calcext:value-type="percentage">
            <text:p>10,93%</text:p>
          </table:table-cell>
          <table:table-cell/>
          <table:table-cell office:value-type="string" calcext:value-type="string">
            <text:p>Saheart_2</text:p>
          </table:table-cell>
          <table:table-cell table:style-name="ce15" office:value-type="percentage" office:value="0.3246" calcext:value-type="percentage">
            <text:p>32,46%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203" calcext:value-type="percentage">
            <text:p>32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228" calcext:value-type="percentage">
            <text:p>2,28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01" calcext:value-type="percentage">
            <text:p>4,01%</text:p>
          </table:table-cell>
          <table:table-cell/>
          <table:table-cell office:value-type="string" calcext:value-type="string">
            <text:p>Saheart_3</text:p>
          </table:table-cell>
          <table:table-cell table:style-name="ce15" office:value-type="percentage" office:value="0.4406" calcext:value-type="percentage">
            <text:p>44,06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4094" calcext:value-type="percentage">
            <text:p>40,94%</text:p>
          </table:table-cell>
          <table:table-cell office:value-type="percentage" office:value="0.4406" calcext:value-type="percentage">
            <text:p>4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636" calcext:value-type="percentage">
            <text:p>6,36%</text:p>
          </table:table-cell>
          <table:table-cell office:value-type="percentage" office:value="0.0562" calcext:value-type="percentage">
            <text:p>5,62%</text:p>
          </table:table-cell>
          <table:table-cell/>
          <table:table-cell office:value-type="string" calcext:value-type="string">
            <text:p>Saheart_4</text:p>
          </table:table-cell>
          <table:table-cell table:style-name="ce15" office:value-type="percentage" office:value="0.3899" calcext:value-type="percentage">
            <text:p>38,99%</text:p>
          </table:table-cell>
          <table:table-cell office:value-type="percentage" office:value="0.4072" calcext:value-type="percentage">
            <text:p>40,72%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3507" calcext:value-type="percentage">
            <text:p>35,0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53" calcext:value-type="percentage">
            <text:p>7,53%</text:p>
          </table:table-cell>
          <table:table-cell/>
          <table:table-cell office:value-type="string" calcext:value-type="string">
            <text:p>Saheart_5</text:p>
          </table:table-cell>
          <table:table-cell table:style-name="ce15" office:value-type="percentage" office:value="0.3486" calcext:value-type="percentage">
            <text:p>34,86%</text:p>
          </table:table-cell>
          <table:table-cell office:value-type="percentage" office:value="0.3601" calcext:value-type="percentage">
            <text:p>36,01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3181" calcext:value-type="percentage">
            <text:p>31,8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64" calcext:value-type="percentage">
            <text:p>8,64%</text:p>
          </table:table-cell>
          <table:table-cell/>
          <table:table-cell office:value-type="string" calcext:value-type="string">
            <text:p>Saheart_6</text:p>
          </table:table-cell>
          <table:table-cell table:style-name="ce15" office:value-type="percentage" office:value="0.3616" calcext:value-type="percentage">
            <text:p>36,16%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313" calcext:value-type="percentage">
            <text:p>31,30%</text:p>
          </table:table-cell>
          <table:table-cell office:value-type="percentage" office:value="0.3486" calcext:value-type="percentage">
            <text:p>34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table:style-name="ce15" office:value-type="percentage" office:value="0.387" calcext:value-type="percentage">
            <text:p>38,70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536" calcext:value-type="percentage">
            <text:p>35,36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74" calcext:value-type="percentage">
            <text:p>5,74%</text:p>
          </table:table-cell>
          <table:table-cell/>
          <table:table-cell office:value-type="string" calcext:value-type="string">
            <text:p>Saheart_8</text:p>
          </table:table-cell>
          <table:table-cell table:style-name="ce15" office:value-type="percentage" office:value="0.4188" calcext:value-type="percentage">
            <text:p>41,88%</text:p>
          </table:table-cell>
          <table:table-cell office:value-type="percentage" office:value="0.4174" calcext:value-type="percentage">
            <text:p>41,74%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3884" calcext:value-type="percentage">
            <text:p>38,84%</text:p>
          </table:table-cell>
          <table:table-cell table:number-columns-repeated="16369"/>
          <table:table-cell table:style-name="ce15" table:number-columns-repeated="4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395" calcext:value-type="percentage">
            <text:p>3,95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9</text:p>
          </table:table-cell>
          <table:table-cell table:style-name="ce15" office:value-type="percentage" office:value="0.3507" calcext:value-type="percentage">
            <text:p>35,07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308" calcext:value-type="percentage">
            <text:p>30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963" calcext:value-type="percentage">
            <text:p>9,63%</text:p>
          </table:table-cell>
          <table:table-cell office:value-type="percentage" office:value="0.0889" calcext:value-type="percentage">
            <text:p>8,89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717" calcext:value-type="percentage">
            <text:p>37,17%</text:p>
          </table:table-cell>
          <table:table-cell office:value-type="percentage" office:value="0.2906" calcext:value-type="percentage">
            <text:p>29,06%</text:p>
          </table:table-cell>
          <table:table-cell office:value-type="percentage" office:value="0.321" calcext:value-type="percentage">
            <text:p>32,10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93:.B102])" office:value-type="percentage" office:value="0.07309" calcext:value-type="percentage">
            <text:p>7,31%</text:p>
          </table:table-cell>
          <table:table-cell table:style-name="ce21" table:formula="of:=AVERAGE([.C93:.C102])" office:value-type="percentage" office:value="0.05345" calcext:value-type="percentage">
            <text:p>5,35%</text:p>
          </table:table-cell>
          <table:table-cell table:style-name="ce21" table:formula="of:=AVERAGE([.D93:.D102])" office:value-type="percentage" office:value="0.07432" calcext:value-type="percentage">
            <text:p>7,43%</text:p>
          </table:table-cell>
          <table:table-cell table:style-name="ce21" table:formula="of:=AVERAGE([.E93:.E102])" office:value-type="percentage" office:value="0.07464" calcext:value-type="percentage">
            <text:p>7,46%</text:p>
          </table:table-cell>
          <table:table-cell table:style-name="ce21" table:number-columns-repeated="2"/>
          <table:table-cell table:style-name="ce21" table:formula="of:=AVERAGE([.H93:.H102])" office:value-type="percentage" office:value="0.36812" calcext:value-type="percentage">
            <text:p>36,81%</text:p>
          </table:table-cell>
          <table:table-cell table:style-name="ce21" table:formula="of:=AVERAGE([.I93:.I102])" office:value-type="percentage" office:value="0.37737" calcext:value-type="percentage">
            <text:p>37,74%</text:p>
          </table:table-cell>
          <table:table-cell table:style-name="ce21" table:formula="of:=AVERAGE([.J93:.J102])" office:value-type="percentage" office:value="0.31631" calcext:value-type="percentage">
            <text:p>31,63%</text:p>
          </table:table-cell>
          <table:table-cell table:style-name="ce21" table:formula="of:=AVERAGE([.K93:.K102])" office:value-type="percentage" office:value="0.34283" calcext:value-type="percentage">
            <text:p>34,28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93:.B102])" office:value-type="percentage" office:value="0.0230129649449078" calcext:value-type="percentage">
            <text:p>2,30%</text:p>
          </table:table-cell>
          <table:table-cell table:formula="of:=STDEV([.C93:.C102])" office:value-type="percentage" office:value="0.0162005658337397" calcext:value-type="percentage">
            <text:p>1,62%</text:p>
          </table:table-cell>
          <table:table-cell table:formula="of:=STDEV([.D93:.D102])" office:value-type="percentage" office:value="0.0231330355408306" calcext:value-type="percentage">
            <text:p>2,31%</text:p>
          </table:table-cell>
          <table:table-cell table:formula="of:=STDEV([.E93:.E102])" office:value-type="percentage" office:value="0.0224757746127791" calcext:value-type="percentage">
            <text:p>2,25%</text:p>
          </table:table-cell>
          <table:table-cell/>
          <table:table-cell table:style-name="ce11"/>
          <table:table-cell table:style-name="ce11" table:formula="of:=STDEV([.H93:.H102])" office:value-type="percentage" office:value="0.040892808387023" calcext:value-type="percentage">
            <text:p>4,09%</text:p>
          </table:table-cell>
          <table:table-cell table:style-name="ce11" table:formula="of:=STDEV([.I93:.I102])" office:value-type="percentage" office:value="0.0344673130177951" calcext:value-type="percentage">
            <text:p>3,45%</text:p>
          </table:table-cell>
          <table:table-cell table:style-name="ce11" table:formula="of:=STDEV([.J93:.J102])" office:value-type="percentage" office:value="0.045329324577658" calcext:value-type="percentage">
            <text:p>4,53%</text:p>
          </table:table-cell>
          <table:table-cell table:style-name="ce11" table:formula="of:=STDEV([.K93:.K102])" office:value-type="percentage" office:value="0.046163286278167" calcext:value-type="percentage">
            <text:p>4,62%</text:p>
          </table:table-cell>
          <table:table-cell table:style-name="ce11"/>
          <table:table-cell table:number-columns-repeated="16372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175" calcext:value-type="percentage">
            <text:p>17,50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4942" calcext:value-type="percentage">
            <text:p>49,42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5095" calcext:value-type="percentage">
            <text:p>50,95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5128" calcext:value-type="percentage">
            <text:p>51,28%</text:p>
          </table:table-cell>
          <table:table-cell office:value-type="percentage" office:value="0.4862" calcext:value-type="percentage">
            <text:p>48,62%</text:p>
          </table:table-cell>
          <table:table-cell office:value-type="percentage" office:value="0.4345" calcext:value-type="percentage">
            <text:p>43,45%</text:p>
          </table:table-cell>
          <table:table-cell office:value-type="percentage" office:value="0.4373" calcext:value-type="percentage">
            <text:p>43,7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305" calcext:value-type="percentage">
            <text:p>30,50%</text:p>
          </table:table-cell>
          <table:table-cell office:value-type="percentage" office:value="0.32" calcext:value-type="percentage">
            <text:p>32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938" calcext:value-type="percentage">
            <text:p>49,38%</text:p>
          </table:table-cell>
          <table:table-cell office:value-type="percentage" office:value="0.4903" calcext:value-type="percentage">
            <text:p>49,03%</text:p>
          </table:table-cell>
          <table:table-cell office:value-type="percentage" office:value="0.404" calcext:value-type="percentage">
            <text:p>40,40%</text:p>
          </table:table-cell>
          <table:table-cell office:value-type="percentage" office:value="0.438" calcext:value-type="percentage">
            <text:p>43,80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017" calcext:value-type="percentage">
            <text:p>30,17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817" calcext:value-type="percentage">
            <text:p>28,17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5015" calcext:value-type="percentage">
            <text:p>50,15%</text:p>
          </table:table-cell>
          <table:table-cell office:value-type="percentage" office:value="0.4672" calcext:value-type="percentage">
            <text:p>46,72%</text:p>
          </table:table-cell>
          <table:table-cell office:value-type="percentage" office:value="0.4243" calcext:value-type="percentage">
            <text:p>42,43%</text:p>
          </table:table-cell>
          <table:table-cell office:value-type="percentage" office:value="0.4483" calcext:value-type="percentage">
            <text:p>44,8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717" calcext:value-type="percentage">
            <text:p>27,17%</text:p>
          </table:table-cell>
          <table:table-cell office:value-type="percentage" office:value="0.1917" calcext:value-type="percentage">
            <text:p>19,17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5072" calcext:value-type="percentage">
            <text:p>50,72%</text:p>
          </table:table-cell>
          <table:table-cell office:value-type="percentage" office:value="0.4775" calcext:value-type="percentage">
            <text:p>47,75%</text:p>
          </table:table-cell>
          <table:table-cell office:value-type="percentage" office:value="0.4248" calcext:value-type="percentage">
            <text:p>42,48%</text:p>
          </table:table-cell>
          <table:table-cell office:value-type="percentage" office:value="0.4577" calcext:value-type="percentage">
            <text:p>45,77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943" calcext:value-type="percentage">
            <text:p>49,43%</text:p>
          </table:table-cell>
          <table:table-cell office:value-type="percentage" office:value="0.4837" calcext:value-type="percentage">
            <text:p>48,37%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4562" calcext:value-type="percentage">
            <text:p>45,62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195" calcext:value-type="percentage">
            <text:p>19,5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992" calcext:value-type="percentage">
            <text:p>49,92%</text:p>
          </table:table-cell>
          <table:table-cell office:value-type="percentage" office:value="0.4663" calcext:value-type="percentage">
            <text:p>46,63%</text:p>
          </table:table-cell>
          <table:table-cell office:value-type="percentage" office:value="0.418" calcext:value-type="percentage">
            <text:p>41,80%</text:p>
          </table:table-cell>
          <table:table-cell office:value-type="percentage" office:value="0.4388" calcext:value-type="percentage">
            <text:p>43,88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1383" calcext:value-type="percentage">
            <text:p>13,83%</text:p>
          </table:table-cell>
          <table:table-cell/>
          <table:table-cell office:value-type="percentage" office:value="0.1667" calcext:value-type="percentage">
            <text:p>16,67%</text:p>
          </table:table-cell>
          <table:table-cell/>
          <table:table-cell office:value-type="string" calcext:value-type="string">
            <text:p>Spiral_8</text:p>
          </table:table-cell>
          <table:table-cell/>
          <table:table-cell office:value-type="percentage" office:value="0.4617" calcext:value-type="percentage">
            <text:p>46,17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418" calcext:value-type="percentage">
            <text:p>41,80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2617" calcext:value-type="percentage">
            <text:p>26,17%</text:p>
          </table:table-cell>
          <table:table-cell/>
          <table:table-cell office:value-type="percentage" office:value="0.3017" calcext:value-type="percentage">
            <text:p>30,17%</text:p>
          </table:table-cell>
          <table:table-cell/>
          <table:table-cell office:value-type="string" calcext:value-type="string">
            <text:p>Spiral_9</text:p>
          </table:table-cell>
          <table:table-cell/>
          <table:table-cell office:value-type="percentage" office:value="0.4608" calcext:value-type="percentage">
            <text:p>46,08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431" calcext:value-type="percentage">
            <text:p>43,10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percentage" office:value="0.2133" calcext:value-type="percentage">
            <text:p>21,33%</text:p>
          </table:table-cell>
          <table:table-cell/>
          <table:table-cell office:value-type="string" calcext:value-type="string">
            <text:p>Spiral_10</text:p>
          </table:table-cell>
          <table:table-cell/>
          <table:table-cell office:value-type="percentage" office:value="0.4672" calcext:value-type="percentage">
            <text:p>46,72%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4282" calcext:value-type="percentage">
            <text:p>42,82%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19"/>
          <table:table-cell table:style-name="ce19" table:formula="of:=AVERAGE([.B106:.B115])" office:value-type="percentage" office:value="0.289" calcext:value-type="percentage">
            <text:p>28,90%</text:p>
          </table:table-cell>
          <table:table-cell table:style-name="ce19" table:formula="of:=AVERAGE([.C106:.C115])" office:value-type="percentage" office:value="0.21251" calcext:value-type="percentage">
            <text:p>21,25%</text:p>
          </table:table-cell>
          <table:table-cell table:style-name="ce19" table:formula="of:=AVERAGE([.D106:.D115])" office:value-type="percentage" office:value="0.260942857142857" calcext:value-type="percentage">
            <text:p>26,09%</text:p>
          </table:table-cell>
          <table:table-cell table:style-name="ce19" table:formula="of:=AVERAGE([.E106:.E115])" office:value-type="percentage" office:value="0.24151" calcext:value-type="percentage">
            <text:p>24,15%</text:p>
          </table:table-cell>
          <table:table-cell table:style-name="ce19" table:number-columns-repeated="2"/>
          <table:table-cell table:style-name="ce19" table:formula="of:=AVERAGE([.H106:.H115])" office:value-type="percentage" office:value="0.500428571428571" calcext:value-type="percentage">
            <text:p>50,04%</text:p>
          </table:table-cell>
          <table:table-cell table:style-name="ce19" table:formula="of:=AVERAGE([.I106:.I115])" office:value-type="percentage" office:value="0.47689" calcext:value-type="percentage">
            <text:p>47,69%</text:p>
          </table:table-cell>
          <table:table-cell table:style-name="ce19" table:formula="of:=AVERAGE([.J106:.J115])" office:value-type="percentage" office:value="0.42644" calcext:value-type="percentage">
            <text:p>42,64%</text:p>
          </table:table-cell>
          <table:table-cell table:style-name="ce19" table:formula="of:=AVERAGE([.K106:.K115])" office:value-type="percentage" office:value="0.4463" calcext:value-type="percentage">
            <text:p>44,63%</text:p>
          </table:table-cell>
          <table:table-cell table:style-name="ce25"/>
          <table:table-cell table:style-name="ce19" table:number-columns-repeated="16368"/>
          <table:table-cell table:number-columns-repeated="4"/>
        </table:table-row>
        <table:table-row table:style-name="ro1">
          <table:table-cell/>
          <table:table-cell table:formula="of:=STDEV([.B106:.B115])" office:value-type="percentage" office:value="0.0420213173414531" calcext:value-type="percentage">
            <text:p>4,20%</text:p>
          </table:table-cell>
          <table:table-cell table:formula="of:=STDEV([.C106:.C115])" office:value-type="percentage" office:value="0.0411393418085954" calcext:value-type="percentage">
            <text:p>4,11%</text:p>
          </table:table-cell>
          <table:table-cell table:formula="of:=STDEV([.D106:.D115])" office:value-type="percentage" office:value="0.0308770063932617" calcext:value-type="percentage">
            <text:p>3,09%</text:p>
          </table:table-cell>
          <table:table-cell table:formula="of:=STDEV([.E106:.E115])" office:value-type="percentage" office:value="0.0491420039839195" calcext:value-type="percentage">
            <text:p>4,91%</text:p>
          </table:table-cell>
          <table:table-cell table:number-columns-repeated="2"/>
          <table:table-cell table:formula="of:=STDEV([.H106:.H115])" office:value-type="percentage" office:value="0.00732409591365248" calcext:value-type="percentage">
            <text:p>0,73%</text:p>
          </table:table-cell>
          <table:table-cell table:formula="of:=STDEV([.I106:.I115])" office:value-type="percentage" office:value="0.0151681281347143" calcext:value-type="percentage">
            <text:p>1,52%</text:p>
          </table:table-cell>
          <table:table-cell table:formula="of:=STDEV([.J106:.J115])" office:value-type="percentage" office:value="0.0228075620987621" calcext:value-type="percentage">
            <text:p>2,28%</text:p>
          </table:table-cell>
          <table:table-cell table:formula="of:=STDEV([.K106:.K115])" office:value-type="percentage" office:value="0.0253748344274839" calcext:value-type="percentage">
            <text:p>2,5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356" calcext:value-type="percentage">
            <text:p>63,56%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5667" calcext:value-type="percentage">
            <text:p>56,67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827" calcext:value-type="percentage">
            <text:p>8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489" calcext:value-type="percentage">
            <text:p>54,89%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3711" calcext:value-type="percentage">
            <text:p>37,11%</text:p>
          </table:table-cell>
          <table:table-cell office:value-type="percentage" office:value="0.4244" calcext:value-type="percentage">
            <text:p>42,44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0256" calcext:value-type="percentage">
            <text:p>2,56%</text:p>
          </table:table-cell>
          <table:table-cell office:value-type="percentage" office:value="0.0494" calcext:value-type="percentage">
            <text:p>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711" calcext:value-type="percentage">
            <text:p>47,11%</text:p>
          </table:table-cell>
          <table:table-cell office:value-type="percentage" office:value="0.52" calcext:value-type="percentage">
            <text:p>52,00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1256" calcext:value-type="percentage">
            <text:p>12,56%</text:p>
          </table:table-cell>
          <table:table-cell office:value-type="percentage" office:value="0.1196" calcext:value-type="percentage">
            <text:p>11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178" calcext:value-type="percentage">
            <text:p>61,78%</text:p>
          </table:table-cell>
          <table:table-cell office:value-type="percentage" office:value="0.5978" calcext:value-type="percentage">
            <text:p>59,78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3933" calcext:value-type="percentage">
            <text:p>39,33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47" calcext:value-type="percentage">
            <text:p>4,7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7067" calcext:value-type="percentage">
            <text:p>70,67%</text:p>
          </table:table-cell>
          <table:table-cell office:value-type="percentage" office:value="0.6778" calcext:value-type="percentage">
            <text:p>67,78%</text:p>
          </table:table-cell>
          <table:table-cell office:value-type="percentage" office:value="0.5222" calcext:value-type="percentage">
            <text:p>52,22%</text:p>
          </table:table-cell>
          <table:table-cell office:value-type="percentage" office:value="0.5489" calcext:value-type="percentage">
            <text:p>54,89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3905" calcext:value-type="percentage">
            <text:p>39,05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0351" calcext:value-type="percentage">
            <text:p>3,51%</text:p>
          </table:table-cell>
          <table:table-cell office:value-type="percentage" office:value="0.0631" calcext:value-type="percentage">
            <text:p>6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889" calcext:value-type="percentage">
            <text:p>68,89%</text:p>
          </table:table-cell>
          <table:table-cell office:value-type="percentage" office:value="0.5622" calcext:value-type="percentage">
            <text:p>56,22%</text:p>
          </table:table-cell>
          <table:table-cell office:value-type="percentage" office:value="0.5889" calcext:value-type="percentage">
            <text:p>58,8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3357" calcext:value-type="percentage">
            <text:p>33,57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0345" calcext:value-type="percentage">
            <text:p>3,45%</text:p>
          </table:table-cell>
          <table:table-cell office:value-type="percentage" office:value="0.0429" calcext:value-type="percentage">
            <text:p>4,2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089" calcext:value-type="percentage">
            <text:p>70,89%</text:p>
          </table:table-cell>
          <table:table-cell office:value-type="percentage" office:value="0.6689" calcext:value-type="percentage">
            <text:p>66,89%</text:p>
          </table:table-cell>
          <table:table-cell office:value-type="percentage" office:value="0.4756" calcext:value-type="percentage">
            <text:p>47,56%</text:p>
          </table:table-cell>
          <table:table-cell office:value-type="percentage" office:value="0.5111" calcext:value-type="percentage">
            <text:p>51,11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3613" calcext:value-type="percentage">
            <text:p>36,13%</text:p>
          </table:table-cell>
          <table:table-cell office:value-type="percentage" office:value="0.3679" calcext:value-type="percentage">
            <text:p>36,79%</text:p>
          </table:table-cell>
          <table:table-cell office:value-type="percentage" office:value="0.1042" calcext:value-type="percentage">
            <text:p>10,42%</text:p>
          </table:table-cell>
          <table:table-cell office:value-type="percentage" office:value="0.0976" calcext:value-type="percentage">
            <text:p>9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311" calcext:value-type="percentage">
            <text:p>33,11%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3644" calcext:value-type="percentage">
            <text:p>36,44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3607" calcext:value-type="percentage">
            <text:p>36,07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839" calcext:value-type="percentage">
            <text:p>8,3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511" calcext:value-type="percentage">
            <text:p>65,11%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5244" calcext:value-type="percentage">
            <text:p>52,44%</text:p>
          </table:table-cell>
          <table:table-cell office:value-type="percentage" office:value="0.5711" calcext:value-type="percentage">
            <text:p>57,11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3798" calcext:value-type="percentage">
            <text:p>37,98%</text:p>
          </table:table-cell>
          <table:table-cell office:value-type="percentage" office:value="0.3339" calcext:value-type="percentage">
            <text:p>33,39%</text:p>
          </table:table-cell>
          <table:table-cell office:value-type="percentage" office:value="0.0458" calcext:value-type="percentage">
            <text:p>4,58%</text:p>
          </table:table-cell>
          <table:table-cell office:value-type="percentage" office:value="0.0655" calcext:value-type="percentage">
            <text:p>6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3178" calcext:value-type="percentage">
            <text:p>31,78%</text:p>
          </table:table-cell>
          <table:table-cell office:value-type="percentage" office:value="0.3156" calcext:value-type="percentage">
            <text:p>31,56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3524" calcext:value-type="percentage">
            <text:p>35,24%</text:p>
          </table:table-cell>
          <table:table-cell office:value-type="percentage" office:value="0.3054" calcext:value-type="percentage">
            <text:p>30,54%</text:p>
          </table:table-cell>
          <table:table-cell office:value-type="percentage" office:value="0.0488" calcext:value-type="percentage">
            <text:p>4,88%</text:p>
          </table:table-cell>
          <table:table-cell office:value-type="percentage" office:value="0.0518" calcext:value-type="percentage">
            <text:p>5,1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19:.B128])" office:value-type="percentage" office:value="0.58134" calcext:value-type="percentage">
            <text:p>58,13%</text:p>
          </table:table-cell>
          <table:table-cell table:style-name="ce19" table:formula="of:=AVERAGE([.C119:.C128])" office:value-type="percentage" office:value="0.57134" calcext:value-type="percentage">
            <text:p>57,13%</text:p>
          </table:table-cell>
          <table:table-cell table:style-name="ce19" table:formula="of:=AVERAGE([.D119:.D128])" office:value-type="percentage" office:value="0.47066" calcext:value-type="percentage">
            <text:p>47,07%</text:p>
          </table:table-cell>
          <table:table-cell table:style-name="ce19" table:formula="of:=AVERAGE([.E119:.E128])" office:value-type="percentage" office:value="0.48044" calcext:value-type="percentage">
            <text:p>48,04%</text:p>
          </table:table-cell>
          <table:table-cell table:style-name="ce19" table:number-columns-repeated="2"/>
          <table:table-cell table:style-name="ce19" table:formula="of:=AVERAGE([.H119:.H128])" office:value-type="percentage" office:value="0.3647" calcext:value-type="percentage">
            <text:p>36,47%</text:p>
          </table:table-cell>
          <table:table-cell table:style-name="ce19" table:formula="of:=AVERAGE([.I119:.I128])" office:value-type="percentage" office:value="0.3309" calcext:value-type="percentage">
            <text:p>33,09%</text:p>
          </table:table-cell>
          <table:table-cell table:style-name="ce19" table:formula="of:=AVERAGE([.J119:.J128])" office:value-type="percentage" office:value="0.06041" calcext:value-type="percentage">
            <text:p>6,04%</text:p>
          </table:table-cell>
          <table:table-cell table:style-name="ce19" table:formula="of:=AVERAGE([.K119:.K128])" office:value-type="percentage" office:value="0.07035" calcext:value-type="percentage">
            <text:p>7,03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19:.B128])" office:value-type="percentage" office:value="0.155831035277173" calcext:value-type="percentage">
            <text:p>15,58%</text:p>
          </table:table-cell>
          <table:table-cell table:formula="of:=STDEV([.C119:.C128])" office:value-type="percentage" office:value="0.144998377002411" calcext:value-type="percentage">
            <text:p>14,50%</text:p>
          </table:table-cell>
          <table:table-cell table:formula="of:=STDEV([.D119:.D128])" office:value-type="percentage" office:value="0.0870828877181581" calcext:value-type="percentage">
            <text:p>8,71%</text:p>
          </table:table-cell>
          <table:table-cell table:formula="of:=STDEV([.E119:.E128])" office:value-type="percentage" office:value="0.0977449993037439" calcext:value-type="percentage">
            <text:p>9,77%</text:p>
          </table:table-cell>
          <table:table-cell table:number-columns-repeated="2"/>
          <table:table-cell table:formula="of:=STDEV([.H119:.H128])" office:value-type="percentage" office:value="0.0179529013439797" calcext:value-type="percentage">
            <text:p>1,80%</text:p>
          </table:table-cell>
          <table:table-cell table:formula="of:=STDEV([.I119:.I128])" office:value-type="percentage" office:value="0.0179462159428295" calcext:value-type="percentage">
            <text:p>1,79%</text:p>
          </table:table-cell>
          <table:table-cell table:formula="of:=STDEV([.J119:.J128])" office:value-type="percentage" office:value="0.0322720880431785" calcext:value-type="percentage">
            <text:p>3,23%</text:p>
          </table:table-cell>
          <table:table-cell table:formula="of:=STDEV([.K119:.K128])" office:value-type="percentage" office:value="0.0250822314265165" calcext:value-type="percentage">
            <text:p>2,5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7587" calcext:value-type="percentage">
            <text:p>75,87%</text:p>
          </table:table-cell>
          <table:table-cell office:value-type="percentage" office:value="0.7412" calcext:value-type="percentage">
            <text:p>74,12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298" calcext:value-type="percentage">
            <text:p>29,80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5378" calcext:value-type="percentage">
            <text:p>53,78%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1044" calcext:value-type="percentage">
            <text:p>10,44%</text:p>
          </table:table-cell>
          <table:table-cell office:value-type="percentage" office:value="0.1378" calcext:value-type="percentage">
            <text:p>13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5784" calcext:value-type="percentage">
            <text:p>57,84%</text:p>
          </table:table-cell>
          <table:table-cell office:value-type="percentage" office:value="0.5804" calcext:value-type="percentage">
            <text:p>58,04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1863" calcext:value-type="percentage">
            <text:p>18,63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5567" calcext:value-type="percentage">
            <text:p>55,67%</text:p>
          </table:table-cell>
          <table:table-cell office:value-type="percentage" office:value="0.4211" calcext:value-type="percentage">
            <text:p>42,11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1256" calcext:value-type="percentage">
            <text:p>12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4902" calcext:value-type="percentage">
            <text:p>49,02%</text:p>
          </table:table-cell>
          <table:table-cell office:value-type="percentage" office:value="0.2549" calcext:value-type="percentage">
            <text:p>25,49%</text:p>
          </table:table-cell>
          <table:table-cell office:value-type="percentage" office:value="0.3098" calcext:value-type="percentage">
            <text:p>30,98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5133" calcext:value-type="percentage">
            <text:p>51,33%</text:p>
          </table:table-cell>
          <table:table-cell office:value-type="percentage" office:value="0.4789" calcext:value-type="percentage">
            <text:p>47,89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956" calcext:value-type="percentage">
            <text:p>1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5275" calcext:value-type="percentage">
            <text:p>52,75%</text:p>
          </table:table-cell>
          <table:table-cell office:value-type="percentage" office:value="0.5294" calcext:value-type="percentage">
            <text:p>52,94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1922" calcext:value-type="percentage">
            <text:p>19,22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5478" calcext:value-type="percentage">
            <text:p>54,78%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856" calcext:value-type="percentage">
            <text:p>8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6863" calcext:value-type="percentage">
            <text:p>68,63%</text:p>
          </table:table-cell>
          <table:table-cell office:value-type="percentage" office:value="0.6745" calcext:value-type="percentage">
            <text:p>67,45%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2588" calcext:value-type="percentage">
            <text:p>25,88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5722" calcext:value-type="percentage">
            <text:p>57,22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822" calcext:value-type="percentage">
            <text:p>8,2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2686" calcext:value-type="percentage">
            <text:p>26,86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7" calcext:value-type="percentage">
            <text:p>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5157" calcext:value-type="percentage">
            <text:p>51,57%</text:p>
          </table:table-cell>
          <table:table-cell office:value-type="percentage" office:value="0.5431" calcext:value-type="percentage">
            <text:p>54,31%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706" calcext:value-type="percentage">
            <text:p>27,06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5389" calcext:value-type="percentage">
            <text:p>53,89%</text:p>
          </table:table-cell>
          <table:table-cell office:value-type="percentage" office:value="0.4022" calcext:value-type="percentage">
            <text:p>40,22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956" calcext:value-type="percentage">
            <text:p>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6176" calcext:value-type="percentage">
            <text:p>61,76%</text:p>
          </table:table-cell>
          <table:table-cell office:value-type="percentage" office:value="0.6" calcext:value-type="percentage">
            <text:p>60,00%</text:p>
          </table:table-cell>
          <table:table-cell table:number-columns-repeated="2" office:value-type="percentage" office:value="0.198" calcext:value-type="percentage">
            <text:p>19,8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3922" calcext:value-type="percentage">
            <text:p>39,22%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17" calcext:value-type="percentage">
            <text:p>1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6294" calcext:value-type="percentage">
            <text:p>62,94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2569" calcext:value-type="percentage">
            <text:p>25,69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0456" calcext:value-type="percentage">
            <text:p>4,56%</text:p>
          </table:table-cell>
          <table:table-cell office:value-type="percentage" office:value="0.1189" calcext:value-type="percentage">
            <text:p>11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5765" calcext:value-type="percentage">
            <text:p>57,65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1941" calcext:value-type="percentage">
            <text:p>19,41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3767" calcext:value-type="percentage">
            <text:p>37,67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32:.B141])" office:value-type="percentage" office:value="0.58214" calcext:value-type="percentage">
            <text:p>58,21%</text:p>
          </table:table-cell>
          <table:table-cell table:style-name="ce19" table:formula="of:=AVERAGE([.C132:.C141])" office:value-type="percentage" office:value="0.58471" calcext:value-type="percentage">
            <text:p>58,47%</text:p>
          </table:table-cell>
          <table:table-cell table:style-name="ce19" table:formula="of:=AVERAGE([.D132:.D141])" office:value-type="percentage" office:value="0.26881" calcext:value-type="percentage">
            <text:p>26,88%</text:p>
          </table:table-cell>
          <table:table-cell table:style-name="ce19" table:formula="of:=AVERAGE([.E132:.E141])" office:value-type="percentage" office:value="0.24333" calcext:value-type="percentage">
            <text:p>24,33%</text:p>
          </table:table-cell>
          <table:table-cell table:style-name="ce19" table:number-columns-repeated="2"/>
          <table:table-cell table:style-name="ce19" table:formula="of:=AVERAGE([.H132:.H141])" office:value-type="percentage" office:value="0.54167" calcext:value-type="percentage">
            <text:p>54,17%</text:p>
          </table:table-cell>
          <table:table-cell table:style-name="ce19" table:formula="of:=AVERAGE([.I132:.I141])" office:value-type="percentage" office:value="0.41533" calcext:value-type="percentage">
            <text:p>41,53%</text:p>
          </table:table-cell>
          <table:table-cell table:style-name="ce19" table:formula="of:=AVERAGE([.J132:.J141])" office:value-type="percentage" office:value="0.06934" calcext:value-type="percentage">
            <text:p>6,93%</text:p>
          </table:table-cell>
          <table:table-cell table:style-name="ce19" table:formula="of:=AVERAGE([.K132:.K141])" office:value-type="percentage" office:value="0.11813" calcext:value-type="percentage">
            <text:p>11,81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32:.B141])" office:value-type="percentage" office:value="0.0943701600672115" calcext:value-type="percentage">
            <text:p>9,44%</text:p>
          </table:table-cell>
          <table:table-cell table:formula="of:=STDEV([.C132:.C141])" office:value-type="percentage" office:value="0.0810064393873859" calcext:value-type="percentage">
            <text:p>8,10%</text:p>
          </table:table-cell>
          <table:table-cell table:formula="of:=STDEV([.D132:.D141])" office:value-type="percentage" office:value="0.044560831081418" calcext:value-type="percentage">
            <text:p>4,46%</text:p>
          </table:table-cell>
          <table:table-cell table:formula="of:=STDEV([.E132:.E141])" office:value-type="percentage" office:value="0.0466164741981487" calcext:value-type="percentage">
            <text:p>4,66%</text:p>
          </table:table-cell>
          <table:table-cell table:number-columns-repeated="2"/>
          <table:table-cell table:formula="of:=STDEV([.H132:.H141])" office:value-type="percentage" office:value="0.016176392263625" calcext:value-type="percentage">
            <text:p>1,62%</text:p>
          </table:table-cell>
          <table:table-cell table:formula="of:=STDEV([.I132:.I141])" office:value-type="percentage" office:value="0.040825157004529" calcext:value-type="percentage">
            <text:p>4,08%</text:p>
          </table:table-cell>
          <table:table-cell table:formula="of:=STDEV([.J132:.J141])" office:value-type="percentage" office:value="0.030565674284145" calcext:value-type="percentage">
            <text:p>3,06%</text:p>
          </table:table-cell>
          <table:table-cell table:formula="of:=STDEV([.K132:.K141])" office:value-type="percentage" office:value="0.0403283206251444" calcext:value-type="percentage">
            <text:p>4,03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367" calcext:value-type="percentage">
            <text:p>3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167" calcext:value-type="percentage">
            <text:p>31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5853" calcext:value-type="percentage">
            <text:p>58,53%</text:p>
          </table:table-cell>
          <table:table-cell office:value-type="percentage" office:value="0.432" calcext:value-type="percentage">
            <text:p>43,20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8" calcext:value-type="percentage">
            <text:p>8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5927" calcext:value-type="percentage">
            <text:p>59,27%</text:p>
          </table:table-cell>
          <table:table-cell office:value-type="percentage" office:value="0.4853" calcext:value-type="percentage">
            <text:p>48,5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606" calcext:value-type="percentage">
            <text:p>60,60%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787" calcext:value-type="percentage">
            <text:p>7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633" calcext:value-type="percentage">
            <text:p>16,33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5913" calcext:value-type="percentage">
            <text:p>59,13%</text:p>
          </table:table-cell>
          <table:table-cell office:value-type="percentage" office:value="0.4567" calcext:value-type="percentage">
            <text:p>45,67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6" calcext:value-type="percentage">
            <text:p>7,6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5773" calcext:value-type="percentage">
            <text:p>57,73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48" calcext:value-type="percentage">
            <text:p>4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33" calcext:value-type="percentage">
            <text:p>5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6113" calcext:value-type="percentage">
            <text:p>61,13%</text:p>
          </table:table-cell>
          <table:table-cell office:value-type="percentage" office:value="0.4773" calcext:value-type="percentage">
            <text:p>47,73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62" calcext:value-type="percentage">
            <text:p>6,2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6107" calcext:value-type="percentage">
            <text:p>61,07%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853" calcext:value-type="percentage">
            <text:p>8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67" calcext:value-type="percentage">
            <text:p>0,67%</text:p>
          </table:table-cell>
          <table:table-cell/>
          <table:table-cell office:value-type="string" calcext:value-type="string">
            <text:p>ZO_NF_S_10</text:p>
          </table:table-cell>
          <table:table-cell/>
          <table:table-cell office:value-type="percentage" office:value="0.4033" calcext:value-type="percentage">
            <text:p>40,33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104" calcext:value-type="percentage">
            <text:p>10,4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45:.B154])" office:value-type="percentage" office:value="0.18268" calcext:value-type="percentage">
            <text:p>18,27%</text:p>
          </table:table-cell>
          <table:table-cell table:style-name="ce19" table:formula="of:=AVERAGE([.C145:.C154])" office:value-type="percentage" office:value="0.10432" calcext:value-type="percentage">
            <text:p>10,43%</text:p>
          </table:table-cell>
          <table:table-cell table:style-name="ce19" table:formula="of:=AVERAGE([.D145:.D154])" office:value-type="percentage" office:value="0.09434" calcext:value-type="percentage">
            <text:p>9,43%</text:p>
          </table:table-cell>
          <table:table-cell table:style-name="ce19" table:formula="of:=AVERAGE([.E145:.E154])" office:value-type="percentage" office:value="0.07834" calcext:value-type="percentage">
            <text:p>7,83%</text:p>
          </table:table-cell>
          <table:table-cell table:style-name="ce19" table:number-columns-repeated="2"/>
          <table:table-cell table:style-name="ce19" table:formula="of:=AVERAGE([.H145:.H154])" office:value-type="percentage" office:value="0.594955555555556" calcext:value-type="percentage">
            <text:p>59,50%</text:p>
          </table:table-cell>
          <table:table-cell table:style-name="ce19" table:formula="of:=AVERAGE([.I145:.I154])" office:value-type="percentage" office:value="0.45746" calcext:value-type="percentage">
            <text:p>45,75%</text:p>
          </table:table-cell>
          <table:table-cell table:style-name="ce19" table:formula="of:=AVERAGE([.J145:.J154])" office:value-type="percentage" office:value="0.05206" calcext:value-type="percentage">
            <text:p>5,21%</text:p>
          </table:table-cell>
          <table:table-cell table:style-name="ce19" table:formula="of:=AVERAGE([.K145:.K154])" office:value-type="percentage" office:value="0.06967" calcext:value-type="percentage">
            <text:p>6,97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table:formula="of:=COM.MICROSOFT.STDEV.S([.B145:.B154])" office:value-type="percentage" office:value="0.106970035264295" calcext:value-type="percentage">
            <text:p>10,70%</text:p>
          </table:table-cell>
          <table:table-cell table:style-name="ce19" table:formula="of:=COM.MICROSOFT.STDEV.S([.C145:.C154])" office:value-type="percentage" office:value="0.090696242725068" calcext:value-type="percentage">
            <text:p>9,07%</text:p>
          </table:table-cell>
          <table:table-cell table:style-name="ce19" table:formula="of:=COM.MICROSOFT.STDEV.S([.D145:.D154])" office:value-type="percentage" office:value="0.0898710211605746" calcext:value-type="percentage">
            <text:p>8,99%</text:p>
          </table:table-cell>
          <table:table-cell table:style-name="ce19" table:formula="of:=COM.MICROSOFT.STDEV.S([.E145:.E154])" office:value-type="percentage" office:value="0.0957274975008633" calcext:value-type="percentage">
            <text:p>9,57%</text:p>
          </table:table-cell>
          <table:table-cell table:style-name="ce19" table:number-columns-repeated="2"/>
          <table:table-cell table:style-name="ce19" table:formula="of:=STDEV([.H145:.H154])" office:value-type="percentage" office:value="0.0117766836493887" calcext:value-type="percentage">
            <text:p>1,18%</text:p>
          </table:table-cell>
          <table:table-cell table:style-name="ce19" table:formula="of:=STDEV([.I145:.I154])" office:value-type="percentage" office:value="0.028078865124265" calcext:value-type="percentage">
            <text:p>2,81%</text:p>
          </table:table-cell>
          <table:table-cell table:style-name="ce19" table:formula="of:=STDEV([.J145:.J154])" office:value-type="percentage" office:value="0.0217922106369327" calcext:value-type="percentage">
            <text:p>2,18%</text:p>
          </table:table-cell>
          <table:table-cell table:style-name="ce19" table:formula="of:=STDEV([.K145:.K154])" office:value-type="percentage" office:value="0.0193877424048174" calcext:value-type="percentage">
            <text:p>1,94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412" calcext:value-type="percentage">
            <text:p>41,2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352" calcext:value-type="percentage">
            <text:p>33,52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8207" calcext:value-type="percentage">
            <text:p>82,07%</text:p>
          </table:table-cell>
          <table:table-cell office:value-type="percentage" office:value="0.7759" calcext:value-type="percentage">
            <text:p>77,59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5874" calcext:value-type="percentage">
            <text:p>58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4343" calcext:value-type="percentage">
            <text:p>43,43%</text:p>
          </table:table-cell>
          <table:table-cell office:value-type="percentage" office:value="0.3713" calcext:value-type="percentage">
            <text:p>37,13%</text:p>
          </table:table-cell>
          <table:table-cell office:value-type="percentage" office:value="0.3685" calcext:value-type="percentage">
            <text:p>36,85%</text:p>
          </table:table-cell>
          <table:table-cell office:value-type="percentage" office:value="0.3611" calcext:value-type="percentage">
            <text:p>36,11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8138" calcext:value-type="percentage">
            <text:p>81,38%</text:p>
          </table:table-cell>
          <table:table-cell office:value-type="percentage" office:value="0.7966" calcext:value-type="percentage">
            <text:p>79,66%</text:p>
          </table:table-cell>
          <table:table-cell office:value-type="percentage" office:value="0.3793" calcext:value-type="percentage">
            <text:p>37,93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241" calcext:value-type="percentage">
            <text:p>52,41%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991" calcext:value-type="percentage">
            <text:p>49,91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7736" calcext:value-type="percentage">
            <text:p>77,36%</text:p>
          </table:table-cell>
          <table:table-cell office:value-type="percentage" office:value="0.7805" calcext:value-type="percentage">
            <text:p>78,05%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4574" calcext:value-type="percentage">
            <text:p>45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213" calcext:value-type="percentage">
            <text:p>32,13%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3111" calcext:value-type="percentage">
            <text:p>31,11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846" calcext:value-type="percentage">
            <text:p>84,60%</text:p>
          </table:table-cell>
          <table:table-cell office:value-type="percentage" office:value="0.7264" calcext:value-type="percentage">
            <text:p>72,64%</text:p>
          </table:table-cell>
          <table:table-cell office:value-type="percentage" office:value="0.4379" calcext:value-type="percentage">
            <text:p>43,79%</text:p>
          </table:table-cell>
          <table:table-cell office:value-type="percentage" office:value="0.4172" calcext:value-type="percentage">
            <text:p>41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565" calcext:value-type="percentage">
            <text:p>45,65%</text:p>
          </table:table-cell>
          <table:table-cell office:value-type="percentage" office:value="0.425" calcext:value-type="percentage">
            <text:p>42,50%</text:p>
          </table:table-cell>
          <table:table-cell office:value-type="percentage" office:value="0.4352" calcext:value-type="percentage">
            <text:p>43,52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7241" calcext:value-type="percentage">
            <text:p>72,41%</text:p>
          </table:table-cell>
          <table:table-cell office:value-type="percentage" office:value="0.7046" calcext:value-type="percentage">
            <text:p>70,46%</text:p>
          </table:table-cell>
          <table:table-cell office:value-type="percentage" office:value="0.4724" calcext:value-type="percentage">
            <text:p>47,24%</text:p>
          </table:table-cell>
          <table:table-cell office:value-type="percentage" office:value="0.4954" calcext:value-type="percentage">
            <text:p>49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3426" calcext:value-type="percentage">
            <text:p>34,26%</text:p>
          </table:table-cell>
          <table:table-cell office:value-type="percentage" office:value="0.3185" calcext:value-type="percentage">
            <text:p>31,85%</text:p>
          </table:table-cell>
          <table:table-cell office:value-type="percentage" office:value="0.3324" calcext:value-type="percentage">
            <text:p>33,24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8609" calcext:value-type="percentage">
            <text:p>86,09%</text:p>
          </table:table-cell>
          <table:table-cell office:value-type="percentage" office:value="0.8759" calcext:value-type="percentage">
            <text:p>87,59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966" calcext:value-type="percentage">
            <text:p>39,6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2935" calcext:value-type="percentage">
            <text:p>29,35%</text:p>
          </table:table-cell>
          <table:table-cell office:value-type="percentage" office:value="0.3194" calcext:value-type="percentage">
            <text:p>31,94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7954" calcext:value-type="percentage">
            <text:p>79,54%</text:p>
          </table:table-cell>
          <table:table-cell office:value-type="percentage" office:value="0.7264" calcext:value-type="percentage">
            <text:p>72,64%</text:p>
          </table:table-cell>
          <table:table-cell office:value-type="percentage" office:value="0.4287" calcext:value-type="percentage">
            <text:p>42,87%</text:p>
          </table:table-cell>
          <table:table-cell office:value-type="percentage" office:value="0.4644" calcext:value-type="percentage">
            <text:p>46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3398" calcext:value-type="percentage">
            <text:p>33,98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7115" calcext:value-type="percentage">
            <text:p>71,15%</text:p>
          </table:table-cell>
          <table:table-cell office:value-type="percentage" office:value="0.692" calcext:value-type="percentage">
            <text:p>69,20%</text:p>
          </table:table-cell>
          <table:table-cell office:value-type="percentage" office:value="0.6057" calcext:value-type="percentage">
            <text:p>60,57%</text:p>
          </table:table-cell>
          <table:table-cell office:value-type="percentage" office:value="0.6149" calcext:value-type="percentage">
            <text:p>6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3852" calcext:value-type="percentage">
            <text:p>38,52%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62" calcext:value-type="percentage">
            <text:p>26,20%</text:p>
          </table:table-cell>
          <table:table-cell office:value-type="percentage" office:value="0.2685" calcext:value-type="percentage">
            <text:p>26,85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723" calcext:value-type="percentage">
            <text:p>72,30%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5161" calcext:value-type="percentage">
            <text:p>51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3963" calcext:value-type="percentage">
            <text:p>39,6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8023" calcext:value-type="percentage">
            <text:p>80,23%</text:p>
          </table:table-cell>
          <table:table-cell office:value-type="percentage" office:value="0.7713" calcext:value-type="percentage">
            <text:p>77,13%</text:p>
          </table:table-cell>
          <table:table-cell office:value-type="percentage" office:value="0.4701" calcext:value-type="percentage">
            <text:p>47,01%</text:p>
          </table:table-cell>
          <table:table-cell office:value-type="percentage" office:value="0.5057" calcext:value-type="percentage">
            <text:p>50,57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58:.B167])" office:value-type="percentage" office:value="0.43251" calcext:value-type="percentage">
            <text:p>43,25%</text:p>
          </table:table-cell>
          <table:table-cell table:style-name="ce19" table:formula="of:=AVERAGE([.C158:.C167])" office:value-type="percentage" office:value="0.37149" calcext:value-type="percentage">
            <text:p>37,15%</text:p>
          </table:table-cell>
          <table:table-cell table:style-name="ce19" table:formula="of:=AVERAGE([.D158:.D167])" office:value-type="percentage" office:value="0.35453" calcext:value-type="percentage">
            <text:p>35,45%</text:p>
          </table:table-cell>
          <table:table-cell table:style-name="ce19" table:formula="of:=AVERAGE([.E158:.E167])" office:value-type="percentage" office:value="0.35916" calcext:value-type="percentage">
            <text:p>35,92%</text:p>
          </table:table-cell>
          <table:table-cell table:style-name="ce19" table:number-columns-repeated="2"/>
          <table:table-cell table:style-name="ce19" table:formula="of:=AVERAGE([.H158:.H167])" office:value-type="percentage" office:value="0.78713" calcext:value-type="percentage">
            <text:p>78,71%</text:p>
          </table:table-cell>
          <table:table-cell table:style-name="ce19" table:formula="of:=AVERAGE([.I158:.I167])" office:value-type="percentage" office:value="0.7522" calcext:value-type="percentage">
            <text:p>75,22%</text:p>
          </table:table-cell>
          <table:table-cell table:style-name="ce19" table:formula="of:=AVERAGE([.J158:.J167])" office:value-type="percentage" office:value="0.46573" calcext:value-type="percentage">
            <text:p>46,57%</text:p>
          </table:table-cell>
          <table:table-cell table:style-name="ce19" table:formula="of:=AVERAGE([.K158:.K167])" office:value-type="percentage" office:value="0.49379" calcext:value-type="percentage">
            <text:p>49,3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58:.B167])" office:value-type="percentage" office:value="0.0410621872557006" calcext:value-type="percentage">
            <text:p>4,11%</text:p>
          </table:table-cell>
          <table:table-cell table:style-name="ce19" table:formula="of:=STDEV([.C158:.C167])" office:value-type="percentage" office:value="0.0737906565901131" calcext:value-type="percentage">
            <text:p>7,38%</text:p>
          </table:table-cell>
          <table:table-cell table:style-name="ce19" table:formula="of:=STDEV([.D158:.D167])" office:value-type="percentage" office:value="0.0708948054828028" calcext:value-type="percentage">
            <text:p>7,09%</text:p>
          </table:table-cell>
          <table:table-cell table:style-name="ce19" table:formula="of:=STDEV([.E158:.E167])" office:value-type="percentage" office:value="0.0673442268415704" calcext:value-type="percentage">
            <text:p>6,73%</text:p>
          </table:table-cell>
          <table:table-cell table:style-name="ce19" table:number-columns-repeated="2"/>
          <table:table-cell table:style-name="ce19" table:formula="of:=STDEV([.H158:.H167])" office:value-type="percentage" office:value="0.052739233761762" calcext:value-type="percentage">
            <text:p>5,27%</text:p>
          </table:table-cell>
          <table:table-cell table:style-name="ce19" table:formula="of:=STDEV([.I158:.I167])" office:value-type="percentage" office:value="0.0601752625438579" calcext:value-type="percentage">
            <text:p>6,02%</text:p>
          </table:table-cell>
          <table:table-cell table:style-name="ce19" table:formula="of:=STDEV([.J158:.J167])" office:value-type="percentage" office:value="0.0822060155949673" calcext:value-type="percentage">
            <text:p>8,22%</text:p>
          </table:table-cell>
          <table:table-cell table:style-name="ce19" table:formula="of:=STDEV([.K158:.K167])" office:value-type="percentage" office:value="0.068063164291218" calcext:value-type="percentage">
            <text:p>6,8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738" calcext:value-type="percentage">
            <text:p>27,38%</text:p>
          </table:table-cell>
          <table:table-cell office:value-type="percentage" office:value="0.269" calcext:value-type="percentage">
            <text:p>26,90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5435" calcext:value-type="percentage">
            <text:p>54,35%</text:p>
          </table:table-cell>
          <table:table-cell office:value-type="percentage" office:value="0.3156" calcext:value-type="percentage">
            <text:p>31,56%</text:p>
          </table:table-cell>
          <table:table-cell office:value-type="percentage" office:value="0.2634" calcext:value-type="percentage">
            <text:p>26,34%</text:p>
          </table:table-cell>
          <table:table-cell office:value-type="percentage" office:value="0.2591" calcext:value-type="percentage">
            <text:p>25,9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1857" calcext:value-type="percentage">
            <text:p>18,57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5597" calcext:value-type="percentage">
            <text:p>55,97%</text:p>
          </table:table-cell>
          <table:table-cell office:value-type="percentage" office:value="0.3468" calcext:value-type="percentage">
            <text:p>34,68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3054" calcext:value-type="percentage">
            <text:p>30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476" calcext:value-type="percentage">
            <text:p>24,76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5575" calcext:value-type="percentage">
            <text:p>55,75%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2672" calcext:value-type="percentage">
            <text:p>26,72%</text:p>
          </table:table-cell>
          <table:table-cell office:value-type="percentage" office:value="0.2613" calcext:value-type="percentage">
            <text:p>26,1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476" calcext:value-type="percentage">
            <text:p>34,76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357" calcext:value-type="percentage">
            <text:p>23,57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5731" calcext:value-type="percentage">
            <text:p>57,31%</text:p>
          </table:table-cell>
          <table:table-cell office:value-type="percentage" office:value="0.3581" calcext:value-type="percentage">
            <text:p>35,81%</text:p>
          </table:table-cell>
          <table:table-cell office:value-type="percentage" office:value="0.3349" calcext:value-type="percentage">
            <text:p>33,49%</text:p>
          </table:table-cell>
          <table:table-cell office:value-type="percentage" office:value="0.3005" calcext:value-type="percentage">
            <text:p>30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524" calcext:value-type="percentage">
            <text:p>45,24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929" calcext:value-type="percentage">
            <text:p>39,29%</text:p>
          </table:table-cell>
          <table:table-cell office:value-type="percentage" office:value="0.3429" calcext:value-type="percentage">
            <text:p>34,29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3108" calcext:value-type="percentage">
            <text:p>31,08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215" calcext:value-type="percentage">
            <text:p>32,1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2524" calcext:value-type="percentage">
            <text:p>25,24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3806" calcext:value-type="percentage">
            <text:p>38,06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511" calcext:value-type="percentage">
            <text:p>35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3071" calcext:value-type="percentage">
            <text:p>30,71%</text:p>
          </table:table-cell>
          <table:table-cell office:value-type="percentage" office:value="0.2976" calcext:value-type="percentage">
            <text:p>29,76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5532" calcext:value-type="percentage">
            <text:p>55,32%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2876" calcext:value-type="percentage">
            <text:p>28,76%</text:p>
          </table:table-cell>
          <table:table-cell office:value-type="percentage" office:value="0.2968" calcext:value-type="percentage">
            <text:p>29,6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5511" calcext:value-type="percentage">
            <text:p>55,11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2694" calcext:value-type="percentage">
            <text:p>26,94%</text:p>
          </table:table-cell>
          <table:table-cell office:value-type="percentage" office:value="0.2796" calcext:value-type="percentage">
            <text:p>27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238" calcext:value-type="percentage">
            <text:p>32,38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3762" calcext:value-type="percentage">
            <text:p>37,62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5215" calcext:value-type="percentage">
            <text:p>52,15%</text:p>
          </table:table-cell>
          <table:table-cell office:value-type="percentage" office:value="0.2801" calcext:value-type="percentage">
            <text:p>28,01%</text:p>
          </table:table-cell>
          <table:table-cell office:value-type="percentage" office:value="0.2204" calcext:value-type="percentage">
            <text:p>22,04%</text:p>
          </table:table-cell>
          <table:table-cell office:value-type="percentage" office:value="0.2457" calcext:value-type="percentage">
            <text:p>24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1976" calcext:value-type="percentage">
            <text:p>19,76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6151" calcext:value-type="percentage">
            <text:p>61,51%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3532" calcext:value-type="percentage">
            <text:p>35,32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71:.B180])" office:value-type="percentage" office:value="0.32788" calcext:value-type="percentage">
            <text:p>32,79%</text:p>
          </table:table-cell>
          <table:table-cell table:style-name="ce19" table:formula="of:=AVERAGE([.C171:.C180])" office:value-type="percentage" office:value="0.24524" calcext:value-type="percentage">
            <text:p>24,52%</text:p>
          </table:table-cell>
          <table:table-cell table:style-name="ce19" table:formula="of:=AVERAGE([.D171:.D180])" office:value-type="percentage" office:value="0.27784" calcext:value-type="percentage">
            <text:p>27,78%</text:p>
          </table:table-cell>
          <table:table-cell table:style-name="ce19" table:formula="of:=AVERAGE([.E171:.E180])" office:value-type="percentage" office:value="0.26047" calcext:value-type="percentage">
            <text:p>26,05%</text:p>
          </table:table-cell>
          <table:table-cell table:style-name="Default"/>
          <table:table-cell table:style-name="ce19"/>
          <table:table-cell table:style-name="ce19" table:formula="of:=AVERAGE([.H171:.H180])" office:value-type="percentage" office:value="0.56344" calcext:value-type="percentage">
            <text:p>56,34%</text:p>
          </table:table-cell>
          <table:table-cell table:style-name="ce19" table:formula="of:=AVERAGE([.I171:.I180])" office:value-type="percentage" office:value="0.34205" calcext:value-type="percentage">
            <text:p>34,21%</text:p>
          </table:table-cell>
          <table:table-cell table:style-name="ce19" table:formula="of:=AVERAGE([.J171:.J180])" office:value-type="percentage" office:value="0.29386" calcext:value-type="percentage">
            <text:p>29,39%</text:p>
          </table:table-cell>
          <table:table-cell table:style-name="ce19" table:formula="of:=AVERAGE([.K171:.K180])" office:value-type="percentage" office:value="0.29775" calcext:value-type="percentage">
            <text:p>29,7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71:.B180])" office:value-type="percentage" office:value="0.0586516988481815" calcext:value-type="percentage">
            <text:p>5,87%</text:p>
          </table:table-cell>
          <table:table-cell table:style-name="ce19" table:formula="of:=STDEV([.C171:.C180])" office:value-type="percentage" office:value="0.065563136661457" calcext:value-type="percentage">
            <text:p>6,56%</text:p>
          </table:table-cell>
          <table:table-cell table:style-name="ce19" table:formula="of:=STDEV([.D171:.D180])" office:value-type="percentage" office:value="0.0702861484694293" calcext:value-type="percentage">
            <text:p>7,03%</text:p>
          </table:table-cell>
          <table:table-cell table:style-name="ce19" table:formula="of:=STDEV([.E171:.E180])" office:value-type="percentage" office:value="0.0629670645831789" calcext:value-type="percentage">
            <text:p>6,30%</text:p>
          </table:table-cell>
          <table:table-cell table:style-name="Default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8349" calcext:value-type="percentage">
            <text:p>83,49%</text:p>
          </table:table-cell>
          <table:table-cell office:value-type="percentage" office:value="0.6717" calcext:value-type="percentage">
            <text:p>67,17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847" calcext:value-type="percentage">
            <text:p>28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8368" calcext:value-type="percentage">
            <text:p>83,68%</text:p>
          </table:table-cell>
          <table:table-cell office:value-type="percentage" office:value="0.6756" calcext:value-type="percentage">
            <text:p>67,56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683" calcext:value-type="percentage">
            <text:p>26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string" calcext:value-type="string">
            <text:p>Segment_3</text:p>
          </table:table-cell>
          <table:table-cell/>
          <table:table-cell office:value-type="percentage" office:value="0.6864" calcext:value-type="percentage">
            <text:p>68,64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804" calcext:value-type="percentage">
            <text:p>28,0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0213" calcext:value-type="percentage">
            <text:p>2,13%</text:p>
          </table:table-cell>
          <table:table-cell office:value-type="percentage" office:value="0.0273" calcext:value-type="percentage">
            <text:p>2,73%</text:p>
          </table:table-cell>
          <table:table-cell/>
          <table:table-cell office:value-type="string" calcext:value-type="string">
            <text:p>Segment_4</text:p>
          </table:table-cell>
          <table:table-cell/>
          <table:table-cell office:value-type="percentage" office:value="0.6905" calcext:value-type="percentage">
            <text:p>69,05%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3509" calcext:value-type="percentage">
            <text:p>35,0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3713" calcext:value-type="percentage">
            <text:p>37,13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73" calcext:value-type="percentage">
            <text:p>5,73%</text:p>
          </table:table-cell>
          <table:table-cell/>
          <table:table-cell office:value-type="string" calcext:value-type="string">
            <text:p>Segment_5</text:p>
          </table:table-cell>
          <table:table-cell/>
          <table:table-cell office:value-type="percentage" office:value="0.6747" calcext:value-type="percentage">
            <text:p>67,47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3186" calcext:value-type="percentage">
            <text:p>31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348" calcext:value-type="percentage">
            <text:p>34,8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Segment_6</text:p>
          </table:table-cell>
          <table:table-cell/>
          <table:table-cell office:value-type="percentage" office:value="0.6934" calcext:value-type="percentage">
            <text:p>69,34%</text:p>
          </table:table-cell>
          <table:table-cell office:value-type="percentage" office:value="0.2205" calcext:value-type="percentage">
            <text:p>22,05%</text:p>
          </table:table-cell>
          <table:table-cell office:value-type="percentage" office:value="0.3332" calcext:value-type="percentage">
            <text:p>33,3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7</text:p>
          </table:table-cell>
          <table:table-cell/>
          <table:table-cell office:value-type="percentage" office:value="0.6908" calcext:value-type="percentage">
            <text:p>69,08%</text:p>
          </table:table-cell>
          <table:table-cell office:value-type="percentage" office:value="0.2071" calcext:value-type="percentage">
            <text:p>20,71%</text:p>
          </table:table-cell>
          <table:table-cell office:value-type="percentage" office:value="0.2863" calcext:value-type="percentage">
            <text:p>28,6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006" calcext:value-type="percentage">
            <text:p>0,60%</text:p>
          </table:table-cell>
          <table:table-cell office:value-type="percentage" office:value="0.0167" calcext:value-type="percentage">
            <text:p>1,67%</text:p>
          </table:table-cell>
          <table:table-cell/>
          <table:table-cell office:value-type="string" calcext:value-type="string">
            <text:p>Segment_8</text:p>
          </table:table-cell>
          <table:table-cell/>
          <table:table-cell office:value-type="percentage" office:value="0.6997" calcext:value-type="percentage">
            <text:p>69,97%</text:p>
          </table:table-cell>
          <table:table-cell/>
          <table:table-cell office:value-type="percentage" office:value="0.3375" calcext:value-type="percentage">
            <text:p>33,7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3327" calcext:value-type="percentage">
            <text:p>33,27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016" calcext:value-type="percentage">
            <text:p>1,60%</text:p>
          </table:table-cell>
          <table:table-cell/>
          <table:table-cell office:value-type="string" calcext:value-type="string">
            <text:p>Segment_9</text:p>
          </table:table-cell>
          <table:table-cell/>
          <table:table-cell office:value-type="percentage" office:value="0.6942" calcext:value-type="percentage">
            <text:p>69,42%</text:p>
          </table:table-cell>
          <table:table-cell/>
          <table:table-cell office:value-type="percentage" office:value="0.3377" calcext:value-type="percentage">
            <text:p>33,7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3073" calcext:value-type="percentage">
            <text:p>30,73%</text:p>
          </table:table-cell>
          <table:table-cell office:value-type="percentage" office:value="0.162" calcext:value-type="percentage">
            <text:p>16,2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2" calcext:value-type="percentage">
            <text:p>4,20%</text:p>
          </table:table-cell>
          <table:table-cell/>
          <table:table-cell office:value-type="string" calcext:value-type="string">
            <text:p>Segment_10</text:p>
          </table:table-cell>
          <table:table-cell/>
          <table:table-cell office:value-type="percentage" office:value="0.667" calcext:value-type="percentage">
            <text:p>66,70%</text:p>
          </table:table-cell>
          <table:table-cell office:value-type="percentage" office:value="0.218" calcext:value-type="percentage">
            <text:p>21,80%</text:p>
          </table:table-cell>
          <table:table-cell office:value-type="percentage" office:value="0.3903" calcext:value-type="percentage">
            <text:p>39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068" calcext:value-type="percentage">
            <text:p>6,80%</text:p>
          </table:table-cell>
          <table:table-cell office:value-type="percentage" office:value="0.042" calcext:value-type="percentage">
            <text:p>4,20%</text:p>
          </table:table-cell>
          <table:table-cell table:style-name="ce19" table:number-columns-repeated="2"/>
          <table:table-cell table:style-name="ce19" table:formula="of:=AVERAGE([.H183:.H192])" office:value-type="percentage" office:value="0.83585" calcext:value-type="percentage">
            <text:p>83,59%</text:p>
          </table:table-cell>
          <table:table-cell table:style-name="ce19" table:formula="of:=AVERAGE([.I183:.I192])" office:value-type="percentage" office:value="0.6844" calcext:value-type="percentage">
            <text:p>68,44%</text:p>
          </table:table-cell>
          <table:table-cell table:style-name="ce19" table:formula="of:=AVERAGE([.J183:.J192])" office:value-type="percentage" office:value="0.2065625" calcext:value-type="percentage">
            <text:p>20,66%</text:p>
          </table:table-cell>
          <table:table-cell table:style-name="ce19" table:formula="of:=AVERAGE([.K183:.K192])" office:value-type="percentage" office:value="0.31879" calcext:value-type="percentage">
            <text:p>31,8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84:.B193])" office:value-type="percentage" office:value="0.33299" calcext:value-type="percentage">
            <text:p>33,30%</text:p>
          </table:table-cell>
          <table:table-cell table:style-name="ce19" table:formula="of:=AVERAGE([.C184:.C193])" office:value-type="percentage" office:value="0.15966" calcext:value-type="percentage">
            <text:p>15,97%</text:p>
          </table:table-cell>
          <table:table-cell table:style-name="ce19" table:formula="of:=AVERAGE([.D184:.D193])" office:value-type="percentage" office:value="0.03427" calcext:value-type="percentage">
            <text:p>3,43%</text:p>
          </table:table-cell>
          <table:table-cell table:style-name="ce19" table:formula="of:=AVERAGE([.E184:.E193])" office:value-type="percentage" office:value="0.03154" calcext:value-type="percentage">
            <text:p>3,15%</text:p>
          </table:table-cell>
          <table:table-cell table:number-columns-repeated="2"/>
          <table:table-cell table:formula="of:=STDEV([.H183:.H192])" office:value-type="percentage" office:value="0.00134350288425453" calcext:value-type="percentage">
            <text:p>0,13%</text:p>
          </table:table-cell>
          <table:table-cell table:formula="of:=STDEV([.I183:.I192])" office:value-type="percentage" office:value="0.011199603167573" calcext:value-type="percentage">
            <text:p>1,12%</text:p>
          </table:table-cell>
          <table:table-cell table:formula="of:=STDEV([.J183:.J192])" office:value-type="percentage" office:value="0.0207408456570948" calcext:value-type="percentage">
            <text:p>2,07%</text:p>
          </table:table-cell>
          <table:table-cell table:formula="of:=STDEV([.K183:.K192])" office:value-type="percentage" office:value="0.0384430733538422" calcext:value-type="percentage">
            <text:p>3,8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84:.B193])" office:value-type="percentage" office:value="0.0223324601819365" calcext:value-type="percentage">
            <text:p>2,23%</text:p>
          </table:table-cell>
          <table:table-cell table:style-name="ce19" table:formula="of:=STDEV([.C184:.C193])" office:value-type="percentage" office:value="0.0197579351147836" calcext:value-type="percentage">
            <text:p>1,98%</text:p>
          </table:table-cell>
          <table:table-cell table:style-name="ce19" table:formula="of:=STDEV([.D184:.D193])" office:value-type="percentage" office:value="0.0222798887888707" calcext:value-type="percentage">
            <text:p>2,23%</text:p>
          </table:table-cell>
          <table:table-cell table:style-name="ce19" table:formula="of:=STDEV([.E184:.E193])" office:value-type="percentage" office:value="0.0134413292993414" calcext:value-type="percentage">
            <text:p>1,34%</text:p>
          </table:table-cell>
          <table:table-cell table:number-columns-repeated="16379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2"/>
          <table:table-cell office:value-type="string" calcext:value-type="string">
            <text:p>ADAM</text:p>
          </table:table-cell>
          <table:table-cell office:value-type="string" calcext:value-type="string">
            <text:p>BFGS</text:p>
          </table:table-cell>
          <table:table-cell table:style-name="ce22" office:value-type="string" calcext:value-type="string">
            <text:p>GEN</text:p>
          </table:table-cell>
          <table:table-cell table:style-name="ce22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29422.76" calcext:value-type="float">
            <text:p>29422,76</text:p>
          </table:table-cell>
          <table:table-cell table:style-name="ce23" office:value-type="float" office:value="1462.32" calcext:value-type="float">
            <text:p>1462,32</text:p>
          </table:table-cell>
          <table:table-cell table:style-name="ce23" office:value-type="float" office:value="1426.95" calcext:value-type="float">
            <text:p>1426,95</text:p>
          </table:table-cell>
          <table:table-cell table:style-name="ce23" office:value-type="float" office:value="1430.81" calcext:value-type="float">
            <text:p>1430,81</text:p>
          </table:table-cell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5813.73" calcext:value-type="float">
            <text:p>5813,73</text:p>
          </table:table-cell>
          <table:table-cell table:style-name="ce22" office:value-type="float" office:value="0.542" calcext:value-type="float">
            <text:p>0,542</text:p>
          </table:table-cell>
          <table:table-cell table:style-name="ce22" office:value-type="float" office:value="0.164" calcext:value-type="float">
            <text:p>0,164</text:p>
          </table:table-cell>
          <table:table-cell table:style-name="ce22" office:value-type="float" office:value="0.163" calcext:value-type="float">
            <text:p>0,1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/>
          <table:table-cell table:style-name="ce22" office:value-type="float" office:value="1736.35" calcext:value-type="float">
            <text:p>1736,35</text:p>
          </table:table-cell>
          <table:table-cell table:style-name="ce22" office:value-type="float" office:value="1755.84" calcext:value-type="float">
            <text:p>1755,84</text:p>
          </table:table-cell>
          <table:table-cell table:style-name="ce22" office:value-type="float" office:value="1754.56" calcext:value-type="float">
            <text:p>1754,56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 office:value-type="float" office:value="5832.207" calcext:value-type="float">
            <text:p>5832,207</text:p>
          </table:table-cell>
          <table:table-cell table:style-name="ce22" office:value-type="float" office:value="0.449" calcext:value-type="float">
            <text:p>0,449</text:p>
          </table:table-cell>
          <table:table-cell table:style-name="ce22" office:value-type="float" office:value="0.165" calcext:value-type="float">
            <text:p>0,165</text:p>
          </table:table-cell>
          <table:table-cell table:style-name="ce22" office:value-type="float" office:value="0.166" calcext:value-type="float">
            <text:p>0,16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/>
          <table:table-cell table:style-name="ce22" office:value-type="float" office:value="2149.24" calcext:value-type="float">
            <text:p>2149,24</text:p>
          </table:table-cell>
          <table:table-cell table:style-name="ce22" office:value-type="float" office:value="2204.52" calcext:value-type="float">
            <text:p>2204,52</text:p>
          </table:table-cell>
          <table:table-cell table:style-name="ce22" office:value-type="float" office:value="2226.36" calcext:value-type="float">
            <text:p>2226,36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 office:value-type="float" office:value="5778.01" calcext:value-type="float">
            <text:p>5778,01</text:p>
          </table:table-cell>
          <table:table-cell table:style-name="ce22" office:value-type="float" office:value="0.498" calcext:value-type="float">
            <text:p>0,498</text:p>
          </table:table-cell>
          <table:table-cell table:number-columns-repeated="2" table:style-name="ce22" office:value-type="float" office:value="0.154" calcext:value-type="float">
            <text:p>0,1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/>
          <table:table-cell table:style-name="ce22" office:value-type="float" office:value="1813.75" calcext:value-type="float">
            <text:p>1813,75</text:p>
          </table:table-cell>
          <table:table-cell table:style-name="ce22" office:value-type="float" office:value="1819.74" calcext:value-type="float">
            <text:p>1819,74</text:p>
          </table:table-cell>
          <table:table-cell table:style-name="ce22" office:value-type="float" office:value="1816.9" calcext:value-type="float">
            <text:p>1816,9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 office:value-type="float" office:value="5813.38" calcext:value-type="float">
            <text:p>5813,38</text:p>
          </table:table-cell>
          <table:table-cell table:style-name="ce22" office:value-type="float" office:value="0.398" calcext:value-type="float">
            <text:p>0,398</text:p>
          </table:table-cell>
          <table:table-cell table:style-name="ce22" office:value-type="float" office:value="0.16" calcext:value-type="float">
            <text:p>0,16</text:p>
          </table:table-cell>
          <table:table-cell table:style-name="ce22" office:value-type="float" office:value="0.161" calcext:value-type="float">
            <text:p>0,1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/>
          <table:table-cell table:style-name="ce22" office:value-type="float" office:value="1864.51" calcext:value-type="float">
            <text:p>1864,51</text:p>
          </table:table-cell>
          <table:table-cell table:style-name="ce22" office:value-type="float" office:value="1919.22" calcext:value-type="float">
            <text:p>1919,22</text:p>
          </table:table-cell>
          <table:table-cell table:style-name="ce22" office:value-type="float" office:value="1892.79" calcext:value-type="float">
            <text:p>1892,79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/>
          <table:table-cell table:style-name="ce22" office:value-type="float" office:value="0.455" calcext:value-type="float">
            <text:p>0,455</text:p>
          </table:table-cell>
          <table:table-cell table:number-columns-repeated="2" table:style-name="ce22" office:value-type="float" office:value="0.174" calcext:value-type="float">
            <text:p>0,17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/>
          <table:table-cell table:style-name="ce22" office:value-type="float" office:value="1897.49" calcext:value-type="float">
            <text:p>1897,49</text:p>
          </table:table-cell>
          <table:table-cell table:style-name="ce22" office:value-type="float" office:value="1893.58" calcext:value-type="float">
            <text:p>1893,58</text:p>
          </table:table-cell>
          <table:table-cell table:style-name="ce22" office:value-type="float" office:value="1892.85" calcext:value-type="float">
            <text:p>1892,85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/>
          <table:table-cell table:style-name="ce22" office:value-type="float" office:value="0.433" calcext:value-type="float">
            <text:p>0,433</text:p>
          </table:table-cell>
          <table:table-cell table:number-columns-repeated="2" table:style-name="ce22" office:value-type="float" office:value="0.122" calcext:value-type="float">
            <text:p>0,12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/>
          <table:table-cell table:style-name="ce22" office:value-type="float" office:value="1547.42" calcext:value-type="float">
            <text:p>1547,42</text:p>
          </table:table-cell>
          <table:table-cell table:style-name="ce22"/>
          <table:table-cell table:style-name="ce22" office:value-type="float" office:value="1519.11" calcext:value-type="float">
            <text:p>1519,11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/>
          <table:table-cell table:style-name="ce22" office:value-type="float" office:value="0.469" calcext:value-type="float">
            <text:p>0,469</text:p>
          </table:table-cell>
          <table:table-cell table:style-name="ce22" office:value-type="float" office:value="0.174" calcext:value-type="float">
            <text:p>0,174</text:p>
          </table:table-cell>
          <table:table-cell table:style-name="ce22" office:value-type="float" office:value="0.176" calcext:value-type="float">
            <text:p>0,17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/>
          <table:table-cell table:style-name="ce22" office:value-type="float" office:value="1994.57" calcext:value-type="float">
            <text:p>1994,57</text:p>
          </table:table-cell>
          <table:table-cell table:style-name="ce22" office:value-type="float" office:value="1848.84" calcext:value-type="float">
            <text:p>1848,84</text:p>
          </table:table-cell>
          <table:table-cell table:style-name="ce22" office:value-type="float" office:value="1998.25" calcext:value-type="float">
            <text:p>1998,25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/>
          <table:table-cell table:style-name="ce22" office:value-type="float" office:value="0.504" calcext:value-type="float">
            <text:p>0,504</text:p>
          </table:table-cell>
          <table:table-cell table:style-name="ce22" office:value-type="float" office:value="0.185" calcext:value-type="float">
            <text:p>0,185</text:p>
          </table:table-cell>
          <table:table-cell table:style-name="ce22" office:value-type="float" office:value="0.186" calcext:value-type="float">
            <text:p>0,1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/>
          <table:table-cell table:style-name="ce22" office:value-type="float" office:value="1828.23" calcext:value-type="float">
            <text:p>1828,23</text:p>
          </table:table-cell>
          <table:table-cell table:style-name="ce22" office:value-type="float" office:value="1981.38" calcext:value-type="float">
            <text:p>1981,38</text:p>
          </table:table-cell>
          <table:table-cell table:style-name="ce22" office:value-type="float" office:value="1849.76" calcext:value-type="float">
            <text:p>1849,76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/>
          <table:table-cell table:style-name="ce22" office:value-type="float" office:value="0.586" calcext:value-type="float">
            <text:p>0,586</text:p>
          </table:table-cell>
          <table:table-cell table:number-columns-repeated="2" table:style-name="ce22" office:value-type="float" office:value="0.173" calcext:value-type="float">
            <text:p>0,1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/>
          <table:table-cell table:style-name="ce22" office:value-type="float" office:value="1872.74" calcext:value-type="float">
            <text:p>1872,74</text:p>
          </table:table-cell>
          <table:table-cell table:style-name="ce22" office:value-type="float" office:value="1911.9" calcext:value-type="float">
            <text:p>1911,9</text:p>
          </table:table-cell>
          <table:table-cell table:style-name="ce22" office:value-type="float" office:value="1910.68" calcext:value-type="float">
            <text:p>1910,68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/>
          <table:table-cell table:style-name="ce22" office:value-type="float" office:value="0.485" calcext:value-type="float">
            <text:p>0,485</text:p>
          </table:table-cell>
          <table:table-cell table:style-name="ce22" office:value-type="float" office:value="0.152" calcext:value-type="float">
            <text:p>0,152</text:p>
          </table:table-cell>
          <table:table-cell table:style-name="ce22" office:value-type="float" office:value="0.151" calcext:value-type="float">
            <text:p>0,151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197:.B206])" office:value-type="float" office:value="29422.76" calcext:value-type="float">
            <text:p>29422,76</text:p>
          </table:table-cell>
          <table:table-cell table:style-name="ce23" table:formula="of:=AVERAGE([.C197:.C206])" office:value-type="float" office:value="1816.662" calcext:value-type="float">
            <text:p>1816,662</text:p>
          </table:table-cell>
          <table:table-cell table:style-name="ce23" table:formula="of:=AVERAGE([.D197:.D206])" office:value-type="float" office:value="1862.44111111111" calcext:value-type="float">
            <text:p>1862,44111111111</text:p>
          </table:table-cell>
          <table:table-cell table:style-name="ce23" table:formula="of:=AVERAGE([.E197:.E206])" office:value-type="float" office:value="1829.207" calcext:value-type="float">
            <text:p>1829,207</text:p>
          </table:table-cell>
          <table:table-cell table:style-name="ce23" table:number-columns-repeated="2"/>
          <table:table-cell table:style-name="ce23" table:formula="of:=AVERAGE([.H197:.H206])" office:value-type="float" office:value="5809.33175" calcext:value-type="float">
            <text:p>5809,33175</text:p>
          </table:table-cell>
          <table:table-cell table:style-name="ce23" table:formula="of:=AVERAGE([.I198:.I206])" office:value-type="float" office:value="0.475222222222222" calcext:value-type="float">
            <text:p>0,475222222222222</text:p>
          </table:table-cell>
          <table:table-cell table:style-name="ce23" table:formula="of:=AVERAGE([.J198:.J206])" office:value-type="float" office:value="0.162111111111111" calcext:value-type="float">
            <text:p>0,162111111111111</text:p>
          </table:table-cell>
          <table:table-cell table:style-name="ce23" table:formula="of:=AVERAGE([.K198:.K206])" office:value-type="float" office:value="0.162555555555556" calcext:value-type="float">
            <text:p>0,162555555555556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197:.B206])" office:value-type="string" office:string-value="" calcext:value-type="error">
            <text:p>#DIV/0!</text:p>
          </table:table-cell>
          <table:table-cell table:style-name="ce22" table:formula="of:=STDEV([.C197:.C206])" office:value-type="float" office:value="199.68545948288" calcext:value-type="float">
            <text:p>199,68545948288</text:p>
          </table:table-cell>
          <table:table-cell table:style-name="ce22" table:formula="of:=STDEV([.D197:.D206])" office:value-type="float" office:value="206.406383043527" calcext:value-type="float">
            <text:p>206,406383043527</text:p>
          </table:table-cell>
          <table:table-cell table:style-name="ce22" table:formula="of:=STDEV([.E197:.E206])" office:value-type="float" office:value="226.584176658968" calcext:value-type="float">
            <text:p>226,584176658968</text:p>
          </table:table-cell>
          <table:table-cell table:style-name="ce22" table:number-columns-repeated="2"/>
          <table:table-cell table:style-name="ce22" table:formula="of:=STDEV([.H197:.H206])" office:value-type="float" office:value="22.6573168222394" calcext:value-type="float">
            <text:p>22,6573168222394</text:p>
          </table:table-cell>
          <table:table-cell table:style-name="ce22" table:formula="of:=STDEV([.I197:.I206])" office:value-type="float" office:value="0.0543741155739056" calcext:value-type="float">
            <text:p>0,0543741155739056</text:p>
          </table:table-cell>
          <table:table-cell table:style-name="ce22" table:formula="of:=STDEV([.J197:.J206])" office:value-type="float" office:value="0.0173784668803411" calcext:value-type="float">
            <text:p>0,0173784668803411</text:p>
          </table:table-cell>
          <table:table-cell table:style-name="ce22" table:formula="of:=STDEV([.K197:.K206])" office:value-type="float" office:value="0.0177526210897308" calcext:value-type="float">
            <text:p>0,0177526210897308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5109.71" calcext:value-type="float">
            <text:p>5109,71</text:p>
          </table:table-cell>
          <table:table-cell table:style-name="ce22" office:value-type="float" office:value="4304.92" calcext:value-type="float">
            <text:p>4304,92</text:p>
          </table:table-cell>
          <table:table-cell table:style-name="ce22" office:value-type="float" office:value="1972.22" calcext:value-type="float">
            <text:p>1972,22</text:p>
          </table:table-cell>
          <table:table-cell table:style-name="ce22" office:value-type="float" office:value="1950.62" calcext:value-type="float">
            <text:p>1950,62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 office:value-type="float" office:value="0.184" calcext:value-type="float">
            <text:p>0,184</text:p>
          </table:table-cell>
          <table:table-cell table:style-name="ce22" office:value-type="float" office:value="10.19" calcext:value-type="float">
            <text:p>10,19</text:p>
          </table:table-cell>
          <table:table-cell table:style-name="ce22" office:value-type="float" office:value="0.546" calcext:value-type="float">
            <text:p>0,546</text:p>
          </table:table-cell>
          <table:table-cell table:style-name="ce22" office:value-type="float" office:value="0.128" calcext:value-type="float">
            <text:p>0,1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3673.111" calcext:value-type="float">
            <text:p>3673,111</text:p>
          </table:table-cell>
          <table:table-cell table:style-name="ce22" office:value-type="float" office:value="2782.92" calcext:value-type="float">
            <text:p>2782,92</text:p>
          </table:table-cell>
          <table:table-cell table:style-name="ce22" office:value-type="float" office:value="1378.49" calcext:value-type="float">
            <text:p>1378,49</text:p>
          </table:table-cell>
          <table:table-cell table:style-name="ce22" office:value-type="float" office:value="1523.07" calcext:value-type="float">
            <text:p>1523,07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 office:value-type="float" office:value="0.213" calcext:value-type="float">
            <text:p>0,213</text:p>
          </table:table-cell>
          <table:table-cell table:style-name="ce22" office:value-type="float" office:value="11.04" calcext:value-type="float">
            <text:p>11,04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office:value-type="float" office:value="0.261" calcext:value-type="float">
            <text:p>0,2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4658.8" calcext:value-type="float">
            <text:p>4658,8</text:p>
          </table:table-cell>
          <table:table-cell table:style-name="ce22" office:value-type="float" office:value="3797.33" calcext:value-type="float">
            <text:p>3797,33</text:p>
          </table:table-cell>
          <table:table-cell table:style-name="ce22" office:value-type="float" office:value="2448.411" calcext:value-type="float">
            <text:p>2448,411</text:p>
          </table:table-cell>
          <table:table-cell table:style-name="ce22" office:value-type="float" office:value="2405.6" calcext:value-type="float">
            <text:p>2405,6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 office:value-type="float" office:value="0.109" calcext:value-type="float">
            <text:p>0,109</text:p>
          </table:table-cell>
          <table:table-cell table:style-name="ce22" office:value-type="float" office:value="25.91" calcext:value-type="float">
            <text:p>25,91</text:p>
          </table:table-cell>
          <table:table-cell table:style-name="ce22" office:value-type="float" office:value="0.146" calcext:value-type="float">
            <text:p>0,146</text:p>
          </table:table-cell>
          <table:table-cell table:style-name="ce22" office:value-type="float" office:value="0.15" calcext:value-type="float">
            <text:p>0,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6809.494" calcext:value-type="float">
            <text:p>6809,494</text:p>
          </table:table-cell>
          <table:table-cell table:style-name="ce22" office:value-type="float" office:value="5529.14" calcext:value-type="float">
            <text:p>5529,14</text:p>
          </table:table-cell>
          <table:table-cell table:style-name="ce22" office:value-type="float" office:value="2111.25" calcext:value-type="float">
            <text:p>2111,25</text:p>
          </table:table-cell>
          <table:table-cell table:style-name="ce22" office:value-type="float" office:value="2321.24" calcext:value-type="float">
            <text:p>2321,24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 office:value-type="float" office:value="0.49" calcext:value-type="float">
            <text:p>0,49</text:p>
          </table:table-cell>
          <table:table-cell table:style-name="ce22" office:value-type="float" office:value="1.663" calcext:value-type="float">
            <text:p>1,663</text:p>
          </table:table-cell>
          <table:table-cell table:style-name="ce22" office:value-type="float" office:value="2.544" calcext:value-type="float">
            <text:p>2,544</text:p>
          </table:table-cell>
          <table:table-cell table:style-name="ce22" office:value-type="float" office:value="2.64" calcext:value-type="float">
            <text:p>2,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4789.89" calcext:value-type="float">
            <text:p>4789,89</text:p>
          </table:table-cell>
          <table:table-cell table:style-name="ce22" office:value-type="float" office:value="3563.66" calcext:value-type="float">
            <text:p>3563,66</text:p>
          </table:table-cell>
          <table:table-cell table:style-name="ce22" office:value-type="float" office:value="1838.72" calcext:value-type="float">
            <text:p>1838,72</text:p>
          </table:table-cell>
          <table:table-cell table:style-name="ce22" office:value-type="float" office:value="1723.51" calcext:value-type="float">
            <text:p>1723,51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 office:value-type="float" office:value="0.522" calcext:value-type="float">
            <text:p>0,522</text:p>
          </table:table-cell>
          <table:table-cell table:style-name="ce22" office:value-type="float" office:value="10.23" calcext:value-type="float">
            <text:p>10,23</text:p>
          </table:table-cell>
          <table:table-cell table:style-name="ce22" office:value-type="float" office:value="0.451" calcext:value-type="float">
            <text:p>0,451</text:p>
          </table:table-cell>
          <table:table-cell table:style-name="ce22" office:value-type="float" office:value="0.458" calcext:value-type="float">
            <text:p>0,45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3538.83" calcext:value-type="float">
            <text:p>3538,83</text:p>
          </table:table-cell>
          <table:table-cell table:style-name="ce22" office:value-type="float" office:value="2774.82" calcext:value-type="float">
            <text:p>2774,82</text:p>
          </table:table-cell>
          <table:table-cell table:style-name="ce22" office:value-type="float" office:value="1273.31" calcext:value-type="float">
            <text:p>1273,31</text:p>
          </table:table-cell>
          <table:table-cell table:style-name="ce22" office:value-type="float" office:value="1231.63" calcext:value-type="float">
            <text:p>1231,63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 office:value-type="float" office:value="10.432" calcext:value-type="float">
            <text:p>10,432</text:p>
          </table:table-cell>
          <table:table-cell table:style-name="ce22" office:value-type="float" office:value="11.06" calcext:value-type="float">
            <text:p>11,06</text:p>
          </table:table-cell>
          <table:table-cell table:style-name="ce22" office:value-type="float" office:value="0.127" calcext:value-type="float">
            <text:p>0,127</text:p>
          </table:table-cell>
          <table:table-cell table:style-name="ce22" office:value-type="float" office:value="1.613" calcext:value-type="float">
            <text:p>1,6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4169.341" calcext:value-type="float">
            <text:p>4169,341</text:p>
          </table:table-cell>
          <table:table-cell table:style-name="ce22" office:value-type="float" office:value="3856.9" calcext:value-type="float">
            <text:p>3856,9</text:p>
          </table:table-cell>
          <table:table-cell table:style-name="ce22" office:value-type="float" office:value="1824.29" calcext:value-type="float">
            <text:p>1824,29</text:p>
          </table:table-cell>
          <table:table-cell table:style-name="ce22" office:value-type="float" office:value="2372.1" calcext:value-type="float">
            <text:p>2372,1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 office:value-type="float" office:value="0.0408" calcext:value-type="float">
            <text:p>0,0408</text:p>
          </table:table-cell>
          <table:table-cell table:style-name="ce22" office:value-type="float" office:value="10.595" calcext:value-type="float">
            <text:p>10,595</text:p>
          </table:table-cell>
          <table:table-cell table:style-name="ce22" office:value-type="float" office:value="0.0599" calcext:value-type="float">
            <text:p>0,0599</text:p>
          </table:table-cell>
          <table:table-cell table:style-name="ce22" office:value-type="float" office:value="0.0607" calcext:value-type="float">
            <text:p>0,060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6519.874" calcext:value-type="float">
            <text:p>6519,874</text:p>
          </table:table-cell>
          <table:table-cell table:style-name="ce22" office:value-type="float" office:value="4834.38" calcext:value-type="float">
            <text:p>4834,38</text:p>
          </table:table-cell>
          <table:table-cell table:style-name="ce22" office:value-type="float" office:value="3032.25" calcext:value-type="float">
            <text:p>3032,25</text:p>
          </table:table-cell>
          <table:table-cell table:style-name="ce22" office:value-type="float" office:value="3026.86" calcext:value-type="float">
            <text:p>3026,86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style-name="ce22" office:value-type="float" office:value="0.302" calcext:value-type="float">
            <text:p>0,302</text:p>
          </table:table-cell>
          <table:table-cell table:style-name="ce22" office:value-type="float" office:value="11.056" calcext:value-type="float">
            <text:p>11,056</text:p>
          </table:table-cell>
          <table:table-cell table:style-name="ce22" office:value-type="float" office:value="2.342" calcext:value-type="float">
            <text:p>2,342</text:p>
          </table:table-cell>
          <table:table-cell table:style-name="ce22" office:value-type="float" office:value="16.289" calcext:value-type="float">
            <text:p>16,28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4775.401" calcext:value-type="float">
            <text:p>4775,401</text:p>
          </table:table-cell>
          <table:table-cell table:style-name="ce22" office:value-type="float" office:value="4036.03" calcext:value-type="float">
            <text:p>4036,03</text:p>
          </table:table-cell>
          <table:table-cell table:style-name="ce22" office:value-type="float" office:value="2250.12" calcext:value-type="float">
            <text:p>2250,12</text:p>
          </table:table-cell>
          <table:table-cell table:style-name="ce22" office:value-type="float" office:value="2265.92" calcext:value-type="float">
            <text:p>2265,92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26.23" calcext:value-type="float">
            <text:p>26,23</text:p>
          </table:table-cell>
          <table:table-cell table:style-name="ce22" office:value-type="float" office:value="1.261" calcext:value-type="float">
            <text:p>1,261</text:p>
          </table:table-cell>
          <table:table-cell table:style-name="ce22" office:value-type="float" office:value="0.392" calcext:value-type="float">
            <text:p>0,39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5200.431" calcext:value-type="float">
            <text:p>5200,431</text:p>
          </table:table-cell>
          <table:table-cell table:style-name="ce22" office:value-type="float" office:value="3958.52" calcext:value-type="float">
            <text:p>3958,52</text:p>
          </table:table-cell>
          <table:table-cell table:style-name="ce22" office:value-type="float" office:value="2639.99" calcext:value-type="float">
            <text:p>2639,99</text:p>
          </table:table-cell>
          <table:table-cell table:style-name="ce22" office:value-type="float" office:value="2727.39" calcext:value-type="float">
            <text:p>2727,39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 office:value-type="float" office:value="0.147" calcext:value-type="float">
            <text:p>0,147</text:p>
          </table:table-cell>
          <table:table-cell table:style-name="ce22" office:value-type="float" office:value="11.77" calcext:value-type="float">
            <text:p>11,77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22" office:value-type="float" office:value="0.122" calcext:value-type="float">
            <text:p>0,12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10:.B219])" office:value-type="float" office:value="4924.4882" calcext:value-type="float">
            <text:p>4924,4882</text:p>
          </table:table-cell>
          <table:table-cell table:style-name="ce23" table:formula="of:=AVERAGE([.C210:.C219])" office:value-type="float" office:value="3943.862" calcext:value-type="float">
            <text:p>3943,862</text:p>
          </table:table-cell>
          <table:table-cell table:style-name="ce23" table:formula="of:=AVERAGE([.D210:.D219])" office:value-type="float" office:value="2076.9051" calcext:value-type="float">
            <text:p>2076,9051</text:p>
          </table:table-cell>
          <table:table-cell table:style-name="ce23" table:formula="of:=AVERAGE([.E210:.E219])" office:value-type="float" office:value="2154.794" calcext:value-type="float">
            <text:p>2154,794</text:p>
          </table:table-cell>
          <table:table-cell table:style-name="ce23" table:number-columns-repeated="2"/>
          <table:table-cell table:style-name="ce23" table:formula="of:=AVERAGE([.H210:.H219])" office:value-type="float" office:value="1.27348" calcext:value-type="float">
            <text:p>1,27348</text:p>
          </table:table-cell>
          <table:table-cell table:style-name="ce23" table:formula="of:=AVERAGE([.I210:.I219])" office:value-type="float" office:value="12.9744" calcext:value-type="float">
            <text:p>12,9744</text:p>
          </table:table-cell>
          <table:table-cell table:style-name="ce23" table:formula="of:=AVERAGE([.J210:.J219])" office:value-type="float" office:value="0.77609" calcext:value-type="float">
            <text:p>0,77609</text:p>
          </table:table-cell>
          <table:table-cell table:style-name="ce23" table:formula="of:=AVERAGE([.K210:.K219])" office:value-type="float" office:value="2.21137" calcext:value-type="float">
            <text:p>2,21137</text:p>
          </table:table-cell>
          <table:table-cell table:style-name="ce23"/>
          <table:table-cell table:number-columns-repeated="16372"/>
        </table:table-row>
        <table:table-row table:style-name="ro1">
          <table:table-cell/>
          <table:table-cell table:style-name="ce22" table:formula="of:=STDEV([.B210:.B219])" office:value-type="float" office:value="1073.73330988367" calcext:value-type="float">
            <text:p>1073,73330988367</text:p>
          </table:table-cell>
          <table:table-cell table:style-name="ce22" table:formula="of:=STDEV([.C210:.C219])" office:value-type="float" office:value="838.863942388752" calcext:value-type="float">
            <text:p>838,863942388752</text:p>
          </table:table-cell>
          <table:table-cell table:style-name="ce22" table:formula="of:=STDEV([.D210:.D219])" office:value-type="float" office:value="544.059058013711" calcext:value-type="float">
            <text:p>544,059058013711</text:p>
          </table:table-cell>
          <table:table-cell table:style-name="ce22" table:formula="of:=STDEV([.E210:.E219])" office:value-type="float" office:value="549.499164658146" calcext:value-type="float">
            <text:p>549,499164658146</text:p>
          </table:table-cell>
          <table:table-cell table:style-name="ce22" table:number-columns-repeated="2"/>
          <table:table-cell table:style-name="ce22" table:formula="of:=STDEV([.H210:.H219])" office:value-type="float" office:value="3.2217025094747" calcext:value-type="float">
            <text:p>3,2217025094747</text:p>
          </table:table-cell>
          <table:table-cell table:style-name="ce22" table:formula="of:=STDEV([.I210:.I219])" office:value-type="float" office:value="7.48682009637974" calcext:value-type="float">
            <text:p>7,48682009637974</text:p>
          </table:table-cell>
          <table:table-cell table:style-name="ce22" table:formula="of:=STDEV([.J210:.J219])" office:value-type="float" office:value="0.949238298672502" calcext:value-type="float">
            <text:p>0,949238298672502</text:p>
          </table:table-cell>
          <table:table-cell table:style-name="ce22" table:formula="of:=STDEV([.K210:.K219])" office:value-type="float" office:value="5.01653176696809" calcext:value-type="float">
            <text:p>5,01653176696809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2.639" calcext:value-type="float">
            <text:p>2,639</text:p>
          </table:table-cell>
          <table:table-cell table:style-name="ce22" office:value-type="float" office:value="0.978" calcext:value-type="float">
            <text:p>0,978</text:p>
          </table:table-cell>
          <table:table-cell table:style-name="ce22" office:value-type="float" office:value="1.242" calcext:value-type="float">
            <text:p>1,242</text:p>
          </table:table-cell>
          <table:table-cell table:style-name="ce22" office:value-type="float" office:value="6.533" calcext:value-type="float">
            <text:p>6,533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 office:value-type="float" office:value="1269.182" calcext:value-type="float">
            <text:p>1269,182</text:p>
          </table:table-cell>
          <table:table-cell table:style-name="ce22" office:value-type="float" office:value="1.221" calcext:value-type="float">
            <text:p>1,221</text:p>
          </table:table-cell>
          <table:table-cell table:style-name="ce22" office:value-type="float" office:value="0.308" calcext:value-type="float">
            <text:p>0,308</text:p>
          </table:table-cell>
          <table:table-cell table:style-name="ce22" office:value-type="float" office:value="0.305" calcext:value-type="float">
            <text:p>0,3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3.785" calcext:value-type="float">
            <text:p>3,785</text:p>
          </table:table-cell>
          <table:table-cell table:style-name="ce22" office:value-type="float" office:value="1.816" calcext:value-type="float">
            <text:p>1,816</text:p>
          </table:table-cell>
          <table:table-cell table:style-name="ce6" office:value-type="float" office:value="2.112" calcext:value-type="float">
            <text:p>2,11E+00</text:p>
          </table:table-cell>
          <table:table-cell table:style-name="ce6" office:value-type="float" office:value="5.947" calcext:value-type="float">
            <text:p>5,95E+00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1203.208" calcext:value-type="float">
            <text:p>1203,208</text:p>
          </table:table-cell>
          <table:table-cell table:style-name="ce22" office:value-type="float" office:value="0.87" calcext:value-type="float">
            <text:p>0,87</text:p>
          </table:table-cell>
          <table:table-cell table:style-name="ce22" office:value-type="float" office:value="0.429" calcext:value-type="float">
            <text:p>0,429</text:p>
          </table:table-cell>
          <table:table-cell table:style-name="ce22" office:value-type="float" office:value="0.457" calcext:value-type="float">
            <text:p>0,45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2.721" calcext:value-type="float">
            <text:p>2,721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 office:value-type="float" office:value="7.315" calcext:value-type="float">
            <text:p>7,315</text:p>
          </table:table-cell>
          <table:table-cell table:style-name="ce22" office:value-type="float" office:value="9.948" calcext:value-type="float">
            <text:p>9,948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 office:value-type="float" office:value="1252.702" calcext:value-type="float">
            <text:p>1252,702</text:p>
          </table:table-cell>
          <table:table-cell table:style-name="ce22" office:value-type="float" office:value="0.868" calcext:value-type="float">
            <text:p>0,868</text:p>
          </table:table-cell>
          <table:table-cell table:style-name="ce22" office:value-type="float" office:value="0.33" calcext:value-type="float">
            <text:p>0,33</text:p>
          </table:table-cell>
          <table:table-cell table:style-name="ce22" office:value-type="float" office:value="2.754" calcext:value-type="float">
            <text:p>2,7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3.742" calcext:value-type="float">
            <text:p>3,742</text:p>
          </table:table-cell>
          <table:table-cell table:style-name="ce22" office:value-type="float" office:value="8.835" calcext:value-type="float">
            <text:p>8,835</text:p>
          </table:table-cell>
          <table:table-cell table:style-name="ce22" office:value-type="float" office:value="12.57" calcext:value-type="float">
            <text:p>12,57</text:p>
          </table:table-cell>
          <table:table-cell table:style-name="ce22" office:value-type="float" office:value="11.125" calcext:value-type="float">
            <text:p>11,125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 office:value-type="float" office:value="1212.483" calcext:value-type="float">
            <text:p>1212,483</text:p>
          </table:table-cell>
          <table:table-cell table:style-name="ce22" office:value-type="float" office:value="0.86" calcext:value-type="float">
            <text:p>0,86</text:p>
          </table:table-cell>
          <table:table-cell table:style-name="ce22" office:value-type="float" office:value="0.224" calcext:value-type="float">
            <text:p>0,224</text:p>
          </table:table-cell>
          <table:table-cell table:style-name="ce22" office:value-type="float" office:value="0.225" calcext:value-type="float">
            <text:p>0,2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937" calcext:value-type="float">
            <text:p>0,937</text:p>
          </table:table-cell>
          <table:table-cell table:style-name="ce22" office:value-type="float" office:value="2.342" calcext:value-type="float">
            <text:p>2,342</text:p>
          </table:table-cell>
          <table:table-cell table:style-name="ce22" office:value-type="float" office:value="5.817" calcext:value-type="float">
            <text:p>5,817</text:p>
          </table:table-cell>
          <table:table-cell table:style-name="ce22" office:value-type="float" office:value="4.189" calcext:value-type="float">
            <text:p>4,189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 office:value-type="float" office:value="1212.262" calcext:value-type="float">
            <text:p>1212,262</text:p>
          </table:table-cell>
          <table:table-cell table:style-name="ce22" office:value-type="float" office:value="0.957" calcext:value-type="float">
            <text:p>0,957</text:p>
          </table:table-cell>
          <table:table-cell table:number-columns-repeated="2" table:style-name="ce22" office:value-type="float" office:value="0.352" calcext:value-type="float">
            <text:p>0,35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6.746" calcext:value-type="float">
            <text:p>6,746</text:p>
          </table:table-cell>
          <table:table-cell table:style-name="ce22" office:value-type="float" office:value="5.703" calcext:value-type="float">
            <text:p>5,703</text:p>
          </table:table-cell>
          <table:table-cell table:style-name="ce22" office:value-type="float" office:value="2.141" calcext:value-type="float">
            <text:p>2,141</text:p>
          </table:table-cell>
          <table:table-cell table:style-name="ce22" office:value-type="float" office:value="7.284" calcext:value-type="float">
            <text:p>7,284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/>
          <table:table-cell table:style-name="ce22" office:value-type="float" office:value="0.943" calcext:value-type="float">
            <text:p>0,943</text:p>
          </table:table-cell>
          <table:table-cell table:style-name="ce22" office:value-type="float" office:value="0.41" calcext:value-type="float">
            <text:p>0,41</text:p>
          </table:table-cell>
          <table:table-cell table:style-name="ce22" office:value-type="float" office:value="0.412" calcext:value-type="float">
            <text:p>0,4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1.806" calcext:value-type="float">
            <text:p>1,806</text:p>
          </table:table-cell>
          <table:table-cell table:style-name="ce22" office:value-type="float" office:value="0.137" calcext:value-type="float">
            <text:p>0,137</text:p>
          </table:table-cell>
          <table:table-cell table:style-name="ce22" office:value-type="float" office:value="6.797" calcext:value-type="float">
            <text:p>6,797</text:p>
          </table:table-cell>
          <table:table-cell table:style-name="ce22" office:value-type="float" office:value="3.691" calcext:value-type="float">
            <text:p>3,691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/>
          <table:table-cell table:style-name="ce22" office:value-type="float" office:value="1.479" calcext:value-type="float">
            <text:p>1,479</text:p>
          </table:table-cell>
          <table:table-cell table:style-name="ce22" office:value-type="float" office:value="0.628" calcext:value-type="float">
            <text:p>0,628</text:p>
          </table:table-cell>
          <table:table-cell table:style-name="ce22" office:value-type="float" office:value="0.509" calcext:value-type="float">
            <text:p>0,5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1.762" calcext:value-type="float">
            <text:p>1,762</text:p>
          </table:table-cell>
          <table:table-cell table:style-name="ce22" office:value-type="float" office:value="0.54" calcext:value-type="float">
            <text:p>0,54</text:p>
          </table:table-cell>
          <table:table-cell table:style-name="ce22" office:value-type="float" office:value="1.059" calcext:value-type="float">
            <text:p>1,059</text:p>
          </table:table-cell>
          <table:table-cell table:style-name="ce22" office:value-type="float" office:value="4.195" calcext:value-type="float">
            <text:p>4,195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/>
          <table:table-cell table:style-name="ce22" office:value-type="float" office:value="0.889" calcext:value-type="float">
            <text:p>0,889</text:p>
          </table:table-cell>
          <table:table-cell table:style-name="ce22" office:value-type="float" office:value="0.242" calcext:value-type="float">
            <text:p>0,242</text:p>
          </table:table-cell>
          <table:table-cell table:style-name="ce22" office:value-type="float" office:value="0.319" calcext:value-type="float">
            <text:p>0,31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6.691" calcext:value-type="float">
            <text:p>6,691</text:p>
          </table:table-cell>
          <table:table-cell table:style-name="ce22" office:value-type="float" office:value="5.783" calcext:value-type="float">
            <text:p>5,783</text:p>
          </table:table-cell>
          <table:table-cell table:style-name="ce22" office:value-type="float" office:value="8.469" calcext:value-type="float">
            <text:p>8,469</text:p>
          </table:table-cell>
          <table:table-cell table:style-name="ce22" office:value-type="float" office:value="19.945" calcext:value-type="float">
            <text:p>19,945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/>
          <table:table-cell table:style-name="ce22" office:value-type="float" office:value="0.836" calcext:value-type="float">
            <text:p>0,836</text:p>
          </table:table-cell>
          <table:table-cell table:style-name="ce22" office:value-type="float" office:value="0.252" calcext:value-type="float">
            <text:p>0,252</text:p>
          </table:table-cell>
          <table:table-cell table:style-name="ce22" office:value-type="float" office:value="0.273" calcext:value-type="float">
            <text:p>0,2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2.034" calcext:value-type="float">
            <text:p>2,034</text:p>
          </table:table-cell>
          <table:table-cell table:style-name="ce22" office:value-type="float" office:value="0.383" calcext:value-type="float">
            <text:p>0,383</text:p>
          </table:table-cell>
          <table:table-cell table:style-name="ce6" office:value-type="float" office:value="2.614" calcext:value-type="float">
            <text:p>2,61E+00</text:p>
          </table:table-cell>
          <table:table-cell table:style-name="ce6" office:value-type="float" office:value="7.922" calcext:value-type="float">
            <text:p>7,92E+00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/>
          <table:table-cell table:style-name="ce22" office:value-type="float" office:value="1.051" calcext:value-type="float">
            <text:p>1,051</text:p>
          </table:table-cell>
          <table:table-cell table:style-name="ce22" office:value-type="float" office:value="0.236" calcext:value-type="float">
            <text:p>0,236</text:p>
          </table:table-cell>
          <table:table-cell table:style-name="ce22" office:value-type="float" office:value="0.262" calcext:value-type="float">
            <text:p>0,26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23:.B232])" office:value-type="float" office:value="3.2863" calcext:value-type="float">
            <text:p>3,2863</text:p>
          </table:table-cell>
          <table:table-cell table:style-name="ce23" table:formula="of:=AVERAGE([.C223:.C232])" office:value-type="float" office:value="2.6603" calcext:value-type="float">
            <text:p>2,6603</text:p>
          </table:table-cell>
          <table:table-cell table:style-name="ce23" table:formula="of:=AVERAGE([.D223:.D232])" office:value-type="float" office:value="5.0136" calcext:value-type="float">
            <text:p>5,0136</text:p>
          </table:table-cell>
          <table:table-cell table:style-name="ce23" table:formula="of:=AVERAGE([.E223:.E232])" office:value-type="float" office:value="8.0779" calcext:value-type="float">
            <text:p>8,0779</text:p>
          </table:table-cell>
          <table:table-cell table:style-name="ce23" table:number-columns-repeated="2"/>
          <table:table-cell table:style-name="ce23" table:formula="of:=AVERAGE([.H223:.H232])" office:value-type="float" office:value="1229.9674" calcext:value-type="float">
            <text:p>1229,9674</text:p>
          </table:table-cell>
          <table:table-cell table:style-name="ce23" table:formula="of:=AVERAGE([.I223:.I232])" office:value-type="float" office:value="0.9974" calcext:value-type="float">
            <text:p>0,9974</text:p>
          </table:table-cell>
          <table:table-cell table:style-name="ce23" table:formula="of:=AVERAGE([.J223:.J232])" office:value-type="float" office:value="0.3411" calcext:value-type="float">
            <text:p>0,3411</text:p>
          </table:table-cell>
          <table:table-cell table:style-name="ce23" table:formula="of:=AVERAGE([.K223:.K232])" office:value-type="float" office:value="0.5868" calcext:value-type="float">
            <text:p>0,5868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23:.B232])" office:value-type="float" office:value="2.00993853139841" calcext:value-type="float">
            <text:p>2,00993853139841</text:p>
          </table:table-cell>
          <table:table-cell table:style-name="ce22" table:formula="of:=STDEV([.C223:.C232])" office:value-type="float" office:value="3.04514769026981" calcext:value-type="float">
            <text:p>3,04514769026981</text:p>
          </table:table-cell>
          <table:table-cell table:style-name="ce22" table:formula="of:=STDEV([.D223:.D232])" office:value-type="float" office:value="3.80722121471524" calcext:value-type="float">
            <text:p>3,80722121471524</text:p>
          </table:table-cell>
          <table:table-cell table:style-name="ce22" table:formula="of:=STDEV([.E223:.E232])" office:value-type="float" office:value="4.83778570675102" calcext:value-type="float">
            <text:p>4,83778570675102</text:p>
          </table:table-cell>
          <table:table-cell table:style-name="ce22" table:number-columns-repeated="2"/>
          <table:table-cell table:style-name="ce22" table:formula="of:=STDEV([.H223:.H232])" office:value-type="float" office:value="29.1114144761123" calcext:value-type="float">
            <text:p>29,1114144761123</text:p>
          </table:table-cell>
          <table:table-cell table:style-name="ce22" table:formula="of:=STDEV([.I223:.I232])" office:value-type="float" office:value="0.205224646559704" calcext:value-type="float">
            <text:p>0,205224646559704</text:p>
          </table:table-cell>
          <table:table-cell table:style-name="ce22" table:formula="of:=STDEV([.J223:.J232])" office:value-type="float" office:value="0.12411504519777" calcext:value-type="float">
            <text:p>0,12411504519777</text:p>
          </table:table-cell>
          <table:table-cell table:style-name="ce22" table:formula="of:=STDEV([.K223:.K232])" office:value-type="float" office:value="0.766763443167303" calcext:value-type="float">
            <text:p>0,76676344316730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55.36" calcext:value-type="float">
            <text:p>55,36</text:p>
          </table:table-cell>
          <table:table-cell table:style-name="ce22" office:value-type="float" office:value="192.83" calcext:value-type="float">
            <text:p>192,83</text:p>
          </table:table-cell>
          <table:table-cell table:style-name="ce22" office:value-type="float" office:value="11.23" calcext:value-type="float">
            <text:p>11,23</text:p>
          </table:table-cell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 office:value-type="float" office:value="2.601" calcext:value-type="float">
            <text:p>2,601</text:p>
          </table:table-cell>
          <table:table-cell table:style-name="ce22" office:value-type="float" office:value="2.905" calcext:value-type="float">
            <text:p>2,905</text:p>
          </table:table-cell>
          <table:table-cell table:style-name="ce22" office:value-type="float" office:value="6.886" calcext:value-type="float">
            <text:p>6,886</text:p>
          </table:table-cell>
          <table:table-cell table:style-name="ce22" office:value-type="float" office:value="7.026" calcext:value-type="float">
            <text:p>7,0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55.28" calcext:value-type="float">
            <text:p>55,28</text:p>
          </table:table-cell>
          <table:table-cell table:style-name="ce22" office:value-type="float" office:value="50.85" calcext:value-type="float">
            <text:p>50,85</text:p>
          </table:table-cell>
          <table:table-cell table:style-name="ce22" office:value-type="float" office:value="12.26" calcext:value-type="float">
            <text:p>12,26</text:p>
          </table:table-cell>
          <table:table-cell table:style-name="ce22" office:value-type="float" office:value="11.87" calcext:value-type="float">
            <text:p>11,87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 office:value-type="float" office:value="2.795" calcext:value-type="float">
            <text:p>2,795</text:p>
          </table:table-cell>
          <table:table-cell table:style-name="ce22" office:value-type="float" office:value="1.771" calcext:value-type="float">
            <text:p>1,771</text:p>
          </table:table-cell>
          <table:table-cell table:style-name="ce22" office:value-type="float" office:value="17.82" calcext:value-type="float">
            <text:p>17,82</text:p>
          </table:table-cell>
          <table:table-cell table:style-name="ce22" office:value-type="float" office:value="23.087" calcext:value-type="float">
            <text:p>23,08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49.78" calcext:value-type="float">
            <text:p>49,78</text:p>
          </table:table-cell>
          <table:table-cell table:style-name="ce22" office:value-type="float" office:value="195.91" calcext:value-type="float">
            <text:p>195,91</text:p>
          </table:table-cell>
          <table:table-cell table:style-name="ce22" office:value-type="float" office:value="11.29" calcext:value-type="float">
            <text:p>11,29</text:p>
          </table:table-cell>
          <table:table-cell table:style-name="ce22" office:value-type="float" office:value="11.22" calcext:value-type="float">
            <text:p>11,22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 office:value-type="float" office:value="9.3" calcext:value-type="float">
            <text:p>9,3</text:p>
          </table:table-cell>
          <table:table-cell table:style-name="ce22" office:value-type="float" office:value="8.58" calcext:value-type="float">
            <text:p>8,58</text:p>
          </table:table-cell>
          <table:table-cell table:style-name="ce22" office:value-type="float" office:value="26.603" calcext:value-type="float">
            <text:p>26,603</text:p>
          </table:table-cell>
          <table:table-cell table:style-name="ce22" office:value-type="float" office:value="23.881" calcext:value-type="float">
            <text:p>23,88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61.41" calcext:value-type="float">
            <text:p>61,41</text:p>
          </table:table-cell>
          <table:table-cell table:style-name="ce22" office:value-type="float" office:value="58.64" calcext:value-type="float">
            <text:p>58,64</text:p>
          </table:table-cell>
          <table:table-cell table:style-name="ce22" office:value-type="float" office:value="12.01" calcext:value-type="float">
            <text:p>12,01</text:p>
          </table:table-cell>
          <table:table-cell table:style-name="ce22" office:value-type="float" office:value="12.71" calcext:value-type="float">
            <text:p>12,71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 office:value-type="float" office:value="4.943" calcext:value-type="float">
            <text:p>4,943</text:p>
          </table:table-cell>
          <table:table-cell table:style-name="ce22" office:value-type="float" office:value="4.817" calcext:value-type="float">
            <text:p>4,817</text:p>
          </table:table-cell>
          <table:table-cell table:style-name="ce22" office:value-type="float" office:value="7.436" calcext:value-type="float">
            <text:p>7,436</text:p>
          </table:table-cell>
          <table:table-cell table:style-name="ce22" office:value-type="float" office:value="10.788" calcext:value-type="float">
            <text:p>10,78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44.29" calcext:value-type="float">
            <text:p>44,29</text:p>
          </table:table-cell>
          <table:table-cell table:style-name="ce22" office:value-type="float" office:value="187.34" calcext:value-type="float">
            <text:p>187,34</text:p>
          </table:table-cell>
          <table:table-cell table:style-name="ce22" office:value-type="float" office:value="11.27" calcext:value-type="float">
            <text:p>11,27</text:p>
          </table:table-cell>
          <table:table-cell table:style-name="ce22" office:value-type="float" office:value="12.03" calcext:value-type="float">
            <text:p>12,03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 office:value-type="float" office:value="2.484" calcext:value-type="float">
            <text:p>2,484</text:p>
          </table:table-cell>
          <table:table-cell table:style-name="ce22" office:value-type="float" office:value="2.905" calcext:value-type="float">
            <text:p>2,905</text:p>
          </table:table-cell>
          <table:table-cell table:style-name="ce22" office:value-type="float" office:value="3.845" calcext:value-type="float">
            <text:p>3,845</text:p>
          </table:table-cell>
          <table:table-cell table:style-name="ce22" office:value-type="float" office:value="2.736" calcext:value-type="float">
            <text:p>2,7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59.3" calcext:value-type="float">
            <text:p>59,3</text:p>
          </table:table-cell>
          <table:table-cell table:style-name="ce22" office:value-type="float" office:value="38.3" calcext:value-type="float">
            <text:p>38,3</text:p>
          </table:table-cell>
          <table:table-cell table:style-name="ce22" office:value-type="float" office:value="16.51" calcext:value-type="float">
            <text:p>16,51</text:p>
          </table:table-cell>
          <table:table-cell table:style-name="ce22" office:value-type="float" office:value="17.92" calcext:value-type="float">
            <text:p>17,92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 office:value-type="float" office:value="1.606" calcext:value-type="float">
            <text:p>1,606</text:p>
          </table:table-cell>
          <table:table-cell table:style-name="ce22" office:value-type="float" office:value="1.67" calcext:value-type="float">
            <text:p>1,67</text:p>
          </table:table-cell>
          <table:table-cell table:style-name="ce22" office:value-type="float" office:value="3.368" calcext:value-type="float">
            <text:p>3,368</text:p>
          </table:table-cell>
          <table:table-cell table:style-name="ce22" office:value-type="float" office:value="3.694" calcext:value-type="float">
            <text:p>3,6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49.32" calcext:value-type="float">
            <text:p>49,32</text:p>
          </table:table-cell>
          <table:table-cell table:style-name="ce22" office:value-type="float" office:value="196.28" calcext:value-type="float">
            <text:p>196,28</text:p>
          </table:table-cell>
          <table:table-cell table:style-name="ce22" office:value-type="float" office:value="11.4" calcext:value-type="float">
            <text:p>11,4</text:p>
          </table:table-cell>
          <table:table-cell table:style-name="ce22" office:value-type="float" office:value="12.31" calcext:value-type="float">
            <text:p>12,31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 office:value-type="float" office:value="3.987" calcext:value-type="float">
            <text:p>3,987</text:p>
          </table:table-cell>
          <table:table-cell table:style-name="ce22" office:value-type="float" office:value="7.423" calcext:value-type="float">
            <text:p>7,423</text:p>
          </table:table-cell>
          <table:table-cell table:style-name="ce22" office:value-type="float" office:value="7.82" calcext:value-type="float">
            <text:p>7,82</text:p>
          </table:table-cell>
          <table:table-cell table:style-name="ce22" office:value-type="float" office:value="7.551" calcext:value-type="float">
            <text:p>7,55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58.92" calcext:value-type="float">
            <text:p>58,92</text:p>
          </table:table-cell>
          <table:table-cell table:style-name="ce22" office:value-type="float" office:value="51.3" calcext:value-type="float">
            <text:p>51,3</text:p>
          </table:table-cell>
          <table:table-cell table:style-name="ce22" office:value-type="float" office:value="12.27" calcext:value-type="float">
            <text:p>12,27</text:p>
          </table:table-cell>
          <table:table-cell table:style-name="ce22" office:value-type="float" office:value="13.16" calcext:value-type="float">
            <text:p>13,16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 office:value-type="float" office:value="8.296" calcext:value-type="float">
            <text:p>8,296</text:p>
          </table:table-cell>
          <table:table-cell table:style-name="ce22" office:value-type="float" office:value="5.592" calcext:value-type="float">
            <text:p>5,592</text:p>
          </table:table-cell>
          <table:table-cell table:style-name="ce22" office:value-type="float" office:value="29.91" calcext:value-type="float">
            <text:p>29,91</text:p>
          </table:table-cell>
          <table:table-cell table:style-name="ce22" office:value-type="float" office:value="30.612" calcext:value-type="float">
            <text:p>30,6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47.2" calcext:value-type="float">
            <text:p>47,2</text:p>
          </table:table-cell>
          <table:table-cell table:style-name="ce22" office:value-type="float" office:value="192.8" calcext:value-type="float">
            <text:p>192,8</text:p>
          </table:table-cell>
          <table:table-cell table:style-name="ce22" office:value-type="float" office:value="9.22" calcext:value-type="float">
            <text:p>9,22</text:p>
          </table:table-cell>
          <table:table-cell table:style-name="ce22" office:value-type="float" office:value="10.09" calcext:value-type="float">
            <text:p>10,09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 office:value-type="float" office:value="3.832" calcext:value-type="float">
            <text:p>3,832</text:p>
          </table:table-cell>
          <table:table-cell table:style-name="ce22" office:value-type="float" office:value="1.84" calcext:value-type="float">
            <text:p>1,84</text:p>
          </table:table-cell>
          <table:table-cell table:style-name="ce22" office:value-type="float" office:value="10.477" calcext:value-type="float">
            <text:p>10,477</text:p>
          </table:table-cell>
          <table:table-cell table:style-name="ce22" office:value-type="float" office:value="10.964" calcext:value-type="float">
            <text:p>10,9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47.59" calcext:value-type="float">
            <text:p>47,59</text:p>
          </table:table-cell>
          <table:table-cell table:style-name="ce22" office:value-type="float" office:value="43.17" calcext:value-type="float">
            <text:p>43,17</text:p>
          </table:table-cell>
          <table:table-cell table:style-name="ce22" office:value-type="float" office:value="10.74" calcext:value-type="float">
            <text:p>10,74</text:p>
          </table:table-cell>
          <table:table-cell table:style-name="ce22" office:value-type="float" office:value="11.92" calcext:value-type="float">
            <text:p>11,92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 office:value-type="float" office:value="3.556" calcext:value-type="float">
            <text:p>3,556</text:p>
          </table:table-cell>
          <table:table-cell table:style-name="ce22" office:value-type="float" office:value="2.938" calcext:value-type="float">
            <text:p>2,938</text:p>
          </table:table-cell>
          <table:table-cell table:style-name="ce22" office:value-type="float" office:value="7.842" calcext:value-type="float">
            <text:p>7,842</text:p>
          </table:table-cell>
          <table:table-cell table:style-name="ce22" office:value-type="float" office:value="5.279" calcext:value-type="float">
            <text:p>5,279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36:.B245])" office:value-type="float" office:value="52.845" calcext:value-type="float">
            <text:p>52,845</text:p>
          </table:table-cell>
          <table:table-cell table:style-name="ce23" table:formula="of:=AVERAGE([.C236:.C245])" office:value-type="float" office:value="120.742" calcext:value-type="float">
            <text:p>120,742</text:p>
          </table:table-cell>
          <table:table-cell table:style-name="ce23" table:formula="of:=AVERAGE([.D236:.D245])" office:value-type="float" office:value="11.82" calcext:value-type="float">
            <text:p>11,82</text:p>
          </table:table-cell>
          <table:table-cell table:style-name="ce23" table:formula="of:=AVERAGE([.E236:.E245])" office:value-type="float" office:value="12.523" calcext:value-type="float">
            <text:p>12,523</text:p>
          </table:table-cell>
          <table:table-cell table:style-name="ce23" table:number-columns-repeated="2"/>
          <table:table-cell table:style-name="ce23" table:formula="of:=AVERAGE([.H236:.H245])" office:value-type="float" office:value="4.34" calcext:value-type="float">
            <text:p>4,34</text:p>
          </table:table-cell>
          <table:table-cell table:style-name="ce23" table:formula="of:=AVERAGE([.I236:.I245])" office:value-type="float" office:value="4.0441" calcext:value-type="float">
            <text:p>4,0441</text:p>
          </table:table-cell>
          <table:table-cell table:style-name="ce23" table:formula="of:=AVERAGE([.J236:.J245])" office:value-type="float" office:value="12.2007" calcext:value-type="float">
            <text:p>12,2007</text:p>
          </table:table-cell>
          <table:table-cell table:style-name="ce23" table:formula="of:=AVERAGE([.K236:.K245])" office:value-type="float" office:value="12.5618" calcext:value-type="float">
            <text:p>12,5618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36:.B245])" office:value-type="float" office:value="5.95049250996177" calcext:value-type="float">
            <text:p>5,95049250996177</text:p>
          </table:table-cell>
          <table:table-cell table:style-name="ce22" table:formula="of:=STDEV([.C236:.C245])" office:value-type="float" office:value="76.4187196089196" calcext:value-type="float">
            <text:p>76,4187196089196</text:p>
          </table:table-cell>
          <table:table-cell table:style-name="ce22" table:formula="of:=STDEV([.D236:.D245])" office:value-type="float" office:value="1.8697177445926" calcext:value-type="float">
            <text:p>1,8697177445926</text:p>
          </table:table-cell>
          <table:table-cell table:style-name="ce22" table:formula="of:=STDEV([.E236:.E245])" office:value-type="float" office:value="2.06928892778816" calcext:value-type="float">
            <text:p>2,06928892778816</text:p>
          </table:table-cell>
          <table:table-cell table:style-name="ce22" table:number-columns-repeated="2"/>
          <table:table-cell table:style-name="ce22" table:formula="of:=STDEV([.H236:.H245])" office:value-type="float" office:value="2.53734576980662" calcext:value-type="float">
            <text:p>2,53734576980662</text:p>
          </table:table-cell>
          <table:table-cell table:style-name="ce22" table:formula="of:=STDEV([.I236:.I245])" office:value-type="float" office:value="2.46000607271157" calcext:value-type="float">
            <text:p>2,46000607271157</text:p>
          </table:table-cell>
          <table:table-cell table:style-name="ce22" table:formula="of:=STDEV([.J236:.J245])" office:value-type="float" office:value="9.38417543941809" calcext:value-type="float">
            <text:p>9,38417543941809</text:p>
          </table:table-cell>
          <table:table-cell table:style-name="ce22" table:formula="of:=STDEV([.K236:.K245])" office:value-type="float" office:value="9.74331549547917" calcext:value-type="float">
            <text:p>9,7433154954791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12423.66" calcext:value-type="float">
            <text:p>12423,66</text:p>
          </table:table-cell>
          <table:table-cell table:style-name="ce22" office:value-type="float" office:value="5035.21" calcext:value-type="float">
            <text:p>5035,21</text:p>
          </table:table-cell>
          <table:table-cell table:style-name="ce22" office:value-type="float" office:value="837.158" calcext:value-type="float">
            <text:p>837,158</text:p>
          </table:table-cell>
          <table:table-cell table:style-name="ce22" office:value-type="float" office:value="1213.38" calcext:value-type="float">
            <text:p>1213,38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style-name="ce22" office:value-type="float" office:value="18.596" calcext:value-type="float">
            <text:p>18,596</text:p>
          </table:table-cell>
          <table:table-cell table:style-name="ce22" office:value-type="float" office:value="176.38" calcext:value-type="float">
            <text:p>176,38</text:p>
          </table:table-cell>
          <table:table-cell table:style-name="ce22" office:value-type="float" office:value="5.21" calcext:value-type="float">
            <text:p>5,21</text:p>
          </table:table-cell>
          <table:table-cell table:style-name="ce22" office:value-type="float" office:value="0.542" calcext:value-type="float">
            <text:p>0,5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9927.002" calcext:value-type="float">
            <text:p>9927,002</text:p>
          </table:table-cell>
          <table:table-cell table:style-name="ce22" office:value-type="float" office:value="4142.797" calcext:value-type="float">
            <text:p>4142,797</text:p>
          </table:table-cell>
          <table:table-cell table:style-name="ce22" office:value-type="float" office:value="1112.08" calcext:value-type="float">
            <text:p>1112,08</text:p>
          </table:table-cell>
          <table:table-cell table:style-name="ce22" office:value-type="float" office:value="1238.72" calcext:value-type="float">
            <text:p>1238,72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 office:value-type="float" office:value="29.59" calcext:value-type="float">
            <text:p>29,59</text:p>
          </table:table-cell>
          <table:table-cell table:style-name="ce22" office:value-type="float" office:value="179.3" calcext:value-type="float">
            <text:p>179,3</text:p>
          </table:table-cell>
          <table:table-cell table:style-name="ce22" office:value-type="float" office:value="16.81" calcext:value-type="float">
            <text:p>16,81</text:p>
          </table:table-cell>
          <table:table-cell table:style-name="ce22" office:value-type="float" office:value="7.53" calcext:value-type="float">
            <text:p>7,5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10659.592" calcext:value-type="float">
            <text:p>10659,592</text:p>
          </table:table-cell>
          <table:table-cell table:style-name="ce22" office:value-type="float" office:value="4399.204" calcext:value-type="float">
            <text:p>4399,204</text:p>
          </table:table-cell>
          <table:table-cell table:style-name="ce22" office:value-type="float" office:value="939.73" calcext:value-type="float">
            <text:p>939,73</text:p>
          </table:table-cell>
          <table:table-cell table:style-name="ce22" office:value-type="float" office:value="1218.54" calcext:value-type="float">
            <text:p>1218,54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 office:value-type="float" office:value="19.062" calcext:value-type="float">
            <text:p>19,062</text:p>
          </table:table-cell>
          <table:table-cell table:style-name="ce22" office:value-type="float" office:value="181.11" calcext:value-type="float">
            <text:p>181,11</text:p>
          </table:table-cell>
          <table:table-cell table:style-name="ce22" office:value-type="float" office:value="7.52" calcext:value-type="float">
            <text:p>7,52</text:p>
          </table:table-cell>
          <table:table-cell table:style-name="ce22" office:value-type="float" office:value="9.635" calcext:value-type="float">
            <text:p>9,6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11117.128" calcext:value-type="float">
            <text:p>11117,128</text:p>
          </table:table-cell>
          <table:table-cell table:style-name="ce22" office:value-type="float" office:value="4438.742" calcext:value-type="float">
            <text:p>4438,742</text:p>
          </table:table-cell>
          <table:table-cell table:style-name="ce22" office:value-type="float" office:value="1299.292" calcext:value-type="float">
            <text:p>1299,292</text:p>
          </table:table-cell>
          <table:table-cell table:style-name="ce22" office:value-type="float" office:value="1537.364" calcext:value-type="float">
            <text:p>1537,364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 office:value-type="float" office:value="15.478" calcext:value-type="float">
            <text:p>15,478</text:p>
          </table:table-cell>
          <table:table-cell table:style-name="ce22" office:value-type="float" office:value="186.33" calcext:value-type="float">
            <text:p>186,33</text:p>
          </table:table-cell>
          <table:table-cell table:style-name="ce22" office:value-type="float" office:value="12.32" calcext:value-type="float">
            <text:p>12,32</text:p>
          </table:table-cell>
          <table:table-cell table:style-name="ce22" office:value-type="float" office:value="11.263" calcext:value-type="float">
            <text:p>11,2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12636.446" calcext:value-type="float">
            <text:p>12636,446</text:p>
          </table:table-cell>
          <table:table-cell table:style-name="ce22" office:value-type="float" office:value="5359.059" calcext:value-type="float">
            <text:p>5359,059</text:p>
          </table:table-cell>
          <table:table-cell table:style-name="ce22" office:value-type="float" office:value="1452.36" calcext:value-type="float">
            <text:p>1452,36</text:p>
          </table:table-cell>
          <table:table-cell table:style-name="ce22" office:value-type="float" office:value="1819.843" calcext:value-type="float">
            <text:p>1819,843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 office:value-type="float" office:value="32.777" calcext:value-type="float">
            <text:p>32,777</text:p>
          </table:table-cell>
          <table:table-cell table:style-name="ce22" office:value-type="float" office:value="180.44" calcext:value-type="float">
            <text:p>180,44</text:p>
          </table:table-cell>
          <table:table-cell table:style-name="ce22" office:value-type="float" office:value="5.906" calcext:value-type="float">
            <text:p>5,906</text:p>
          </table:table-cell>
          <table:table-cell table:style-name="ce22" office:value-type="float" office:value="4.68" calcext:value-type="float">
            <text:p>4,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11702.636" calcext:value-type="float">
            <text:p>11702,636</text:p>
          </table:table-cell>
          <table:table-cell table:style-name="ce22" office:value-type="float" office:value="5074.374" calcext:value-type="float">
            <text:p>5074,374</text:p>
          </table:table-cell>
          <table:table-cell table:style-name="ce22" office:value-type="float" office:value="1280.083" calcext:value-type="float">
            <text:p>1280,083</text:p>
          </table:table-cell>
          <table:table-cell table:style-name="ce22" office:value-type="float" office:value="1603.857" calcext:value-type="float">
            <text:p>1603,857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 office:value-type="float" office:value="18.862" calcext:value-type="float">
            <text:p>18,862</text:p>
          </table:table-cell>
          <table:table-cell table:style-name="ce22" office:value-type="float" office:value="190.75" calcext:value-type="float">
            <text:p>190,75</text:p>
          </table:table-cell>
          <table:table-cell table:style-name="ce22" office:value-type="float" office:value="9.71" calcext:value-type="float">
            <text:p>9,71</text:p>
          </table:table-cell>
          <table:table-cell table:style-name="ce22" office:value-type="float" office:value="2.694" calcext:value-type="float">
            <text:p>2,6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11769.245" calcext:value-type="float">
            <text:p>11769,245</text:p>
          </table:table-cell>
          <table:table-cell table:style-name="ce22" office:value-type="float" office:value="4744.149" calcext:value-type="float">
            <text:p>4744,149</text:p>
          </table:table-cell>
          <table:table-cell table:style-name="ce22" office:value-type="float" office:value="1026.81" calcext:value-type="float">
            <text:p>1026,81</text:p>
          </table:table-cell>
          <table:table-cell table:style-name="ce22" office:value-type="float" office:value="1516.882" calcext:value-type="float">
            <text:p>1516,882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 office:value-type="float" office:value="28.695" calcext:value-type="float">
            <text:p>28,695</text:p>
          </table:table-cell>
          <table:table-cell table:style-name="ce22" office:value-type="float" office:value="195.81" calcext:value-type="float">
            <text:p>195,81</text:p>
          </table:table-cell>
          <table:table-cell table:style-name="ce22" office:value-type="float" office:value="6.639" calcext:value-type="float">
            <text:p>6,639</text:p>
          </table:table-cell>
          <table:table-cell table:style-name="ce22" office:value-type="float" office:value="2.944" calcext:value-type="float">
            <text:p>2,94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9657.433" calcext:value-type="float">
            <text:p>9657,433</text:p>
          </table:table-cell>
          <table:table-cell table:style-name="ce22" office:value-type="float" office:value="3693.007" calcext:value-type="float">
            <text:p>3693,007</text:p>
          </table:table-cell>
          <table:table-cell table:style-name="ce22" office:value-type="float" office:value="1117.67" calcext:value-type="float">
            <text:p>1117,67</text:p>
          </table:table-cell>
          <table:table-cell table:style-name="ce22" office:value-type="float" office:value="1283.049" calcext:value-type="float">
            <text:p>1283,049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 office:value-type="float" office:value="26.791" calcext:value-type="float">
            <text:p>26,791</text:p>
          </table:table-cell>
          <table:table-cell table:style-name="ce22" office:value-type="float" office:value="185.07" calcext:value-type="float">
            <text:p>185,07</text:p>
          </table:table-cell>
          <table:table-cell table:style-name="ce22" office:value-type="float" office:value="2.98" calcext:value-type="float">
            <text:p>2,98</text:p>
          </table:table-cell>
          <table:table-cell table:style-name="ce22" office:value-type="float" office:value="0.636" calcext:value-type="float">
            <text:p>0,6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10572.114" calcext:value-type="float">
            <text:p>10572,114</text:p>
          </table:table-cell>
          <table:table-cell table:style-name="ce22" office:value-type="float" office:value="4967.585" calcext:value-type="float">
            <text:p>4967,585</text:p>
          </table:table-cell>
          <table:table-cell table:style-name="ce22" office:value-type="float" office:value="1050.52" calcext:value-type="float">
            <text:p>1050,52</text:p>
          </table:table-cell>
          <table:table-cell table:style-name="ce22" office:value-type="float" office:value="1433.165" calcext:value-type="float">
            <text:p>1433,165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 office:value-type="float" office:value="19.682" calcext:value-type="float">
            <text:p>19,682</text:p>
          </table:table-cell>
          <table:table-cell table:style-name="ce22" office:value-type="float" office:value="182.18" calcext:value-type="float">
            <text:p>182,18</text:p>
          </table:table-cell>
          <table:table-cell table:style-name="ce22" office:value-type="float" office:value="10.9" calcext:value-type="float">
            <text:p>10,9</text:p>
          </table:table-cell>
          <table:table-cell table:style-name="ce22" office:value-type="float" office:value="5.085" calcext:value-type="float">
            <text:p>5,08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12593.015" calcext:value-type="float">
            <text:p>12593,015</text:p>
          </table:table-cell>
          <table:table-cell table:style-name="ce22" office:value-type="float" office:value="4296.296" calcext:value-type="float">
            <text:p>4296,296</text:p>
          </table:table-cell>
          <table:table-cell table:style-name="ce22" office:value-type="float" office:value="854.72" calcext:value-type="float">
            <text:p>854,72</text:p>
          </table:table-cell>
          <table:table-cell table:style-name="ce22" office:value-type="float" office:value="1104.609" calcext:value-type="float">
            <text:p>1104,609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 office:value-type="float" office:value="38.042" calcext:value-type="float">
            <text:p>38,042</text:p>
          </table:table-cell>
          <table:table-cell table:style-name="ce22" office:value-type="float" office:value="181.73" calcext:value-type="float">
            <text:p>181,73</text:p>
          </table:table-cell>
          <table:table-cell table:style-name="ce22" office:value-type="float" office:value="17.4" calcext:value-type="float">
            <text:p>17,4</text:p>
          </table:table-cell>
          <table:table-cell table:style-name="ce22" office:value-type="float" office:value="8.5" calcext:value-type="float">
            <text:p>8,5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49:.B258])" office:value-type="float" office:value="11305.8271" calcext:value-type="float">
            <text:p>11305,8271</text:p>
          </table:table-cell>
          <table:table-cell table:style-name="ce23" table:formula="of:=AVERAGE([.C249:.C258])" office:value-type="float" office:value="4615.0423" calcext:value-type="float">
            <text:p>4615,0423</text:p>
          </table:table-cell>
          <table:table-cell table:style-name="ce23" table:formula="of:=AVERAGE([.D249:.D258])" office:value-type="float" office:value="1097.0423" calcext:value-type="float">
            <text:p>1097,0423</text:p>
          </table:table-cell>
          <table:table-cell table:style-name="ce23" table:formula="of:=AVERAGE([.E249:.E258])" office:value-type="float" office:value="1396.9409" calcext:value-type="float">
            <text:p>1396,9409</text:p>
          </table:table-cell>
          <table:table-cell table:style-name="ce23" table:number-columns-repeated="2"/>
          <table:table-cell table:style-name="ce23" table:formula="of:=AVERAGE([.H249:.H258])" office:value-type="float" office:value="24.7575" calcext:value-type="float">
            <text:p>24,7575</text:p>
          </table:table-cell>
          <table:table-cell table:style-name="ce23" table:formula="of:=AVERAGE([.I249:.I258])" office:value-type="float" office:value="183.91" calcext:value-type="float">
            <text:p>183,91</text:p>
          </table:table-cell>
          <table:table-cell table:style-name="ce23" table:formula="of:=AVERAGE([.J249:.J258])" office:value-type="float" office:value="9.5395" calcext:value-type="float">
            <text:p>9,5395</text:p>
          </table:table-cell>
          <table:table-cell table:style-name="ce23" table:formula="of:=AVERAGE([.K249:.K258])" office:value-type="float" office:value="5.3509" calcext:value-type="float">
            <text:p>5,3509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49:.B258])" office:value-type="float" office:value="1088.2752422299" calcext:value-type="float">
            <text:p>1088,2752422299</text:p>
          </table:table-cell>
          <table:table-cell table:style-name="ce22" table:formula="of:=STDEV([.C249:.C258])" office:value-type="float" office:value="509.299534332761" calcext:value-type="float">
            <text:p>509,299534332761</text:p>
          </table:table-cell>
          <table:table-cell table:style-name="ce22" table:formula="of:=STDEV([.D249:.D258])" office:value-type="float" office:value="199.837475054133" calcext:value-type="float">
            <text:p>199,837475054133</text:p>
          </table:table-cell>
          <table:table-cell table:style-name="ce22" table:formula="of:=STDEV([.E249:.E258])" office:value-type="float" office:value="222.626194300097" calcext:value-type="float">
            <text:p>222,626194300097</text:p>
          </table:table-cell>
          <table:table-cell table:style-name="ce22" table:number-columns-repeated="2"/>
          <table:table-cell table:style-name="ce22" table:formula="of:=STDEV([.H249:.H258])" office:value-type="float" office:value="7.45960937687461" calcext:value-type="float">
            <text:p>7,45960937687461</text:p>
          </table:table-cell>
          <table:table-cell table:style-name="ce22" table:formula="of:=STDEV([.I249:.I258])" office:value-type="float" office:value="5.78481537206581" calcext:value-type="float">
            <text:p>5,78481537206581</text:p>
          </table:table-cell>
          <table:table-cell table:style-name="ce22" table:formula="of:=STDEV([.J249:.J258])" office:value-type="float" office:value="4.85024689520487" calcext:value-type="float">
            <text:p>4,85024689520487</text:p>
          </table:table-cell>
          <table:table-cell table:style-name="ce22" table:formula="of:=STDEV([.K249:.K258])" office:value-type="float" office:value="3.75204600333086" calcext:value-type="float">
            <text:p>3,75204600333086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0.386" calcext:value-type="float">
            <text:p>0,386</text:p>
          </table:table-cell>
          <table:table-cell table:style-name="ce22" office:value-type="float" office:value="0.397" calcext:value-type="float">
            <text:p>0,397</text:p>
          </table:table-cell>
          <table:table-cell table:style-name="ce22" office:value-type="float" office:value="0.379" calcext:value-type="float">
            <text:p>0,379</text:p>
          </table:table-cell>
          <table:table-cell table:style-name="ce22" office:value-type="float" office:value="0.381" calcext:value-type="float">
            <text:p>0,381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 office:value-type="float" office:value="9792.62" calcext:value-type="float">
            <text:p>9792,62</text:p>
          </table:table-cell>
          <table:table-cell table:style-name="ce22" office:value-type="float" office:value="843.33" calcext:value-type="float">
            <text:p>843,33</text:p>
          </table:table-cell>
          <table:table-cell table:style-name="ce22" office:value-type="float" office:value="26.31" calcext:value-type="float">
            <text:p>26,31</text:p>
          </table:table-cell>
          <table:table-cell table:style-name="ce22" office:value-type="float" office:value="61.35" calcext:value-type="float">
            <text:p>61,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0.651" calcext:value-type="float">
            <text:p>0,651</text:p>
          </table:table-cell>
          <table:table-cell table:style-name="ce22" office:value-type="float" office:value="0.675" calcext:value-type="float">
            <text:p>0,675</text:p>
          </table:table-cell>
          <table:table-cell table:style-name="ce22" office:value-type="float" office:value="0.663" calcext:value-type="float">
            <text:p>0,663</text:p>
          </table:table-cell>
          <table:table-cell table:style-name="ce22" office:value-type="float" office:value="0.66" calcext:value-type="float">
            <text:p>0,66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 office:value-type="float" office:value="11133.197" calcext:value-type="float">
            <text:p>11133,197</text:p>
          </table:table-cell>
          <table:table-cell table:style-name="ce22" office:value-type="float" office:value="1108.55" calcext:value-type="float">
            <text:p>1108,55</text:p>
          </table:table-cell>
          <table:table-cell table:style-name="ce22" office:value-type="float" office:value="101.04" calcext:value-type="float">
            <text:p>101,04</text:p>
          </table:table-cell>
          <table:table-cell table:style-name="ce22" office:value-type="float" office:value="69.06" calcext:value-type="float">
            <text:p>69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378" calcext:value-type="float">
            <text:p>0,378</text:p>
          </table:table-cell>
          <table:table-cell table:style-name="ce22" office:value-type="float" office:value="0.371" calcext:value-type="float">
            <text:p>0,371</text:p>
          </table:table-cell>
          <table:table-cell table:style-name="ce22" office:value-type="float" office:value="0.351" calcext:value-type="float">
            <text:p>0,351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/>
          <table:table-cell table:style-name="ce22" office:value-type="float" office:value="783.73" calcext:value-type="float">
            <text:p>783,73</text:p>
          </table:table-cell>
          <table:table-cell table:style-name="ce22" office:value-type="float" office:value="55.9" calcext:value-type="float">
            <text:p>55,9</text:p>
          </table:table-cell>
          <table:table-cell table:style-name="ce22" office:value-type="float" office:value="21.59" calcext:value-type="float">
            <text:p>21,5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0.144" calcext:value-type="float">
            <text:p>0,144</text:p>
          </table:table-cell>
          <table:table-cell table:style-name="ce22" office:value-type="float" office:value="0.167" calcext:value-type="float">
            <text:p>0,167</text:p>
          </table:table-cell>
          <table:table-cell table:style-name="ce22" office:value-type="float" office:value="0.159" calcext:value-type="float">
            <text:p>0,159</text:p>
          </table:table-cell>
          <table:table-cell table:style-name="ce22" office:value-type="float" office:value="0.168" calcext:value-type="float">
            <text:p>0,168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/>
          <table:table-cell table:style-name="ce22" office:value-type="float" office:value="863" calcext:value-type="float">
            <text:p>863</text:p>
          </table:table-cell>
          <table:table-cell table:style-name="ce22" office:value-type="float" office:value="41.54" calcext:value-type="float">
            <text:p>41,54</text:p>
          </table:table-cell>
          <table:table-cell table:style-name="ce22" office:value-type="float" office:value="108.64" calcext:value-type="float">
            <text:p>108,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0.385" calcext:value-type="float">
            <text:p>0,385</text:p>
          </table:table-cell>
          <table:table-cell table:style-name="ce22" office:value-type="float" office:value="0.39" calcext:value-type="float">
            <text:p>0,39</text:p>
          </table:table-cell>
          <table:table-cell table:style-name="ce22" office:value-type="float" office:value="0.408" calcext:value-type="float">
            <text:p>0,408</text:p>
          </table:table-cell>
          <table:table-cell table:style-name="ce22" office:value-type="float" office:value="0.423" calcext:value-type="float">
            <text:p>0,423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/>
          <table:table-cell table:style-name="ce22" office:value-type="float" office:value="703.95" calcext:value-type="float">
            <text:p>703,95</text:p>
          </table:table-cell>
          <table:table-cell table:style-name="ce22" office:value-type="float" office:value="68.48" calcext:value-type="float">
            <text:p>68,48</text:p>
          </table:table-cell>
          <table:table-cell table:style-name="ce22" office:value-type="float" office:value="68" calcext:value-type="float">
            <text:p>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132" calcext:value-type="float">
            <text:p>0,132</text:p>
          </table:table-cell>
          <table:table-cell table:style-name="ce22" office:value-type="float" office:value="0.555" calcext:value-type="float">
            <text:p>0,555</text:p>
          </table:table-cell>
          <table:table-cell table:style-name="ce22" office:value-type="float" office:value="0.122" calcext:value-type="float">
            <text:p>0,122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/>
          <table:table-cell table:style-name="ce22" office:value-type="float" office:value="894.88" calcext:value-type="float">
            <text:p>894,88</text:p>
          </table:table-cell>
          <table:table-cell table:style-name="ce22" office:value-type="float" office:value="48.76" calcext:value-type="float">
            <text:p>48,76</text:p>
          </table:table-cell>
          <table:table-cell table:style-name="ce22" office:value-type="float" office:value="43.04" calcext:value-type="float">
            <text:p>43,0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0.537" calcext:value-type="float">
            <text:p>0,537</text:p>
          </table:table-cell>
          <table:table-cell table:style-name="ce22" office:value-type="float" office:value="0.468" calcext:value-type="float">
            <text:p>0,468</text:p>
          </table:table-cell>
          <table:table-cell table:style-name="ce22" office:value-type="float" office:value="0.497" calcext:value-type="float">
            <text:p>0,497</text:p>
          </table:table-cell>
          <table:table-cell table:style-name="ce22" office:value-type="float" office:value="0.49" calcext:value-type="float">
            <text:p>0,49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/>
          <table:table-cell table:style-name="ce22" office:value-type="float" office:value="674.05" calcext:value-type="float">
            <text:p>674,05</text:p>
          </table:table-cell>
          <table:table-cell table:style-name="ce22" office:value-type="float" office:value="40.18" calcext:value-type="float">
            <text:p>40,18</text:p>
          </table:table-cell>
          <table:table-cell table:style-name="ce22" office:value-type="float" office:value="46.55" calcext:value-type="float">
            <text:p>46,5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0.443" calcext:value-type="float">
            <text:p>0,443</text:p>
          </table:table-cell>
          <table:table-cell table:style-name="ce22" office:value-type="float" office:value="0.225" calcext:value-type="float">
            <text:p>0,225</text:p>
          </table:table-cell>
          <table:table-cell table:style-name="ce22" office:value-type="float" office:value="0.363" calcext:value-type="float">
            <text:p>0,363</text:p>
          </table:table-cell>
          <table:table-cell table:style-name="ce22" office:value-type="float" office:value="0.484" calcext:value-type="float">
            <text:p>0,484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/>
          <table:table-cell table:style-name="ce22" office:value-type="float" office:value="905.22" calcext:value-type="float">
            <text:p>905,22</text:p>
          </table:table-cell>
          <table:table-cell table:style-name="ce22" office:value-type="float" office:value="66.61" calcext:value-type="float">
            <text:p>66,61</text:p>
          </table:table-cell>
          <table:table-cell table:style-name="ce22" office:value-type="float" office:value="76.56" calcext:value-type="float">
            <text:p>76,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219" calcext:value-type="float">
            <text:p>0,219</text:p>
          </table:table-cell>
          <table:table-cell table:style-name="ce22" office:value-type="float" office:value="0.225" calcext:value-type="float">
            <text:p>0,225</text:p>
          </table:table-cell>
          <table:table-cell table:style-name="ce22" office:value-type="float" office:value="0.222" calcext:value-type="float">
            <text:p>0,222</text:p>
          </table:table-cell>
          <table:table-cell table:style-name="ce22" office:value-type="float" office:value="0.225" calcext:value-type="float">
            <text:p>0,225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/>
          <table:table-cell table:style-name="ce22" office:value-type="float" office:value="968.84" calcext:value-type="float">
            <text:p>968,84</text:p>
          </table:table-cell>
          <table:table-cell table:style-name="ce22" office:value-type="float" office:value="53.69" calcext:value-type="float">
            <text:p>53,69</text:p>
          </table:table-cell>
          <table:table-cell table:style-name="ce22" office:value-type="float" office:value="40.96" calcext:value-type="float">
            <text:p>40,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0</text:p>
          </table:table-cell>
          <table:table-cell table:number-columns-repeated="2" table:style-name="ce22" office:value-type="float" office:value="0.328" calcext:value-type="float">
            <text:p>0,328</text:p>
          </table:table-cell>
          <table:table-cell table:style-name="ce22" office:value-type="float" office:value="0.313" calcext:value-type="float">
            <text:p>0,313</text:p>
          </table:table-cell>
          <table:table-cell table:style-name="ce22" office:value-type="float" office:value="0.301" calcext:value-type="float">
            <text:p>0,301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 office:value-type="float" office:value="10780.89" calcext:value-type="float">
            <text:p>10780,89</text:p>
          </table:table-cell>
          <table:table-cell table:style-name="ce22" office:value-type="float" office:value="1012.18" calcext:value-type="float">
            <text:p>1012,18</text:p>
          </table:table-cell>
          <table:table-cell table:style-name="ce22" office:value-type="float" office:value="59.93" calcext:value-type="float">
            <text:p>59,93</text:p>
          </table:table-cell>
          <table:table-cell table:style-name="ce22" office:value-type="float" office:value="30.87" calcext:value-type="float">
            <text:p>30,8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62:.B271])" office:value-type="float" office:value="0.3603" calcext:value-type="float">
            <text:p>0,3603</text:p>
          </table:table-cell>
          <table:table-cell table:style-name="ce23" table:formula="of:=AVERAGE([.C262:.C271])" office:value-type="float" office:value="0.3801" calcext:value-type="float">
            <text:p>0,3801</text:p>
          </table:table-cell>
          <table:table-cell table:style-name="ce23" table:formula="of:=AVERAGE([.D262:.D271])" office:value-type="float" office:value="0.3477" calcext:value-type="float">
            <text:p>0,3477</text:p>
          </table:table-cell>
          <table:table-cell table:style-name="ce23" table:formula="of:=AVERAGE([.E262:.E271])" office:value-type="float" office:value="0.3559" calcext:value-type="float">
            <text:p>0,3559</text:p>
          </table:table-cell>
          <table:table-cell table:style-name="ce23" table:number-columns-repeated="2"/>
          <table:table-cell table:style-name="ce23" table:formula="of:=AVERAGE([.H262:.H271])" office:value-type="float" office:value="10568.9023333333" calcext:value-type="float">
            <text:p>10568,9023333333</text:p>
          </table:table-cell>
          <table:table-cell table:style-name="ce23" table:formula="of:=AVERAGE([.I262:.I271])" office:value-type="float" office:value="875.773" calcext:value-type="float">
            <text:p>875,773</text:p>
          </table:table-cell>
          <table:table-cell table:style-name="ce23" table:formula="of:=AVERAGE([.J262:.J271])" office:value-type="float" office:value="56.244" calcext:value-type="float">
            <text:p>56,244</text:p>
          </table:table-cell>
          <table:table-cell table:style-name="ce23" table:formula="of:=AVERAGE([.K262:.K271])" office:value-type="float" office:value="56.662" calcext:value-type="float">
            <text:p>56,66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STDEV([.B262:.B271])" office:value-type="float" office:value="0.164677496270067" calcext:value-type="float">
            <text:p>0,164677496270067</text:p>
          </table:table-cell>
          <table:table-cell table:style-name="ce23" table:formula="of:=STDEV([.C262:.C271])" office:value-type="float" office:value="0.157051619256572" calcext:value-type="float">
            <text:p>0,157051619256572</text:p>
          </table:table-cell>
          <table:table-cell table:style-name="ce23" table:formula="of:=STDEV([.D262:.D271])" office:value-type="float" office:value="0.159902088096991" calcext:value-type="float">
            <text:p>0,159902088096991</text:p>
          </table:table-cell>
          <table:table-cell table:style-name="ce23" table:formula="of:=STDEV([.E262:.E271])" office:value-type="float" office:value="0.165671998572816" calcext:value-type="float">
            <text:p>0,165671998572816</text:p>
          </table:table-cell>
          <table:table-cell table:style-name="ce23" table:number-columns-repeated="2"/>
          <table:table-cell table:style-name="ce23" table:formula="of:=STDEV([.H262:.H271])" office:value-type="float" office:value="694.97536024404" calcext:value-type="float">
            <text:p>694,97536024404</text:p>
          </table:table-cell>
          <table:table-cell table:style-name="ce23" table:formula="of:=STDEV([.I262:.I271])" office:value-type="float" office:value="134.407586926235" calcext:value-type="float">
            <text:p>134,407586926235</text:p>
          </table:table-cell>
          <table:table-cell table:style-name="ce23" table:formula="of:=STDEV([.J262:.J271])" office:value-type="float" office:value="20.3043439249394" calcext:value-type="float">
            <text:p>20,3043439249394</text:p>
          </table:table-cell>
          <table:table-cell table:style-name="ce23" table:formula="of:=STDEV([.K262:.K271])" office:value-type="float" office:value="25.4547912102134" calcext:value-type="float">
            <text:p>25,454791210213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0.108" calcext:value-type="float">
            <text:p>0,108</text:p>
          </table:table-cell>
          <table:table-cell table:style-name="ce22" office:value-type="float" office:value="0.722" calcext:value-type="float">
            <text:p>0,722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 office:value-type="float" office:value="33.88" calcext:value-type="float">
            <text:p>33,88</text:p>
          </table:table-cell>
          <table:table-cell table:style-name="ce22" office:value-type="float" office:value="12.159" calcext:value-type="float">
            <text:p>12,159</text:p>
          </table:table-cell>
          <table:table-cell table:style-name="ce22" office:value-type="float" office:value="12.798" calcext:value-type="float">
            <text:p>12,798</text:p>
          </table:table-cell>
          <table:table-cell table:style-name="ce22" office:value-type="float" office:value="9.025" calcext:value-type="float">
            <text:p>9,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0.0538" calcext:value-type="float">
            <text:p>0,0538</text:p>
          </table:table-cell>
          <table:table-cell table:style-name="ce22" office:value-type="float" office:value="6.85" calcext:value-type="float">
            <text:p>6,85</text:p>
          </table:table-cell>
          <table:table-cell table:style-name="ce22" office:value-type="float" office:value="0.0451" calcext:value-type="float">
            <text:p>0,0451</text:p>
          </table:table-cell>
          <table:table-cell table:style-name="ce22" office:value-type="float" office:value="0.047" calcext:value-type="float">
            <text:p>0,047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 office:value-type="float" office:value="9.584" calcext:value-type="float">
            <text:p>9,584</text:p>
          </table:table-cell>
          <table:table-cell table:style-name="ce22" office:value-type="float" office:value="1.41" calcext:value-type="float">
            <text:p>1,41</text:p>
          </table:table-cell>
          <table:table-cell table:style-name="ce22" office:value-type="float" office:value="1.684" calcext:value-type="float">
            <text:p>1,684</text:p>
          </table:table-cell>
          <table:table-cell table:style-name="ce22" office:value-type="float" office:value="2.39" calcext:value-type="float">
            <text:p>2,3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0.108" calcext:value-type="float">
            <text:p>0,108</text:p>
          </table:table-cell>
          <table:table-cell table:style-name="ce22" office:value-type="float" office:value="6.97" calcext:value-type="float">
            <text:p>6,97</text:p>
          </table:table-cell>
          <table:table-cell table:style-name="ce22" office:value-type="float" office:value="0.1097" calcext:value-type="float">
            <text:p>0,1097</text:p>
          </table:table-cell>
          <table:table-cell table:style-name="ce22" office:value-type="float" office:value="0.112" calcext:value-type="float">
            <text:p>0,112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style-name="ce22" office:value-type="float" office:value="14.362" calcext:value-type="float">
            <text:p>14,362</text:p>
          </table:table-cell>
          <table:table-cell table:style-name="ce22" office:value-type="float" office:value="3.35" calcext:value-type="float">
            <text:p>3,35</text:p>
          </table:table-cell>
          <table:table-cell table:style-name="ce22" office:value-type="float" office:value="5.83" calcext:value-type="float">
            <text:p>5,83</text:p>
          </table:table-cell>
          <table:table-cell table:style-name="ce22" office:value-type="float" office:value="5.09" calcext:value-type="float">
            <text:p>5,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0.0868" calcext:value-type="float">
            <text:p>0,0868</text:p>
          </table:table-cell>
          <table:table-cell table:style-name="ce22" office:value-type="float" office:value="0.661" calcext:value-type="float">
            <text:p>0,661</text:p>
          </table:table-cell>
          <table:table-cell table:style-name="ce22" office:value-type="float" office:value="0.0877" calcext:value-type="float">
            <text:p>0,0877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 office:value-type="float" office:value="6.686" calcext:value-type="float">
            <text:p>6,686</text:p>
          </table:table-cell>
          <table:table-cell table:style-name="ce22" office:value-type="float" office:value="0.43" calcext:value-type="float">
            <text:p>0,43</text:p>
          </table:table-cell>
          <table:table-cell table:style-name="ce22" office:value-type="float" office:value="1.13" calcext:value-type="float">
            <text:p>1,13</text:p>
          </table:table-cell>
          <table:table-cell table:style-name="ce22" office:value-type="float" office:value="0.99" calcext:value-type="float">
            <text:p>0,9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5</text:p>
          </table:table-cell>
          <table:table-cell table:style-name="ce22" office:value-type="float" office:value="0.127" calcext:value-type="float">
            <text:p>0,127</text:p>
          </table:table-cell>
          <table:table-cell table:style-name="ce22" office:value-type="float" office:value="0.14" calcext:value-type="float">
            <text:p>0,14</text:p>
          </table:table-cell>
          <table:table-cell table:style-name="ce22" office:value-type="float" office:value="0.125" calcext:value-type="float">
            <text:p>0,125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 office:value-type="float" office:value="4.166" calcext:value-type="float">
            <text:p>4,166</text:p>
          </table:table-cell>
          <table:table-cell table:style-name="ce22" office:value-type="float" office:value="0.068" calcext:value-type="float">
            <text:p>0,068</text:p>
          </table:table-cell>
          <table:table-cell table:style-name="ce22" office:value-type="float" office:value="0.717" calcext:value-type="float">
            <text:p>0,717</text:p>
          </table:table-cell>
          <table:table-cell table:style-name="ce22" office:value-type="float" office:value="0.26" calcext:value-type="float">
            <text:p>0,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0.0632" calcext:value-type="float">
            <text:p>0,0632</text:p>
          </table:table-cell>
          <table:table-cell table:style-name="ce22" office:value-type="float" office:value="0.72" calcext:value-type="float">
            <text:p>0,72</text:p>
          </table:table-cell>
          <table:table-cell table:style-name="ce22" office:value-type="float" office:value="0.0631" calcext:value-type="float">
            <text:p>0,0631</text:p>
          </table:table-cell>
          <table:table-cell table:style-name="ce22" office:value-type="float" office:value="0.0635" calcext:value-type="float">
            <text:p>0,0635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 office:value-type="float" office:value="19.687" calcext:value-type="float">
            <text:p>19,687</text:p>
          </table:table-cell>
          <table:table-cell table:style-name="ce22" office:value-type="float" office:value="3.63" calcext:value-type="float">
            <text:p>3,63</text:p>
          </table:table-cell>
          <table:table-cell table:style-name="ce22" office:value-type="float" office:value="0.876" calcext:value-type="float">
            <text:p>0,876</text:p>
          </table:table-cell>
          <table:table-cell table:style-name="ce22" office:value-type="float" office:value="1.75" calcext:value-type="float">
            <text:p>1,7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0.04" calcext:value-type="float">
            <text:p>0,04</text:p>
          </table:table-cell>
          <table:table-cell table:style-name="ce22" office:value-type="float" office:value="6.78" calcext:value-type="float">
            <text:p>6,78</text:p>
          </table:table-cell>
          <table:table-cell table:style-name="ce22" office:value-type="float" office:value="0.0397" calcext:value-type="float">
            <text:p>0,0397</text:p>
          </table:table-cell>
          <table:table-cell table:style-name="ce22" office:value-type="float" office:value="0.0403" calcext:value-type="float">
            <text:p>0,0403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 office:value-type="float" office:value="13.426" calcext:value-type="float">
            <text:p>13,426</text:p>
          </table:table-cell>
          <table:table-cell table:style-name="ce22" office:value-type="float" office:value="2.196" calcext:value-type="float">
            <text:p>2,196</text:p>
          </table:table-cell>
          <table:table-cell table:style-name="ce22" office:value-type="float" office:value="2.164" calcext:value-type="float">
            <text:p>2,164</text:p>
          </table:table-cell>
          <table:table-cell table:style-name="ce22" office:value-type="float" office:value="2.31" calcext:value-type="float">
            <text:p>2,3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0.0898" calcext:value-type="float">
            <text:p>0,0898</text:p>
          </table:table-cell>
          <table:table-cell table:style-name="ce22" office:value-type="float" office:value="0.729" calcext:value-type="float">
            <text:p>0,729</text:p>
          </table:table-cell>
          <table:table-cell table:style-name="ce22" office:value-type="float" office:value="0.0852" calcext:value-type="float">
            <text:p>0,0852</text:p>
          </table:table-cell>
          <table:table-cell table:style-name="ce22" office:value-type="float" office:value="0.083" calcext:value-type="float">
            <text:p>0,083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 office:value-type="float" office:value="13.793" calcext:value-type="float">
            <text:p>13,793</text:p>
          </table:table-cell>
          <table:table-cell table:style-name="ce22" office:value-type="float" office:value="2.88" calcext:value-type="float">
            <text:p>2,88</text:p>
          </table:table-cell>
          <table:table-cell table:style-name="ce22" office:value-type="float" office:value="7.579" calcext:value-type="float">
            <text:p>7,579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0.0958" calcext:value-type="float">
            <text:p>0,0958</text:p>
          </table:table-cell>
          <table:table-cell table:style-name="ce22" office:value-type="float" office:value="0.687" calcext:value-type="float">
            <text:p>0,687</text:p>
          </table:table-cell>
          <table:table-cell table:style-name="ce22" office:value-type="float" office:value="0.0986" calcext:value-type="float">
            <text:p>0,0986</text:p>
          </table:table-cell>
          <table:table-cell table:style-name="ce22" office:value-type="float" office:value="0.0981" calcext:value-type="float">
            <text:p>0,0981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 office:value-type="float" office:value="10.663" calcext:value-type="float">
            <text:p>10,663</text:p>
          </table:table-cell>
          <table:table-cell table:style-name="ce22" office:value-type="float" office:value="1.353" calcext:value-type="float">
            <text:p>1,353</text:p>
          </table:table-cell>
          <table:table-cell table:style-name="ce22" office:value-type="float" office:value="1.782" calcext:value-type="float">
            <text:p>1,782</text:p>
          </table:table-cell>
          <table:table-cell table:style-name="ce22" office:value-type="float" office:value="1.84" calcext:value-type="float">
            <text:p>1,8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0.0455" calcext:value-type="float">
            <text:p>0,0455</text:p>
          </table:table-cell>
          <table:table-cell table:style-name="ce22" office:value-type="float" office:value="0.673" calcext:value-type="float">
            <text:p>0,673</text:p>
          </table:table-cell>
          <table:table-cell table:style-name="ce22" office:value-type="float" office:value="0.0548" calcext:value-type="float">
            <text:p>0,0548</text:p>
          </table:table-cell>
          <table:table-cell table:style-name="ce22" office:value-type="float" office:value="0.0575" calcext:value-type="float">
            <text:p>0,0575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 office:value-type="float" office:value="9.206" calcext:value-type="float">
            <text:p>9,206</text:p>
          </table:table-cell>
          <table:table-cell table:style-name="ce22" office:value-type="float" office:value="1.055" calcext:value-type="float">
            <text:p>1,055</text:p>
          </table:table-cell>
          <table:table-cell table:style-name="ce22" office:value-type="float" office:value="0.387" calcext:value-type="float">
            <text:p>0,387</text:p>
          </table:table-cell>
          <table:table-cell table:style-name="ce22" office:value-type="float" office:value="2.17" calcext:value-type="float">
            <text:p>2,1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75:.B284])" office:value-type="float" office:value="0.08179" calcext:value-type="float">
            <text:p>0,08179</text:p>
          </table:table-cell>
          <table:table-cell table:style-name="ce23" table:formula="of:=AVERAGE([.C275:.C284])" office:value-type="float" office:value="2.4932" calcext:value-type="float">
            <text:p>2,4932</text:p>
          </table:table-cell>
          <table:table-cell table:style-name="ce23" table:formula="of:=AVERAGE([.D275:.D284])" office:value-type="float" office:value="0.08159" calcext:value-type="float">
            <text:p>0,08159</text:p>
          </table:table-cell>
          <table:table-cell table:style-name="ce23" table:formula="of:=AVERAGE([.E275:.E284])" office:value-type="float" office:value="0.08164" calcext:value-type="float">
            <text:p>0,08164</text:p>
          </table:table-cell>
          <table:table-cell table:style-name="ce23" table:number-columns-repeated="2"/>
          <table:table-cell table:style-name="ce23" table:formula="of:=AVERAGE([.H275:.H284])" office:value-type="float" office:value="13.5453" calcext:value-type="float">
            <text:p>13,5453</text:p>
          </table:table-cell>
          <table:table-cell table:style-name="ce23" table:formula="of:=AVERAGE([.I275:.I284])" office:value-type="float" office:value="2.8531" calcext:value-type="float">
            <text:p>2,8531</text:p>
          </table:table-cell>
          <table:table-cell table:style-name="ce23" table:formula="of:=AVERAGE([.J275:.J284])" office:value-type="float" office:value="3.4947" calcext:value-type="float">
            <text:p>3,4947</text:p>
          </table:table-cell>
          <table:table-cell table:style-name="ce23" table:formula="of:=AVERAGE([.K275:.K284])" office:value-type="float" office:value="3.1825" calcext:value-type="float">
            <text:p>3,1825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75:.B284])" office:value-type="float" office:value="0.0296194549428431" calcext:value-type="float">
            <text:p>0,0296194549428431</text:p>
          </table:table-cell>
          <table:table-cell table:style-name="ce22" table:formula="of:=STDEV([.C275:.C284])" office:value-type="float" office:value="3.02331461956722" calcext:value-type="float">
            <text:p>3,02331461956722</text:p>
          </table:table-cell>
          <table:table-cell table:style-name="ce22" table:formula="of:=STDEV([.D275:.D284])" office:value-type="float" office:value="0.0294502386332531" calcext:value-type="float">
            <text:p>0,0294502386332531</text:p>
          </table:table-cell>
          <table:table-cell table:style-name="ce22" table:formula="of:=STDEV([.E275:.E284])" office:value-type="float" office:value="0.0286245892741033" calcext:value-type="float">
            <text:p>0,0286245892741033</text:p>
          </table:table-cell>
          <table:table-cell table:style-name="ce22" table:number-columns-repeated="2"/>
          <table:table-cell table:style-name="ce22" table:formula="of:=STDEV([.H275:.H284])" office:value-type="float" office:value="8.36536131981824" calcext:value-type="float">
            <text:p>8,36536131981824</text:p>
          </table:table-cell>
          <table:table-cell table:style-name="ce22" table:formula="of:=STDEV([.I275:.I284])" office:value-type="float" office:value="3.48133050714809" calcext:value-type="float">
            <text:p>3,48133050714809</text:p>
          </table:table-cell>
          <table:table-cell table:style-name="ce22" table:formula="of:=STDEV([.J275:.J284])" office:value-type="float" office:value="4.03446367219017" calcext:value-type="float">
            <text:p>4,03446367219017</text:p>
          </table:table-cell>
          <table:table-cell table:style-name="ce22" table:formula="of:=STDEV([.K275:.K284])" office:value-type="float" office:value="2.69420288149699" calcext:value-type="float">
            <text:p>2,69420288149699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8498.97" calcext:value-type="float">
            <text:p>18498,97</text:p>
          </table:table-cell>
          <table:table-cell table:style-name="ce22" office:value-type="float" office:value="18.83" calcext:value-type="float">
            <text:p>18,83</text:p>
          </table:table-cell>
          <table:table-cell table:style-name="ce22" office:value-type="float" office:value="9.98" calcext:value-type="float">
            <text:p>9,98</text:p>
          </table:table-cell>
          <table:table-cell table:style-name="ce22" office:value-type="float" office:value="16.45" calcext:value-type="float">
            <text:p>16,45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 office:value-type="float" office:value="10558.16" calcext:value-type="float">
            <text:p>10558,16</text:p>
          </table:table-cell>
          <table:table-cell table:style-name="ce22" office:value-type="float" office:value="975.898" calcext:value-type="float">
            <text:p>975,898</text:p>
          </table:table-cell>
          <table:table-cell table:style-name="ce22" office:value-type="float" office:value="67.12" calcext:value-type="float">
            <text:p>67,12</text:p>
          </table:table-cell>
          <table:table-cell table:style-name="ce22" office:value-type="float" office:value="163.21" calcext:value-type="float">
            <text:p>163,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/>
          <table:table-cell table:style-name="ce22" office:value-type="float" office:value="20.889" calcext:value-type="float">
            <text:p>20,889</text:p>
          </table:table-cell>
          <table:table-cell table:style-name="ce22" office:value-type="float" office:value="19.49" calcext:value-type="float">
            <text:p>19,49</text:p>
          </table:table-cell>
          <table:table-cell table:style-name="ce22" office:value-type="float" office:value="17.69" calcext:value-type="float">
            <text:p>17,69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/>
          <table:table-cell table:style-name="ce22" office:value-type="float" office:value="1038.72" calcext:value-type="float">
            <text:p>1038,72</text:p>
          </table:table-cell>
          <table:table-cell table:style-name="ce22" office:value-type="float" office:value="82.69" calcext:value-type="float">
            <text:p>82,69</text:p>
          </table:table-cell>
          <table:table-cell table:style-name="ce22" office:value-type="float" office:value="93.97" calcext:value-type="float">
            <text:p>93,9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/>
          <table:table-cell table:style-name="ce22" office:value-type="float" office:value="34.53" calcext:value-type="float">
            <text:p>34,53</text:p>
          </table:table-cell>
          <table:table-cell table:style-name="ce22" office:value-type="float" office:value="14.15" calcext:value-type="float">
            <text:p>14,15</text:p>
          </table:table-cell>
          <table:table-cell table:style-name="ce22" office:value-type="float" office:value="10.96" calcext:value-type="float">
            <text:p>10,96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/>
          <table:table-cell table:style-name="ce22" office:value-type="float" office:value="916.42" calcext:value-type="float">
            <text:p>916,42</text:p>
          </table:table-cell>
          <table:table-cell table:style-name="ce22" office:value-type="float" office:value="76.93" calcext:value-type="float">
            <text:p>76,93</text:p>
          </table:table-cell>
          <table:table-cell table:style-name="ce22" office:value-type="float" office:value="125.23" calcext:value-type="float">
            <text:p>125,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/>
          <table:table-cell table:style-name="ce22" office:value-type="float" office:value="24.25" calcext:value-type="float">
            <text:p>24,25</text:p>
          </table:table-cell>
          <table:table-cell table:style-name="ce22" office:value-type="float" office:value="12.98" calcext:value-type="float">
            <text:p>12,98</text:p>
          </table:table-cell>
          <table:table-cell table:style-name="ce22" office:value-type="float" office:value="14.53" calcext:value-type="float">
            <text:p>14,53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/>
          <table:table-cell table:style-name="ce22" office:value-type="float" office:value="943.581" calcext:value-type="float">
            <text:p>943,581</text:p>
          </table:table-cell>
          <table:table-cell table:style-name="ce22" office:value-type="float" office:value="42.22" calcext:value-type="float">
            <text:p>42,22</text:p>
          </table:table-cell>
          <table:table-cell table:style-name="ce22" office:value-type="float" office:value="42.86" calcext:value-type="float">
            <text:p>42,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/>
          <table:table-cell table:style-name="ce22" office:value-type="float" office:value="10.99" calcext:value-type="float">
            <text:p>10,99</text:p>
          </table:table-cell>
          <table:table-cell table:style-name="ce22" office:value-type="float" office:value="7.76" calcext:value-type="float">
            <text:p>7,76</text:p>
          </table:table-cell>
          <table:table-cell table:style-name="ce22" office:value-type="float" office:value="10.79" calcext:value-type="float">
            <text:p>10,79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/>
          <table:table-cell table:style-name="ce22" office:value-type="float" office:value="1164.18" calcext:value-type="float">
            <text:p>1164,18</text:p>
          </table:table-cell>
          <table:table-cell table:style-name="ce22" office:value-type="float" office:value="68.14" calcext:value-type="float">
            <text:p>68,14</text:p>
          </table:table-cell>
          <table:table-cell table:style-name="ce22" office:value-type="float" office:value="104.06" calcext:value-type="float">
            <text:p>104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/>
          <table:table-cell table:style-name="ce22" office:value-type="float" office:value="15.02" calcext:value-type="float">
            <text:p>15,02</text:p>
          </table:table-cell>
          <table:table-cell table:style-name="ce22" office:value-type="float" office:value="21.12" calcext:value-type="float">
            <text:p>21,12</text:p>
          </table:table-cell>
          <table:table-cell table:style-name="ce22" office:value-type="float" office:value="10.79" calcext:value-type="float">
            <text:p>10,79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/>
          <table:table-cell table:style-name="ce22" office:value-type="float" office:value="1358.44" calcext:value-type="float">
            <text:p>1358,44</text:p>
          </table:table-cell>
          <table:table-cell table:style-name="ce22" office:value-type="float" office:value="53.08" calcext:value-type="float">
            <text:p>53,08</text:p>
          </table:table-cell>
          <table:table-cell table:style-name="ce22" office:value-type="float" office:value="184.96" calcext:value-type="float">
            <text:p>184,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/>
          <table:table-cell table:style-name="ce22" office:value-type="float" office:value="22.32" calcext:value-type="float">
            <text:p>22,32</text:p>
          </table:table-cell>
          <table:table-cell table:style-name="ce22" office:value-type="float" office:value="23.35" calcext:value-type="float">
            <text:p>23,35</text:p>
          </table:table-cell>
          <table:table-cell table:style-name="ce22" office:value-type="float" office:value="20.9" calcext:value-type="float">
            <text:p>20,9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/>
          <table:table-cell table:style-name="ce22" office:value-type="float" office:value="966.63" calcext:value-type="float">
            <text:p>966,63</text:p>
          </table:table-cell>
          <table:table-cell table:style-name="ce22" office:value-type="float" office:value="83.51" calcext:value-type="float">
            <text:p>83,51</text:p>
          </table:table-cell>
          <table:table-cell table:style-name="ce22" office:value-type="float" office:value="127.1" calcext:value-type="float">
            <text:p>127,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/>
          <table:table-cell table:style-name="ce22" office:value-type="float" office:value="28.23" calcext:value-type="float">
            <text:p>28,23</text:p>
          </table:table-cell>
          <table:table-cell table:style-name="ce22" office:value-type="float" office:value="10.38" calcext:value-type="float">
            <text:p>10,38</text:p>
          </table:table-cell>
          <table:table-cell table:style-name="ce22" office:value-type="float" office:value="19.16" calcext:value-type="float">
            <text:p>19,16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/>
          <table:table-cell table:style-name="ce22" office:value-type="float" office:value="848.31" calcext:value-type="float">
            <text:p>848,31</text:p>
          </table:table-cell>
          <table:table-cell table:style-name="ce22" office:value-type="float" office:value="64.83" calcext:value-type="float">
            <text:p>64,83</text:p>
          </table:table-cell>
          <table:table-cell table:style-name="ce22" office:value-type="float" office:value="132.63" calcext:value-type="float">
            <text:p>132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/>
          <table:table-cell table:style-name="ce22" office:value-type="float" office:value="21.19" calcext:value-type="float">
            <text:p>21,19</text:p>
          </table:table-cell>
          <table:table-cell table:style-name="ce22" office:value-type="float" office:value="9.32" calcext:value-type="float">
            <text:p>9,32</text:p>
          </table:table-cell>
          <table:table-cell table:style-name="ce22" office:value-type="float" office:value="8.53" calcext:value-type="float">
            <text:p>8,53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/>
          <table:table-cell table:style-name="ce22" office:value-type="float" office:value="1000.26" calcext:value-type="float">
            <text:p>1000,26</text:p>
          </table:table-cell>
          <table:table-cell table:style-name="ce22" office:value-type="float" office:value="46.03" calcext:value-type="float">
            <text:p>46,03</text:p>
          </table:table-cell>
          <table:table-cell table:style-name="ce22" office:value-type="float" office:value="88.63" calcext:value-type="float">
            <text:p>88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/>
          <table:table-cell table:style-name="ce22" office:value-type="float" office:value="16.64" calcext:value-type="float">
            <text:p>16,64</text:p>
          </table:table-cell>
          <table:table-cell table:style-name="ce22" office:value-type="float" office:value="25.93" calcext:value-type="float">
            <text:p>25,93</text:p>
          </table:table-cell>
          <table:table-cell table:style-name="ce22" office:value-type="float" office:value="11.1" calcext:value-type="float">
            <text:p>11,1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 office:value-type="float" office:value="10884.19" calcext:value-type="float">
            <text:p>10884,19</text:p>
          </table:table-cell>
          <table:table-cell table:style-name="ce22" office:value-type="float" office:value="1092.91" calcext:value-type="float">
            <text:p>1092,91</text:p>
          </table:table-cell>
          <table:table-cell table:style-name="ce22" office:value-type="float" office:value="115.006" calcext:value-type="float">
            <text:p>115,006</text:p>
          </table:table-cell>
          <table:table-cell table:style-name="ce22" office:value-type="float" office:value="167.33" calcext:value-type="float">
            <text:p>167,3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88:.B297])" office:value-type="float" office:value="18498.97" calcext:value-type="float">
            <text:p>18498,97</text:p>
          </table:table-cell>
          <table:table-cell table:style-name="ce23" table:formula="of:=AVERAGE([.C288:.C297])" office:value-type="float" office:value="21.2889" calcext:value-type="float">
            <text:p>21,2889</text:p>
          </table:table-cell>
          <table:table-cell table:style-name="ce23" table:formula="of:=AVERAGE([.D288:.D297])" office:value-type="float" office:value="15.446" calcext:value-type="float">
            <text:p>15,446</text:p>
          </table:table-cell>
          <table:table-cell table:style-name="ce23" table:formula="of:=AVERAGE([.E288:.E297])" office:value-type="float" office:value="14.09" calcext:value-type="float">
            <text:p>14,09</text:p>
          </table:table-cell>
          <table:table-cell table:style-name="ce23" table:number-columns-repeated="2"/>
          <table:table-cell table:style-name="ce23" table:formula="of:=AVERAGE([.H288:.H297])" office:value-type="float" office:value="10721.175" calcext:value-type="float">
            <text:p>10721,175</text:p>
          </table:table-cell>
          <table:table-cell table:style-name="ce23" table:formula="of:=AVERAGE([.I288:.I297])" office:value-type="float" office:value="1030.5349" calcext:value-type="float">
            <text:p>1030,5349</text:p>
          </table:table-cell>
          <table:table-cell table:style-name="ce23" table:formula="of:=AVERAGE([.J288:.J297])" office:value-type="float" office:value="69.9556" calcext:value-type="float">
            <text:p>69,9556</text:p>
          </table:table-cell>
          <table:table-cell table:style-name="ce23" table:formula="of:=AVERAGE([.K288:.K297])" office:value-type="float" office:value="122.998" calcext:value-type="float">
            <text:p>122,998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7" table:formula="of:=STDEV([.B288:.B297])" office:value-type="string" office:string-value="" calcext:value-type="error">
            <text:p>#DIV/0!</text:p>
          </table:table-cell>
          <table:table-cell table:style-name="ce7" table:formula="of:=STDEV([.C288:.C297])" office:value-type="float" office:value="6.7208753472545" calcext:value-type="float">
            <text:p>6,7208753472545</text:p>
          </table:table-cell>
          <table:table-cell table:style-name="ce7" table:formula="of:=STDEV([.D288:.D297])" office:value-type="float" office:value="6.5050445382368" calcext:value-type="float">
            <text:p>6,5050445382368</text:p>
          </table:table-cell>
          <table:table-cell table:style-name="ce7" table:formula="of:=STDEV([.E288:.E297])" office:value-type="float" office:value="4.24571417889722" calcext:value-type="float">
            <text:p>4,24571417889722</text:p>
          </table:table-cell>
          <table:table-cell table:style-name="Default" table:number-columns-repeated="2"/>
          <table:table-cell table:style-name="Default" table:formula="of:=STDEV([.H288:.H297])" office:value-type="float" office:value="230.538023870251" calcext:value-type="float">
            <text:p>230,538023870251</text:p>
          </table:table-cell>
          <table:table-cell table:style-name="Default" table:formula="of:=STDEV([.I288:.I297])" office:value-type="float" office:value="145.722383808277" calcext:value-type="float">
            <text:p>145,722383808277</text:p>
          </table:table-cell>
          <table:table-cell table:style-name="Default" table:formula="of:=STDEV([.J288:.J297])" office:value-type="float" office:value="21.3129069460008" calcext:value-type="float">
            <text:p>21,3129069460008</text:p>
          </table:table-cell>
          <table:table-cell table:style-name="Default" table:formula="of:=STDEV([.K288:.K297])" office:value-type="float" office:value="42.6102952609134" calcext:value-type="float">
            <text:p>42,610295260913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5747.185" calcext:value-type="float">
            <text:p>5747,185</text:p>
          </table:table-cell>
          <table:table-cell table:style-name="ce22" office:value-type="float" office:value="0.029" calcext:value-type="float">
            <text:p>0,029</text:p>
          </table:table-cell>
          <table:table-cell table:style-name="ce22" office:value-type="float" office:value="0.035" calcext:value-type="float">
            <text:p>0,035</text:p>
          </table:table-cell>
          <table:table-cell table:style-name="ce22" office:value-type="float" office:value="0.034" calcext:value-type="float">
            <text:p>0,03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/>
          <table:table-cell table:style-name="ce22" office:value-type="float" office:value="0.022" calcext:value-type="float">
            <text:p>0,022</text:p>
          </table:table-cell>
          <table:table-cell table:style-name="ce22" office:value-type="float" office:value="0.0219" calcext:value-type="float">
            <text:p>0,0219</text:p>
          </table:table-cell>
          <table:table-cell table:style-name="ce22" office:value-type="float" office:value="0.022" calcext:value-type="float">
            <text:p>0,02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/>
          <table:table-cell table:style-name="ce22" office:value-type="float" office:value="0.025" calcext:value-type="float">
            <text:p>0,025</text:p>
          </table:table-cell>
          <table:table-cell table:style-name="ce22" office:value-type="float" office:value="0.0219" calcext:value-type="float">
            <text:p>0,0219</text:p>
          </table:table-cell>
          <table:table-cell table:style-name="ce22" office:value-type="float" office:value="0.022" calcext:value-type="float">
            <text:p>0,02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/>
          <table:table-cell table:style-name="ce22" office:value-type="float" office:value="0.033" calcext:value-type="float">
            <text:p>0,033</text:p>
          </table:table-cell>
          <table:table-cell table:style-name="ce22"/>
          <table:table-cell table:style-name="ce22" office:value-type="float" office:value="0.031" calcext:value-type="float">
            <text:p>0,03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/>
          <table:table-cell table:style-name="ce22" office:value-type="float" office:value="0.024" calcext:value-type="float">
            <text:p>0,024</text:p>
          </table:table-cell>
          <table:table-cell table:style-name="ce22"/>
          <table:table-cell table:style-name="ce22" office:value-type="float" office:value="0.0238" calcext:value-type="float">
            <text:p>0,0238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/>
          <table:table-cell table:style-name="ce22" office:value-type="float" office:value="0.0258" calcext:value-type="float">
            <text:p>0,0258</text:p>
          </table:table-cell>
          <table:table-cell table:style-name="ce22"/>
          <table:table-cell table:style-name="ce22" office:value-type="float" office:value="0.024" calcext:value-type="float">
            <text:p>0,02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/>
          <table:table-cell table:style-name="ce22" office:value-type="float" office:value="0.022" calcext:value-type="float">
            <text:p>0,022</text:p>
          </table:table-cell>
          <table:table-cell table:style-name="ce22"/>
          <table:table-cell table:style-name="ce22" office:value-type="float" office:value="0.0204" calcext:value-type="float">
            <text:p>0,020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/>
          <table:table-cell table:style-name="ce22" office:value-type="float" office:value="0.023" calcext:value-type="float">
            <text:p>0,023</text:p>
          </table:table-cell>
          <table:table-cell table:style-name="ce22"/>
          <table:table-cell table:style-name="ce22" office:value-type="float" office:value="0.0211" calcext:value-type="float">
            <text:p>0,021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/>
          <table:table-cell table:style-name="ce22" office:value-type="float" office:value="0.033" calcext:value-type="float">
            <text:p>0,033</text:p>
          </table:table-cell>
          <table:table-cell table:style-name="ce22"/>
          <table:table-cell table:style-name="ce22" office:value-type="float" office:value="0.036" calcext:value-type="float">
            <text:p>0,036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/>
          <table:table-cell table:style-name="ce22" office:value-type="float" office:value="0.0244" calcext:value-type="float">
            <text:p>0,0244</text:p>
          </table:table-cell>
          <table:table-cell table:style-name="ce22"/>
          <table:table-cell table:style-name="ce22" office:value-type="float" office:value="0.032" calcext:value-type="float">
            <text:p>0,03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301:.B310])" office:value-type="float" office:value="5747.185" calcext:value-type="float">
            <text:p>5747,185</text:p>
          </table:table-cell>
          <table:table-cell table:style-name="ce23" table:formula="of:=AVERAGE([.C301:.C310])" office:value-type="float" office:value="0.02612" calcext:value-type="float">
            <text:p>0,02612</text:p>
          </table:table-cell>
          <table:table-cell table:style-name="ce23" table:formula="of:=AVERAGE([.D301:.D310])" office:value-type="float" office:value="0.0262666666666667" calcext:value-type="float">
            <text:p>0,0262666666666667</text:p>
          </table:table-cell>
          <table:table-cell table:style-name="ce23" table:formula="of:=AVERAGE([.E301:.E310])" office:value-type="float" office:value="0.02663" calcext:value-type="float">
            <text:p>0,02663</text:p>
          </table:table-cell>
          <table:table-cell table:number-columns-repeated="16379"/>
        </table:table-row>
        <table:table-row table:style-name="ro1">
          <table:table-cell table:style-name="Default"/>
          <table:table-cell table:style-name="ce7" table:formula="of:=STDEV([.B301:.B310])" office:value-type="string" office:string-value="" calcext:value-type="error">
            <text:p>#DIV/0!</text:p>
          </table:table-cell>
          <table:table-cell table:style-name="ce7" table:formula="of:=STDEV([.C301:.C310])" office:value-type="float" office:value="0.00415606651641776" calcext:value-type="float">
            <text:p>0,00415606651641776</text:p>
          </table:table-cell>
          <table:table-cell table:style-name="ce7" table:formula="of:=STDEV([.D301:.D310])" office:value-type="float" office:value="0.0075632885263841" calcext:value-type="float">
            <text:p>0,0075632885263841</text:p>
          </table:table-cell>
          <table:table-cell table:style-name="ce7" table:formula="of:=STDEV([.E301:.E310])" office:value-type="float" office:value="0.00593708682772957" calcext:value-type="float">
            <text:p>0,00593708682772957</text:p>
          </table:table-cell>
          <table:table-cell/>
          <table:table-cell table:style-name="ce19" table:number-columns-repeated="5"/>
          <table:table-cell table:number-columns-repeated="16373"/>
        </table:table-row>
        <table:table-row table:style-name="ro1" table:number-rows-repeated="6">
          <table:table-cell table:style-name="Default"/>
          <table:table-cell table:style-name="ce7" table:number-columns-repeated="2"/>
          <table:table-cell table:style-name="Default" table:number-columns-repeated="8"/>
          <table:table-cell table:number-columns-repeated="16373"/>
        </table:table-row>
        <table:table-row table:style-name="ro1" table:number-rows-repeated="6">
          <table:table-cell table:style-name="Default" table:number-columns-repeated="11"/>
          <table:table-cell table:number-columns-repeated="16373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Default" table:number-columns-repeated="5"/>
          <table:table-cell table:style-name="ce19"/>
          <table:table-cell table:style-name="Default"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482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eural_averages" table:style-name="ta1">
        <table:table-column table:style-name="co6" table:default-cell-style-name="ce39"/>
        <table:table-column table:style-name="co2" table:default-cell-style-name="ce39"/>
        <table:table-column table:style-name="co7" table:default-cell-style-name="ce39"/>
        <table:table-column table:style-name="co3" table:number-columns-repeated="16381" table:default-cell-style-name="ce39"/>
        <table:table-row table:style-name="ro1">
          <table:table-cell table:style-name="ce27"/>
          <table:table-cell table:style-name="ce35" office:value-type="string" calcext:value-type="string">
            <text:p>CLASSIFICATION DATASETS</text:p>
          </table:table-cell>
          <table:table-cell table:style-name="ce35" table:number-columns-repeated="3"/>
          <table:table-cell table:number-columns-repeated="16379"/>
        </table:table-row>
        <table:table-row table:style-name="ro1">
          <table:table-cell table:style-name="ce27" office:value-type="string" calcext:value-type="string">
            <text:p>DATASET</text:p>
          </table:table-cell>
          <table:table-cell table:style-name="ce27" office:value-type="string" calcext:value-type="string">
            <text:p>ADAM</text:p>
          </table:table-cell>
          <table:table-cell table:style-name="ce27" office:value-type="string" calcext:value-type="string">
            <text:p>BFGS</text:p>
          </table:table-cell>
          <table:table-cell table:style-name="ce27" office:value-type="string" calcext:value-type="string">
            <text:p>GENETIC</text:p>
          </table:table-cell>
          <table:table-cell table:style-name="ce27" office:value-type="string" calcext:value-type="string">
            <text:p>IPSO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52" calcext:value-type="percentage">
            <text:p>15,20%</text:p>
          </table:table-cell>
          <table:table-cell table:style-name="ce18" office:value-type="percentage" office:value="0.1777" calcext:value-type="percentage">
            <text:p>17,77%</text:p>
          </table:table-cell>
          <table:table-cell table:style-name="ce18" office:value-type="percentage" office:value="0.233" calcext:value-type="percentage">
            <text:p>23,30%</text:p>
          </table:table-cell>
          <table:table-cell table:style-name="ce18" office:value-type="percentage" office:value="0.2357" calcext:value-type="percentage">
            <text:p>23,57%</text:p>
          </table:table-cell>
          <table:table-cell table:style-name="ce30" table:number-columns-repeated="16376"/>
          <table:table-cell table:number-columns-repeated="3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4343" calcext:value-type="percentage">
            <text:p>43,43%</text:p>
          </table:table-cell>
          <table:table-cell table:style-name="ce18" office:value-type="percentage" office:value="0.3743" calcext:value-type="percentage">
            <text:p>37,43%</text:p>
          </table:table-cell>
          <table:table-cell table:style-name="ce18" office:value-type="percentage" office:value="0.2609" calcext:value-type="percentage">
            <text:p>26,09%</text:p>
          </table:table-cell>
          <table:table-cell table:style-name="ce18" office:value-type="percentage" office:value="0.3056" calcext:value-type="percentage">
            <text:p>30,56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2929" calcext:value-type="percentage">
            <text:p>29,29%</text:p>
          </table:table-cell>
          <table:table-cell table:style-name="ce18" office:value-type="percentage" office:value="0.0854" calcext:value-type="percentage">
            <text:p>8,54%</text:p>
          </table:table-cell>
          <table:table-cell table:style-name="ce18" office:value-type="percentage" office:value="0.0774" calcext:value-type="percentage">
            <text:p>7,74%</text:p>
          </table:table-cell>
          <table:table-cell table:style-name="ce18" office:value-type="percentage" office:value="0.0779" calcext:value-type="percentage">
            <text:p>7,7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Bands</text:p>
          </table:table-cell>
          <table:table-cell table:style-name="ce26" office:value-type="percentage" office:value="0.4325" calcext:value-type="percentage">
            <text:p>43,25%</text:p>
          </table:table-cell>
          <table:table-cell table:style-name="ce18" office:value-type="percentage" office:value="0.3715" calcext:value-type="percentage">
            <text:p>37,15%</text:p>
          </table:table-cell>
          <table:table-cell table:style-name="ce18" office:value-type="percentage" office:value="0.3545" calcext:value-type="percentage">
            <text:p>35,45%</text:p>
          </table:table-cell>
          <table:table-cell table:style-name="ce18" office:value-type="percentage" office:value="0.3592" calcext:value-type="percentage">
            <text:p>35,92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7871" calcext:value-type="percentage">
            <text:p>78,71%</text:p>
          </table:table-cell>
          <table:table-cell table:style-name="ce18" office:value-type="percentage" office:value="0.7522" calcext:value-type="percentage">
            <text:p>75,22%</text:p>
          </table:table-cell>
          <table:table-cell table:style-name="ce18" office:value-type="percentage" office:value="0.4657" calcext:value-type="percentage">
            <text:p>46,57%</text:p>
          </table:table-cell>
          <table:table-cell table:style-name="ce18" office:value-type="percentage" office:value="0.4938" calcext:value-type="percentage">
            <text:p>49,3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6312" calcext:value-type="percentage">
            <text:p>63,12%</text:p>
          </table:table-cell>
          <table:table-cell table:style-name="ce18" office:value-type="percentage" office:value="0.4564" calcext:value-type="percentage">
            <text:p>45,64%</text:p>
          </table:table-cell>
          <table:table-cell table:style-name="ce18" office:value-type="percentage" office:value="0.0859" calcext:value-type="percentage">
            <text:p>8,59%</text:p>
          </table:table-cell>
          <table:table-cell table:style-name="ce18" office:value-type="percentage" office:value="0.0958" calcext:value-type="percentage">
            <text:p>9,5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8278" calcext:value-type="percentage">
            <text:p>82,78%</text:p>
          </table:table-cell>
          <table:table-cell table:style-name="ce18" office:value-type="percentage" office:value="0.8206" calcext:value-type="percentage">
            <text:p>82,06%</text:p>
          </table:table-cell>
          <table:table-cell table:style-name="ce18" office:value-type="percentage" office:value="0.6195" calcext:value-type="percentage">
            <text:p>61,95%</text:p>
          </table:table-cell>
          <table:table-cell table:style-name="ce18" office:value-type="percentage" office:value="0.5887" calcext:value-type="percentage">
            <text:p>58,8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6095" calcext:value-type="percentage">
            <text:p>60,95%</text:p>
          </table:table-cell>
          <table:table-cell table:style-name="ce18" office:value-type="percentage" office:value="0.5395" calcext:value-type="percentage">
            <text:p>53,95%</text:p>
          </table:table-cell>
          <table:table-cell table:style-name="ce18" office:value-type="percentage" office:value="0.3172" calcext:value-type="percentage">
            <text:p>31,72%</text:p>
          </table:table-cell>
          <table:table-cell table:style-name="ce18" office:value-type="percentage" office:value="0.3277" calcext:value-type="percentage">
            <text:p>32,7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4308" calcext:value-type="percentage">
            <text:p>43,08%</text:p>
          </table:table-cell>
          <table:table-cell table:style-name="ce18" office:value-type="percentage" office:value="0.3921" calcext:value-type="percentage">
            <text:p>39,21%</text:p>
          </table:table-cell>
          <table:table-cell table:style-name="ce18" office:value-type="percentage" office:value="0.1932" calcext:value-type="percentage">
            <text:p>19,32%</text:p>
          </table:table-cell>
          <table:table-cell table:style-name="ce18" office:value-type="percentage" office:value="0.2363" calcext:value-type="percentage">
            <text:p>23,6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1462" calcext:value-type="percentage">
            <text:p>14,62%</text:p>
          </table:table-cell>
          <table:table-cell table:style-name="ce18" office:value-type="percentage" office:value="0.077" calcext:value-type="percentage">
            <text:p>7,70%</text:p>
          </table:table-cell>
          <table:table-cell table:style-name="ce18" office:value-type="percentage" office:value="0.0754" calcext:value-type="percentage">
            <text:p>7,54%</text:p>
          </table:table-cell>
          <table:table-cell table:style-name="ce18" office:value-type="percentage" office:value="0.0775" calcext:value-type="percentage">
            <text:p>7,7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965" calcext:value-type="percentage">
            <text:p>19,65%</text:p>
          </table:table-cell>
          <table:table-cell table:style-name="ce18" office:value-type="percentage" office:value="0.125" calcext:value-type="percentage">
            <text:p>12,50%</text:p>
          </table:table-cell>
          <table:table-cell table:style-name="ce18" office:value-type="percentage" office:value="0.1608" calcext:value-type="percentage">
            <text:p>16,08%</text:p>
          </table:table-cell>
          <table:table-cell table:style-name="ce18" office:value-type="percentage" office:value="0.1574" calcext:value-type="percentage">
            <text:p>15,7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4279" calcext:value-type="percentage">
            <text:p>42,79%</text:p>
          </table:table-cell>
          <table:table-cell table:style-name="ce18" office:value-type="percentage" office:value="0.4149" calcext:value-type="percentage">
            <text:p>41,49%</text:p>
          </table:table-cell>
          <table:table-cell table:style-name="ce18" office:value-type="percentage" office:value="0.3482" calcext:value-type="percentage">
            <text:p>34,82%</text:p>
          </table:table-cell>
          <table:table-cell table:style-name="ce18" office:value-type="percentage" office:value="0.3717" calcext:value-type="percentage">
            <text:p>37,1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3279" calcext:value-type="percentage">
            <text:p>32,79%</text:p>
          </table:table-cell>
          <table:table-cell table:style-name="ce18" office:value-type="percentage" office:value="0.2452" calcext:value-type="percentage">
            <text:p>24,52%</text:p>
          </table:table-cell>
          <table:table-cell table:style-name="ce18" office:value-type="percentage" office:value="0.2778" calcext:value-type="percentage">
            <text:p>27,78%</text:p>
          </table:table-cell>
          <table:table-cell table:style-name="ce18" office:value-type="percentage" office:value="0.2605" calcext:value-type="percentage">
            <text:p>26,0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4796" calcext:value-type="percentage">
            <text:p>47,96%</text:p>
          </table:table-cell>
          <table:table-cell table:style-name="ce18" office:value-type="percentage" office:value="0.3348" calcext:value-type="percentage">
            <text:p>33,48%</text:p>
          </table:table-cell>
          <table:table-cell table:style-name="ce18" office:value-type="percentage" office:value="0.1678" calcext:value-type="percentage">
            <text:p>16,78%</text:p>
          </table:table-cell>
          <table:table-cell table:style-name="ce18" office:value-type="percentage" office:value="0.1825" calcext:value-type="percentage">
            <text:p>18,2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264" calcext:value-type="percentage">
            <text:p>26,40%</text:p>
          </table:table-cell>
          <table:table-cell table:style-name="ce18" office:value-type="percentage" office:value="0.277" calcext:value-type="percentage">
            <text:p>27,70%</text:p>
          </table:table-cell>
          <table:table-cell table:style-name="ce18" office:value-type="percentage" office:value="0.1554" calcext:value-type="percentage">
            <text:p>15,54%</text:p>
          </table:table-cell>
          <table:table-cell table:style-name="ce18" office:value-type="percentage" office:value="0.1868" calcext:value-type="percentage">
            <text:p>18,6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4411" calcext:value-type="percentage">
            <text:p>44,11%</text:p>
          </table:table-cell>
          <table:table-cell table:style-name="ce18" office:value-type="percentage" office:value="0.3609" calcext:value-type="percentage">
            <text:p>36,09%</text:p>
          </table:table-cell>
          <table:table-cell table:style-name="ce18" office:value-type="percentage" office:value="0.2597" calcext:value-type="percentage">
            <text:p>25,97%</text:p>
          </table:table-cell>
          <table:table-cell table:style-name="ce18" office:value-type="percentage" office:value="0.3269" calcext:value-type="percentage">
            <text:p>32,6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731" calcext:value-type="percentage">
            <text:p>7,31%</text:p>
          </table:table-cell>
          <table:table-cell table:style-name="ce18" office:value-type="percentage" office:value="0.0535" calcext:value-type="percentage">
            <text:p>5,35%</text:p>
          </table:table-cell>
          <table:table-cell table:style-name="ce18" office:value-type="percentage" office:value="0.0743" calcext:value-type="percentage">
            <text:p>7,43%</text:p>
          </table:table-cell>
          <table:table-cell table:style-name="ce18" office:value-type="percentage" office:value="0.0746" calcext:value-type="percentage">
            <text:p>7,46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5634" calcext:value-type="percentage">
            <text:p>56,34%</text:p>
          </table:table-cell>
          <table:table-cell table:style-name="ce18" office:value-type="percentage" office:value="0.3421" calcext:value-type="percentage">
            <text:p>34,21%</text:p>
          </table:table-cell>
          <table:table-cell table:style-name="ce18" office:value-type="percentage" office:value="0.2939" calcext:value-type="percentage">
            <text:p>29,39%</text:p>
          </table:table-cell>
          <table:table-cell table:style-name="ce18" office:value-type="percentage" office:value="0.2978" calcext:value-type="percentage">
            <text:p>29,7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681" calcext:value-type="percentage">
            <text:p>36,81%</text:p>
          </table:table-cell>
          <table:table-cell table:style-name="ce18" office:value-type="percentage" office:value="0.3774" calcext:value-type="percentage">
            <text:p>37,74%</text:p>
          </table:table-cell>
          <table:table-cell table:style-name="ce18" office:value-type="percentage" office:value="0.3163" calcext:value-type="percentage">
            <text:p>31,63%</text:p>
          </table:table-cell>
          <table:table-cell table:style-name="ce18" office:value-type="percentage" office:value="0.3428" calcext:value-type="percentage">
            <text:p>34,2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8359" calcext:value-type="percentage">
            <text:p>83,59%</text:p>
          </table:table-cell>
          <table:table-cell table:style-name="ce18" office:value-type="percentage" office:value="0.6844" calcext:value-type="percentage">
            <text:p>68,44%</text:p>
          </table:table-cell>
          <table:table-cell table:style-name="ce18" office:value-type="percentage" office:value="0.2066" calcext:value-type="percentage">
            <text:p>20,66%</text:p>
          </table:table-cell>
          <table:table-cell table:style-name="ce18" office:value-type="percentage" office:value="0.3188" calcext:value-type="percentage">
            <text:p>31,8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89" calcext:value-type="percentage">
            <text:p>28,90%</text:p>
          </table:table-cell>
          <table:table-cell table:style-name="ce18" office:value-type="percentage" office:value="0.2125" calcext:value-type="percentage">
            <text:p>21,25%</text:p>
          </table:table-cell>
          <table:table-cell table:style-name="ce18" office:value-type="percentage" office:value="0.2609" calcext:value-type="percentage">
            <text:p>26,09%</text:p>
          </table:table-cell>
          <table:table-cell table:style-name="ce18" office:value-type="percentage" office:value="0.2415" calcext:value-type="percentage">
            <text:p>24,1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5004" calcext:value-type="percentage">
            <text:p>50,04%</text:p>
          </table:table-cell>
          <table:table-cell table:style-name="ce18" office:value-type="percentage" office:value="0.4769" calcext:value-type="percentage">
            <text:p>47,69%</text:p>
          </table:table-cell>
          <table:table-cell table:style-name="ce18" office:value-type="percentage" office:value="0.4264" calcext:value-type="percentage">
            <text:p>42,64%</text:p>
          </table:table-cell>
          <table:table-cell table:style-name="ce18" office:value-type="percentage" office:value="0.4463" calcext:value-type="percentage">
            <text:p>44,6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5813" calcext:value-type="percentage">
            <text:p>58,13%</text:p>
          </table:table-cell>
          <table:table-cell table:style-name="ce18" office:value-type="percentage" office:value="0.5713" calcext:value-type="percentage">
            <text:p>57,13%</text:p>
          </table:table-cell>
          <table:table-cell table:style-name="ce18" office:value-type="percentage" office:value="0.4707" calcext:value-type="percentage">
            <text:p>47,07%</text:p>
          </table:table-cell>
          <table:table-cell table:style-name="ce18" office:value-type="percentage" office:value="0.4804" calcext:value-type="percentage">
            <text:p>48,0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3647" calcext:value-type="percentage">
            <text:p>36,47%</text:p>
          </table:table-cell>
          <table:table-cell table:style-name="ce18" office:value-type="percentage" office:value="0.3309" calcext:value-type="percentage">
            <text:p>33,09%</text:p>
          </table:table-cell>
          <table:table-cell table:style-name="ce18" office:value-type="percentage" office:value="0.0604" calcext:value-type="percentage">
            <text:p>6,04%</text:p>
          </table:table-cell>
          <table:table-cell table:style-name="ce18" office:value-type="percentage" office:value="0.0703" calcext:value-type="percentage">
            <text:p>7,0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5821" calcext:value-type="percentage">
            <text:p>58,21%</text:p>
          </table:table-cell>
          <table:table-cell table:style-name="ce18" office:value-type="percentage" office:value="0.5847" calcext:value-type="percentage">
            <text:p>58,47%</text:p>
          </table:table-cell>
          <table:table-cell table:style-name="ce18" office:value-type="percentage" office:value="0.2688" calcext:value-type="percentage">
            <text:p>26,88%</text:p>
          </table:table-cell>
          <table:table-cell table:style-name="ce18" office:value-type="percentage" office:value="0.2433" calcext:value-type="percentage">
            <text:p>24,3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5417" calcext:value-type="percentage">
            <text:p>54,17%</text:p>
          </table:table-cell>
          <table:table-cell table:style-name="ce18" office:value-type="percentage" office:value="0.4153" calcext:value-type="percentage">
            <text:p>41,53%</text:p>
          </table:table-cell>
          <table:table-cell table:style-name="ce18" office:value-type="percentage" office:value="0.0693" calcext:value-type="percentage">
            <text:p>6,93%</text:p>
          </table:table-cell>
          <table:table-cell table:style-name="ce18" office:value-type="percentage" office:value="0.1181" calcext:value-type="percentage">
            <text:p>11,81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595" calcext:value-type="percentage">
            <text:p>59,50%</text:p>
          </table:table-cell>
          <table:table-cell table:style-name="ce18" office:value-type="percentage" office:value="0.4575" calcext:value-type="percentage">
            <text:p>45,75%</text:p>
          </table:table-cell>
          <table:table-cell table:style-name="ce18" office:value-type="percentage" office:value="0.0521" calcext:value-type="percentage">
            <text:p>5,21%</text:p>
          </table:table-cell>
          <table:table-cell table:style-name="ce18" office:value-type="percentage" office:value="0.0697" calcext:value-type="percentage">
            <text:p>6,9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333" calcext:value-type="percentage">
            <text:p>33,30%</text:p>
          </table:table-cell>
          <table:table-cell table:style-name="ce18" office:value-type="percentage" office:value="0.1597" calcext:value-type="percentage">
            <text:p>15,97%</text:p>
          </table:table-cell>
          <table:table-cell table:style-name="ce18" office:value-type="percentage" office:value="0.0343" calcext:value-type="percentage">
            <text:p>3,43%</text:p>
          </table:table-cell>
          <table:table-cell table:style-name="ce18" office:value-type="percentage" office:value="0.0315" calcext:value-type="percentage">
            <text:p>3,1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827" calcext:value-type="percentage">
            <text:p>18,27%</text:p>
          </table:table-cell>
          <table:table-cell table:style-name="ce18" office:value-type="percentage" office:value="0.1043" calcext:value-type="percentage">
            <text:p>10,43%</text:p>
          </table:table-cell>
          <table:table-cell table:style-name="ce18" office:value-type="percentage" office:value="0.0943" calcext:value-type="percentage">
            <text:p>9,43%</text:p>
          </table:table-cell>
          <table:table-cell table:style-name="ce18" office:value-type="percentage" office:value="0.0783" calcext:value-type="percentage">
            <text:p>7,83%</text:p>
          </table:table-cell>
          <table:table-cell table:number-columns-repeated="16379"/>
        </table:table-row>
        <table:table-row table:style-name="ro2">
          <table:table-cell table:style-name="ce28"/>
          <table:table-cell table:style-name="ce38" table:formula="of:=AVERAGE([.B3:.B31])" office:value-type="percentage" office:value="0.437644827586207" calcext:value-type="percentage">
            <text:p>43,76%</text:p>
          </table:table-cell>
          <table:table-cell table:style-name="ce38" table:formula="of:=AVERAGE([.C3:.C31])" office:value-type="percentage" office:value="0.364655172413793" calcext:value-type="percentage">
            <text:p>36,47%</text:p>
          </table:table-cell>
          <table:table-cell table:style-name="ce38" table:formula="of:=AVERAGE([.D3:.D31])" office:value-type="percentage" office:value="0.230368965517241" calcext:value-type="percentage">
            <text:p>23,04%</text:p>
          </table:table-cell>
          <table:table-cell table:style-name="ce38" table:formula="of:=AVERAGE([.E3:.E31])" office:value-type="percentage" office:value="0.244737931034483" calcext:value-type="percentage">
            <text:p>24,47%</text:p>
          </table:table-cell>
          <table:table-cell table:style-name="ce38" table:formula="of:=AVERAGE([.F3:.F31])" office:value-type="string" office:string-value="" calcext:value-type="error">
            <text:p>#DIV/0!</text:p>
          </table:table-cell>
          <table:table-cell table:style-name="ce28" table:number-columns-repeated="16375"/>
          <table:table-cell table:style-name="ce34" table:number-columns-repeated="3"/>
        </table:table-row>
        <table:table-row table:style-name="ro2">
          <table:table-cell table:style-name="ce28"/>
          <table:table-cell table:style-name="ce38"/>
          <table:table-cell table:style-name="ce38" table:formula="of:=([.B32]-[.C32])/[.B32]" office:value-type="percentage" office:value="0.166778288172585" calcext:value-type="percentage">
            <text:p>16,68%</text:p>
          </table:table-cell>
          <table:table-cell table:style-name="ce38" table:formula="of:=([.B32]-[.D32])/[.B32]" office:value-type="percentage" office:value="0.473616615583413" calcext:value-type="percentage">
            <text:p>47,36%</text:p>
          </table:table-cell>
          <table:table-cell table:style-name="ce38" table:formula="of:=([.B32]-[.E32])/[.B32]" office:value-type="percentage" office:value="0.440784134513107" calcext:value-type="percentage">
            <text:p>44,08%</text:p>
          </table:table-cell>
          <table:table-cell table:style-name="ce28" table:number-columns-repeated="16376"/>
          <table:table-cell table:style-name="ce34" table:number-columns-repeated="3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REGRESSION DATASETS</text:p>
          </table:table-cell>
          <table:covered-table-cell table:style-name="ce27"/>
          <table:table-cell table:style-name="ce27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ABALONE</text:p>
          </table:table-cell>
          <table:table-cell table:formula="of:=29422.76/417" office:value-type="float" office:value="70.5581774580336" calcext:value-type="float">
            <text:p>70,5581774580336</text:p>
          </table:table-cell>
          <table:table-cell table:style-name="ce30" table:formula="of:=1816.662/417" office:value-type="float" office:value="4.3565035971223" calcext:value-type="float">
            <text:p>4,3565035971223</text:p>
          </table:table-cell>
          <table:table-cell table:style-name="ce30" table:formula="of:=1862.44111111111/417" office:value-type="float" office:value="4.46628563815614" calcext:value-type="float">
            <text:p>4,46628563815614</text:p>
          </table:table-cell>
          <table:table-cell table:style-name="ce30" table:formula="of:=1829.207/417" office:value-type="float" office:value="4.38658752997602" calcext:value-type="float">
            <text:p>4,38658752997602</text:p>
          </table:table-cell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IRFOIL</text:p>
          </table:table-cell>
          <table:table-cell table:formula="of:=5809.33175/150" office:value-type="float" office:value="38.7288783333333" calcext:value-type="float">
            <text:p>38,7288783333333</text:p>
          </table:table-cell>
          <table:table-cell table:style-name="ce30" table:formula="of:=0.475222222222222/150" office:value-type="float" office:value="0.00316814814814815" calcext:value-type="float">
            <text:p>0,00316814814814815</text:p>
          </table:table-cell>
          <table:table-cell table:style-name="ce30" table:formula="of:=0.162111111111111/150" office:value-type="float" office:value="0.00108074074074074" calcext:value-type="float">
            <text:p>0,00108074074074074</text:p>
          </table:table-cell>
          <table:table-cell table:style-name="ce30" table:formula="of:=0.162555555555556/150" office:value-type="float" office:value="0.00108370370370371" calcext:value-type="float">
            <text:p>0,00108370370370371</text:p>
          </table:table-cell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SEBALL</text:p>
          </table:table-cell>
          <table:table-cell table:formula="of:=4924.4882/33" office:value-type="float" office:value="149.226915151515" calcext:value-type="float">
            <text:p>149,226915151515</text:p>
          </table:table-cell>
          <table:table-cell table:style-name="ce30" table:formula="of:=3943.862/33" office:value-type="float" office:value="119.51096969697" calcext:value-type="float">
            <text:p>119,51096969697</text:p>
          </table:table-cell>
          <table:table-cell table:style-name="ce30" table:formula="of:=2076.9051/33" office:value-type="float" office:value="62.9365181818182" calcext:value-type="float">
            <text:p>62,9365181818182</text:p>
          </table:table-cell>
          <table:table-cell table:style-name="ce30" table:formula="of:=2154.794/33" office:value-type="float" office:value="65.2967878787879" calcext:value-type="float">
            <text:p>65,2967878787879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K</text:p>
          </table:table-cell>
          <table:table-cell table:formula="of:=1.27348/9" office:value-type="float" office:value="0.141497777777778" calcext:value-type="float">
            <text:p>0,141497777777778</text:p>
          </table:table-cell>
          <table:table-cell table:style-name="ce30" table:formula="of:=12.9744/9" office:value-type="float" office:value="1.4416" calcext:value-type="float">
            <text:p>1,4416</text:p>
          </table:table-cell>
          <table:table-cell table:style-name="ce30" table:formula="of:=0.77609/9" office:value-type="float" office:value="0.0862322222222222" calcext:value-type="float">
            <text:p>0,0862322222222222</text:p>
          </table:table-cell>
          <table:table-cell table:style-name="ce30" table:formula="of:=2.21137/9" office:value-type="float" office:value="0.245707777777778" calcext:value-type="float">
            <text:p>0,245707777777778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</text:p>
          </table:table-cell>
          <table:table-cell table:formula="of:=3.2863/4" office:value-type="float" office:value="0.821575" calcext:value-type="float">
            <text:p>0,821575</text:p>
          </table:table-cell>
          <table:table-cell table:style-name="ce30" table:formula="of:=2.6603/4" office:value-type="float" office:value="0.665075" calcext:value-type="float">
            <text:p>0,665075</text:p>
          </table:table-cell>
          <table:table-cell table:style-name="ce30" table:formula="of:=5.0136/4" office:value-type="float" office:value="1.2534" calcext:value-type="float">
            <text:p>1,2534</text:p>
          </table:table-cell>
          <table:table-cell table:style-name="ce30" table:formula="of:=8.0779/4" office:value-type="float" office:value="2.019475" calcext:value-type="float">
            <text:p>2,01947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CRETE</text:p>
          </table:table-cell>
          <table:table-cell table:formula="of:=1229.9674/103" office:value-type="float" office:value="11.9414310679612" calcext:value-type="float">
            <text:p>11,9414310679612</text:p>
          </table:table-cell>
          <table:table-cell table:style-name="ce30" table:formula="of:=0.9974/103" office:value-type="float" office:value="0.00968349514563107" calcext:value-type="float">
            <text:p>0,00968349514563107</text:p>
          </table:table-cell>
          <table:table-cell table:style-name="ce30" table:formula="of:=0.3411/103" office:value-type="float" office:value="0.00331165048543689" calcext:value-type="float">
            <text:p>0,00331165048543689</text:p>
          </table:table-cell>
          <table:table-cell table:style-name="ce30" table:formula="of:=0.5868/103" office:value-type="float" office:value="0.00569708737864078" calcext:value-type="float">
            <text:p>0,00569708737864078</text:p>
          </table:table-cell>
          <table:table-cell office:value-type="float" office:value="103" calcext:value-type="float">
            <text:p>1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</text:p>
          </table:table-cell>
          <table:table-cell table:formula="of:=52.845/36" office:value-type="float" office:value="1.46791666666667" calcext:value-type="float">
            <text:p>1,46791666666667</text:p>
          </table:table-cell>
          <table:table-cell table:style-name="ce30" table:formula="of:=120.742/36" office:value-type="float" office:value="3.35394444444444" calcext:value-type="float">
            <text:p>3,35394444444444</text:p>
          </table:table-cell>
          <table:table-cell table:style-name="ce30" table:formula="of:=11.82/36" office:value-type="float" office:value="0.328333333333333" calcext:value-type="float">
            <text:p>0,328333333333333</text:p>
          </table:table-cell>
          <table:table-cell table:style-name="ce30" table:formula="of:=12.523/36" office:value-type="float" office:value="0.347861111111111" calcext:value-type="float">
            <text:p>0,347861111111111</text:p>
          </table:table-cell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BETES</text:p>
          </table:table-cell>
          <table:table-cell table:formula="of:=4.34/4" office:value-type="float" office:value="1.085" calcext:value-type="float">
            <text:p>1,085</text:p>
          </table:table-cell>
          <table:table-cell table:style-name="ce30" table:formula="of:=4.0441/4" office:value-type="float" office:value="1.011025" calcext:value-type="float">
            <text:p>1,011025</text:p>
          </table:table-cell>
          <table:table-cell table:style-name="ce30" table:formula="of:=12.2007/4" office:value-type="float" office:value="3.050175" calcext:value-type="float">
            <text:p>3,050175</text:p>
          </table:table-cell>
          <table:table-cell table:style-name="ce30" table:formula="of:=12.5618/4" office:value-type="float" office:value="3.14045" calcext:value-type="float">
            <text:p>3,1404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USING</text:p>
          </table:table-cell>
          <table:table-cell table:formula="of:=11305.8271/50" office:value-type="float" office:value="226.116542" calcext:value-type="float">
            <text:p>226,116542</text:p>
          </table:table-cell>
          <table:table-cell table:style-name="ce30" table:formula="of:=4615.0423/50" office:value-type="float" office:value="92.300846" calcext:value-type="float">
            <text:p>92,300846</text:p>
          </table:table-cell>
          <table:table-cell table:style-name="ce30" table:formula="of:=1097.0423/50" office:value-type="float" office:value="21.940846" calcext:value-type="float">
            <text:p>21,940846</text:p>
          </table:table-cell>
          <table:table-cell table:style-name="ce30" table:formula="of:=1396.9409/50" office:value-type="float" office:value="27.938818" calcext:value-type="float">
            <text:p>27,938818</text:p>
          </table:table-cell>
          <table:table-cell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</text:p>
          </table:table-cell>
          <table:table-cell table:formula="of:=24.7575/25" office:value-type="float" office:value="0.9903" calcext:value-type="float">
            <text:p>0,9903</text:p>
          </table:table-cell>
          <table:table-cell table:style-name="ce30" table:formula="of:=183.91/7" office:value-type="float" office:value="26.2728571428571" calcext:value-type="float">
            <text:p>26,2728571428571</text:p>
          </table:table-cell>
          <table:table-cell table:style-name="ce30" table:formula="of:=9.5395/25" office:value-type="float" office:value="0.38158" calcext:value-type="float">
            <text:p>0,38158</text:p>
          </table:table-cell>
          <table:table-cell table:style-name="ce30" table:formula="of:=5.3509/25" office:value-type="float" office:value="0.214036" calcext:value-type="float">
            <text:p>0,214036</text:p>
          </table:table-cell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B</text:p>
          </table:table-cell>
          <table:table-cell table:formula="of:=0.3603/6" office:value-type="float" office:value="0.06005" calcext:value-type="float">
            <text:p>0,06005</text:p>
          </table:table-cell>
          <table:table-cell table:style-name="ce30" table:formula="of:=0.3801/6" office:value-type="float" office:value="0.06335" calcext:value-type="float">
            <text:p>0,06335</text:p>
          </table:table-cell>
          <table:table-cell table:style-name="ce30" table:formula="of:=0.3477/6" office:value-type="float" office:value="0.05795" calcext:value-type="float">
            <text:p>0,05795</text:p>
          </table:table-cell>
          <table:table-cell table:style-name="ce30" table:formula="of:=0.3559/6" office:value-type="float" office:value="0.0593166666666667" calcext:value-type="float">
            <text:p>0,0593166666666667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RTGAGE</text:p>
          </table:table-cell>
          <table:table-cell table:formula="of:=10568.9023333333/104" office:value-type="float" office:value="101.624060897436" calcext:value-type="float">
            <text:p>101,624060897436</text:p>
          </table:table-cell>
          <table:table-cell table:style-name="ce30" table:formula="of:=875.773/104" office:value-type="float" office:value="8.42089423076923" calcext:value-type="float">
            <text:p>8,42089423076923</text:p>
          </table:table-cell>
          <table:table-cell table:style-name="ce30" table:formula="of:=56.244/104" office:value-type="float" office:value="0.540807692307692" calcext:value-type="float">
            <text:p>0,540807692307692</text:p>
          </table:table-cell>
          <table:table-cell table:style-name="ce30" table:formula="of:=56.662/104" office:value-type="float" office:value="0.544826923076923" calcext:value-type="float">
            <text:p>0,544826923076923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T</text:p>
          </table:table-cell>
          <table:table-cell table:formula="of:=0.08179/13" office:value-type="float" office:value="0.00629153846153846" calcext:value-type="float">
            <text:p>0,00629153846153846</text:p>
          </table:table-cell>
          <table:table-cell table:style-name="ce30" table:formula="of:=2.4932/13" office:value-type="float" office:value="0.191784615384615" calcext:value-type="float">
            <text:p>0,191784615384615</text:p>
          </table:table-cell>
          <table:table-cell table:style-name="ce30" table:formula="of:=0.08159/13" office:value-type="float" office:value="0.00627615384615385" calcext:value-type="float">
            <text:p>0,00627615384615385</text:p>
          </table:table-cell>
          <table:table-cell table:style-name="ce30" table:formula="of:=0.08164/13" office:value-type="float" office:value="0.00628" calcext:value-type="float">
            <text:p>0,00628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Y</text:p>
          </table:table-cell>
          <table:table-cell table:formula="of:=13.5453/7" office:value-type="float" office:value="1.93504285714286" calcext:value-type="float">
            <text:p>1,93504285714286</text:p>
          </table:table-cell>
          <table:table-cell table:style-name="ce30" table:formula="of:=2.8531/7" office:value-type="float" office:value="0.407585714285714" calcext:value-type="float">
            <text:p>0,407585714285714</text:p>
          </table:table-cell>
          <table:table-cell table:style-name="ce30" table:formula="of:=3.4947/7" office:value-type="float" office:value="0.499242857142857" calcext:value-type="float">
            <text:p>0,499242857142857</text:p>
          </table:table-cell>
          <table:table-cell table:style-name="ce30" table:formula="of:=3.1825/7" office:value-type="float" office:value="0.454642857142857" calcext:value-type="float">
            <text:p>0,454642857142857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UAKE</text:p>
          </table:table-cell>
          <table:table-cell table:formula="of:=18498.97/217" office:value-type="float" office:value="85.2487096774194" calcext:value-type="float">
            <text:p>85,2487096774194</text:p>
          </table:table-cell>
          <table:table-cell table:style-name="ce30" table:formula="of:=21.2889/217" office:value-type="float" office:value="0.0981055299539171" calcext:value-type="float">
            <text:p>0,0981055299539171</text:p>
          </table:table-cell>
          <table:table-cell table:style-name="ce30" table:formula="of:=15.446/217" office:value-type="float" office:value="0.0711797235023041" calcext:value-type="float">
            <text:p>0,0711797235023041</text:p>
          </table:table-cell>
          <table:table-cell table:style-name="ce30" table:formula="of:=14.09/217" office:value-type="float" office:value="0.0649308755760369" calcext:value-type="float">
            <text:p>0,0649308755760369</text:p>
          </table:table-cell>
          <table:table-cell office:value-type="float" office:value="217" calcext:value-type="float">
            <text:p>21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EASURY</text:p>
          </table:table-cell>
          <table:table-cell table:formula="of:=10721.175/104" office:value-type="float" office:value="103.088221153846" calcext:value-type="float">
            <text:p>103,088221153846</text:p>
          </table:table-cell>
          <table:table-cell table:style-name="ce30" table:formula="of:=1030.5349/104" office:value-type="float" office:value="9.90898942307693" calcext:value-type="float">
            <text:p>9,90898942307693</text:p>
          </table:table-cell>
          <table:table-cell table:style-name="ce30" table:formula="of:=69.9556/104" office:value-type="float" office:value="0.67265" calcext:value-type="float">
            <text:p>0,67265</text:p>
          </table:table-cell>
          <table:table-cell table:style-name="ce30" table:formula="of:=122.998/104" office:value-type="float" office:value="1.18267307692308" calcext:value-type="float">
            <text:p>1,18267307692308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ANKARA</text:p>
          </table:table-cell>
          <table:table-cell table:formula="of:=5747.185/160" office:value-type="float" office:value="35.91990625" calcext:value-type="float">
            <text:p>35,91990625</text:p>
          </table:table-cell>
          <table:table-cell table:style-name="ce30" table:formula="of:=0.02612/160" office:value-type="float" office:value="0.00016325" calcext:value-type="float">
            <text:p>0,00016325</text:p>
          </table:table-cell>
          <table:table-cell table:style-name="ce30" table:formula="of:=0.0262666666666667/160" office:value-type="float" office:value="0.000164166666666667" calcext:value-type="float">
            <text:p>0,000164166666666667</text:p>
          </table:table-cell>
          <table:table-cell table:style-name="ce30" table:formula="of:=0.02663/160" office:value-type="float" office:value="0.0001664375" calcext:value-type="float">
            <text:p>0,0001664375</text:p>
          </table:table-cell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4">
          <table:table-cell table:style-name="ce28"/>
          <table:table-cell table:style-name="ce28" table:formula="of:=AVERAGE([.B35:.B51])" office:value-type="float" office:value="48.7623832840937" calcext:value-type="float">
            <text:p>48,7623832840937</text:p>
          </table:table-cell>
          <table:table-cell table:style-name="ce28" table:formula="of:=AVERAGE([.C35:.C51])" office:value-type="float" office:value="15.7656791345975" calcext:value-type="float">
            <text:p>15,7656791345975</text:p>
          </table:table-cell>
          <table:table-cell table:style-name="ce28" table:formula="of:=AVERAGE([.D35:.D51])" office:value-type="float" office:value="5.66447255060128" calcext:value-type="float">
            <text:p>5,66447255060128</text:p>
          </table:table-cell>
          <table:table-cell table:style-name="ce28" table:formula="of:=AVERAGE([.E35:.E51])" office:value-type="float" office:value="6.22996123091887" calcext:value-type="float">
            <text:p>6,22996123091887</text:p>
          </table:table-cell>
          <table:table-cell table:style-name="ce28"/>
          <table:table-cell table:style-name="ce34" table:number-columns-repeated="16378"/>
        </table:table-row>
        <table:table-row table:style-name="ro1">
          <table:table-cell table:style-name="ce27" office:value-type="string" calcext:value-type="string">
            <text:p>GAIN</text:p>
          </table:table-cell>
          <table:table-cell table:style-name="ce27"/>
          <table:table-cell table:style-name="ce31" table:formula="of:=([.B52]-[.C52])/[.B52]" office:value-type="percentage" office:value="0.676683581219865" calcext:value-type="percentage">
            <text:p>67,67%</text:p>
          </table:table-cell>
          <table:table-cell table:style-name="ce31" table:formula="of:=([.B52]-[.D52])/[.B52]" office:value-type="percentage" office:value="0.883835198997564" calcext:value-type="percentage">
            <text:p>88,38%</text:p>
          </table:table-cell>
          <table:table-cell table:style-name="ce31" table:formula="of:=([.B52]-[.E52])/[.B52]" office:value-type="percentage" office:value="0.872238376975494" calcext:value-type="percentage">
            <text:p>87,22%</text:p>
          </table:table-cell>
          <table:table-cell table:style-name="ce27" table:number-columns-repeated="16379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BF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4" table:default-cell-style-name="ce20"/>
        <table:table-column table:style-name="co5" table:default-cell-style-name="ce20"/>
        <table:table-column table:style-name="co2" table:default-cell-style-name="ce20"/>
        <table:table-column table:style-name="co3" table:number-columns-repeated="16371" table:default-cell-style-name="ce20"/>
        <table:table-column table:style-name="co3" table:number-columns-repeated="4" table:default-cell-style-name="Default"/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style-name="ce19" table:number-columns-repeated="2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867" calcext:value-type="percentage">
            <text:p>18,6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5" calcext:value-type="percentage">
            <text:p>5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2133" calcext:value-type="percentage">
            <text:p>21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33" calcext:value-type="percentage">
            <text:p>21,33%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2:.G11])" office:value-type="percentage" office:value="0.12234" calcext:value-type="percentage">
            <text:p>12,23%</text:p>
          </table:table-cell>
          <table:table-cell table:style-name="ce21" table:formula="of:=AVERAGE([.H2:.H11])" office:value-type="percentage" office:value="0.13633" calcext:value-type="percentage">
            <text:p>13,63%</text:p>
          </table:table-cell>
          <table:table-cell table:style-name="ce21" table:formula="of:=AVERAGE([.I2:.I11])" office:value-type="string" office:string-value="" calcext:value-type="error">
            <text:p>#DIV/0!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 table:number-columns-repeated="6"/>
          <table:table-cell table:formula="of:=STDEV([.G2:.G11])" office:value-type="percentage" office:value="0.0762605358841212" calcext:value-type="percentage">
            <text:p>7,63%</text:p>
          </table:table-cell>
          <table:table-cell table:formula="of:=STDEV([.H2:.H11])" office:value-type="percentage" office:value="0.0763704283956384" calcext:value-type="percentage">
            <text:p>7,64%</text:p>
          </table:table-cell>
          <table:table-cell table:formula="of:=STDEV([.I2:.I11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2271" calcext:value-type="percentage">
            <text:p>22,71%</text:p>
          </table:table-cell>
          <table:table-cell table:number-columns-repeated="2"/>
          <table:table-cell office:value-type="string" calcext:value-type="string">
            <text:p>Balance_1</text:p>
          </table:table-cell>
          <table:table-cell office:value-type="percentage" office:value="0.322" calcext:value-type="percentage">
            <text:p>32,20%</text:p>
          </table:table-cell>
          <table:table-cell office:value-type="percentage" office:value="0.0344" calcext:value-type="percentage">
            <text:p>3,4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372" calcext:value-type="percentage">
            <text:p>33,72%</text:p>
          </table:table-cell>
          <table:table-cell office:value-type="percentage" office:value="0.1092" calcext:value-type="percentage">
            <text:p>10,92%</text:p>
          </table:table-cell>
          <table:table-cell table:number-columns-repeated="2"/>
          <table:table-cell office:value-type="string" calcext:value-type="string">
            <text:p>Balance_2</text:p>
          </table:table-cell>
          <table:table-cell office:value-type="percentage" office:value="0.3086" calcext:value-type="percentage">
            <text:p>30,86%</text:p>
          </table:table-cell>
          <table:table-cell office:value-type="percentage" office:value="0.0995" calcext:value-type="percentage">
            <text:p>9,9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74" calcext:value-type="percentage">
            <text:p>38,74%</text:p>
          </table:table-cell>
          <table:table-cell office:value-type="percentage" office:value="0.1232" calcext:value-type="percentage">
            <text:p>12,32%</text:p>
          </table:table-cell>
          <table:table-cell table:number-columns-repeated="2"/>
          <table:table-cell office:value-type="string" calcext:value-type="string">
            <text:p>Balance_3</text:p>
          </table:table-cell>
          <table:table-cell office:value-type="percentage" office:value="0.3688" calcext:value-type="percentage">
            <text:p>36,88%</text:p>
          </table:table-cell>
          <table:table-cell office:value-type="percentage" office:value="0.1349" calcext:value-type="percentage">
            <text:p>13,4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319" calcext:value-type="percentage">
            <text:p>33,19%</text:p>
          </table:table-cell>
          <table:table-cell office:value-type="percentage" office:value="0.1739" calcext:value-type="percentage">
            <text:p>17,39%</text:p>
          </table:table-cell>
          <table:table-cell table:number-columns-repeated="2"/>
          <table:table-cell office:value-type="string" calcext:value-type="string">
            <text:p>Balance_4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1156" calcext:value-type="percentage">
            <text:p>11,5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1435" calcext:value-type="percentage">
            <text:p>14,35%</text:p>
          </table:table-cell>
          <table:table-cell table:number-columns-repeated="2"/>
          <table:table-cell office:value-type="string" calcext:value-type="string">
            <text:p>Balance_5</text:p>
          </table:table-cell>
          <table:table-cell office:value-type="percentage" office:value="0.3661" calcext:value-type="percentage">
            <text:p>36,61%</text:p>
          </table:table-cell>
          <table:table-cell office:value-type="percentage" office:value="0.0742" calcext:value-type="percentage">
            <text:p>7,4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522" calcext:value-type="percentage">
            <text:p>35,22%</text:p>
          </table:table-cell>
          <table:table-cell office:value-type="percentage" office:value="0.1097" calcext:value-type="percentage">
            <text:p>10,97%</text:p>
          </table:table-cell>
          <table:table-cell table:number-columns-repeated="2"/>
          <table:table-cell office:value-type="string" calcext:value-type="string">
            <text:p>Balance_6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0586" calcext:value-type="percentage">
            <text:p>5,8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97" calcext:value-type="percentage">
            <text:p>40,97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2"/>
          <table:table-cell office:value-type="string" calcext:value-type="string">
            <text:p>Balance_7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1376" calcext:value-type="percentage">
            <text:p>13,7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1657" calcext:value-type="percentage">
            <text:p>16,57%</text:p>
          </table:table-cell>
          <table:table-cell table:number-columns-repeated="2"/>
          <table:table-cell office:value-type="string" calcext:value-type="string">
            <text:p>Balance_8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1038" calcext:value-type="percentage">
            <text:p>10,38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2" calcext:value-type="percentage">
            <text:p>44,20%</text:p>
          </table:table-cell>
          <table:table-cell office:value-type="percentage" office:value="0.0957" calcext:value-type="percentage">
            <text:p>9,57%</text:p>
          </table:table-cell>
          <table:table-cell table:number-columns-repeated="2"/>
          <table:table-cell office:value-type="string" calcext:value-type="string">
            <text:p>Balance_9</text:p>
          </table:table-cell>
          <table:table-cell office:value-type="percentage" office:value="0.4188" calcext:value-type="percentage">
            <text:p>41,88%</text:p>
          </table:table-cell>
          <table:table-cell office:value-type="percentage" office:value="0.1172" calcext:value-type="percentage">
            <text:p>11,7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058" calcext:value-type="percentage">
            <text:p>30,58%</text:p>
          </table:table-cell>
          <table:table-cell office:value-type="percentage" office:value="0.1179" calcext:value-type="percentage">
            <text:p>11,79%</text:p>
          </table:table-cell>
          <table:table-cell table:number-columns-repeated="2"/>
          <table:table-cell office:value-type="string" calcext:value-type="string">
            <text:p>Balance_10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1242" calcext:value-type="percentage">
            <text:p>12,42%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table:formula="of:=AVERAGE([.B15:.B24])" office:value-type="percentage" office:value="0.35001" calcext:value-type="percentage">
            <text:p>35,00%</text:p>
          </table:table-cell>
          <table:table-cell table:style-name="ce21" table:formula="of:=AVERAGE([.C15:.C24])" office:value-type="percentage" office:value="0.14326" calcext:value-type="percentage">
            <text:p>14,33%</text:p>
          </table:table-cell>
          <table:table-cell table:style-name="ce21" table:formula="of:=AVERAGE([.D15:.D24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15:.G24])" office:value-type="percentage" office:value="0.33531" calcext:value-type="percentage">
            <text:p>33,53%</text:p>
          </table:table-cell>
          <table:table-cell table:style-name="ce21" table:formula="of:=AVERAGE([.H15:.H24])" office:value-type="percentage" office:value="0.1" calcext:value-type="percentage">
            <text:p>10,00%</text:p>
          </table:table-cell>
          <table:table-cell table:style-name="ce21" table:formula="of:=AVERAGE([.I15:.I24])" office:value-type="string" office:string-value="" calcext:value-type="error">
            <text:p>#DIV/0!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15:.B24])" office:value-type="percentage" office:value="0.0616229295347474" calcext:value-type="percentage">
            <text:p>6,16%</text:p>
          </table:table-cell>
          <table:table-cell table:formula="of:=STDEV([.C15:.C24])" office:value-type="percentage" office:value="0.0402972896800214" calcext:value-type="percentage">
            <text:p>4,03%</text:p>
          </table:table-cell>
          <table:table-cell table:formula="of:=STDEV([.D15:.D24])" office:value-type="string" office:string-value="" calcext:value-type="error">
            <text:p>#DIV/0!</text:p>
          </table:table-cell>
          <table:table-cell table:number-columns-repeated="2"/>
          <table:table-cell table:formula="of:=STDEV([.G15:.G24])" office:value-type="percentage" office:value="0.0558666159506532" calcext:value-type="percentage">
            <text:p>5,59%</text:p>
          </table:table-cell>
          <table:table-cell table:formula="of:=STDEV([.H15:.H24])" office:value-type="percentage" office:value="0.0340820252397718" calcext:value-type="percentage">
            <text:p>3,41%</text:p>
          </table:table-cell>
          <table:table-cell table:formula="of:=STDEV([.I15:.I24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style-name="ce23"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5543" calcext:value-type="percentage">
            <text:p>55,43%</text:p>
          </table:table-cell>
          <table:table-cell office:value-type="percentage" office:value="0.3648" calcext:value-type="percentage">
            <text:p>36,48%</text:p>
          </table:table-cell>
          <table:table-cell table:number-columns-repeated="2"/>
          <table:table-cell office:value-type="string" calcext:value-type="string">
            <text:p>Glass_1</text:p>
          </table:table-cell>
          <table:table-cell office:value-type="percentage" office:value="0.3905" calcext:value-type="percentage">
            <text:p>39,05%</text:p>
          </table:table-cell>
          <table:table-cell office:value-type="percentage" office:value="0.5063" calcext:value-type="percentage">
            <text:p>50,6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6914" calcext:value-type="percentage">
            <text:p>69,14%</text:p>
          </table:table-cell>
          <table:table-cell office:value-type="percentage" office:value="0.4381" calcext:value-type="percentage">
            <text:p>43,81%</text:p>
          </table:table-cell>
          <table:table-cell table:number-columns-repeated="2"/>
          <table:table-cell office:value-type="string" calcext:value-type="string">
            <text:p>Glass_2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7937" calcext:value-type="percentage">
            <text:p>79,3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6295" calcext:value-type="percentage">
            <text:p>62,95%</text:p>
          </table:table-cell>
          <table:table-cell office:value-type="percentage" office:value="0.4571" calcext:value-type="percentage">
            <text:p>45,71%</text:p>
          </table:table-cell>
          <table:table-cell table:number-columns-repeated="2"/>
          <table:table-cell office:value-type="string" calcext:value-type="string">
            <text:p>Glass_3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873" calcext:value-type="percentage">
            <text:p>58,7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3886" calcext:value-type="percentage">
            <text:p>38,86%</text:p>
          </table:table-cell>
          <table:table-cell table:number-columns-repeated="2"/>
          <table:table-cell office:value-type="string" calcext:value-type="string">
            <text:p>Glass_4</text:p>
          </table:table-cell>
          <table:table-cell office:value-type="percentage" office:value="0.5873" calcext:value-type="percentage">
            <text:p>58,73%</text:p>
          </table:table-cell>
          <table:table-cell office:value-type="percentage" office:value="0.5952" calcext:value-type="percentage">
            <text:p>59,5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6248" calcext:value-type="percentage">
            <text:p>62,48%</text:p>
          </table:table-cell>
          <table:table-cell office:value-type="percentage" office:value="0.4181" calcext:value-type="percentage">
            <text:p>41,81%</text:p>
          </table:table-cell>
          <table:table-cell table:number-columns-repeated="2"/>
          <table:table-cell office:value-type="string" calcext:value-type="string">
            <text:p>Glass_5</text:p>
          </table:table-cell>
          <table:table-cell office:value-type="percentage" office:value="0.5603" calcext:value-type="percentage">
            <text:p>56,03%</text:p>
          </table:table-cell>
          <table:table-cell office:value-type="percentage" office:value="0.6556" calcext:value-type="percentage">
            <text:p>65,5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7238" calcext:value-type="percentage">
            <text:p>72,38%</text:p>
          </table:table-cell>
          <table:table-cell office:value-type="percentage" office:value="0.4095" calcext:value-type="percentage">
            <text:p>40,95%</text:p>
          </table:table-cell>
          <table:table-cell table:number-columns-repeated="2"/>
          <table:table-cell office:value-type="string" calcext:value-type="string">
            <text:p>Glass_6</text:p>
          </table:table-cell>
          <table:table-cell office:value-type="percentage" office:value="0.5143" calcext:value-type="percentage">
            <text:p>51,43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679" calcext:value-type="percentage">
            <text:p>67,90%</text:p>
          </table:table-cell>
          <table:table-cell office:value-type="percentage" office:value="0.5381" calcext:value-type="percentage">
            <text:p>53,81%</text:p>
          </table:table-cell>
          <table:table-cell table:number-columns-repeated="2"/>
          <table:table-cell office:value-type="string" calcext:value-type="string">
            <text:p>Glass_7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4635" calcext:value-type="percentage">
            <text:p>46,3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6095" calcext:value-type="percentage">
            <text:p>60,95%</text:p>
          </table:table-cell>
          <table:table-cell office:value-type="percentage" office:value="0.419" calcext:value-type="percentage">
            <text:p>41,90%</text:p>
          </table:table-cell>
          <table:table-cell table:number-columns-repeated="2"/>
          <table:table-cell office:value-type="string" calcext:value-type="string">
            <text:p>Glass_8</text:p>
          </table:table-cell>
          <table:table-cell office:value-type="percentage" office:value="0.3508" calcext:value-type="percentage">
            <text:p>35,08%</text:p>
          </table:table-cell>
          <table:table-cell office:value-type="percentage" office:value="0.3175" calcext:value-type="percentage">
            <text:p>31,7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6095" calcext:value-type="percentage">
            <text:p>60,95%</text:p>
          </table:table-cell>
          <table:table-cell office:value-type="percentage" office:value="0.3257" calcext:value-type="percentage">
            <text:p>32,57%</text:p>
          </table:table-cell>
          <table:table-cell table:number-columns-repeated="2"/>
          <table:table-cell office:value-type="string" calcext:value-type="string">
            <text:p>Glass_9</text:p>
          </table:table-cell>
          <table:table-cell office:value-type="percentage" office:value="0.3159" calcext:value-type="percentage">
            <text:p>31,59%</text:p>
          </table:table-cell>
          <table:table-cell office:value-type="percentage" office:value="0.3857" calcext:value-type="percentage">
            <text:p>38,5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6152" calcext:value-type="percentage">
            <text:p>61,52%</text:p>
          </table:table-cell>
          <table:table-cell office:value-type="percentage" office:value="0.34" calcext:value-type="percentage">
            <text:p>34,00%</text:p>
          </table:table-cell>
          <table:table-cell table:number-columns-repeated="2"/>
          <table:table-cell office:value-type="string" calcext:value-type="string">
            <text:p>Glass_10</text:p>
          </table:table-cell>
          <table:table-cell office:value-type="percentage" office:value="0.5429" calcext:value-type="percentage">
            <text:p>54,29%</text:p>
          </table:table-cell>
          <table:table-cell office:value-type="percentage" office:value="0.6286" calcext:value-type="percentage">
            <text:p>62,86%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table:formula="of:=AVERAGE([.B28:.B37])" office:value-type="percentage" office:value="0.62894" calcext:value-type="percentage">
            <text:p>62,89%</text:p>
          </table:table-cell>
          <table:table-cell table:style-name="ce21" table:formula="of:=AVERAGE([.C28:.C37])" office:value-type="percentage" office:value="0.4099" calcext:value-type="percentage">
            <text:p>40,99%</text:p>
          </table:table-cell>
          <table:table-cell table:style-name="ce21" table:formula="of:=AVERAGE([.D28:.D37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28:.G37])" office:value-type="percentage" office:value="0.50461" calcext:value-type="percentage">
            <text:p>50,46%</text:p>
          </table:table-cell>
          <table:table-cell table:style-name="ce21" table:formula="of:=AVERAGE([.H28:.H37])" office:value-type="percentage" office:value="0.54667" calcext:value-type="percentage">
            <text:p>54,67%</text:p>
          </table:table-cell>
          <table:table-cell table:style-name="ce21" table:formula="of:=AVERAGE([.I28:.I37])" office:value-type="string" office:string-value="" calcext:value-type="error">
            <text:p>#DIV/0!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28:.B37])" office:value-type="percentage" office:value="0.055575018368568" calcext:value-type="percentage">
            <text:p>5,56%</text:p>
          </table:table-cell>
          <table:table-cell table:formula="of:=STDEV([.C28:.C37])" office:value-type="percentage" office:value="0.0615285660847419" calcext:value-type="percentage">
            <text:p>6,15%</text:p>
          </table:table-cell>
          <table:table-cell table:formula="of:=STDEV([.D28:.D37])" office:value-type="string" office:string-value="" calcext:value-type="error">
            <text:p>#DIV/0!</text:p>
          </table:table-cell>
          <table:table-cell table:number-columns-repeated="2"/>
          <table:table-cell table:formula="of:=STDEV([.G28:.G37])" office:value-type="percentage" office:value="0.137378467098094" calcext:value-type="percentage">
            <text:p>13,74%</text:p>
          </table:table-cell>
          <table:table-cell table:formula="of:=STDEV([.H28:.H37])" office:value-type="percentage" office:value="0.137745345152245" calcext:value-type="percentage">
            <text:p>13,77%</text:p>
          </table:table-cell>
          <table:table-cell table:formula="of:=STDEV([.I28:.I3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6179" calcext:value-type="percentage">
            <text:p>61,79%</text:p>
          </table:table-cell>
          <table:table-cell office:value-type="percentage" office:value="0.4795" calcext:value-type="percentage">
            <text:p>47,95%</text:p>
          </table:table-cell>
          <table:table-cell table:number-columns-repeated="2"/>
          <table:table-cell office:value-type="string" calcext:value-type="string">
            <text:p>Heart_1</text:p>
          </table:table-cell>
          <table:table-cell office:value-type="percentage" office:value="0.3864" calcext:value-type="percentage">
            <text:p>38,64%</text:p>
          </table:table-cell>
          <table:table-cell office:value-type="percentage" office:value="0.1877" calcext:value-type="percentage">
            <text:p>18,7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6795" calcext:value-type="percentage">
            <text:p>67,95%</text:p>
          </table:table-cell>
          <table:table-cell office:value-type="percentage" office:value="0.2872" calcext:value-type="percentage">
            <text:p>28,72%</text:p>
          </table:table-cell>
          <table:table-cell table:number-columns-repeated="2"/>
          <table:table-cell office:value-type="string" calcext:value-type="string">
            <text:p>Heart_2</text:p>
          </table:table-cell>
          <table:table-cell office:value-type="percentage" office:value="0.1864" calcext:value-type="percentage">
            <text:p>18,64%</text:p>
          </table:table-cell>
          <table:table-cell office:value-type="percentage" office:value="0.2025" calcext:value-type="percentage">
            <text:p>20,2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6179" calcext:value-type="percentage">
            <text:p>61,79%</text:p>
          </table:table-cell>
          <table:table-cell office:value-type="percentage" office:value="0.3744" calcext:value-type="percentage">
            <text:p>37,44%</text:p>
          </table:table-cell>
          <table:table-cell table:number-columns-repeated="2"/>
          <table:table-cell office:value-type="string" calcext:value-type="string">
            <text:p>Heart_3</text:p>
          </table:table-cell>
          <table:table-cell office:value-type="percentage" office:value="0.2963" calcext:value-type="percentage">
            <text:p>29,63%</text:p>
          </table:table-cell>
          <table:table-cell office:value-type="percentage" office:value="0.2099" calcext:value-type="percentage">
            <text:p>20,9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7385" calcext:value-type="percentage">
            <text:p>73,85%</text:p>
          </table:table-cell>
          <table:table-cell office:value-type="percentage" office:value="0.3949" calcext:value-type="percentage">
            <text:p>39,49%</text:p>
          </table:table-cell>
          <table:table-cell table:number-columns-repeated="2"/>
          <table:table-cell office:value-type="string" calcext:value-type="string">
            <text:p>Heart_4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184" calcext:value-type="percentage">
            <text:p>18,4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6179" calcext:value-type="percentage">
            <text:p>61,79%</text:p>
          </table:table-cell>
          <table:table-cell office:value-type="percentage" office:value="0.3872" calcext:value-type="percentage">
            <text:p>38,72%</text:p>
          </table:table-cell>
          <table:table-cell table:number-columns-repeated="2"/>
          <table:table-cell office:value-type="string" calcext:value-type="string">
            <text:p>Heart_5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1531" calcext:value-type="percentage">
            <text:p>15,3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459" calcext:value-type="percentage">
            <text:p>45,90%</text:p>
          </table:table-cell>
          <table:table-cell table:number-columns-repeated="2"/>
          <table:table-cell office:value-type="string" calcext:value-type="string">
            <text:p>Heart_6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2272" calcext:value-type="percentage">
            <text:p>22,7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5974" calcext:value-type="percentage">
            <text:p>59,74%</text:p>
          </table:table-cell>
          <table:table-cell office:value-type="percentage" office:value="0.2051" calcext:value-type="percentage">
            <text:p>20,51%</text:p>
          </table:table-cell>
          <table:table-cell table:number-columns-repeated="2"/>
          <table:table-cell office:value-type="string" calcext:value-type="string">
            <text:p>Heart_7</text:p>
          </table:table-cell>
          <table:table-cell office:value-type="percentage" office:value="0.3926" calcext:value-type="percentage">
            <text:p>39,26%</text:p>
          </table:table-cell>
          <table:table-cell office:value-type="percentage" office:value="0.2519" calcext:value-type="percentage">
            <text:p>25,1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6615" calcext:value-type="percentage">
            <text:p>66,15%</text:p>
          </table:table-cell>
          <table:table-cell office:value-type="percentage" office:value="0.3462" calcext:value-type="percentage">
            <text:p>34,62%</text:p>
          </table:table-cell>
          <table:table-cell table:number-columns-repeated="2"/>
          <table:table-cell office:value-type="string" calcext:value-type="string">
            <text:p>Heart_8</text:p>
          </table:table-cell>
          <table:table-cell office:value-type="percentage" office:value="0.342" calcext:value-type="percentage">
            <text:p>34,20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6872" calcext:value-type="percentage">
            <text:p>68,72%</text:p>
          </table:table-cell>
          <table:table-cell office:value-type="percentage" office:value="0.3128" calcext:value-type="percentage">
            <text:p>31,28%</text:p>
          </table:table-cell>
          <table:table-cell table:number-columns-repeated="2"/>
          <table:table-cell office:value-type="string" calcext:value-type="string">
            <text:p>Heart_9</text:p>
          </table:table-cell>
          <table:table-cell office:value-type="percentage" office:value="0.3605" calcext:value-type="percentage">
            <text:p>36,05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6282" calcext:value-type="percentage">
            <text:p>62,82%</text:p>
          </table:table-cell>
          <table:table-cell office:value-type="percentage" office:value="0.5051" calcext:value-type="percentage">
            <text:p>50,51%</text:p>
          </table:table-cell>
          <table:table-cell table:number-columns-repeated="2"/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16" calcext:value-type="percentage">
            <text:p>21,60%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table:formula="of:=AVERAGE([.B41:.B50])" office:value-type="percentage" office:value="0.64614" calcext:value-type="percentage">
            <text:p>64,61%</text:p>
          </table:table-cell>
          <table:table-cell table:style-name="ce21" table:formula="of:=AVERAGE([.C41:.C50])" office:value-type="percentage" office:value="0.37514" calcext:value-type="percentage">
            <text:p>37,51%</text:p>
          </table:table-cell>
          <table:table-cell table:style-name="ce21" table:formula="of:=AVERAGE([.D41:.D50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41:.G50])" office:value-type="percentage" office:value="0.3079" calcext:value-type="percentage">
            <text:p>30,79%</text:p>
          </table:table-cell>
          <table:table-cell table:style-name="ce21" table:formula="of:=AVERAGE([.H41:.H50])" office:value-type="percentage" office:value="0.20175" calcext:value-type="percentage">
            <text:p>20,18%</text:p>
          </table:table-cell>
          <table:table-cell table:style-name="ce21" table:formula="of:=AVERAGE([.I41:.I50])" office:value-type="string" office:string-value="" calcext:value-type="error">
            <text:p>#DIV/0!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41:.B50])" office:value-type="percentage" office:value="0.0442216437706445" calcext:value-type="percentage">
            <text:p>4,42%</text:p>
          </table:table-cell>
          <table:table-cell table:formula="of:=STDEV([.C41:.C50])" office:value-type="percentage" office:value="0.0923281611066382" calcext:value-type="percentage">
            <text:p>9,23%</text:p>
          </table:table-cell>
          <table:table-cell table:formula="of:=STDEV([.D41:.D50])" office:value-type="string" office:string-value="" calcext:value-type="error">
            <text:p>#DIV/0!</text:p>
          </table:table-cell>
          <table:table-cell table:number-columns-repeated="2"/>
          <table:table-cell table:formula="of:=STDEV([.G41:.G50])" office:value-type="percentage" office:value="0.0637000436071716" calcext:value-type="percentage">
            <text:p>6,37%</text:p>
          </table:table-cell>
          <table:table-cell table:formula="of:=STDEV([.H41:.H50])" office:value-type="percentage" office:value="0.0270576031623071" calcext:value-type="percentage">
            <text:p>2,71%</text:p>
          </table:table-cell>
          <table:table-cell table:formula="of:=STDEV([.I41:.I50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style-name="ce23"/>
          <table:table-cell table:number-columns-repeated="1637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42" calcext:value-type="percentage">
            <text:p>4,20%</text:p>
          </table:table-cell>
          <table:table-cell table:number-columns-repeated="2"/>
          <table:table-cell office:value-type="string" calcext:value-type="string">
            <text:p>Ionosphere_1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981" calcext:value-type="percentage">
            <text:p>19,8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29" calcext:value-type="percentage">
            <text:p>2,90%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/>
          <table:table-cell office:value-type="string" calcext:value-type="string">
            <text:p>Ionosphere_2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724" calcext:value-type="percentage">
            <text:p>7,2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087" calcext:value-type="percentage">
            <text:p>8,70%</text:p>
          </table:table-cell>
          <table:table-cell table:number-columns-repeated="2"/>
          <table:table-cell office:value-type="string" calcext:value-type="string">
            <text:p>Ionosphere_3</text:p>
          </table:table-cell>
          <table:table-cell office:value-type="percentage" office:value="0.1105" calcext:value-type="percentage">
            <text:p>11,05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464" calcext:value-type="percentage">
            <text:p>4,64%</text:p>
          </table:table-cell>
          <table:table-cell table:number-columns-repeated="2"/>
          <table:table-cell office:value-type="string" calcext:value-type="string">
            <text:p>Ionosphere_4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1476" calcext:value-type="percentage">
            <text:p>14,7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638" calcext:value-type="percentage">
            <text:p>6,38%</text:p>
          </table:table-cell>
          <table:table-cell office:value-type="percentage" office:value="0.0014" calcext:value-type="percentage">
            <text:p>0,14%</text:p>
          </table:table-cell>
          <table:table-cell table:number-columns-repeated="2"/>
          <table:table-cell office:value-type="string" calcext:value-type="string">
            <text:p>Ionosphere_5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1257" calcext:value-type="percentage">
            <text:p>12,5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174" calcext:value-type="percentage">
            <text:p>1,74%</text:p>
          </table:table-cell>
          <table:table-cell table:number-columns-repeated="2"/>
          <table:table-cell office:value-type="string" calcext:value-type="string">
            <text:p>Ionosphere_6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1371" calcext:value-type="percentage">
            <text:p>13,7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507" calcext:value-type="percentage">
            <text:p>5,07%</text:p>
          </table:table-cell>
          <table:table-cell office:value-type="percentage" office:value="0.0217" calcext:value-type="percentage">
            <text:p>2,17%</text:p>
          </table:table-cell>
          <table:table-cell table:number-columns-repeated="2"/>
          <table:table-cell office:value-type="string" calcext:value-type="string">
            <text:p>Ionosphere_7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1857" calcext:value-type="percentage">
            <text:p>18,5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826" calcext:value-type="percentage">
            <text:p>8,26%</text:p>
          </table:table-cell>
          <table:table-cell table:number-columns-repeated="2"/>
          <table:table-cell office:value-type="string" calcext:value-type="string">
            <text:p>Ionosphere_8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0914" calcext:value-type="percentage">
            <text:p>9,1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029" calcext:value-type="percentage">
            <text:p>0,29%</text:p>
          </table:table-cell>
          <table:table-cell office:value-type="percentage" office:value="0.0174" calcext:value-type="percentage">
            <text:p>1,74%</text:p>
          </table:table-cell>
          <table:table-cell table:number-columns-repeated="2"/>
          <table:table-cell office:value-type="string" calcext:value-type="string">
            <text:p>Ionosphere_9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0952" calcext:value-type="percentage">
            <text:p>9,5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0145" calcext:value-type="percentage">
            <text:p>1,45%</text:p>
          </table:table-cell>
          <table:table-cell table:number-columns-repeated="2"/>
          <table:table-cell office:value-type="string" calcext:value-type="string">
            <text:p>Ionosphere_10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1038" calcext:value-type="percentage">
            <text:p>10,38%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table:formula="of:=AVERAGE([.B54:.B63])" office:value-type="percentage" office:value="0.05942" calcext:value-type="percentage">
            <text:p>5,94%</text:p>
          </table:table-cell>
          <table:table-cell table:style-name="ce21" table:formula="of:=AVERAGE([.C54:.C63])" office:value-type="percentage" office:value="0.03739" calcext:value-type="percentage">
            <text:p>3,74%</text:p>
          </table:table-cell>
          <table:table-cell table:style-name="ce21" table:formula="of:=AVERAGE([.D54:.D63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54:.G63])" office:value-type="percentage" office:value="0.16" calcext:value-type="percentage">
            <text:p>16,00%</text:p>
          </table:table-cell>
          <table:table-cell table:style-name="ce21" table:formula="of:=AVERAGE([.H54:.H63])" office:value-type="percentage" office:value="0.12141" calcext:value-type="percentage">
            <text:p>12,14%</text:p>
          </table:table-cell>
          <table:table-cell table:style-name="ce21" table:formula="of:=AVERAGE([.I54:.I63])" office:value-type="string" office:string-value="" calcext:value-type="error">
            <text:p>#DIV/0!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54:.B63])" office:value-type="percentage" office:value="0.0318332739964543" calcext:value-type="percentage">
            <text:p>3,18%</text:p>
          </table:table-cell>
          <table:table-cell table:formula="of:=STDEV([.C54:.C63])" office:value-type="percentage" office:value="0.0288857308102884" calcext:value-type="percentage">
            <text:p>2,89%</text:p>
          </table:table-cell>
          <table:table-cell table:formula="of:=STDEV([.D54:.D63])" office:value-type="string" office:string-value="" calcext:value-type="error">
            <text:p>#DIV/0!</text:p>
          </table:table-cell>
          <table:table-cell table:number-columns-repeated="2"/>
          <table:table-cell table:formula="of:=STDEV([.G54:.G63])" office:value-type="percentage" office:value="0.0553604752709207" calcext:value-type="percentage">
            <text:p>5,54%</text:p>
          </table:table-cell>
          <table:table-cell table:formula="of:=STDEV([.H54:.H63])" office:value-type="percentage" office:value="0.0464285460561591" calcext:value-type="percentage">
            <text:p>4,64%</text:p>
          </table:table-cell>
          <table:table-cell table:formula="of:=STDEV([.I54:.I63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765" calcext:value-type="percentage">
            <text:p>37,65%</text:p>
          </table:table-cell>
          <table:table-cell table:number-columns-repeated="2"/>
          <table:table-cell office:value-type="string" calcext:value-type="string">
            <text:p>Mammographic_1</text:p>
          </table:table-cell>
          <table:table-cell office:value-type="percentage" office:value="0.212" calcext:value-type="percentage">
            <text:p>21,20%</text:p>
          </table:table-cell>
          <table:table-cell office:value-type="percentage" office:value="0.2048" calcext:value-type="percentage">
            <text:p>20,48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3686" calcext:value-type="percentage">
            <text:p>36,86%</text:p>
          </table:table-cell>
          <table:table-cell table:number-columns-repeated="2"/>
          <table:table-cell office:value-type="string" calcext:value-type="string">
            <text:p>Mammographic_2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1502" calcext:value-type="percentage">
            <text:p>15,0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304" calcext:value-type="percentage">
            <text:p>33,04%</text:p>
          </table:table-cell>
          <table:table-cell office:value-type="percentage" office:value="0.299" calcext:value-type="percentage">
            <text:p>29,90%</text:p>
          </table:table-cell>
          <table:table-cell table:number-columns-repeated="2"/>
          <table:table-cell office:value-type="string" calcext:value-type="string">
            <text:p>Mammographic_3</text:p>
          </table:table-cell>
          <table:table-cell office:value-type="percentage" office:value="0.2056" calcext:value-type="percentage">
            <text:p>20,56%</text:p>
          </table:table-cell>
          <table:table-cell office:value-type="percentage" office:value="0.1739" calcext:value-type="percentage">
            <text:p>17,3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4784" calcext:value-type="percentage">
            <text:p>47,84%</text:p>
          </table:table-cell>
          <table:table-cell table:number-columns-repeated="2"/>
          <table:table-cell office:value-type="string" calcext:value-type="string">
            <text:p>Mammographic_4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2092" calcext:value-type="percentage">
            <text:p>20,9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039" calcext:value-type="percentage">
            <text:p>30,39%</text:p>
          </table:table-cell>
          <table:table-cell office:value-type="percentage" office:value="0.2294" calcext:value-type="percentage">
            <text:p>22,94%</text:p>
          </table:table-cell>
          <table:table-cell table:number-columns-repeated="2"/>
          <table:table-cell office:value-type="string" calcext:value-type="string">
            <text:p>Mammographic_5</text:p>
          </table:table-cell>
          <table:table-cell office:value-type="percentage" office:value="0.1731" calcext:value-type="percentage">
            <text:p>17,31%</text:p>
          </table:table-cell>
          <table:table-cell office:value-type="percentage" office:value="0.1414" calcext:value-type="percentage">
            <text:p>14,1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2824" calcext:value-type="percentage">
            <text:p>28,24%</text:p>
          </table:table-cell>
          <table:table-cell table:number-columns-repeated="2"/>
          <table:table-cell office:value-type="string" calcext:value-type="string">
            <text:p>Mammographic_6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1554" calcext:value-type="percentage">
            <text:p>15,5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471" calcext:value-type="percentage">
            <text:p>34,71%</text:p>
          </table:table-cell>
          <table:table-cell office:value-type="percentage" office:value="0.3578" calcext:value-type="percentage">
            <text:p>35,78%</text:p>
          </table:table-cell>
          <table:table-cell table:number-columns-repeated="2"/>
          <table:table-cell office:value-type="string" calcext:value-type="string">
            <text:p>Mammographic_7</text:p>
          </table:table-cell>
          <table:table-cell office:value-type="percentage" office:value="0.3181" calcext:value-type="percentage">
            <text:p>31,81%</text:p>
          </table:table-cell>
          <table:table-cell office:value-type="percentage" office:value="0.1635" calcext:value-type="percentage">
            <text:p>16,3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2431" calcext:value-type="percentage">
            <text:p>24,31%</text:p>
          </table:table-cell>
          <table:table-cell office:value-type="percentage" office:value="0.2451" calcext:value-type="percentage">
            <text:p>24,51%</text:p>
          </table:table-cell>
          <table:table-cell table:number-columns-repeated="2"/>
          <table:table-cell office:value-type="string" calcext:value-type="string">
            <text:p>Mammographic_8</text:p>
          </table:table-cell>
          <table:table-cell office:value-type="percentage" office:value="0.1478" calcext:value-type="percentage">
            <text:p>14,78%</text:p>
          </table:table-cell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441" calcext:value-type="percentage">
            <text:p>34,41%</text:p>
          </table:table-cell>
          <table:table-cell table:number-columns-repeated="2"/>
          <table:table-cell office:value-type="string" calcext:value-type="string">
            <text:p>Mammographic_9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402" calcext:value-type="percentage">
            <text:p>24,02%</text:p>
          </table:table-cell>
          <table:table-cell office:value-type="percentage" office:value="0.2637" calcext:value-type="percentage">
            <text:p>26,37%</text:p>
          </table:table-cell>
          <table:table-cell table:number-columns-repeated="2"/>
          <table:table-cell office:value-type="string" calcext:value-type="string">
            <text:p>Mammographic_10</text:p>
          </table:table-cell>
          <table:table-cell office:value-type="percentage" office:value="0.1936" calcext:value-type="percentage">
            <text:p>19,36%</text:p>
          </table:table-cell>
          <table:table-cell table:number-columns-repeated="16375"/>
        </table:table-row>
        <table:table-row table:style-name="ro2">
          <table:table-cell table:style-name="ce21"/>
          <table:table-cell table:style-name="ce21" table:formula="of:=AVERAGE([.B67:.B76])" office:value-type="percentage" office:value="0.31197" calcext:value-type="percentage">
            <text:p>31,20%</text:p>
          </table:table-cell>
          <table:table-cell table:style-name="ce21" table:formula="of:=AVERAGE([.C67:.C76])" office:value-type="percentage" office:value="0.3245" calcext:value-type="percentage">
            <text:p>32,45%</text:p>
          </table:table-cell>
          <table:table-cell table:style-name="ce21" table:formula="of:=AVERAGE([.D67:.D76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67:.G76])" office:value-type="percentage" office:value="0.20892" calcext:value-type="percentage">
            <text:p>20,89%</text:p>
          </table:table-cell>
          <table:table-cell table:style-name="ce21" table:formula="of:=AVERAGE([.H67:.H76])" office:value-type="percentage" office:value="0.1712" calcext:value-type="percentage">
            <text:p>17,12%</text:p>
          </table:table-cell>
          <table:table-cell table:style-name="ce21" table:formula="of:=AVERAGE([.I67:.I76])" office:value-type="string" office:string-value="" calcext:value-type="error">
            <text:p>#DIV/0!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67:.B76])" office:value-type="percentage" office:value="0.0744255190703356" calcext:value-type="percentage">
            <text:p>7,44%</text:p>
          </table:table-cell>
          <table:table-cell table:formula="of:=STDEV([.C67:.C76])" office:value-type="percentage" office:value="0.075494473675598" calcext:value-type="percentage">
            <text:p>7,55%</text:p>
          </table:table-cell>
          <table:table-cell table:formula="of:=STDEV([.D67:.D76])" office:value-type="string" office:string-value="" calcext:value-type="error">
            <text:p>#DIV/0!</text:p>
          </table:table-cell>
          <table:table-cell table:number-columns-repeated="2"/>
          <table:table-cell table:formula="of:=STDEV([.G67:.G76])" office:value-type="percentage" office:value="0.0439554521962609" calcext:value-type="percentage">
            <text:p>4,40%</text:p>
          </table:table-cell>
          <table:table-cell table:formula="of:=STDEV([.H67:.H76])" office:value-type="percentage" office:value="0.0265148386128724" calcext:value-type="percentage">
            <text:p>2,65%</text:p>
          </table:table-cell>
          <table:table-cell table:formula="of:=STDEV([.I67:.I76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style-name="ce24"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1912" calcext:value-type="percentage">
            <text:p>19,12%</text:p>
          </table:table-cell>
          <table:table-cell/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2395" calcext:value-type="percentage">
            <text:p>23,95%</text:p>
          </table:table-cell>
          <table:table-cell office:value-type="percentage" office:value="0.2162" calcext:value-type="percentage">
            <text:p>21,6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246" calcext:value-type="percentage">
            <text:p>12,46%</text:p>
          </table:table-cell>
          <table:table-cell/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2868" calcext:value-type="percentage">
            <text:p>28,68%</text:p>
          </table:table-cell>
          <table:table-cell office:value-type="percentage" office:value="0.275" calcext:value-type="percentage">
            <text:p>27,5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877" calcext:value-type="percentage">
            <text:p>18,77%</text:p>
          </table:table-cell>
          <table:table-cell/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741" calcext:value-type="percentage">
            <text:p>27,4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561" calcext:value-type="percentage">
            <text:p>5,61%</text:p>
          </table:table-cell>
          <table:table-cell/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239" calcext:value-type="percentage">
            <text:p>23,90%</text:p>
          </table:table-cell>
          <table:table-cell office:value-type="percentage" office:value="0.2346" calcext:value-type="percentage">
            <text:p>23,4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316" calcext:value-type="percentage">
            <text:p>23,16%</text:p>
          </table:table-cell>
          <table:table-cell office:value-type="percentage" office:value="0.1772" calcext:value-type="percentage">
            <text:p>17,72%</text:p>
          </table:table-cell>
          <table:table-cell/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2022" calcext:value-type="percentage">
            <text:p>20,22%</text:p>
          </table:table-cell>
          <table:table-cell office:value-type="percentage" office:value="0.1877" calcext:value-type="percentage">
            <text:p>18,7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1053" calcext:value-type="percentage">
            <text:p>10,53%</text:p>
          </table:table-cell>
          <table:table-cell/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2535" calcext:value-type="percentage">
            <text:p>25,35%</text:p>
          </table:table-cell>
          <table:table-cell office:value-type="percentage" office:value="0.2504" calcext:value-type="percentage">
            <text:p>25,0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842" calcext:value-type="percentage">
            <text:p>8,42%</text:p>
          </table:table-cell>
          <table:table-cell office:value-type="percentage" office:value="0.1351" calcext:value-type="percentage">
            <text:p>13,51%</text:p>
          </table:table-cell>
          <table:table-cell/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2303" calcext:value-type="percentage">
            <text:p>23,03%</text:p>
          </table:table-cell>
          <table:table-cell office:value-type="percentage" office:value="0.2171" calcext:value-type="percentage">
            <text:p>21,7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035" calcext:value-type="percentage">
            <text:p>20,35%</text:p>
          </table:table-cell>
          <table:table-cell office:value-type="percentage" office:value="0.1018" calcext:value-type="percentage">
            <text:p>10,18%</text:p>
          </table:table-cell>
          <table:table-cell/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583" calcext:value-type="percentage">
            <text:p>25,8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1351" calcext:value-type="percentage">
            <text:p>13,51%</text:p>
          </table:table-cell>
          <table:table-cell/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268" calcext:value-type="percentage">
            <text:p>26,80%</text:p>
          </table:table-cell>
          <table:table-cell office:value-type="percentage" office:value="0.2882" calcext:value-type="percentage">
            <text:p>28,8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0614" calcext:value-type="percentage">
            <text:p>6,14%</text:p>
          </table:table-cell>
          <table:table-cell/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3101" calcext:value-type="percentage">
            <text:p>31,01%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table:formula="of:=AVERAGE([.B80:.B89])" office:value-type="percentage" office:value="0.17736" calcext:value-type="percentage">
            <text:p>17,74%</text:p>
          </table:table-cell>
          <table:table-cell table:style-name="ce21" table:formula="of:=AVERAGE([.C80:.C89])" office:value-type="percentage" office:value="0.12755" calcext:value-type="percentage">
            <text:p>12,75%</text:p>
          </table:table-cell>
          <table:table-cell table:style-name="ce21" table:formula="of:=AVERAGE([.D80:.D89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80:.G89])" office:value-type="percentage" office:value="0.25605" calcext:value-type="percentage">
            <text:p>25,61%</text:p>
          </table:table-cell>
          <table:table-cell table:style-name="ce21" table:formula="of:=AVERAGE([.H80:.H89])" office:value-type="percentage" office:value="0.25117" calcext:value-type="percentage">
            <text:p>25,12%</text:p>
          </table:table-cell>
          <table:table-cell table:style-name="ce21" table:formula="of:=AVERAGE([.I80:.I89])" office:value-type="string" office:string-value="" calcext:value-type="error">
            <text:p>#DIV/0!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80:.B89])" office:value-type="percentage" office:value="0.0605168700079206" calcext:value-type="percentage">
            <text:p>6,05%</text:p>
          </table:table-cell>
          <table:table-cell table:formula="of:=STDEV([.C80:.C89])" office:value-type="percentage" office:value="0.0481850887492986" calcext:value-type="percentage">
            <text:p>4,82%</text:p>
          </table:table-cell>
          <table:table-cell table:formula="of:=STDEV([.D80:.D89])" office:value-type="string" office:string-value="" calcext:value-type="error">
            <text:p>#DIV/0!</text:p>
          </table:table-cell>
          <table:table-cell table:number-columns-repeated="2"/>
          <table:table-cell table:formula="of:=STDEV([.G80:.G89])" office:value-type="percentage" office:value="0.0288864924219685" calcext:value-type="percentage">
            <text:p>2,89%</text:p>
          </table:table-cell>
          <table:table-cell table:formula="of:=STDEV([.H80:.H89])" office:value-type="percentage" office:value="0.0375288348399527" calcext:value-type="percentage">
            <text:p>3,75%</text:p>
          </table:table-cell>
          <table:table-cell table:formula="of:=STDEV([.I80:.I89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667" calcext:value-type="percentage">
            <text:p>6,67%</text:p>
          </table:table-cell>
          <table:table-cell table:number-columns-repeated="2"/>
          <table:table-cell office:value-type="string" calcext:value-type="string">
            <text:p>Saheart_1</text:p>
          </table:table-cell>
          <table:table-cell table:style-name="ce15" office:value-type="percentage" office:value="0.3616" calcext:value-type="percentage">
            <text:p>36,16%</text:p>
          </table:table-cell>
          <table:table-cell office:value-type="percentage" office:value="0.2623" calcext:value-type="percentage">
            <text:p>26,2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012" calcext:value-type="percentage">
            <text:p>10,12%</text:p>
          </table:table-cell>
          <table:table-cell table:number-columns-repeated="2"/>
          <table:table-cell office:value-type="string" calcext:value-type="string">
            <text:p>Saheart_2</text:p>
          </table:table-cell>
          <table:table-cell table:style-name="ce15" office:value-type="percentage" office:value="0.3667" calcext:value-type="percentage">
            <text:p>36,67%</text:p>
          </table:table-cell>
          <table:table-cell office:value-type="percentage" office:value="0.3094" calcext:value-type="percentage">
            <text:p>30,9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543" calcext:value-type="percentage">
            <text:p>5,43%</text:p>
          </table:table-cell>
          <table:table-cell table:number-columns-repeated="2"/>
          <table:table-cell office:value-type="string" calcext:value-type="string">
            <text:p>Saheart_3</text:p>
          </table:table-cell>
          <table:table-cell table:style-name="ce15" office:value-type="percentage" office:value="0.4116" calcext:value-type="percentage">
            <text:p>41,16%</text:p>
          </table:table-cell>
          <table:table-cell office:value-type="percentage" office:value="0.4319" calcext:value-type="percentage">
            <text:p>43,1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019" calcext:value-type="percentage">
            <text:p>0,19%</text:p>
          </table:table-cell>
          <table:table-cell table:number-columns-repeated="2"/>
          <table:table-cell office:value-type="string" calcext:value-type="string">
            <text:p>Saheart_4</text:p>
          </table:table-cell>
          <table:table-cell table:style-name="ce15" office:value-type="percentage" office:value="0.3725" calcext:value-type="percentage">
            <text:p>37,25%</text:p>
          </table:table-cell>
          <table:table-cell office:value-type="percentage" office:value="0.2899" calcext:value-type="percentage">
            <text:p>28,9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809" calcext:value-type="percentage">
            <text:p>8,09%</text:p>
          </table:table-cell>
          <table:table-cell table:number-columns-repeated="2"/>
          <table:table-cell office:value-type="string" calcext:value-type="string">
            <text:p>Saheart_5</text:p>
          </table:table-cell>
          <table:table-cell table:style-name="ce15" office:value-type="percentage" office:value="0.2" calcext:value-type="percentage">
            <text:p>20,00%</text:p>
          </table:table-cell>
          <table:table-cell office:value-type="percentage" office:value="0.2275" calcext:value-type="percentage">
            <text:p>22,7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99" calcext:value-type="percentage">
            <text:p>5,99%</text:p>
          </table:table-cell>
          <table:table-cell table:number-columns-repeated="2"/>
          <table:table-cell office:value-type="string" calcext:value-type="string">
            <text:p>Saheart_6</text:p>
          </table:table-cell>
          <table:table-cell table:style-name="ce15" office:value-type="percentage" office:value="0.3101" calcext:value-type="percentage">
            <text:p>31,01%</text:p>
          </table:table-cell>
          <table:table-cell office:value-type="percentage" office:value="0.2906" calcext:value-type="percentage">
            <text:p>29,0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62" calcext:value-type="percentage">
            <text:p>5,62%</text:p>
          </table:table-cell>
          <table:table-cell table:number-columns-repeated="2"/>
          <table:table-cell office:value-type="string" calcext:value-type="string">
            <text:p>Saheart_7</text:p>
          </table:table-cell>
          <table:table-cell table:style-name="ce15" office:value-type="percentage" office:value="0.3406" calcext:value-type="percentage">
            <text:p>34,06%</text:p>
          </table:table-cell>
          <table:table-cell office:value-type="percentage" office:value="0.3181" calcext:value-type="percentage">
            <text:p>31,8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3" calcext:value-type="percentage">
            <text:p>6,30%</text:p>
          </table:table-cell>
          <table:table-cell table:number-columns-repeated="2"/>
          <table:table-cell office:value-type="string" calcext:value-type="string">
            <text:p>Saheart_8</text:p>
          </table:table-cell>
          <table:table-cell table:style-name="ce15" office:value-type="percentage" office:value="0.4007" calcext:value-type="percentage">
            <text:p>40,07%</text:p>
          </table:table-cell>
          <table:table-cell office:value-type="percentage" office:value="0.3217" calcext:value-type="percentage">
            <text:p>32,17%</text:p>
          </table:table-cell>
          <table:table-cell table:number-columns-repeated="16370"/>
          <table:table-cell table:style-name="ce15" table:number-columns-repeated="4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512" calcext:value-type="percentage">
            <text:p>5,12%</text:p>
          </table:table-cell>
          <table:table-cell table:number-columns-repeated="2"/>
          <table:table-cell office:value-type="string" calcext:value-type="string">
            <text:p>Saheart_9</text:p>
          </table:table-cell>
          <table:table-cell table:style-name="ce15" office:value-type="percentage" office:value="0.2442" calcext:value-type="percentage">
            <text:p>24,42%</text:p>
          </table:table-cell>
          <table:table-cell office:value-type="percentage" office:value="0.2609" calcext:value-type="percentage">
            <text:p>26,0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988" calcext:value-type="percentage">
            <text:p>9,88%</text:p>
          </table:table-cell>
          <table:table-cell table:number-columns-repeated="2"/>
          <table:table-cell office:value-type="string" calcext:value-type="string">
            <text:p>Saheart_10</text:p>
          </table:table-cell>
          <table:table-cell office:value-type="percentage" office:value="0.2312" calcext:value-type="percentage">
            <text:p>23,12%</text:p>
          </table:table-cell>
          <table:table-cell office:value-type="percentage" office:value="0.2761" calcext:value-type="percentage">
            <text:p>27,61%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table:formula="of:=AVERAGE([.B93:.B102])" office:value-type="percentage" office:value="0.07025" calcext:value-type="percentage">
            <text:p>7,03%</text:p>
          </table:table-cell>
          <table:table-cell table:style-name="ce21" table:formula="of:=AVERAGE([.C93:.C102])" office:value-type="percentage" office:value="0.06341" calcext:value-type="percentage">
            <text:p>6,34%</text:p>
          </table:table-cell>
          <table:table-cell table:style-name="ce21" table:formula="of:=AVERAGE([.D93:.D102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93:.G102])" office:value-type="percentage" office:value="0.32392" calcext:value-type="percentage">
            <text:p>32,39%</text:p>
          </table:table-cell>
          <table:table-cell table:style-name="ce21" table:formula="of:=AVERAGE([.H93:.H102])" office:value-type="percentage" office:value="0.29884" calcext:value-type="percentage">
            <text:p>29,88%</text:p>
          </table:table-cell>
          <table:table-cell table:style-name="ce21" table:formula="of:=AVERAGE([.I93:.I102])" office:value-type="string" office:string-value="" calcext:value-type="error">
            <text:p>#DIV/0!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93:.B102])" office:value-type="percentage" office:value="0.0287258014103465" calcext:value-type="percentage">
            <text:p>2,87%</text:p>
          </table:table-cell>
          <table:table-cell table:formula="of:=STDEV([.C93:.C102])" office:value-type="percentage" office:value="0.0280422082661912" calcext:value-type="percentage">
            <text:p>2,80%</text:p>
          </table:table-cell>
          <table:table-cell table:formula="of:=STDEV([.D93:.D102])" office:value-type="string" office:string-value="" calcext:value-type="error">
            <text:p>#DIV/0!</text:p>
          </table:table-cell>
          <table:table-cell/>
          <table:table-cell table:style-name="ce11"/>
          <table:table-cell table:style-name="ce11" table:formula="of:=STDEV([.G93:.G102])" office:value-type="percentage" office:value="0.0745136348447569" calcext:value-type="percentage">
            <text:p>7,45%</text:p>
          </table:table-cell>
          <table:table-cell table:style-name="ce11" table:formula="of:=STDEV([.H93:.H102])" office:value-type="percentage" office:value="0.0550140830454651" calcext:value-type="percentage">
            <text:p>5,50%</text:p>
          </table:table-cell>
          <table:table-cell table:style-name="ce11" table:formula="of:=STDEV([.I93:.I102])" office:value-type="string" office:string-value="" calcext:value-type="error">
            <text:p>#DIV/0!</text:p>
          </table:table-cell>
          <table:table-cell table:style-name="ce11"/>
          <table:table-cell table:number-columns-repeated="16372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345" calcext:value-type="percentage">
            <text:p>34,50%</text:p>
          </table:table-cell>
          <table:table-cell table:number-columns-repeated="2"/>
          <table:table-cell office:value-type="string" calcext:value-type="string">
            <text:p>Spiral_1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5338" calcext:value-type="percentage">
            <text:p>53,38%</text:p>
          </table:table-cell>
          <table:table-cell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2817" calcext:value-type="percentage">
            <text:p>28,17%</text:p>
          </table:table-cell>
          <table:table-cell table:number-columns-repeated="2"/>
          <table:table-cell office:value-type="string" calcext:value-type="string">
            <text:p>Spiral_2</text:p>
          </table:table-cell>
          <table:table-cell office:value-type="percentage" office:value="0.4567" calcext:value-type="percentage">
            <text:p>45,67%</text:p>
          </table:table-cell>
          <table:table-cell office:value-type="string" calcext:value-type="string">
            <text:p>x</text:p>
          </table:table-cell>
          <table:table-cell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3</text:p>
          </table:table-cell>
          <table:table-cell table:number-columns-repeated="2" office:value-type="percentage" office:value="0.4667" calcext:value-type="percentage">
            <text:p>46,67%</text:p>
          </table:table-cell>
          <table:table-cell table:number-columns-repeated="2"/>
          <table:table-cell office:value-type="string" calcext:value-type="string">
            <text:p>Spiral_3</text:p>
          </table:table-cell>
          <table:table-cell office:value-type="percentage" office:value="0.3857" calcext:value-type="percentage">
            <text:p>38,57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017" calcext:value-type="percentage">
            <text:p>20,17%</text:p>
          </table:table-cell>
          <table:table-cell office:value-type="percentage" office:value="0.3083" calcext:value-type="percentage">
            <text:p>30,83%</text:p>
          </table:table-cell>
          <table:table-cell table:number-columns-repeated="2"/>
          <table:table-cell office:value-type="string" calcext:value-type="string">
            <text:p>Spiral_4</text:p>
          </table:table-cell>
          <table:table-cell office:value-type="percentage" office:value="0.4382" calcext:value-type="percentage">
            <text:p>43,82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017" calcext:value-type="percentage">
            <text:p>20,17%</text:p>
          </table:table-cell>
          <table:table-cell office:value-type="percentage" office:value="0.2767" calcext:value-type="percentage">
            <text:p>27,67%</text:p>
          </table:table-cell>
          <table:table-cell table:number-columns-repeated="2"/>
          <table:table-cell office:value-type="string" calcext:value-type="string">
            <text:p>Spiral_5</text:p>
          </table:table-cell>
          <table:table-cell office:value-type="percentage" office:value="0.4897" calcext:value-type="percentage">
            <text:p>48,97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85" calcext:value-type="percentage">
            <text:p>28,50%</text:p>
          </table:table-cell>
          <table:table-cell office:value-type="percentage" office:value="0.3533" calcext:value-type="percentage">
            <text:p>35,33%</text:p>
          </table:table-cell>
          <table:table-cell table:number-columns-repeated="2"/>
          <table:table-cell office:value-type="string" calcext:value-type="string">
            <text:p>Spiral_6</text:p>
          </table:table-cell>
          <table:table-cell office:value-type="percentage" office:value="0.4388" calcext:value-type="percentage">
            <text:p>43,88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85" calcext:value-type="percentage">
            <text:p>38,50%</text:p>
          </table:table-cell>
          <table:table-cell office:value-type="percentage" office:value="0.28" calcext:value-type="percentage">
            <text:p>28,00%</text:p>
          </table:table-cell>
          <table:table-cell table:number-columns-repeated="2"/>
          <table:table-cell office:value-type="string" calcext:value-type="string">
            <text:p>Spiral_7</text:p>
          </table:table-cell>
          <table:table-cell office:value-type="percentage" office:value="0.4075" calcext:value-type="percentage">
            <text:p>40,75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417" calcext:value-type="percentage">
            <text:p>14,17%</text:p>
          </table:table-cell>
          <table:table-cell office:value-type="percentage" office:value="0.115" calcext:value-type="percentage">
            <text:p>11,50%</text:p>
          </table:table-cell>
          <table:table-cell table:number-columns-repeated="2"/>
          <table:table-cell office:value-type="string" calcext:value-type="string">
            <text:p>Spiral_8</text:p>
          </table:table-cell>
          <table:table-cell office:value-type="percentage" office:value="0.41" calcext:value-type="percentage">
            <text:p>41,00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417" calcext:value-type="percentage">
            <text:p>24,17%</text:p>
          </table:table-cell>
          <table:table-cell office:value-type="percentage" office:value="0.1917" calcext:value-type="percentage">
            <text:p>19,17%</text:p>
          </table:table-cell>
          <table:table-cell table:number-columns-repeated="2"/>
          <table:table-cell office:value-type="string" calcext:value-type="string">
            <text:p>Spiral_9</text:p>
          </table:table-cell>
          <table:table-cell office:value-type="percentage" office:value="0.4648" calcext:value-type="percentage">
            <text:p>46,48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1217" calcext:value-type="percentage">
            <text:p>12,17%</text:p>
          </table:table-cell>
          <table:table-cell table:number-columns-repeated="2"/>
          <table:table-cell office:value-type="string" calcext:value-type="string">
            <text:p>Spiral_10</text:p>
          </table:table-cell>
          <table:table-cell office:value-type="percentage" office:value="0.4782" calcext:value-type="percentage">
            <text:p>47,82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table:style-name="ce19"/>
          <table:table-cell table:style-name="ce19" table:formula="of:=AVERAGE([.B106:.B115])" office:value-type="percentage" office:value="0.27902" calcext:value-type="percentage">
            <text:p>27,90%</text:p>
          </table:table-cell>
          <table:table-cell table:style-name="ce19" table:formula="of:=AVERAGE([.C106:.C115])" office:value-type="percentage" office:value="0.27401" calcext:value-type="percentage">
            <text:p>27,40%</text:p>
          </table:table-cell>
          <table:table-cell table:style-name="ce19" table:formula="of:=AVERAGE([.D106:.D115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06:.G115])" office:value-type="percentage" office:value="0.44806" calcext:value-type="percentage">
            <text:p>44,81%</text:p>
          </table:table-cell>
          <table:table-cell table:style-name="ce19" table:formula="of:=AVERAGE([.H106:.H115])" office:value-type="percentage" office:value="0.5338" calcext:value-type="percentage">
            <text:p>53,38%</text:p>
          </table:table-cell>
          <table:table-cell table:style-name="ce19" table:formula="of:=AVERAGE([.I106:.I115])" office:value-type="string" office:string-value="" calcext:value-type="error">
            <text:p>#DIV/0!</text:p>
          </table:table-cell>
          <table:table-cell table:style-name="ce25"/>
          <table:table-cell table:style-name="ce19" table:number-columns-repeated="16368"/>
          <table:table-cell table:number-columns-repeated="4"/>
        </table:table-row>
        <table:table-row table:style-name="ro1">
          <table:table-cell/>
          <table:table-cell table:formula="of:=STDEV([.B106:.B115])" office:value-type="percentage" office:value="0.0985549683059042" calcext:value-type="percentage">
            <text:p>9,86%</text:p>
          </table:table-cell>
          <table:table-cell table:formula="of:=STDEV([.C106:.C115])" office:value-type="percentage" office:value="0.108007936436788" calcext:value-type="percentage">
            <text:p>10,80%</text:p>
          </table:table-cell>
          <table:table-cell table:formula="of:=STDEV([.D106:.D115])" office:value-type="string" office:string-value="" calcext:value-type="error">
            <text:p>#DIV/0!</text:p>
          </table:table-cell>
          <table:table-cell table:number-columns-repeated="2"/>
          <table:table-cell table:formula="of:=STDEV([.G106:.G115])" office:value-type="percentage" office:value="0.0396148737499215" calcext:value-type="percentage">
            <text:p>3,96%</text:p>
          </table:table-cell>
          <table:table-cell table:formula="of:=STDEV([.H106:.H115])" office:value-type="string" office:string-value="" calcext:value-type="error">
            <text:p>#DIV/0!</text:p>
          </table:table-cell>
          <table:table-cell table:formula="of:=STDEV([.I106:.I115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378" calcext:value-type="percentage">
            <text:p>63,78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2"/>
          <table:table-cell office:value-type="string" calcext:value-type="string">
            <text:p>Wdbc_1</text:p>
          </table:table-cell>
          <table:table-cell office:value-type="percentage" office:value="0.0792" calcext:value-type="percentage">
            <text:p>7,92%</text:p>
          </table:table-cell>
          <table:table-cell office:value-type="percentage" office:value="0.0625" calcext:value-type="percentage">
            <text:p>6,2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5467" calcext:value-type="percentage">
            <text:p>54,67%</text:p>
          </table:table-cell>
          <table:table-cell table:number-columns-repeated="2"/>
          <table:table-cell office:value-type="string" calcext:value-type="string">
            <text:p>Wdbc_2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056" calcext:value-type="percentage">
            <text:p>5,6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" calcext:value-type="percentage">
            <text:p>66,00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2"/>
          <table:table-cell office:value-type="string" calcext:value-type="string">
            <text:p>Wdbc_3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0827" calcext:value-type="percentage">
            <text:p>8,2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6178" calcext:value-type="percentage">
            <text:p>61,78%</text:p>
          </table:table-cell>
          <table:table-cell table:number-columns-repeated="2"/>
          <table:table-cell office:value-type="string" calcext:value-type="string">
            <text:p>Wdbc_4</text:p>
          </table:table-cell>
          <table:table-cell office:value-type="percentage" office:value="0.0292" calcext:value-type="percentage">
            <text:p>2,92%</text:p>
          </table:table-cell>
          <table:table-cell office:value-type="percentage" office:value="0.0476" calcext:value-type="percentage">
            <text:p>4,7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4" calcext:value-type="percentage">
            <text:p>64,00%</text:p>
          </table:table-cell>
          <table:table-cell table:number-columns-repeated="2"/>
          <table:table-cell office:value-type="string" calcext:value-type="string">
            <text:p>Wdbc_5</text:p>
          </table:table-cell>
          <table:table-cell office:value-type="percentage" office:value="0.0506" calcext:value-type="percentage">
            <text:p>5,06%</text:p>
          </table:table-cell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022" calcext:value-type="percentage">
            <text:p>70,22%</text:p>
          </table:table-cell>
          <table:table-cell office:value-type="percentage" office:value="0.6689" calcext:value-type="percentage">
            <text:p>66,89%</text:p>
          </table:table-cell>
          <table:table-cell table:number-columns-repeated="2"/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267" calcext:value-type="percentage">
            <text:p>72,67%</text:p>
          </table:table-cell>
          <table:table-cell office:value-type="percentage" office:value="0.7289" calcext:value-type="percentage">
            <text:p>72,89%</text:p>
          </table:table-cell>
          <table:table-cell table:number-columns-repeated="2"/>
          <table:table-cell office:value-type="string" calcext:value-type="string">
            <text:p>Wdbc_7</text:p>
          </table:table-cell>
          <table:table-cell office:value-type="percentage" office:value="0.1036" calcext:value-type="percentage">
            <text:p>10,36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78" calcext:value-type="percentage">
            <text:p>33,78%</text:p>
          </table:table-cell>
          <table:table-cell office:value-type="percentage" office:value="0.2978" calcext:value-type="percentage">
            <text:p>29,78%</text:p>
          </table:table-cell>
          <table:table-cell table:number-columns-repeated="2"/>
          <table:table-cell office:value-type="string" calcext:value-type="string">
            <text:p>Wdbc_8</text:p>
          </table:table-cell>
          <table:table-cell office:value-type="percentage" office:value="0.1006" calcext:value-type="percentage">
            <text:p>10,06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978" calcext:value-type="percentage">
            <text:p>69,78%</text:p>
          </table:table-cell>
          <table:table-cell office:value-type="percentage" office:value="0.6578" calcext:value-type="percentage">
            <text:p>65,78%</text:p>
          </table:table-cell>
          <table:table-cell table:number-columns-repeated="2"/>
          <table:table-cell office:value-type="string" calcext:value-type="string">
            <text:p>Wdbc_9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2356" calcext:value-type="percentage">
            <text:p>23,56%</text:p>
          </table:table-cell>
          <table:table-cell table:number-columns-repeated="2"/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table:number-columns-repeated="16375"/>
        </table:table-row>
        <table:table-row table:style-name="ro1">
          <table:table-cell table:style-name="ce19"/>
          <table:table-cell table:style-name="ce19" table:formula="of:=AVERAGE([.B119:.B128])" office:value-type="percentage" office:value="0.60023" calcext:value-type="percentage">
            <text:p>60,02%</text:p>
          </table:table-cell>
          <table:table-cell table:style-name="ce19" table:formula="of:=AVERAGE([.C119:.C128])" office:value-type="percentage" office:value="0.55269" calcext:value-type="percentage">
            <text:p>55,27%</text:p>
          </table:table-cell>
          <table:table-cell table:style-name="ce19" table:formula="of:=AVERAGE([.D119:.D128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19:.G128])" office:value-type="percentage" office:value="0.07352" calcext:value-type="percentage">
            <text:p>7,35%</text:p>
          </table:table-cell>
          <table:table-cell table:style-name="ce19" table:formula="of:=AVERAGE([.H119:.H128])" office:value-type="percentage" office:value="0.0622" calcext:value-type="percentage">
            <text:p>6,22%</text:p>
          </table:table-cell>
          <table:table-cell table:style-name="ce19" table:formula="of:=AVERAGE([.I119:.I128])" office:value-type="string" office:string-value="" calcext:value-type="error">
            <text:p>#DIV/0!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19:.B128])" office:value-type="percentage" office:value="0.146764172512686" calcext:value-type="percentage">
            <text:p>14,68%</text:p>
          </table:table-cell>
          <table:table-cell table:formula="of:=STDEV([.C119:.C128])" office:value-type="percentage" office:value="0.161041267657979" calcext:value-type="percentage">
            <text:p>16,10%</text:p>
          </table:table-cell>
          <table:table-cell table:formula="of:=STDEV([.D119:.D128])" office:value-type="string" office:string-value="" calcext:value-type="error">
            <text:p>#DIV/0!</text:p>
          </table:table-cell>
          <table:table-cell table:number-columns-repeated="2"/>
          <table:table-cell table:formula="of:=STDEV([.G119:.G128])" office:value-type="percentage" office:value="0.0289615760774321" calcext:value-type="percentage">
            <text:p>2,90%</text:p>
          </table:table-cell>
          <table:table-cell table:formula="of:=STDEV([.H119:.H128])" office:value-type="percentage" office:value="0.0149659613790762" calcext:value-type="percentage">
            <text:p>1,50%</text:p>
          </table:table-cell>
          <table:table-cell table:formula="of:=STDEV([.I119:.I128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1706" calcext:value-type="percentage">
            <text:p>17,06%</text:p>
          </table:table-cell>
          <table:table-cell table:number-columns-repeated="2"/>
          <table:table-cell office:value-type="string" calcext:value-type="string">
            <text:p>z_f_s_1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889" calcext:value-type="percentage">
            <text:p>18,8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824" calcext:value-type="percentage">
            <text:p>28,24%</text:p>
          </table:table-cell>
          <table:table-cell office:value-type="percentage" office:value="0.2255" calcext:value-type="percentage">
            <text:p>22,55%</text:p>
          </table:table-cell>
          <table:table-cell table:number-columns-repeated="2"/>
          <table:table-cell office:value-type="string" calcext:value-type="string">
            <text:p>z_f_s_2</text:p>
          </table:table-cell>
          <table:table-cell office:value-type="percentage" office:value="0.2378" calcext:value-type="percentage">
            <text:p>23,78%</text:p>
          </table:table-cell>
          <table:table-cell office:value-type="percentage" office:value="0.1278" calcext:value-type="percentage">
            <text:p>12,78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198" calcext:value-type="percentage">
            <text:p>19,80%</text:p>
          </table:table-cell>
          <table:table-cell table:number-columns-repeated="2"/>
          <table:table-cell office:value-type="string" calcext:value-type="string">
            <text:p>z_f_s_3</text:p>
          </table:table-cell>
          <table:table-cell office:value-type="percentage" office:value="0.1244" calcext:value-type="percentage">
            <text:p>12,44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3804" calcext:value-type="percentage">
            <text:p>38,04%</text:p>
          </table:table-cell>
          <table:table-cell office:value-type="percentage" office:value="0.1078" calcext:value-type="percentage">
            <text:p>10,78%</text:p>
          </table:table-cell>
          <table:table-cell table:number-columns-repeated="2"/>
          <table:table-cell office:value-type="string" calcext:value-type="string">
            <text:p>z_f_s_4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933" calcext:value-type="percentage">
            <text:p>9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0765" calcext:value-type="percentage">
            <text:p>7,65%</text:p>
          </table:table-cell>
          <table:table-cell table:number-columns-repeated="2"/>
          <table:table-cell office:value-type="string" calcext:value-type="string">
            <text:p>z_f_s_5</text:p>
          </table:table-cell>
          <table:table-cell office:value-type="percentage" office:value="0.1222" calcext:value-type="percentage">
            <text:p>12,22%</text:p>
          </table:table-cell>
          <table:table-cell office:value-type="percentage" office:value="0.0856" calcext:value-type="percentage">
            <text:p>8,5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2902" calcext:value-type="percentage">
            <text:p>29,02%</text:p>
          </table:table-cell>
          <table:table-cell office:value-type="percentage" office:value="0.1588" calcext:value-type="percentage">
            <text:p>15,88%</text:p>
          </table:table-cell>
          <table:table-cell table:number-columns-repeated="2"/>
          <table:table-cell office:value-type="string" calcext:value-type="string">
            <text:p>z_f_s_6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686" calcext:value-type="percentage">
            <text:p>16,86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2"/>
          <table:table-cell office:value-type="string" calcext:value-type="string">
            <text:p>z_f_s_7</text:p>
          </table:table-cell>
          <table:table-cell office:value-type="percentage" office:value="0.2167" calcext:value-type="percentage">
            <text:p>21,67%</text:p>
          </table:table-cell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647" calcext:value-type="percentage">
            <text:p>16,47%</text:p>
          </table:table-cell>
          <table:table-cell table:number-columns-repeated="2"/>
          <table:table-cell office:value-type="string" calcext:value-type="string">
            <text:p>z_f_s_8</text:p>
          </table:table-cell>
          <table:table-cell office:value-type="percentage" office:value="0.1289" calcext:value-type="percentage">
            <text:p>12,89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2078" calcext:value-type="percentage">
            <text:p>20,78%</text:p>
          </table:table-cell>
          <table:table-cell office:value-type="percentage" office:value="0.1196" calcext:value-type="percentage">
            <text:p>11,96%</text:p>
          </table:table-cell>
          <table:table-cell table:number-columns-repeated="2"/>
          <table:table-cell office:value-type="string" calcext:value-type="string">
            <text:p>z_f_s_9</text:p>
          </table:table-cell>
          <table:table-cell office:value-type="percentage" office:value="0.0544" calcext:value-type="percentage">
            <text:p>5,44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1745" calcext:value-type="percentage">
            <text:p>17,45%</text:p>
          </table:table-cell>
          <table:table-cell table:number-columns-repeated="2"/>
          <table:table-cell office:value-type="string" calcext:value-type="string">
            <text:p>z_f_s_10</text:p>
          </table:table-cell>
          <table:table-cell office:value-type="percentage" office:value="0.1056" calcext:value-type="percentage">
            <text:p>10,56%</text:p>
          </table:table-cell>
          <table:table-cell table:number-columns-repeated="16375"/>
        </table:table-row>
        <table:table-row table:style-name="ro1">
          <table:table-cell table:style-name="ce19"/>
          <table:table-cell table:style-name="ce19" table:formula="of:=AVERAGE([.B132:.B141])" office:value-type="percentage" office:value="0.31099" calcext:value-type="percentage">
            <text:p>31,10%</text:p>
          </table:table-cell>
          <table:table-cell table:style-name="ce19" table:formula="of:=AVERAGE([.C132:.C141])" office:value-type="percentage" office:value="0.15627" calcext:value-type="percentage">
            <text:p>15,63%</text:p>
          </table:table-cell>
          <table:table-cell table:style-name="ce19" table:formula="of:=AVERAGE([.D132:.D141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32:.G141])" office:value-type="percentage" office:value="0.12845" calcext:value-type="percentage">
            <text:p>12,85%</text:p>
          </table:table-cell>
          <table:table-cell table:style-name="ce19" table:formula="of:=AVERAGE([.H132:.H141])" office:value-type="percentage" office:value="0.130183333333333" calcext:value-type="percentage">
            <text:p>13,02%</text:p>
          </table:table-cell>
          <table:table-cell table:style-name="ce19" table:formula="of:=AVERAGE([.I132:.I141])" office:value-type="string" office:string-value="" calcext:value-type="error">
            <text:p>#DIV/0!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32:.B141])" office:value-type="percentage" office:value="0.102023357347445" calcext:value-type="percentage">
            <text:p>10,20%</text:p>
          </table:table-cell>
          <table:table-cell table:formula="of:=STDEV([.C132:.C141])" office:value-type="percentage" office:value="0.0438626657243315" calcext:value-type="percentage">
            <text:p>4,39%</text:p>
          </table:table-cell>
          <table:table-cell table:formula="of:=STDEV([.D132:.D141])" office:value-type="string" office:string-value="" calcext:value-type="error">
            <text:p>#DIV/0!</text:p>
          </table:table-cell>
          <table:table-cell table:number-columns-repeated="2"/>
          <table:table-cell table:formula="of:=STDEV([.G132:.G141])" office:value-type="percentage" office:value="0.0597598387994256" calcext:value-type="percentage">
            <text:p>5,98%</text:p>
          </table:table-cell>
          <table:table-cell table:formula="of:=STDEV([.H132:.H141])" office:value-type="percentage" office:value="0.0456197946802336" calcext:value-type="percentage">
            <text:p>4,56%</text:p>
          </table:table-cell>
          <table:table-cell table:formula="of:=STDEV([.I132:.I141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233" calcext:value-type="percentage">
            <text:p>12,33%</text:p>
          </table:table-cell>
          <table:table-cell table:number-columns-repeated="2"/>
          <table:table-cell office:value-type="string" calcext:value-type="string">
            <text:p>ZO_NF_S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136" calcext:value-type="percentage">
            <text:p>13,6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5733" calcext:value-type="percentage">
            <text:p>57,33%</text:p>
          </table:table-cell>
          <table:table-cell office:value-type="percentage" office:value="0.33" calcext:value-type="percentage">
            <text:p>33,00%</text:p>
          </table:table-cell>
          <table:table-cell table:number-columns-repeated="2"/>
          <table:table-cell office:value-type="string" calcext:value-type="string">
            <text:p>ZO_NF_S_2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1087" calcext:value-type="percentage">
            <text:p>10,8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0267" calcext:value-type="percentage">
            <text:p>2,67%</text:p>
          </table:table-cell>
          <table:table-cell table:number-columns-repeated="2"/>
          <table:table-cell office:value-type="string" calcext:value-type="string">
            <text:p>ZO_NF_S_3</text:p>
          </table:table-cell>
          <table:table-cell office:value-type="percentage" office:value="0.1187" calcext:value-type="percentage">
            <text:p>11,87%</text:p>
          </table:table-cell>
          <table:table-cell office:value-type="percentage" office:value="0.124" calcext:value-type="percentage">
            <text:p>12,4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5" calcext:value-type="percentage">
            <text:p>5,00%</text:p>
          </table:table-cell>
          <table:table-cell table:number-columns-repeated="2"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106" calcext:value-type="percentage">
            <text:p>10,6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6" calcext:value-type="percentage">
            <text:p>6,00%</text:p>
          </table:table-cell>
          <table:table-cell table:number-columns-repeated="2"/>
          <table:table-cell office:value-type="string" calcext:value-type="string">
            <text:p>ZO_NF_S_5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78" calcext:value-type="percentage">
            <text:p>7,8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3133" calcext:value-type="percentage">
            <text:p>31,33%</text:p>
          </table:table-cell>
          <table:table-cell table:number-columns-repeated="2"/>
          <table:table-cell office:value-type="string" calcext:value-type="string">
            <text:p>ZO_NF_S_6</text:p>
          </table:table-cell>
          <table:table-cell office:value-type="percentage" office:value="0.1473" calcext:value-type="percentage">
            <text:p>14,73%</text:p>
          </table:table-cell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26" calcext:value-type="percentage">
            <text:p>26,00%</text:p>
          </table:table-cell>
          <table:table-cell table:number-columns-repeated="2"/>
          <table:table-cell office:value-type="string" calcext:value-type="string">
            <text:p>ZO_NF_S_7</text:p>
          </table:table-cell>
          <table:table-cell office:value-type="percentage" office:value="0.0387" calcext:value-type="percentage">
            <text:p>3,8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467" calcext:value-type="percentage">
            <text:p>14,67%</text:p>
          </table:table-cell>
          <table:table-cell table:number-columns-repeated="2"/>
          <table:table-cell office:value-type="string" calcext:value-type="string">
            <text:p>ZO_NF_S_8</text:p>
          </table:table-cell>
          <table:table-cell office:value-type="percentage" office:value="0.1333" calcext:value-type="percentage">
            <text:p>1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0367" calcext:value-type="percentage">
            <text:p>3,67%</text:p>
          </table:table-cell>
          <table:table-cell table:number-columns-repeated="2"/>
          <table:table-cell office:value-type="string" calcext:value-type="string">
            <text:p>ZO_NF_S_9</text:p>
          </table:table-cell>
          <table:table-cell office:value-type="percentage" office:value="0.068" calcext:value-type="percentage">
            <text:p>6,8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9" calcext:value-type="percentage">
            <text:p>9,00%</text:p>
          </table:table-cell>
          <table:table-cell table:number-columns-repeated="2"/>
          <table:table-cell office:value-type="string" calcext:value-type="string">
            <text:p>ZO_NF_S_10</text:p>
          </table:table-cell>
          <table:table-cell office:value-type="percentage" office:value="0.116" calcext:value-type="percentage">
            <text:p>11,60%</text:p>
          </table:table-cell>
          <table:table-cell table:number-columns-repeated="16375"/>
        </table:table-row>
        <table:table-row table:style-name="ro1">
          <table:table-cell table:style-name="ce19"/>
          <table:table-cell table:style-name="ce19" table:formula="of:=AVERAGE([.B145:.B154])" office:value-type="percentage" office:value="0.21333" calcext:value-type="percentage">
            <text:p>21,33%</text:p>
          </table:table-cell>
          <table:table-cell table:style-name="ce19" table:formula="of:=AVERAGE([.C145:.C154])" office:value-type="percentage" office:value="0.14367" calcext:value-type="percentage">
            <text:p>14,37%</text:p>
          </table:table-cell>
          <table:table-cell table:style-name="ce19" table:formula="of:=AVERAGE([.D145:.D154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45:.G154])" office:value-type="percentage" office:value="0.09166" calcext:value-type="percentage">
            <text:p>9,17%</text:p>
          </table:table-cell>
          <table:table-cell table:style-name="ce19" table:formula="of:=AVERAGE([.H145:.H154])" office:value-type="percentage" office:value="0.11054" calcext:value-type="percentage">
            <text:p>11,05%</text:p>
          </table:table-cell>
          <table:table-cell table:style-name="ce19" table:formula="of:=AVERAGE([.I145:.I154])" office:value-type="string" office:string-value="" calcext:value-type="error">
            <text:p>#DIV/0!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table:formula="of:=COM.MICROSOFT.STDEV.S([.B145:.B154])" office:value-type="percentage" office:value="0.159912941940295" calcext:value-type="percentage">
            <text:p>15,99%</text:p>
          </table:table-cell>
          <table:table-cell table:style-name="ce19" table:formula="of:=COM.MICROSOFT.STDEV.S([.C145:.C154])" office:value-type="percentage" office:value="0.116060214735474" calcext:value-type="percentage">
            <text:p>11,61%</text:p>
          </table:table-cell>
          <table:table-cell table:style-name="ce19" table:formula="of:=COM.MICROSOFT.STDEV.S([.D145:.D154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STDEV([.G145:.G154])" office:value-type="percentage" office:value="0.0373261362110311" calcext:value-type="percentage">
            <text:p>3,73%</text:p>
          </table:table-cell>
          <table:table-cell table:style-name="ce19" table:formula="of:=STDEV([.H145:.H154])" office:value-type="percentage" office:value="0.0218645374979669" calcext:value-type="percentage">
            <text:p>2,19%</text:p>
          </table:table-cell>
          <table:table-cell table:style-name="ce19" table:formula="of:=STDEV([.I145:.I154])" office:value-type="string" office:string-value="" calcext:value-type="error">
            <text:p>#DIV/0!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463" calcext:value-type="percentage">
            <text:p>34,63%</text:p>
          </table:table-cell>
          <table:table-cell office:value-type="percentage" office:value="0.3324" calcext:value-type="percentage">
            <text:p>33,24%</text:p>
          </table:table-cell>
          <table:table-cell table:number-columns-repeated="2"/>
          <table:table-cell office:value-type="string" calcext:value-type="string">
            <text:p>Cleveland_1</text:p>
          </table:table-cell>
          <table:table-cell office:value-type="percentage" office:value="0.6678" calcext:value-type="percentage">
            <text:p>66,78%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398" calcext:value-type="percentage">
            <text:p>33,98%</text:p>
          </table:table-cell>
          <table:table-cell office:value-type="percentage" office:value="0.3546" calcext:value-type="percentage">
            <text:p>35,46%</text:p>
          </table:table-cell>
          <table:table-cell table:number-columns-repeated="2"/>
          <table:table-cell office:value-type="string" calcext:value-type="string">
            <text:p>Cleveland_2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4494" calcext:value-type="percentage">
            <text:p>44,9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4731" calcext:value-type="percentage">
            <text:p>47,31%</text:p>
          </table:table-cell>
          <table:table-cell office:value-type="percentage" office:value="0.513" calcext:value-type="percentage">
            <text:p>51,30%</text:p>
          </table:table-cell>
          <table:table-cell table:number-columns-repeated="2"/>
          <table:table-cell office:value-type="string" calcext:value-type="string">
            <text:p>Cleveland_3</text:p>
          </table:table-cell>
          <table:table-cell office:value-type="percentage" office:value="0.6471" calcext:value-type="percentage">
            <text:p>64,71%</text:p>
          </table:table-cell>
          <table:table-cell office:value-type="percentage" office:value="0.4782" calcext:value-type="percentage">
            <text:p>47,8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731" calcext:value-type="percentage">
            <text:p>37,31%</text:p>
          </table:table-cell>
          <table:table-cell office:value-type="percentage" office:value="0.3259" calcext:value-type="percentage">
            <text:p>32,59%</text:p>
          </table:table-cell>
          <table:table-cell table:number-columns-repeated="2"/>
          <table:table-cell office:value-type="string" calcext:value-type="string">
            <text:p>Cleveland_4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4632" calcext:value-type="percentage">
            <text:p>46,3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5019" calcext:value-type="percentage">
            <text:p>50,19%</text:p>
          </table:table-cell>
          <table:table-cell office:value-type="percentage" office:value="0.4722" calcext:value-type="percentage">
            <text:p>47,22%</text:p>
          </table:table-cell>
          <table:table-cell table:number-columns-repeated="2"/>
          <table:table-cell office:value-type="string" calcext:value-type="string">
            <text:p>Cleveland_5</text:p>
          </table:table-cell>
          <table:table-cell office:value-type="percentage" office:value="0.6253" calcext:value-type="percentage">
            <text:p>62,53%</text:p>
          </table:table-cell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352" calcext:value-type="percentage">
            <text:p>33,52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leveland_6</text:p>
          </table:table-cell>
          <table:table-cell office:value-type="percentage" office:value="0.754" calcext:value-type="percentage">
            <text:p>75,4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3167" calcext:value-type="percentage">
            <text:p>31,67%</text:p>
          </table:table-cell>
          <table:table-cell table:number-columns-repeated="3"/>
          <table:table-cell office:value-type="string" calcext:value-type="string">
            <text:p>Cleveland_7</text:p>
          </table:table-cell>
          <table:table-cell office:value-type="percentage" office:value="0.731" calcext:value-type="percentage">
            <text:p>73,1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556" calcext:value-type="percentage">
            <text:p>35,56%</text:p>
          </table:table-cell>
          <table:table-cell table:number-columns-repeated="3"/>
          <table:table-cell office:value-type="string" calcext:value-type="string">
            <text:p>Cleveland_8</text:p>
          </table:table-cell>
          <table:table-cell office:value-type="percentage" office:value="0.6678" calcext:value-type="percentage">
            <text:p>66,78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481" calcext:value-type="percentage">
            <text:p>24,81%</text:p>
          </table:table-cell>
          <table:table-cell table:number-columns-repeated="3"/>
          <table:table-cell office:value-type="string" calcext:value-type="string">
            <text:p>Cleveland_9</text:p>
          </table:table-cell>
          <table:table-cell office:value-type="percentage" office:value="0.6908" calcext:value-type="percentage">
            <text:p>69,08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269" calcext:value-type="percentage">
            <text:p>42,69%</text:p>
          </table:table-cell>
          <table:table-cell table:number-columns-repeated="3"/>
          <table:table-cell office:value-type="string" calcext:value-type="string">
            <text:p>Cleveland_10</text:p>
          </table:table-cell>
          <table:table-cell office:value-type="percentage" office:value="0.5805" calcext:value-type="percentage">
            <text:p>58,05%</text:p>
          </table:table-cell>
          <table:table-cell table:number-columns-repeated="16375"/>
        </table:table-row>
        <table:table-row table:style-name="ro1">
          <table:table-cell table:style-name="ce19"/>
          <table:table-cell table:style-name="ce19" table:formula="of:=AVERAGE([.B158:.B167])" office:value-type="percentage" office:value="0.37167" calcext:value-type="percentage">
            <text:p>37,17%</text:p>
          </table:table-cell>
          <table:table-cell table:style-name="ce19" table:formula="of:=AVERAGE([.C158:.C167])" office:value-type="percentage" office:value="0.39962" calcext:value-type="percentage">
            <text:p>39,96%</text:p>
          </table:table-cell>
          <table:table-cell table:style-name="ce19" table:formula="of:=AVERAGE([.D158:.D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58:.G167])" office:value-type="percentage" office:value="0.67034" calcext:value-type="percentage">
            <text:p>67,03%</text:p>
          </table:table-cell>
          <table:table-cell table:style-name="ce19" table:formula="of:=AVERAGE([.H158:.H167])" office:value-type="percentage" office:value="0.4977" calcext:value-type="percentage">
            <text:p>49,77%</text:p>
          </table:table-cell>
          <table:table-cell table:style-name="ce19" table:formula="of:=AVERAGE([.I158:.I16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58:.B167])" office:value-type="percentage" office:value="0.0758940643265335" calcext:value-type="percentage">
            <text:p>7,59%</text:p>
          </table:table-cell>
          <table:table-cell table:style-name="ce19" table:formula="of:=STDEV([.C158:.C167])" office:value-type="percentage" office:value="0.0867508616671904" calcext:value-type="percentage">
            <text:p>8,68%</text:p>
          </table:table-cell>
          <table:table-cell table:style-name="ce19" table:formula="of:=STDEV([.D158:.D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STDEV([.G158:.G167])" office:value-type="percentage" office:value="0.049179449185836" calcext:value-type="percentage">
            <text:p>4,92%</text:p>
          </table:table-cell>
          <table:table-cell table:style-name="ce19" table:formula="of:=STDEV([.H158:.H167])" office:value-type="percentage" office:value="0.0692066470795978" calcext:value-type="percentage">
            <text:p>6,92%</text:p>
          </table:table-cell>
          <table:table-cell table:style-name="ce19" table:formula="of:=STDEV([.I158:.I16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405" calcext:value-type="percentage">
            <text:p>24,05%</text:p>
          </table:table-cell>
          <table:table-cell table:number-columns-repeated="2"/>
          <table:table-cell office:value-type="string" calcext:value-type="string">
            <text:p>Regions2_1</text:p>
          </table:table-cell>
          <table:table-cell office:value-type="percentage" office:value="0.3699" calcext:value-type="percentage">
            <text:p>36,99%</text:p>
          </table:table-cell>
          <table:table-cell office:value-type="percentage" office:value="0.2263" calcext:value-type="percentage">
            <text:p>22,6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619" calcext:value-type="percentage">
            <text:p>16,19%</text:p>
          </table:table-cell>
          <table:table-cell office:value-type="percentage" office:value="0.1762" calcext:value-type="percentage">
            <text:p>17,62%</text:p>
          </table:table-cell>
          <table:table-cell table:number-columns-repeated="2"/>
          <table:table-cell office:value-type="string" calcext:value-type="string">
            <text:p>Regions2_2</text:p>
          </table:table-cell>
          <table:table-cell office:value-type="percentage" office:value="0.4312" calcext:value-type="percentage">
            <text:p>43,12%</text:p>
          </table:table-cell>
          <table:table-cell office:value-type="percentage" office:value="0.2392" calcext:value-type="percentage">
            <text:p>23,9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286" calcext:value-type="percentage">
            <text:p>32,86%</text:p>
          </table:table-cell>
          <table:table-cell table:number-columns-repeated="2"/>
          <table:table-cell office:value-type="string" calcext:value-type="string">
            <text:p>Regions2_3</text:p>
          </table:table-cell>
          <table:table-cell office:value-type="percentage" office:value="0.429" calcext:value-type="percentage">
            <text:p>42,90%</text:p>
          </table:table-cell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3452" calcext:value-type="percentage">
            <text:p>34,52%</text:p>
          </table:table-cell>
          <table:table-cell table:number-columns-repeated="2"/>
          <table:table-cell office:value-type="string" calcext:value-type="string">
            <text:p>Regions2_4</text:p>
          </table:table-cell>
          <table:table-cell office:value-type="percentage" office:value="0.4194" calcext:value-type="percentage">
            <text:p>41,94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571" calcext:value-type="percentage">
            <text:p>45,71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gions2_5</text:p>
          </table:table-cell>
          <table:table-cell office:value-type="percentage" office:value="0.3226" calcext:value-type="percentage">
            <text:p>32,26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1405" calcext:value-type="percentage">
            <text:p>14,05%</text:p>
          </table:table-cell>
          <table:table-cell table:number-columns-repeated="3"/>
          <table:table-cell office:value-type="string" calcext:value-type="string">
            <text:p>Regions2_6</text:p>
          </table:table-cell>
          <table:table-cell office:value-type="percentage" office:value="0.4032" calcext:value-type="percentage">
            <text:p>40,32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1976" calcext:value-type="percentage">
            <text:p>19,76%</text:p>
          </table:table-cell>
          <table:table-cell table:number-columns-repeated="3"/>
          <table:table-cell office:value-type="string" calcext:value-type="string">
            <text:p>Regions2_7</text:p>
          </table:table-cell>
          <table:table-cell office:value-type="percentage" office:value="0.35" calcext:value-type="percentage">
            <text:p>35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024" calcext:value-type="percentage">
            <text:p>20,24%</text:p>
          </table:table-cell>
          <table:table-cell table:number-columns-repeated="3"/>
          <table:table-cell office:value-type="string" calcext:value-type="string">
            <text:p>Regions2_8</text:p>
          </table:table-cell>
          <table:table-cell office:value-type="percentage" office:value="0.371" calcext:value-type="percentage">
            <text:p>37,1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548" calcext:value-type="percentage">
            <text:p>35,48%</text:p>
          </table:table-cell>
          <table:table-cell table:number-columns-repeated="3"/>
          <table:table-cell office:value-type="string" calcext:value-type="string">
            <text:p>Regions2_9</text:p>
          </table:table-cell>
          <table:table-cell office:value-type="percentage" office:value="0.2903" calcext:value-type="percentage">
            <text:p>29,0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714" calcext:value-type="percentage">
            <text:p>27,14%</text:p>
          </table:table-cell>
          <table:table-cell table:number-columns-repeated="3"/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table:number-columns-repeated="16375"/>
        </table:table-row>
        <table:table-row table:style-name="ro1">
          <table:table-cell table:style-name="ce19"/>
          <table:table-cell table:style-name="ce19" table:formula="of:=AVERAGE([.B171:.B180])" office:value-type="percentage" office:value="0.255" calcext:value-type="percentage">
            <text:p>25,50%</text:p>
          </table:table-cell>
          <table:table-cell table:style-name="ce19" table:formula="of:=AVERAGE([.C171:.C180])" office:value-type="percentage" office:value="0.272625" calcext:value-type="percentage">
            <text:p>27,26%</text:p>
          </table:table-cell>
          <table:table-cell table:style-name="ce19" table:formula="of:=AVERAGE([.D171:.D180])" office:value-type="string" office:string-value="" calcext:value-type="error">
            <text:p>#DIV/0!</text:p>
          </table:table-cell>
          <table:table-cell table:style-name="Default"/>
          <table:table-cell table:style-name="ce19"/>
          <table:table-cell table:style-name="ce19" table:formula="of:=AVERAGE([.G171:.G180])" office:value-type="percentage" office:value="0.38221" calcext:value-type="percentage">
            <text:p>38,22%</text:p>
          </table:table-cell>
          <table:table-cell table:style-name="ce19" table:formula="of:=AVERAGE([.H171:.H180])" office:value-type="percentage" office:value="0.23275" calcext:value-type="percentage">
            <text:p>23,28%</text:p>
          </table:table-cell>
          <table:table-cell table:style-name="ce19" table:formula="of:=AVERAGE([.I171:.I180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71:.B180])" office:value-type="percentage" office:value="0.0974561325816789" calcext:value-type="percentage">
            <text:p>9,75%</text:p>
          </table:table-cell>
          <table:table-cell table:style-name="ce19" table:formula="of:=STDEV([.C171:.C180])" office:value-type="percentage" office:value="0.0790150354890342" calcext:value-type="percentage">
            <text:p>7,90%</text:p>
          </table:table-cell>
          <table:table-cell table:style-name="ce19" table:formula="of:=STDEV([.D171:.D180])" office:value-type="string" office:string-value="" calcext:value-type="error">
            <text:p>#DIV/0!</text:p>
          </table:table-cell>
          <table:table-cell table:style-name="Default"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6043" calcext:value-type="percentage">
            <text:p>60,43%</text:p>
          </table:table-cell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34" calcext:value-type="percentage">
            <text:p>3,40%</text:p>
          </table:table-cell>
          <table:table-cell table:number-columns-repeated="2"/>
          <table:table-cell office:value-type="string" calcext:value-type="string">
            <text:p>Segment_2</text:p>
          </table:table-cell>
          <table:table-cell office:value-type="percentage" office:value="0.6118" calcext:value-type="percentage">
            <text:p>61,18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34" calcext:value-type="percentage">
            <text:p>3,40%</text:p>
          </table:table-cell>
          <table:table-cell table:number-columns-repeated="2"/>
          <table:table-cell office:value-type="string" calcext:value-type="string">
            <text:p>Segment_3</text:p>
          </table:table-cell>
          <table:table-cell office:value-type="percentage" office:value="0.5805" calcext:value-type="percentage">
            <text:p>58,05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54" calcext:value-type="percentage">
            <text:p>5,40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egment_4</text:p>
          </table:table-cell>
          <table:table-cell office:value-type="percentage" office:value="0.5521" calcext:value-type="percentage">
            <text:p>55,21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table:number-columns-repeated="3"/>
          <table:table-cell office:value-type="string" calcext:value-type="string">
            <text:p>Segment_5</text:p>
          </table:table-cell>
          <table:table-cell office:value-type="percentage" office:value="0.6023" calcext:value-type="percentage">
            <text:p>60,2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table:number-columns-repeated="3"/>
          <table:table-cell office:value-type="string" calcext:value-type="string">
            <text:p>Segment_6</text:p>
          </table:table-cell>
          <table:table-cell office:value-type="percentage" office:value="0.5938" calcext:value-type="percentage">
            <text:p>59,38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547" calcext:value-type="percentage">
            <text:p>5,47%</text:p>
          </table:table-cell>
          <table:table-cell table:number-columns-repeated="3"/>
          <table:table-cell office:value-type="string" calcext:value-type="string">
            <text:p>Segment_7</text:p>
          </table:table-cell>
          <table:table-cell office:value-type="percentage" office:value="0.5675" calcext:value-type="percentage">
            <text:p>56,75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table:number-columns-repeated="3"/>
          <table:table-cell office:value-type="string" calcext:value-type="string">
            <text:p>Segment_8</text:p>
          </table:table-cell>
          <table:table-cell office:value-type="percentage" office:value="0.6343" calcext:value-type="percentage">
            <text:p>63,4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6" calcext:value-type="percentage">
            <text:p>6,00%</text:p>
          </table:table-cell>
          <table:table-cell table:number-columns-repeated="3"/>
          <table:table-cell office:value-type="string" calcext:value-type="string">
            <text:p>Segment_9</text:p>
          </table:table-cell>
          <table:table-cell office:value-type="percentage" office:value="0.628" calcext:value-type="percentage">
            <text:p>62,8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table:number-columns-repeated="3"/>
          <table:table-cell office:value-type="string" calcext:value-type="string">
            <text:p>Segment_10</text:p>
          </table:table-cell>
          <table:table-cell office:value-type="percentage" office:value="0.5929" calcext:value-type="percentage">
            <text:p>59,29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table:number-columns-repeated="2"/>
          <table:table-cell table:style-name="ce19" table:number-columns-repeated="2"/>
          <table:table-cell table:style-name="ce19" table:formula="of:=AVERAGE([.G183:.G192])" office:value-type="percentage" office:value="0.59675" calcext:value-type="percentage">
            <text:p>59,68%</text:p>
          </table:table-cell>
          <table:table-cell table:style-name="ce19" table:formula="of:=AVERAGE([.H183:.H192])" office:value-type="string" office:string-value="" calcext:value-type="error">
            <text:p>#DIV/0!</text:p>
          </table:table-cell>
          <table:table-cell table:style-name="ce19" table:formula="of:=AVERAGE([.I183:.I192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84:.B193])" office:value-type="percentage" office:value="0.04067" calcext:value-type="percentage">
            <text:p>4,07%</text:p>
          </table:table-cell>
          <table:table-cell table:style-name="ce19" table:formula="of:=AVERAGE([.C184:.C193])" office:value-type="percentage" office:value="0.034" calcext:value-type="percentage">
            <text:p>3,40%</text:p>
          </table:table-cell>
          <table:table-cell table:style-name="ce19" table:formula="of:=AVERAGE([.D184:.D193])" office:value-type="string" office:string-value="" calcext:value-type="error">
            <text:p>#DIV/0!</text:p>
          </table:table-cell>
          <table:table-cell table:number-columns-repeated="2"/>
          <table:table-cell table:formula="of:=STDEV([.G183:.G192])" office:value-type="percentage" office:value="0.025468160950925" calcext:value-type="percentage">
            <text:p>2,55%</text:p>
          </table:table-cell>
          <table:table-cell table:formula="of:=STDEV([.H183:.H192])" office:value-type="string" office:string-value="" calcext:value-type="error">
            <text:p>#DIV/0!</text:p>
          </table:table-cell>
          <table:table-cell table:formula="of:=STDEV([.I183:.I192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84:.B193])" office:value-type="percentage" office:value="0.0182196505637915" calcext:value-type="percentage">
            <text:p>1,82%</text:p>
          </table:table-cell>
          <table:table-cell table:style-name="ce19" table:formula="of:=STDEV([.C184:.C193])" office:value-type="percentage" office:value="0" calcext:value-type="percentage">
            <text:p>0,00%</text:p>
          </table:table-cell>
          <table:table-cell table:style-name="ce19" table:formula="of:=STDEV([.D184:.D193])" office:value-type="string" office:string-value="" calcext:value-type="error">
            <text:p>#DIV/0!</text:p>
          </table:table-cell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number-columns-repeated="2"/>
          <table:table-cell office:value-type="string" calcext:value-type="string">
            <text:p>RBF</text:p>
          </table:table-cell>
          <table:table-cell table:style-name="ce22" office:value-type="string" calcext:value-type="string">
            <text:p>NNC</text:p>
          </table:table-cell>
          <table:table-cell table:style-name="ce22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2534.81" calcext:value-type="float">
            <text:p>2534,81</text:p>
          </table:table-cell>
          <table:table-cell table:style-name="ce23" table:number-columns-repeated="2"/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5.621" calcext:value-type="float">
            <text:p>5,621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 office:value-type="float" office:value="3413.3" calcext:value-type="float">
            <text:p>3413,3</text:p>
          </table:table-cell>
          <table:table-cell table:style-name="ce22" table:number-columns-repeated="3"/>
          <table:table-cell table:style-name="ce22" office:value-type="string" calcext:value-type="string">
            <text:p>Airfoil_2</text:p>
          </table:table-cell>
          <table:table-cell table:style-name="ce22" office:value-type="float" office:value="5.682" calcext:value-type="float">
            <text:p>5,682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 office:value-type="float" office:value="3269.62" calcext:value-type="float">
            <text:p>3269,62</text:p>
          </table:table-cell>
          <table:table-cell table:style-name="ce22" table:number-columns-repeated="3"/>
          <table:table-cell table:style-name="ce22" office:value-type="string" calcext:value-type="string">
            <text:p>Airfoil_3</text:p>
          </table:table-cell>
          <table:table-cell table:style-name="ce22" office:value-type="float" office:value="2.023" calcext:value-type="float">
            <text:p>2,02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 office:value-type="float" office:value="2747.74" calcext:value-type="float">
            <text:p>2747,74</text:p>
          </table:table-cell>
          <table:table-cell table:style-name="ce22" table:number-columns-repeated="3"/>
          <table:table-cell table:style-name="ce22" office:value-type="string" calcext:value-type="string">
            <text:p>Airfoil_4</text:p>
          </table:table-cell>
          <table:table-cell table:style-name="ce22" office:value-type="float" office:value="64.001" calcext:value-type="float">
            <text:p>64,00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 office:value-type="float" office:value="3293.01" calcext:value-type="float">
            <text:p>3293,01</text:p>
          </table:table-cell>
          <table:table-cell table:style-name="ce22" table:number-columns-repeated="3"/>
          <table:table-cell table:style-name="ce22" office:value-type="string" calcext:value-type="string">
            <text:p>Airfoil_5</text:p>
          </table:table-cell>
          <table:table-cell table:style-name="ce22" office:value-type="float" office:value="1.706" calcext:value-type="float">
            <text:p>1,706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 office:value-type="float" office:value="3457.13" calcext:value-type="float">
            <text:p>3457,13</text:p>
          </table:table-cell>
          <table:table-cell table:style-name="ce22" table:number-columns-repeated="3"/>
          <table:table-cell table:style-name="ce22" office:value-type="string" calcext:value-type="string">
            <text:p>Airfoil_6</text:p>
          </table:table-cell>
          <table:table-cell table:style-name="ce22" office:value-type="float" office:value="0.765" calcext:value-type="float">
            <text:p>0,765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 office:value-type="float" office:value="2755.99" calcext:value-type="float">
            <text:p>2755,99</text:p>
          </table:table-cell>
          <table:table-cell table:style-name="ce22" table:number-columns-repeated="3"/>
          <table:table-cell table:style-name="ce22" office:value-type="string" calcext:value-type="string">
            <text:p>Airfoil_7</text:p>
          </table:table-cell>
          <table:table-cell table:style-name="ce22" office:value-type="float" office:value="0.942" calcext:value-type="float">
            <text:p>0,942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 office:value-type="float" office:value="3537.9" calcext:value-type="float">
            <text:p>3537,9</text:p>
          </table:table-cell>
          <table:table-cell table:style-name="ce22" table:number-columns-repeated="3"/>
          <table:table-cell table:style-name="ce22" office:value-type="string" calcext:value-type="string">
            <text:p>Airfoil_8</text:p>
          </table:table-cell>
          <table:table-cell table:style-name="ce22" office:value-type="float" office:value="1.943" calcext:value-type="float">
            <text:p>1,94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 office:value-type="float" office:value="2921.88" calcext:value-type="float">
            <text:p>2921,88</text:p>
          </table:table-cell>
          <table:table-cell table:style-name="ce22" table:number-columns-repeated="3"/>
          <table:table-cell table:style-name="ce22" office:value-type="string" calcext:value-type="string">
            <text:p>Airfoil_9</text:p>
          </table:table-cell>
          <table:table-cell table:style-name="ce22" office:value-type="float" office:value="1.001" calcext:value-type="float">
            <text:p>1,00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 office:value-type="float" office:value="2878.17" calcext:value-type="float">
            <text:p>2878,17</text:p>
          </table:table-cell>
          <table:table-cell table:style-name="ce22" table:number-columns-repeated="3"/>
          <table:table-cell table:style-name="ce22" office:value-type="string" calcext:value-type="string">
            <text:p>Airfoil_10</text:p>
          </table:table-cell>
          <table:table-cell table:style-name="ce22" office:value-type="float" office:value="1.529" calcext:value-type="float">
            <text:p>1,529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197:.B206])" office:value-type="float" office:value="3080.955" calcext:value-type="float">
            <text:p>3080,955</text:p>
          </table:table-cell>
          <table:table-cell table:style-name="ce23" table:formula="of:=AVERAGE([.C197:.C206])" office:value-type="string" office:string-value="" calcext:value-type="error">
            <text:p>#DIV/0!</text:p>
          </table:table-cell>
          <table:table-cell table:style-name="ce23" table:formula="of:=AVERAGE([.D197:.D206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197:.G206])" office:value-type="float" office:value="8.5213" calcext:value-type="float">
            <text:p>8,5213</text:p>
          </table:table-cell>
          <table:table-cell table:style-name="ce23" table:formula="of:=AVERAGE([.H198:.H206])" office:value-type="string" office:string-value="" calcext:value-type="error">
            <text:p>#DIV/0!</text:p>
          </table:table-cell>
          <table:table-cell table:style-name="ce23" table:formula="of:=AVERAGE([.I198:.I206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197:.B206])" office:value-type="float" office:value="353.185004754354" calcext:value-type="float">
            <text:p>353,185004754354</text:p>
          </table:table-cell>
          <table:table-cell table:style-name="ce22" table:formula="of:=STDEV([.C197:.C206])" office:value-type="string" office:string-value="" calcext:value-type="error">
            <text:p>#DIV/0!</text:p>
          </table:table-cell>
          <table:table-cell table:style-name="ce22" table:formula="of:=STDEV([.D197:.D206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G197:.G206])" office:value-type="float" office:value="19.5774072568356" calcext:value-type="float">
            <text:p>19,5774072568356</text:p>
          </table:table-cell>
          <table:table-cell table:style-name="ce22" table:formula="of:=STDEV([.H197:.H206])" office:value-type="string" office:string-value="" calcext:value-type="error">
            <text:p>#DIV/0!</text:p>
          </table:table-cell>
          <table:table-cell table:style-name="ce22" table:formula="of:=STDEV([.I197:.I206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2518.29" calcext:value-type="float">
            <text:p>2518,29</text:p>
          </table:table-cell>
          <table:table-cell table:style-name="ce22" table:number-columns-repeated="3"/>
          <table:table-cell table:style-name="ce22" office:value-type="string" calcext:value-type="string">
            <text:p>BK_1</text:p>
          </table:table-cell>
          <table:table-cell table:style-name="ce22" office:value-type="float" office:value="0.148" calcext:value-type="float">
            <text:p>0,14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1593.31" calcext:value-type="float">
            <text:p>1593,31</text:p>
          </table:table-cell>
          <table:table-cell table:style-name="ce22" table:number-columns-repeated="3"/>
          <table:table-cell table:style-name="ce22" office:value-type="string" calcext:value-type="string">
            <text:p>BK_2</text:p>
          </table:table-cell>
          <table:table-cell table:style-name="ce22" office:value-type="float" office:value="0.158" calcext:value-type="float">
            <text:p>0,15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2639.12" calcext:value-type="float">
            <text:p>2639,12</text:p>
          </table:table-cell>
          <table:table-cell table:style-name="ce22" table:number-columns-repeated="3"/>
          <table:table-cell table:style-name="ce22" office:value-type="string" calcext:value-type="string">
            <text:p>BK_3</text:p>
          </table:table-cell>
          <table:table-cell table:style-name="ce22" office:value-type="float" office:value="0.224" calcext:value-type="float">
            <text:p>0,224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2773.45" calcext:value-type="float">
            <text:p>2773,45</text:p>
          </table:table-cell>
          <table:table-cell table:style-name="ce22" table:number-columns-repeated="3"/>
          <table:table-cell table:style-name="ce22" office:value-type="string" calcext:value-type="string">
            <text:p>BK_4</text:p>
          </table:table-cell>
          <table:table-cell table:style-name="ce22" office:value-type="float" office:value="0.192" calcext:value-type="float">
            <text:p>0,192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2229.63" calcext:value-type="float">
            <text:p>2229,63</text:p>
          </table:table-cell>
          <table:table-cell table:style-name="ce22" table:number-columns-repeated="3"/>
          <table:table-cell table:style-name="ce22" office:value-type="string" calcext:value-type="string">
            <text:p>BK_5</text:p>
          </table:table-cell>
          <table:table-cell table:style-name="ce22" office:value-type="float" office:value="0.314" calcext:value-type="float">
            <text:p>0,314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2398.36" calcext:value-type="float">
            <text:p>2398,36</text:p>
          </table:table-cell>
          <table:table-cell table:style-name="ce22" table:number-columns-repeated="3"/>
          <table:table-cell table:style-name="ce22" office:value-type="string" calcext:value-type="string">
            <text:p>BK_6</text:p>
          </table:table-cell>
          <table:table-cell table:style-name="ce22" office:value-type="float" office:value="0.137" calcext:value-type="float">
            <text:p>0,137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1759.88" calcext:value-type="float">
            <text:p>1759,88</text:p>
          </table:table-cell>
          <table:table-cell table:style-name="ce22" table:number-columns-repeated="3"/>
          <table:table-cell table:style-name="ce22" office:value-type="string" calcext:value-type="string">
            <text:p>BK_7</text:p>
          </table:table-cell>
          <table:table-cell table:style-name="ce22" office:value-type="float" office:value="0.094" calcext:value-type="float">
            <text:p>0,094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3353.49" calcext:value-type="float">
            <text:p>3353,49</text:p>
          </table:table-cell>
          <table:table-cell table:style-name="ce22" table:number-columns-repeated="3"/>
          <table:table-cell table:style-name="ce22" office:value-type="string" calcext:value-type="string">
            <text:p>BK_8</text:p>
          </table:table-cell>
          <table:table-cell table:style-name="ce22" office:value-type="float" office:value="0.082" calcext:value-type="float">
            <text:p>0,082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3296.64" calcext:value-type="float">
            <text:p>3296,64</text:p>
          </table:table-cell>
          <table:table-cell table:style-name="ce22" table:number-columns-repeated="3"/>
          <table:table-cell table:style-name="ce22" office:value-type="string" calcext:value-type="string">
            <text:p>BK_9</text:p>
          </table:table-cell>
          <table:table-cell table:style-name="ce22" office:value-type="float" office:value="0.228" calcext:value-type="float">
            <text:p>0,22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3632.93" calcext:value-type="float">
            <text:p>3632,93</text:p>
          </table:table-cell>
          <table:table-cell table:style-name="ce22" table:number-columns-repeated="3"/>
          <table:table-cell table:style-name="ce22" office:value-type="string" calcext:value-type="string">
            <text:p>BK_10</text:p>
          </table:table-cell>
          <table:table-cell table:style-name="ce22" office:value-type="float" office:value="0.072" calcext:value-type="float">
            <text:p>0,072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10:.B219])" office:value-type="float" office:value="2619.51" calcext:value-type="float">
            <text:p>2619,51</text:p>
          </table:table-cell>
          <table:table-cell table:style-name="ce23" table:formula="of:=AVERAGE([.C210:.C219])" office:value-type="string" office:string-value="" calcext:value-type="error">
            <text:p>#DIV/0!</text:p>
          </table:table-cell>
          <table:table-cell table:style-name="ce23" table:formula="of:=AVERAGE([.D210:.D219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10:.G219])" office:value-type="float" office:value="0.1649" calcext:value-type="float">
            <text:p>0,1649</text:p>
          </table:table-cell>
          <table:table-cell table:style-name="ce23" table:formula="of:=AVERAGE([.H210:.H219])" office:value-type="string" office:string-value="" calcext:value-type="error">
            <text:p>#DIV/0!</text:p>
          </table:table-cell>
          <table:table-cell table:style-name="ce23" table:formula="of:=AVERAGE([.I210:.I219])" office:value-type="string" office:string-value="" calcext:value-type="error">
            <text:p>#DIV/0!</text:p>
          </table:table-cell>
          <table:table-cell table:style-name="ce23"/>
          <table:table-cell table:number-columns-repeated="16372"/>
        </table:table-row>
        <table:table-row table:style-name="ro1">
          <table:table-cell/>
          <table:table-cell table:style-name="ce22" table:formula="of:=STDEV([.B210:.B219])" office:value-type="float" office:value="670.948189057844" calcext:value-type="float">
            <text:p>670,948189057844</text:p>
          </table:table-cell>
          <table:table-cell table:style-name="ce22" table:formula="of:=STDEV([.C210:.C219])" office:value-type="string" office:string-value="" calcext:value-type="error">
            <text:p>#DIV/0!</text:p>
          </table:table-cell>
          <table:table-cell table:style-name="ce22" table:formula="of:=STDEV([.D210:.D219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G210:.G219])" office:value-type="float" office:value="0.0760708003551078" calcext:value-type="float">
            <text:p>0,0760708003551078</text:p>
          </table:table-cell>
          <table:table-cell table:style-name="ce22" table:formula="of:=STDEV([.H210:.H219])" office:value-type="string" office:string-value="" calcext:value-type="error">
            <text:p>#DIV/0!</text:p>
          </table:table-cell>
          <table:table-cell table:style-name="ce22" table:formula="of:=STDEV([.I210:.I219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0.027" calcext:value-type="float">
            <text:p>0,027</text:p>
          </table:table-cell>
          <table:table-cell table:style-name="ce22" table:number-columns-repeated="3"/>
          <table:table-cell table:style-name="ce22" office:value-type="string" calcext:value-type="string">
            <text:p>Concrete_1</text:p>
          </table:table-cell>
          <table:table-cell table:style-name="ce22" office:value-type="float" office:value="1.349" calcext:value-type="float">
            <text:p>1,349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0.014" calcext:value-type="float">
            <text:p>0,014</text:p>
          </table:table-cell>
          <table:table-cell table:style-name="ce6" table:number-columns-repeated="2"/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1.102" calcext:value-type="float">
            <text:p>1,102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0.057" calcext:value-type="float">
            <text:p>0,057</text:p>
          </table:table-cell>
          <table:table-cell table:style-name="ce22" table:number-columns-repeated="3"/>
          <table:table-cell table:style-name="ce22" office:value-type="string" calcext:value-type="string">
            <text:p>Concrete_3</text:p>
          </table:table-cell>
          <table:table-cell table:style-name="ce22" office:value-type="float" office:value="0.862" calcext:value-type="float">
            <text:p>0,862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0.011" calcext:value-type="float">
            <text:p>0,011</text:p>
          </table:table-cell>
          <table:table-cell table:style-name="ce22" table:number-columns-repeated="3"/>
          <table:table-cell table:style-name="ce22" office:value-type="string" calcext:value-type="string">
            <text:p>Concrete_4</text:p>
          </table:table-cell>
          <table:table-cell table:style-name="ce22" office:value-type="float" office:value="1.057" calcext:value-type="float">
            <text:p>1,057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0049" calcext:value-type="float">
            <text:p>0,0049</text:p>
          </table:table-cell>
          <table:table-cell table:style-name="ce22" table:number-columns-repeated="3"/>
          <table:table-cell table:style-name="ce22" office:value-type="string" calcext:value-type="string">
            <text:p>Concrete_5</text:p>
          </table:table-cell>
          <table:table-cell table:style-name="ce22" office:value-type="float" office:value="1.426" calcext:value-type="float">
            <text:p>1,426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0.023" calcext:value-type="float">
            <text:p>0,023</text:p>
          </table:table-cell>
          <table:table-cell table:style-name="ce22" table:number-columns-repeated="3"/>
          <table:table-cell table:style-name="ce22" office:value-type="string" calcext:value-type="string">
            <text:p>Concrete_6</text:p>
          </table:table-cell>
          <table:table-cell table:style-name="ce22" office:value-type="float" office:value="1.206" calcext:value-type="float">
            <text:p>1,206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0.207" calcext:value-type="float">
            <text:p>0,207</text:p>
          </table:table-cell>
          <table:table-cell table:style-name="ce22" table:number-columns-repeated="3"/>
          <table:table-cell table:style-name="ce22" office:value-type="string" calcext:value-type="string">
            <text:p>Concrete_7</text:p>
          </table:table-cell>
          <table:table-cell table:style-name="ce22" office:value-type="float" office:value="1.21" calcext:value-type="float">
            <text:p>1,2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0.0062" calcext:value-type="float">
            <text:p>0,0062</text:p>
          </table:table-cell>
          <table:table-cell table:style-name="ce22" table:number-columns-repeated="3"/>
          <table:table-cell table:style-name="ce22" office:value-type="string" calcext:value-type="string">
            <text:p>Concrete_8</text:p>
          </table:table-cell>
          <table:table-cell table:style-name="ce22" office:value-type="float" office:value="1.111" calcext:value-type="float">
            <text:p>1,11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0.028" calcext:value-type="float">
            <text:p>0,028</text:p>
          </table:table-cell>
          <table:table-cell table:style-name="ce22" table:number-columns-repeated="3"/>
          <table:table-cell table:style-name="ce22" office:value-type="string" calcext:value-type="string">
            <text:p>Concrete_9</text:p>
          </table:table-cell>
          <table:table-cell table:style-name="ce22" office:value-type="float" office:value="1.056" calcext:value-type="float">
            <text:p>1,056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0.114" calcext:value-type="float">
            <text:p>0,114</text:p>
          </table:table-cell>
          <table:table-cell table:style-name="ce6" table:number-columns-repeated="2"/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 office:value-type="float" office:value="1.083" calcext:value-type="float">
            <text:p>1,08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23:.B232])" office:value-type="float" office:value="0.04921" calcext:value-type="float">
            <text:p>0,04921</text:p>
          </table:table-cell>
          <table:table-cell table:style-name="ce23" table:formula="of:=AVERAGE([.C223:.C232])" office:value-type="string" office:string-value="" calcext:value-type="error">
            <text:p>#DIV/0!</text:p>
          </table:table-cell>
          <table:table-cell table:style-name="ce23" table:formula="of:=AVERAGE([.D223:.D232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23:.G232])" office:value-type="float" office:value="1.1462" calcext:value-type="float">
            <text:p>1,1462</text:p>
          </table:table-cell>
          <table:table-cell table:style-name="ce23" table:formula="of:=AVERAGE([.H223:.H232])" office:value-type="string" office:string-value="" calcext:value-type="error">
            <text:p>#DIV/0!</text:p>
          </table:table-cell>
          <table:table-cell table:style-name="ce23" table:formula="of:=AVERAGE([.I223:.I232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23:.B232])" office:value-type="float" office:value="0.0643766771086824" calcext:value-type="float">
            <text:p>0,0643766771086824</text:p>
          </table:table-cell>
          <table:table-cell table:style-name="ce22" table:formula="of:=STDEV([.C223:.C232])" office:value-type="string" office:string-value="" calcext:value-type="error">
            <text:p>#DIV/0!</text:p>
          </table:table-cell>
          <table:table-cell table:style-name="ce22" table:formula="of:=STDEV([.D223:.D232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G223:.G232])" office:value-type="float" office:value="0.160246892845592" calcext:value-type="float">
            <text:p>0,160246892845592</text:p>
          </table:table-cell>
          <table:table-cell table:style-name="ce22" table:formula="of:=STDEV([.H223:.H232])" office:value-type="string" office:string-value="" calcext:value-type="error">
            <text:p>#DIV/0!</text:p>
          </table:table-cell>
          <table:table-cell table:style-name="ce22" table:formula="of:=STDEV([.I223:.I232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4.45" calcext:value-type="float">
            <text:p>4,45</text:p>
          </table:table-cell>
          <table:table-cell table:style-name="ce22" table:number-columns-repeated="3"/>
          <table:table-cell table:style-name="ce22" office:value-type="string" calcext:value-type="string">
            <text:p>Diabetes_1</text:p>
          </table:table-cell>
          <table:table-cell table:style-name="ce22" office:value-type="float" office:value="0.847" calcext:value-type="float">
            <text:p>0,847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5.43" calcext:value-type="float">
            <text:p>5,43</text:p>
          </table:table-cell>
          <table:table-cell table:style-name="ce22" table:number-columns-repeated="3"/>
          <table:table-cell table:style-name="ce22" office:value-type="string" calcext:value-type="string">
            <text:p>Diabetes_2</text:p>
          </table:table-cell>
          <table:table-cell table:style-name="ce22" office:value-type="float" office:value="0.332" calcext:value-type="float">
            <text:p>0,332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6.33" calcext:value-type="float">
            <text:p>6,33</text:p>
          </table:table-cell>
          <table:table-cell table:style-name="ce22" table:number-columns-repeated="3"/>
          <table:table-cell table:style-name="ce22" office:value-type="string" calcext:value-type="string">
            <text:p>Diabetes_3</text:p>
          </table:table-cell>
          <table:table-cell table:style-name="ce22" office:value-type="float" office:value="3.477" calcext:value-type="float">
            <text:p>3,477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6.39" calcext:value-type="float">
            <text:p>6,39</text:p>
          </table:table-cell>
          <table:table-cell table:style-name="ce22" table:number-columns-repeated="3"/>
          <table:table-cell table:style-name="ce22" office:value-type="string" calcext:value-type="string">
            <text:p>Diabetes_4</text:p>
          </table:table-cell>
          <table:table-cell table:style-name="ce22" office:value-type="float" office:value="1.758" calcext:value-type="float">
            <text:p>1,75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9.16" calcext:value-type="float">
            <text:p>9,16</text:p>
          </table:table-cell>
          <table:table-cell table:style-name="ce22" table:number-columns-repeated="3"/>
          <table:table-cell table:style-name="ce22" office:value-type="string" calcext:value-type="string">
            <text:p>Diabetes_5</text:p>
          </table:table-cell>
          <table:table-cell table:style-name="ce22" office:value-type="float" office:value="1.235" calcext:value-type="float">
            <text:p>1,235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9.98" calcext:value-type="float">
            <text:p>9,98</text:p>
          </table:table-cell>
          <table:table-cell table:style-name="ce22" table:number-columns-repeated="3"/>
          <table:table-cell table:style-name="ce22" office:value-type="string" calcext:value-type="string">
            <text:p>Diabetes_6</text:p>
          </table:table-cell>
          <table:table-cell table:style-name="ce22" office:value-type="float" office:value="1.118" calcext:value-type="float">
            <text:p>1,11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4.27" calcext:value-type="float">
            <text:p>4,27</text:p>
          </table:table-cell>
          <table:table-cell table:style-name="ce22" table:number-columns-repeated="3"/>
          <table:table-cell table:style-name="ce22" office:value-type="string" calcext:value-type="string">
            <text:p>Diabetes_7</text:p>
          </table:table-cell>
          <table:table-cell table:style-name="ce22" office:value-type="float" office:value="2.033" calcext:value-type="float">
            <text:p>2,03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6.19" calcext:value-type="float">
            <text:p>6,19</text:p>
          </table:table-cell>
          <table:table-cell table:style-name="ce22" table:number-columns-repeated="3"/>
          <table:table-cell table:style-name="ce22" office:value-type="string" calcext:value-type="string">
            <text:p>Diabetes_8</text:p>
          </table:table-cell>
          <table:table-cell table:style-name="ce22" office:value-type="float" office:value="5.165" calcext:value-type="float">
            <text:p>5,165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3.92" calcext:value-type="float">
            <text:p>3,92</text:p>
          </table:table-cell>
          <table:table-cell table:style-name="ce22" table:number-columns-repeated="3"/>
          <table:table-cell table:style-name="ce22" office:value-type="string" calcext:value-type="string">
            <text:p>Diabetes_9</text:p>
          </table:table-cell>
          <table:table-cell table:style-name="ce22" office:value-type="float" office:value="1.916" calcext:value-type="float">
            <text:p>1,916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5.65" calcext:value-type="float">
            <text:p>5,65</text:p>
          </table:table-cell>
          <table:table-cell table:style-name="ce22" table:number-columns-repeated="3"/>
          <table:table-cell table:style-name="ce22" office:value-type="string" calcext:value-type="string">
            <text:p>Diabetes_10</text:p>
          </table:table-cell>
          <table:table-cell table:style-name="ce22" office:value-type="float" office:value="2.323" calcext:value-type="float">
            <text:p>2,32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36:.B245])" office:value-type="float" office:value="6.177" calcext:value-type="float">
            <text:p>6,177</text:p>
          </table:table-cell>
          <table:table-cell table:style-name="ce23" table:formula="of:=AVERAGE([.C236:.C245])" office:value-type="string" office:string-value="" calcext:value-type="error">
            <text:p>#DIV/0!</text:p>
          </table:table-cell>
          <table:table-cell table:style-name="ce23" table:formula="of:=AVERAGE([.D236:.D245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36:.G245])" office:value-type="float" office:value="2.0204" calcext:value-type="float">
            <text:p>2,0204</text:p>
          </table:table-cell>
          <table:table-cell table:style-name="ce23" table:formula="of:=AVERAGE([.H236:.H245])" office:value-type="string" office:string-value="" calcext:value-type="error">
            <text:p>#DIV/0!</text:p>
          </table:table-cell>
          <table:table-cell table:style-name="ce23" table:formula="of:=AVERAGE([.I236:.I245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36:.B245])" office:value-type="float" office:value="1.99941685943121" calcext:value-type="float">
            <text:p>1,99941685943121</text:p>
          </table:table-cell>
          <table:table-cell table:style-name="ce22" table:formula="of:=STDEV([.C236:.C245])" office:value-type="string" office:string-value="" calcext:value-type="error">
            <text:p>#DIV/0!</text:p>
          </table:table-cell>
          <table:table-cell table:style-name="ce22" table:formula="of:=STDEV([.D236:.D245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G236:.G245])" office:value-type="float" office:value="1.40793041179046" calcext:value-type="float">
            <text:p>1,40793041179046</text:p>
          </table:table-cell>
          <table:table-cell table:style-name="ce22" table:formula="of:=STDEV([.H236:.H245])" office:value-type="string" office:string-value="" calcext:value-type="error">
            <text:p>#DIV/0!</text:p>
          </table:table-cell>
          <table:table-cell table:style-name="ce22" table:formula="of:=STDEV([.I236:.I245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2966.34" calcext:value-type="float">
            <text:p>2966,34</text:p>
          </table:table-cell>
          <table:table-cell table:style-name="ce22" table:number-columns-repeated="3"/>
          <table:table-cell table:style-name="ce22" office:value-type="string" calcext:value-type="string">
            <text:p>FA_1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2685.24" calcext:value-type="float">
            <text:p>2685,24</text:p>
          </table:table-cell>
          <table:table-cell table:style-name="ce22" table:number-columns-repeated="3"/>
          <table:table-cell table:style-name="ce22" office:value-type="string" calcext:value-type="string">
            <text:p>FA_2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2553.68" calcext:value-type="float">
            <text:p>2553,68</text:p>
          </table:table-cell>
          <table:table-cell table:style-name="ce22" table:number-columns-repeated="3"/>
          <table:table-cell table:style-name="ce22" office:value-type="string" calcext:value-type="string">
            <text:p>FA_3</text:p>
          </table:table-cell>
          <table:table-cell table:style-name="ce22" office:value-type="float" office:value="1.064" calcext:value-type="float">
            <text:p>1,064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3826.81" calcext:value-type="float">
            <text:p>3826,81</text:p>
          </table:table-cell>
          <table:table-cell table:style-name="ce22" table:number-columns-repeated="3"/>
          <table:table-cell table:style-name="ce22" office:value-type="string" calcext:value-type="string">
            <text:p>FA_4</text:p>
          </table:table-cell>
          <table:table-cell table:style-name="ce22" office:value-type="float" office:value="0.362" calcext:value-type="float">
            <text:p>0,362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3440.24" calcext:value-type="float">
            <text:p>3440,24</text:p>
          </table:table-cell>
          <table:table-cell table:style-name="ce22" table:number-columns-repeated="3"/>
          <table:table-cell table:style-name="ce22" office:value-type="string" calcext:value-type="string">
            <text:p>FA_5</text:p>
          </table:table-cell>
          <table:table-cell table:style-name="ce22" office:value-type="float" office:value="0.233" calcext:value-type="float">
            <text:p>0,23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3386.86" calcext:value-type="float">
            <text:p>3386,86</text:p>
          </table:table-cell>
          <table:table-cell table:style-name="ce22" table:number-columns-repeated="3"/>
          <table:table-cell table:style-name="ce22" office:value-type="string" calcext:value-type="string">
            <text:p>FA_6</text:p>
          </table:table-cell>
          <table:table-cell table:style-name="ce22" office:value-type="float" office:value="0.138" calcext:value-type="float">
            <text:p>0,13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2837.87" calcext:value-type="float">
            <text:p>2837,87</text:p>
          </table:table-cell>
          <table:table-cell table:style-name="ce22" table:number-columns-repeated="3"/>
          <table:table-cell table:style-name="ce22" office:value-type="string" calcext:value-type="string">
            <text:p>FA_7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2229.79" calcext:value-type="float">
            <text:p>2229,79</text:p>
          </table:table-cell>
          <table:table-cell table:style-name="ce22" table:number-columns-repeated="3"/>
          <table:table-cell table:style-name="ce22" office:value-type="string" calcext:value-type="string">
            <text:p>FA_8</text:p>
          </table:table-cell>
          <table:table-cell table:style-name="ce22" office:value-type="float" office:value="0.44" calcext:value-type="float">
            <text:p>0,44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2996.35" calcext:value-type="float">
            <text:p>2996,35</text:p>
          </table:table-cell>
          <table:table-cell table:style-name="ce22" table:number-columns-repeated="3"/>
          <table:table-cell table:style-name="ce22" office:value-type="string" calcext:value-type="string">
            <text:p>FA_9</text:p>
          </table:table-cell>
          <table:table-cell table:style-name="ce22" office:value-type="float" office:value="0.288" calcext:value-type="float">
            <text:p>0,28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2021.14" calcext:value-type="float">
            <text:p>2021,14</text:p>
          </table:table-cell>
          <table:table-cell table:style-name="ce22" table:number-columns-repeated="3"/>
          <table:table-cell table:style-name="ce22" office:value-type="string" calcext:value-type="string">
            <text:p>FA_10</text:p>
          </table:table-cell>
          <table:table-cell table:style-name="ce22" office:value-type="float" office:value="0.388" calcext:value-type="float">
            <text:p>0,38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49:.B258])" office:value-type="float" office:value="2894.432" calcext:value-type="float">
            <text:p>2894,432</text:p>
          </table:table-cell>
          <table:table-cell table:style-name="ce23" table:formula="of:=AVERAGE([.C249:.C258])" office:value-type="string" office:string-value="" calcext:value-type="error">
            <text:p>#DIV/0!</text:p>
          </table:table-cell>
          <table:table-cell table:style-name="ce23" table:formula="of:=AVERAGE([.D249:.D258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49:.G258])" office:value-type="float" office:value="0.3695" calcext:value-type="float">
            <text:p>0,3695</text:p>
          </table:table-cell>
          <table:table-cell table:style-name="ce23" table:formula="of:=AVERAGE([.H249:.H258])" office:value-type="string" office:string-value="" calcext:value-type="error">
            <text:p>#DIV/0!</text:p>
          </table:table-cell>
          <table:table-cell table:style-name="ce23" table:formula="of:=AVERAGE([.I249:.I258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49:.B258])" office:value-type="float" office:value="557.049655253262" calcext:value-type="float">
            <text:p>557,049655253262</text:p>
          </table:table-cell>
          <table:table-cell table:style-name="ce22" table:formula="of:=STDEV([.C249:.C258])" office:value-type="string" office:string-value="" calcext:value-type="error">
            <text:p>#DIV/0!</text:p>
          </table:table-cell>
          <table:table-cell table:style-name="ce22" table:formula="of:=STDEV([.D249:.D258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G249:.G258])" office:value-type="float" office:value="0.260828700704334" calcext:value-type="float">
            <text:p>0,260828700704334</text:p>
          </table:table-cell>
          <table:table-cell table:style-name="ce22" table:formula="of:=STDEV([.H249:.H258])" office:value-type="string" office:string-value="" calcext:value-type="error">
            <text:p>#DIV/0!</text:p>
          </table:table-cell>
          <table:table-cell table:style-name="ce22" table:formula="of:=STDEV([.I249:.I258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1.81" calcext:value-type="float">
            <text:p>1,81</text:p>
          </table:table-cell>
          <table:table-cell table:style-name="ce22" table:number-columns-repeated="3"/>
          <table:table-cell table:style-name="ce22" office:value-type="string" calcext:value-type="string">
            <text:p>Mortgage_1</text:p>
          </table:table-cell>
          <table:table-cell table:style-name="ce22" office:value-type="float" office:value="208.61" calcext:value-type="float">
            <text:p>208,6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41.92" calcext:value-type="float">
            <text:p>41,92</text:p>
          </table:table-cell>
          <table:table-cell table:style-name="ce22" table:number-columns-repeated="3"/>
          <table:table-cell table:style-name="ce22" office:value-type="string" calcext:value-type="string">
            <text:p>Mortgage_2</text:p>
          </table:table-cell>
          <table:table-cell table:style-name="ce22" office:value-type="float" office:value="120.98" calcext:value-type="float">
            <text:p>120,9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54" calcext:value-type="float">
            <text:p>0,54</text:p>
          </table:table-cell>
          <table:table-cell table:style-name="ce22" table:number-columns-repeated="3"/>
          <table:table-cell table:style-name="ce22" office:value-type="string" calcext:value-type="string">
            <text:p>Mortgage_3</text:p>
          </table:table-cell>
          <table:table-cell table:style-name="ce22" office:value-type="float" office:value="96.51" calcext:value-type="float">
            <text:p>96,5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1.82" calcext:value-type="float">
            <text:p>1,82</text:p>
          </table:table-cell>
          <table:table-cell table:style-name="ce22" table:number-columns-repeated="3"/>
          <table:table-cell table:style-name="ce22" office:value-type="string" calcext:value-type="string">
            <text:p>Mortgage_4</text:p>
          </table:table-cell>
          <table:table-cell table:style-name="ce22" office:value-type="float" office:value="163.13" calcext:value-type="float">
            <text:p>163,1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1.47" calcext:value-type="float">
            <text:p>1,47</text:p>
          </table:table-cell>
          <table:table-cell table:style-name="ce22" table:number-columns-repeated="3"/>
          <table:table-cell table:style-name="ce22" office:value-type="string" calcext:value-type="string">
            <text:p>Mortgage_5</text:p>
          </table:table-cell>
          <table:table-cell table:style-name="ce22" office:value-type="float" office:value="143.96" calcext:value-type="float">
            <text:p>143,96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99" calcext:value-type="float">
            <text:p>0,99</text:p>
          </table:table-cell>
          <table:table-cell table:style-name="ce22" table:number-columns-repeated="3"/>
          <table:table-cell table:style-name="ce22" office:value-type="string" calcext:value-type="string">
            <text:p>Mortgage_6</text:p>
          </table:table-cell>
          <table:table-cell table:style-name="ce22" office:value-type="float" office:value="194.39" calcext:value-type="float">
            <text:p>194,39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2.1" calcext:value-type="float">
            <text:p>2,1</text:p>
          </table:table-cell>
          <table:table-cell table:style-name="ce22" table:number-columns-repeated="3"/>
          <table:table-cell table:style-name="ce22" office:value-type="string" calcext:value-type="string">
            <text:p>Mortgage_7</text:p>
          </table:table-cell>
          <table:table-cell table:style-name="ce22" office:value-type="float" office:value="107.41" calcext:value-type="float">
            <text:p>107,4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274" calcext:value-type="float">
            <text:p>274</text:p>
          </table:table-cell>
          <table:table-cell table:style-name="ce22" table:number-columns-repeated="3"/>
          <table:table-cell table:style-name="ce22" office:value-type="string" calcext:value-type="string">
            <text:p>Mortgage_8</text:p>
          </table:table-cell>
          <table:table-cell table:style-name="ce22" office:value-type="float" office:value="135.09" calcext:value-type="float">
            <text:p>135,09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368" calcext:value-type="float">
            <text:p>0,368</text:p>
          </table:table-cell>
          <table:table-cell table:style-name="ce22" table:number-columns-repeated="3"/>
          <table:table-cell table:style-name="ce22" office:value-type="string" calcext:value-type="string">
            <text:p>Mortgage_9</text:p>
          </table:table-cell>
          <table:table-cell table:style-name="ce22" office:value-type="float" office:value="163.97" calcext:value-type="float">
            <text:p>163,97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10</text:p>
          </table:table-cell>
          <table:table-cell table:style-name="ce22" office:value-type="float" office:value="0.722" calcext:value-type="float">
            <text:p>0,722</text:p>
          </table:table-cell>
          <table:table-cell table:style-name="ce22" table:number-columns-repeated="3"/>
          <table:table-cell table:style-name="ce22" office:value-type="string" calcext:value-type="string">
            <text:p>Mortgage_10</text:p>
          </table:table-cell>
          <table:table-cell table:style-name="ce22" office:value-type="float" office:value="176.26" calcext:value-type="float">
            <text:p>176,26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62:.B271])" office:value-type="float" office:value="32.574" calcext:value-type="float">
            <text:p>32,574</text:p>
          </table:table-cell>
          <table:table-cell table:style-name="ce23" table:formula="of:=AVERAGE([.C262:.C271])" office:value-type="string" office:string-value="" calcext:value-type="error">
            <text:p>#DIV/0!</text:p>
          </table:table-cell>
          <table:table-cell table:style-name="ce23" table:formula="of:=AVERAGE([.D262:.D271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62:.G271])" office:value-type="float" office:value="151.031" calcext:value-type="float">
            <text:p>151,031</text:p>
          </table:table-cell>
          <table:table-cell table:style-name="ce23" table:formula="of:=AVERAGE([.H262:.H271])" office:value-type="string" office:string-value="" calcext:value-type="error">
            <text:p>#DIV/0!</text:p>
          </table:table-cell>
          <table:table-cell table:style-name="ce23" table:formula="of:=AVERAGE([.I262:.I271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STDEV([.B262:.B271])" office:value-type="float" office:value="85.7889655219908" calcext:value-type="float">
            <text:p>85,7889655219908</text:p>
          </table:table-cell>
          <table:table-cell table:style-name="ce23" table:formula="of:=STDEV([.C262:.C271])" office:value-type="string" office:string-value="" calcext:value-type="error">
            <text:p>#DIV/0!</text:p>
          </table:table-cell>
          <table:table-cell table:style-name="ce23" table:formula="of:=STDEV([.D262:.D271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STDEV([.G262:.G271])" office:value-type="float" office:value="36.8603344320754" calcext:value-type="float">
            <text:p>36,8603344320754</text:p>
          </table:table-cell>
          <table:table-cell table:style-name="ce23" table:formula="of:=STDEV([.H262:.H271])" office:value-type="string" office:string-value="" calcext:value-type="error">
            <text:p>#DIV/0!</text:p>
          </table:table-cell>
          <table:table-cell table:style-name="ce23" table:formula="of:=STDEV([.I262:.I271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279.86" calcext:value-type="float">
            <text:p>279,86</text:p>
          </table:table-cell>
          <table:table-cell table:style-name="ce22" table:number-columns-repeated="3"/>
          <table:table-cell table:style-name="ce22" office:value-type="string" calcext:value-type="string">
            <text:p>PY_1</text:p>
          </table:table-cell>
          <table:table-cell table:style-name="ce22" office:value-type="float" office:value="0.45" calcext:value-type="float">
            <text:p>0,45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71.48" calcext:value-type="float">
            <text:p>71,48</text:p>
          </table:table-cell>
          <table:table-cell table:style-name="ce22" table:number-columns-repeated="3"/>
          <table:table-cell table:style-name="ce22" office:value-type="string" calcext:value-type="string">
            <text:p>PY_2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83.27" calcext:value-type="float">
            <text:p>83,27</text:p>
          </table:table-cell>
          <table:table-cell table:style-name="ce22" table:number-columns-repeated="3"/>
          <table:table-cell table:style-name="ce22" office:value-type="string" calcext:value-type="string">
            <text:p>PY_3</text:p>
          </table:table-cell>
          <table:table-cell table:style-name="ce22" office:value-type="float" office:value="0.047" calcext:value-type="float">
            <text:p>0,047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24.88" calcext:value-type="float">
            <text:p>24,88</text:p>
          </table:table-cell>
          <table:table-cell table:style-name="ce22" table:number-columns-repeated="3"/>
          <table:table-cell table:style-name="ce22" office:value-type="string" calcext:value-type="string">
            <text:p>PY_4</text:p>
          </table:table-cell>
          <table:table-cell table:style-name="ce22" office:value-type="float" office:value="0.03" calcext:value-type="float">
            <text:p>0,0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5</text:p>
          </table:table-cell>
          <table:table-cell table:style-name="ce22" office:value-type="float" office:value="11.39" calcext:value-type="float">
            <text:p>11,39</text:p>
          </table:table-cell>
          <table:table-cell table:style-name="ce22" table:number-columns-repeated="3"/>
          <table:table-cell table:style-name="ce22" office:value-type="string" calcext:value-type="string">
            <text:p>PY_5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8.511" calcext:value-type="float">
            <text:p>8,511</text:p>
          </table:table-cell>
          <table:table-cell table:style-name="ce22" table:number-columns-repeated="3"/>
          <table:table-cell table:style-name="ce22" office:value-type="string" calcext:value-type="string">
            <text:p>PY_6</text:p>
          </table:table-cell>
          <table:table-cell table:style-name="ce22" office:value-type="float" office:value="0.108" calcext:value-type="float">
            <text:p>0,10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49.75" calcext:value-type="float">
            <text:p>49,75</text:p>
          </table:table-cell>
          <table:table-cell table:style-name="ce22" table:number-columns-repeated="3"/>
          <table:table-cell table:style-name="ce22" office:value-type="string" calcext:value-type="string">
            <text:p>PY_7</text:p>
          </table:table-cell>
          <table:table-cell table:style-name="ce22" office:value-type="float" office:value="0.061" calcext:value-type="float">
            <text:p>0,06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4.63" calcext:value-type="float">
            <text:p>4,63</text:p>
          </table:table-cell>
          <table:table-cell table:style-name="ce22" table:number-columns-repeated="3"/>
          <table:table-cell table:style-name="ce22" office:value-type="string" calcext:value-type="string">
            <text:p>PY_8</text:p>
          </table:table-cell>
          <table:table-cell table:style-name="ce22" office:value-type="float" office:value="0.017" calcext:value-type="float">
            <text:p>0,017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9.02" calcext:value-type="float">
            <text:p>9,02</text:p>
          </table:table-cell>
          <table:table-cell table:style-name="ce22" table:number-columns-repeated="3"/>
          <table:table-cell table:style-name="ce22" office:value-type="string" calcext:value-type="string">
            <text:p>PY_9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3.7" calcext:value-type="float">
            <text:p>3,7</text:p>
          </table:table-cell>
          <table:table-cell table:style-name="ce22" table:number-columns-repeated="3"/>
          <table:table-cell table:style-name="ce22" office:value-type="string" calcext:value-type="string">
            <text:p>PY_10</text:p>
          </table:table-cell>
          <table:table-cell table:style-name="ce22" office:value-type="float" office:value="0.042" calcext:value-type="float">
            <text:p>0,042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75:.B284])" office:value-type="float" office:value="54.6491" calcext:value-type="float">
            <text:p>54,6491</text:p>
          </table:table-cell>
          <table:table-cell table:style-name="ce23" table:formula="of:=AVERAGE([.C275:.C284])" office:value-type="string" office:string-value="" calcext:value-type="error">
            <text:p>#DIV/0!</text:p>
          </table:table-cell>
          <table:table-cell table:style-name="ce23" table:formula="of:=AVERAGE([.D275:.D284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75:.G284])" office:value-type="float" office:value="0.0869" calcext:value-type="float">
            <text:p>0,0869</text:p>
          </table:table-cell>
          <table:table-cell table:style-name="ce23" table:formula="of:=AVERAGE([.H275:.H284])" office:value-type="string" office:string-value="" calcext:value-type="error">
            <text:p>#DIV/0!</text:p>
          </table:table-cell>
          <table:table-cell table:style-name="ce23" table:formula="of:=AVERAGE([.I275:.I284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75:.B284])" office:value-type="float" office:value="84.2696696543635" calcext:value-type="float">
            <text:p>84,2696696543635</text:p>
          </table:table-cell>
          <table:table-cell table:style-name="ce22" table:formula="of:=STDEV([.C275:.C284])" office:value-type="string" office:string-value="" calcext:value-type="error">
            <text:p>#DIV/0!</text:p>
          </table:table-cell>
          <table:table-cell table:style-name="ce22" table:formula="of:=STDEV([.D275:.D284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G275:.G284])" office:value-type="float" office:value="0.129898635695513" calcext:value-type="float">
            <text:p>0,129898635695513</text:p>
          </table:table-cell>
          <table:table-cell table:style-name="ce22" table:formula="of:=STDEV([.H275:.H284])" office:value-type="string" office:string-value="" calcext:value-type="error">
            <text:p>#DIV/0!</text:p>
          </table:table-cell>
          <table:table-cell table:style-name="ce22" table:formula="of:=STDEV([.I275:.I284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4.96" calcext:value-type="float">
            <text:p>14,96</text:p>
          </table:table-cell>
          <table:table-cell table:style-name="ce22" table:number-columns-repeated="3"/>
          <table:table-cell table:style-name="ce22" office:value-type="string" calcext:value-type="string">
            <text:p>TREASURY_1</text:p>
          </table:table-cell>
          <table:table-cell table:style-name="ce22" office:value-type="float" office:value="204.39" calcext:value-type="float">
            <text:p>204,39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 office:value-type="float" office:value="15.14" calcext:value-type="float">
            <text:p>15,14</text:p>
          </table:table-cell>
          <table:table-cell table:style-name="ce22" table:number-columns-repeated="3"/>
          <table:table-cell table:style-name="ce22" office:value-type="string" calcext:value-type="string">
            <text:p>TREASURY_2</text:p>
          </table:table-cell>
          <table:table-cell table:style-name="ce22" office:value-type="float" office:value="266.68" calcext:value-type="float">
            <text:p>266,6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 office:value-type="float" office:value="16.43" calcext:value-type="float">
            <text:p>16,43</text:p>
          </table:table-cell>
          <table:table-cell table:style-name="ce22" table:number-columns-repeated="3"/>
          <table:table-cell table:style-name="ce22" office:value-type="string" calcext:value-type="string">
            <text:p>TREASURY_3</text:p>
          </table:table-cell>
          <table:table-cell table:style-name="ce22" office:value-type="float" office:value="203.63" calcext:value-type="float">
            <text:p>203,6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 office:value-type="float" office:value="14.81" calcext:value-type="float">
            <text:p>14,81</text:p>
          </table:table-cell>
          <table:table-cell table:style-name="ce22" table:number-columns-repeated="3"/>
          <table:table-cell table:style-name="ce22" office:value-type="string" calcext:value-type="string">
            <text:p>TREASURY_4</text:p>
          </table:table-cell>
          <table:table-cell table:style-name="ce22" office:value-type="float" office:value="131.81" calcext:value-type="float">
            <text:p>131,8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 office:value-type="float" office:value="13.06" calcext:value-type="float">
            <text:p>13,06</text:p>
          </table:table-cell>
          <table:table-cell table:style-name="ce22" table:number-columns-repeated="3"/>
          <table:table-cell table:style-name="ce22" office:value-type="string" calcext:value-type="string">
            <text:p>TREASURY_5</text:p>
          </table:table-cell>
          <table:table-cell table:style-name="ce22" office:value-type="float" office:value="236.41" calcext:value-type="float">
            <text:p>236,4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 office:value-type="float" office:value="16.19" calcext:value-type="float">
            <text:p>16,19</text:p>
          </table:table-cell>
          <table:table-cell table:style-name="ce22" table:number-columns-repeated="3"/>
          <table:table-cell table:style-name="ce22" office:value-type="string" calcext:value-type="string">
            <text:p>TREASURY_6</text:p>
          </table:table-cell>
          <table:table-cell table:style-name="ce22" office:value-type="float" office:value="313.28" calcext:value-type="float">
            <text:p>313,2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 office:value-type="float" office:value="16.14" calcext:value-type="float">
            <text:p>16,14</text:p>
          </table:table-cell>
          <table:table-cell table:style-name="ce22" table:number-columns-repeated="3"/>
          <table:table-cell table:style-name="ce22" office:value-type="string" calcext:value-type="string">
            <text:p>TREASURY_7</text:p>
          </table:table-cell>
          <table:table-cell table:style-name="ce22" office:value-type="float" office:value="205.12" calcext:value-type="float">
            <text:p>205,12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 office:value-type="float" office:value="19.97" calcext:value-type="float">
            <text:p>19,97</text:p>
          </table:table-cell>
          <table:table-cell table:style-name="ce22" table:number-columns-repeated="3"/>
          <table:table-cell table:style-name="ce22" office:value-type="string" calcext:value-type="string">
            <text:p>TREASURY_8</text:p>
          </table:table-cell>
          <table:table-cell table:style-name="ce22" office:value-type="float" office:value="114.5" calcext:value-type="float">
            <text:p>114,5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 office:value-type="float" office:value="14.19" calcext:value-type="float">
            <text:p>14,19</text:p>
          </table:table-cell>
          <table:table-cell table:style-name="ce22" table:number-columns-repeated="3"/>
          <table:table-cell table:style-name="ce22" office:value-type="string" calcext:value-type="string">
            <text:p>TREASURY_9</text:p>
          </table:table-cell>
          <table:table-cell table:style-name="ce22" office:value-type="float" office:value="129.98" calcext:value-type="float">
            <text:p>129,9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 office:value-type="float" office:value="13.44" calcext:value-type="float">
            <text:p>13,44</text:p>
          </table:table-cell>
          <table:table-cell table:style-name="ce22" table:number-columns-repeated="3"/>
          <table:table-cell table:style-name="ce22" office:value-type="string" calcext:value-type="string">
            <text:p>TREASURY_10</text:p>
          </table:table-cell>
          <table:table-cell table:style-name="ce22" office:value-type="float" office:value="275.08" calcext:value-type="float">
            <text:p>275,0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88:.B297])" office:value-type="float" office:value="15.433" calcext:value-type="float">
            <text:p>15,433</text:p>
          </table:table-cell>
          <table:table-cell table:style-name="ce23" table:formula="of:=AVERAGE([.C288:.C297])" office:value-type="string" office:string-value="" calcext:value-type="error">
            <text:p>#DIV/0!</text:p>
          </table:table-cell>
          <table:table-cell table:style-name="ce23" table:formula="of:=AVERAGE([.D288:.D297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88:.G297])" office:value-type="float" office:value="208.088" calcext:value-type="float">
            <text:p>208,088</text:p>
          </table:table-cell>
          <table:table-cell table:style-name="ce23" table:formula="of:=AVERAGE([.H288:.H297])" office:value-type="string" office:string-value="" calcext:value-type="error">
            <text:p>#DIV/0!</text:p>
          </table:table-cell>
          <table:table-cell table:style-name="ce23" table:formula="of:=AVERAGE([.I288:.I29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7" table:formula="of:=STDEV([.B288:.B297])" office:value-type="float" office:value="1.95781085228715" calcext:value-type="float">
            <text:p>1,95781085228715</text:p>
          </table:table-cell>
          <table:table-cell table:style-name="ce7" table:formula="of:=STDEV([.C288:.C297])" office:value-type="string" office:string-value="" calcext:value-type="error">
            <text:p>#DIV/0!</text:p>
          </table:table-cell>
          <table:table-cell table:style-name="ce7" table:formula="of:=STDEV([.D288:.D297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Default" table:formula="of:=STDEV([.G288:.G297])" office:value-type="float" office:value="67.0892504719563" calcext:value-type="float">
            <text:p>67,0892504719563</text:p>
          </table:table-cell>
          <table:table-cell table:style-name="Default" table:formula="of:=STDEV([.H288:.H297])" office:value-type="string" office:string-value="" calcext:value-type="error">
            <text:p>#DIV/0!</text:p>
          </table:table-cell>
          <table:table-cell table:style-name="Default" table:formula="of:=STDEV([.I288:.I29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IPSO</text:p>
          </table:table-cell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0.302" calcext:value-type="float">
            <text:p>0,302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 office:value-type="float" office:value="0.141" calcext:value-type="float">
            <text:p>0,141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 office:value-type="float" office:value="0.139" calcext:value-type="float">
            <text:p>0,139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 office:value-type="float" office:value="0.143" calcext:value-type="float">
            <text:p>0,143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 office:value-type="float" office:value="0.1" calcext:value-type="float">
            <text:p>0,1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 office:value-type="float" office:value="0.121" calcext:value-type="float">
            <text:p>0,121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 office:value-type="float" office:value="0.163" calcext:value-type="float">
            <text:p>0,163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 office:value-type="float" office:value="0.152" calcext:value-type="float">
            <text:p>0,152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 office:value-type="float" office:value="0.341" calcext:value-type="float">
            <text:p>0,341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 office:value-type="float" office:value="0.194" calcext:value-type="float">
            <text:p>0,194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301:.B310])" office:value-type="float" office:value="0.1796" calcext:value-type="float">
            <text:p>0,1796</text:p>
          </table:table-cell>
          <table:table-cell table:style-name="ce23" table:formula="of:=AVERAGE([.C301:.C310])" office:value-type="string" office:string-value="" calcext:value-type="error">
            <text:p>#DIV/0!</text:p>
          </table:table-cell>
          <table:table-cell table:style-name="ce23" table:formula="of:=AVERAGE([.D301:.D310])" office:value-type="string" office:string-value="" calcext:value-type="error">
            <text:p>#DIV/0!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7" table:formula="of:=STDEV([.B301:.B310])" office:value-type="float" office:value="0.0792495355752252" calcext:value-type="float">
            <text:p>0,0792495355752252</text:p>
          </table:table-cell>
          <table:table-cell table:style-name="ce7" table:formula="of:=STDEV([.C301:.C310])" office:value-type="string" office:string-value="" calcext:value-type="error">
            <text:p>#DIV/0!</text:p>
          </table:table-cell>
          <table:table-cell table:style-name="ce7" table:formula="of:=STDEV([.D301:.D310])" office:value-type="string" office:string-value="" calcext:value-type="error">
            <text:p>#DIV/0!</text:p>
          </table:table-cell>
          <table:table-cell/>
          <table:table-cell table:style-name="ce19" table:number-columns-repeated="4"/>
          <table:table-cell table:number-columns-repeated="16373"/>
        </table:table-row>
        <table:table-row table:style-name="ro1" table:number-rows-repeated="6">
          <table:table-cell table:style-name="Default"/>
          <table:table-cell table:style-name="ce7"/>
          <table:table-cell table:style-name="Default" table:number-columns-repeated="7"/>
          <table:table-cell table:number-columns-repeated="16373"/>
        </table:table-row>
        <table:table-row table:style-name="ro1" table:number-rows-repeated="6">
          <table:table-cell table:style-name="Default" table:number-columns-repeated="9"/>
          <table:table-cell table:number-columns-repeated="16373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73"/>
        </table:table-row>
        <table:table-row table:style-name="ro1">
          <table:table-cell table:style-name="Default" table:number-columns-repeated="4"/>
          <table:table-cell table:style-name="ce19"/>
          <table:table-cell table:style-name="Default" table:number-columns-repeated="4"/>
          <table:table-cell table:number-columns-repeated="16373"/>
        </table:table-row>
        <table:table-row table:style-name="ro1">
          <table:table-cell table:number-columns-repeated="16382"/>
        </table:table-row>
        <table:table-row table:style-name="ro1">
          <table:table-cell table:style-name="ce19" table:number-columns-repeated="4"/>
          <table:table-cell table:number-columns-repeated="16378"/>
        </table:table-row>
        <table:table-row table:style-name="ro1" table:number-rows-repeated="10">
          <table:table-cell table:number-columns-repeated="16382"/>
        </table:table-row>
        <table:table-row table:style-name="ro1">
          <table:table-cell table:style-name="ce19" table:number-columns-repeated="4"/>
          <table:table-cell table:number-columns-repeated="16378"/>
        </table:table-row>
        <table:table-row table:style-name="ro1" table:number-rows-repeated="1048226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RBF_AVERAGES" table:style-name="ta1">
        <table:table-column table:style-name="co6" table:default-cell-style-name="ce39"/>
        <table:table-column table:style-name="co2" table:default-cell-style-name="ce39"/>
        <table:table-column table:style-name="co3" table:number-columns-repeated="16381" table:default-cell-style-name="ce39"/>
        <table:table-row table:style-name="ro1">
          <table:table-cell table:style-name="ce27"/>
          <table:table-cell table:style-name="ce35" office:value-type="string" calcext:value-type="string">
            <text:p>CLASSIFICATION DATASETS</text:p>
          </table:table-cell>
          <table:table-cell table:style-name="ce35" table:number-columns-repeated="2"/>
          <table:table-cell table:number-columns-repeated="16379"/>
        </table:table-row>
        <table:table-row table:style-name="ro1">
          <table:table-cell table:style-name="ce27" office:value-type="string" calcext:value-type="string">
            <text:p>DATASET</text:p>
          </table:table-cell>
          <table:table-cell table:style-name="ce27" office:value-type="string" calcext:value-type="string">
            <text:p>RBF</text:p>
          </table:table-cell>
          <table:table-cell table:style-name="ce27" office:value-type="string" calcext:value-type="string">
            <text:p>NNC</text:p>
          </table:table-cell>
          <table:table-cell table:style-name="ce27" office:value-type="string" calcext:value-type="string">
            <text:p>IPSO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223" calcext:value-type="percentage">
            <text:p>12,23%</text:p>
          </table:table-cell>
          <table:table-cell table:style-name="ce18" office:value-type="percentage" office:value="0.1363" calcext:value-type="percentage">
            <text:p>13,63%</text:p>
          </table:table-cell>
          <table:table-cell table:style-name="ce18"/>
          <table:table-cell table:style-name="ce30" table:number-columns-repeated="16376"/>
          <table:table-cell table:number-columns-repeated="3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35" calcext:value-type="percentage">
            <text:p>35,00%</text:p>
          </table:table-cell>
          <table:table-cell table:style-name="ce18" office:value-type="percentage" office:value="0.1433" calcext:value-type="percentage">
            <text:p>14,33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3353" calcext:value-type="percentage">
            <text:p>33,53%</text:p>
          </table:table-cell>
          <table:table-cell table:style-name="ce18" office:value-type="percentage" office:value="0.1" calcext:value-type="percentage">
            <text:p>10,00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Bands</text:p>
          </table:table-cell>
          <table:table-cell table:style-name="ce26" office:value-type="percentage" office:value="0.3717" calcext:value-type="percentage">
            <text:p>37,17%</text:p>
          </table:table-cell>
          <table:table-cell table:style-name="ce18" table:number-columns-repeated="2"/>
          <table:table-cell table:number-columns-repeated="16379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6703" calcext:value-type="percentage">
            <text:p>67,03%</text:p>
          </table:table-cell>
          <table:table-cell table:style-name="ce18" table:number-columns-repeated="2"/>
          <table:table-cell table:number-columns-repeated="16379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6289" calcext:value-type="percentage">
            <text:p>62,89%</text:p>
          </table:table-cell>
          <table:table-cell table:style-name="ce18" office:value-type="percentage" office:value="0.4099" calcext:value-type="percentage">
            <text:p>40,99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5046" calcext:value-type="percentage">
            <text:p>50,46%</text:p>
          </table:table-cell>
          <table:table-cell table:style-name="ce18" office:value-type="percentage" office:value="0.5467" calcext:value-type="percentage">
            <text:p>54,67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6461" calcext:value-type="percentage">
            <text:p>64,61%</text:p>
          </table:table-cell>
          <table:table-cell table:style-name="ce18" office:value-type="percentage" office:value="0.3751" calcext:value-type="percentage">
            <text:p>37,51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3079" calcext:value-type="percentage">
            <text:p>30,79%</text:p>
          </table:table-cell>
          <table:table-cell table:style-name="ce18" office:value-type="percentage" office:value="0.2018" calcext:value-type="percentage">
            <text:p>20,18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594" calcext:value-type="percentage">
            <text:p>5,94%</text:p>
          </table:table-cell>
          <table:table-cell table:style-name="ce18" office:value-type="percentage" office:value="0.0374" calcext:value-type="percentage">
            <text:p>3,74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6" calcext:value-type="percentage">
            <text:p>16,00%</text:p>
          </table:table-cell>
          <table:table-cell table:style-name="ce18" office:value-type="percentage" office:value="0.1214" calcext:value-type="percentage">
            <text:p>12,14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12" calcext:value-type="percentage">
            <text:p>31,20%</text:p>
          </table:table-cell>
          <table:table-cell table:style-name="ce18" office:value-type="percentage" office:value="0.3245" calcext:value-type="percentage">
            <text:p>32,45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255" calcext:value-type="percentage">
            <text:p>25,50%</text:p>
          </table:table-cell>
          <table:table-cell table:style-name="ce18" table:number-columns-repeated="2"/>
          <table:table-cell table:number-columns-repeated="16379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2089" calcext:value-type="percentage">
            <text:p>20,89%</text:p>
          </table:table-cell>
          <table:table-cell table:style-name="ce18" table:number-columns-repeated="2"/>
          <table:table-cell table:number-columns-repeated="16379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774" calcext:value-type="percentage">
            <text:p>17,74%</text:p>
          </table:table-cell>
          <table:table-cell table:style-name="ce18" office:value-type="percentage" office:value="0.1275" calcext:value-type="percentage">
            <text:p>12,75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2561" calcext:value-type="percentage">
            <text:p>25,61%</text:p>
          </table:table-cell>
          <table:table-cell table:style-name="ce18" office:value-type="percentage" office:value="0.2512" calcext:value-type="percentage">
            <text:p>25,12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703" calcext:value-type="percentage">
            <text:p>7,03%</text:p>
          </table:table-cell>
          <table:table-cell table:style-name="ce18" office:value-type="percentage" office:value="0.0634" calcext:value-type="percentage">
            <text:p>6,34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3822" calcext:value-type="percentage">
            <text:p>38,22%</text:p>
          </table:table-cell>
          <table:table-cell table:style-name="ce18" table:number-columns-repeated="2"/>
          <table:table-cell table:number-columns-repeated="16379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239" calcext:value-type="percentage">
            <text:p>32,39%</text:p>
          </table:table-cell>
          <table:table-cell table:style-name="ce18" office:value-type="percentage" office:value="0.2988" calcext:value-type="percentage">
            <text:p>29,88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5968" calcext:value-type="percentage">
            <text:p>59,68%</text:p>
          </table:table-cell>
          <table:table-cell table:style-name="ce18" table:number-columns-repeated="2"/>
          <table:table-cell table:number-columns-repeated="16379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79" calcext:value-type="percentage">
            <text:p>27,90%</text:p>
          </table:table-cell>
          <table:table-cell table:style-name="ce18" office:value-type="percentage" office:value="0.274" calcext:value-type="percentage">
            <text:p>27,40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4481" calcext:value-type="percentage">
            <text:p>44,81%</text:p>
          </table:table-cell>
          <table:table-cell table:style-name="ce18" table:number-columns-repeated="2"/>
          <table:table-cell table:number-columns-repeated="16379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6002" calcext:value-type="percentage">
            <text:p>60,02%</text:p>
          </table:table-cell>
          <table:table-cell table:style-name="ce18" office:value-type="percentage" office:value="0.5527" calcext:value-type="percentage">
            <text:p>55,27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735" calcext:value-type="percentage">
            <text:p>7,35%</text:p>
          </table:table-cell>
          <table:table-cell table:style-name="ce18" table:number-columns-repeated="2"/>
          <table:table-cell table:number-columns-repeated="16379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311" calcext:value-type="percentage">
            <text:p>31,10%</text:p>
          </table:table-cell>
          <table:table-cell table:style-name="ce18" office:value-type="percentage" office:value="0.1563" calcext:value-type="percentage">
            <text:p>15,63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1285" calcext:value-type="percentage">
            <text:p>12,85%</text:p>
          </table:table-cell>
          <table:table-cell table:style-name="ce18" table:number-columns-repeated="2"/>
          <table:table-cell table:number-columns-repeated="16379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0917" calcext:value-type="percentage">
            <text:p>9,17%</text:p>
          </table:table-cell>
          <table:table-cell table:style-name="ce18" table:number-columns-repeated="2"/>
          <table:table-cell table:number-columns-repeated="16379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407" calcext:value-type="percentage">
            <text:p>4,07%</text:p>
          </table:table-cell>
          <table:table-cell table:style-name="ce18" table:number-columns-repeated="2"/>
          <table:table-cell table:number-columns-repeated="16379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2133" calcext:value-type="percentage">
            <text:p>21,33%</text:p>
          </table:table-cell>
          <table:table-cell table:style-name="ce18" office:value-type="percentage" office:value="0.1437" calcext:value-type="percentage">
            <text:p>14,37%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8"/>
          <table:table-cell table:style-name="ce38" table:formula="of:=AVERAGE([.B3:.B31])" office:value-type="percentage" office:value="0.307762068965517" calcext:value-type="percentage">
            <text:p>30,78%</text:p>
          </table:table-cell>
          <table:table-cell table:style-name="ce38" table:formula="of:=AVERAGE([.C3:.C31])" office:value-type="percentage" office:value="0.236888888888889" calcext:value-type="percentage">
            <text:p>23,69%</text:p>
          </table:table-cell>
          <table:table-cell table:style-name="ce38" table:formula="of:=AVERAGE([.D3:.D31])" office:value-type="string" office:string-value="" calcext:value-type="error">
            <text:p>#DIV/0!</text:p>
          </table:table-cell>
          <table:table-cell table:style-name="ce38" table:formula="of:=AVERAGE([.E3:.E31])" office:value-type="string" office:string-value="" calcext:value-type="error">
            <text:p>#DIV/0!</text:p>
          </table:table-cell>
          <table:table-cell table:style-name="ce28" table:number-columns-repeated="16375"/>
          <table:table-cell table:style-name="ce34" table:number-columns-repeated="3"/>
        </table:table-row>
        <table:table-row table:style-name="ro2">
          <table:table-cell table:style-name="ce28"/>
          <table:table-cell table:style-name="ce38"/>
          <table:table-cell table:style-name="ce38" table:formula="of:=([.B32]-[.C32])/[.B32]" office:value-type="percentage" office:value="0.230285623939477" calcext:value-type="percentage">
            <text:p>23,03%</text:p>
          </table:table-cell>
          <table:table-cell table:style-name="ce38" table:formula="of:=([.B32]-[.D32])/[.B32]" office:value-type="string" office:string-value="" calcext:value-type="error">
            <text:p>#DIV/0!</text:p>
          </table:table-cell>
          <table:table-cell table:style-name="ce28" table:number-columns-repeated="16376"/>
          <table:table-cell table:style-name="ce34" table:number-columns-repeated="3"/>
        </table:table-row>
        <table:table-row table:style-name="ro1">
          <table:table-cell/>
          <table:table-cell table:style-name="ce27" office:value-type="string" calcext:value-type="string">
            <text:p>REGRESSION DATASETS</text:p>
          </table:table-cell>
          <table:table-cell table:style-name="ce27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ABALONE</text:p>
          </table:table-cell>
          <table:table-cell table:formula="of:=3080.955/417" office:value-type="float" office:value="7.38838129496403" calcext:value-type="float">
            <text:p>7,38838129496403</text:p>
          </table:table-cell>
          <table:table-cell table:style-name="ce30" table:number-columns-repeated="2"/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IRFOIL</text:p>
          </table:table-cell>
          <table:table-cell table:formula="of:=8.5213/150" office:value-type="float" office:value="0.0568086666666667" calcext:value-type="float">
            <text:p>0,0568086666666667</text:p>
          </table:table-cell>
          <table:table-cell table:style-name="ce30" table:number-columns-repeated="2"/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SEBALL</text:p>
          </table:table-cell>
          <table:table-cell table:formula="of:=2619.51/33" office:value-type="float" office:value="79.3790909090909" calcext:value-type="float">
            <text:p>79,3790909090909</text:p>
          </table:table-cell>
          <table:table-cell table:style-name="ce30"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K</text:p>
          </table:table-cell>
          <table:table-cell table:formula="of:=0.1649/9" office:value-type="float" office:value="0.0183222222222222" calcext:value-type="float">
            <text:p>0,0183222222222222</text:p>
          </table:table-cell>
          <table:table-cell table:style-name="ce30" table:number-columns-repeated="2"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</text:p>
          </table:table-cell>
          <table:table-cell table:formula="of:=0.04921/4" office:value-type="float" office:value="0.0123025" calcext:value-type="float">
            <text:p>0,0123025</text:p>
          </table:table-cell>
          <table:table-cell table:style-name="ce30" table:number-columns-repeated="2"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CRETE</text:p>
          </table:table-cell>
          <table:table-cell table:formula="of:=1.1462/103" office:value-type="float" office:value="0.0111281553398058" calcext:value-type="float">
            <text:p>0,0111281553398058</text:p>
          </table:table-cell>
          <table:table-cell table:style-name="ce30" table:number-columns-repeated="2"/>
          <table:table-cell office:value-type="float" office:value="103" calcext:value-type="float">
            <text:p>1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</text:p>
          </table:table-cell>
          <table:table-cell table:formula="of:=6.177/36" office:value-type="float" office:value="0.171583333333333" calcext:value-type="float">
            <text:p>0,171583333333333</text:p>
          </table:table-cell>
          <table:table-cell table:style-name="ce30" table:number-columns-repeated="2"/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BETES</text:p>
          </table:table-cell>
          <table:table-cell table:formula="of:=2.0204/4" office:value-type="float" office:value="0.5051" calcext:value-type="float">
            <text:p>0,5051</text:p>
          </table:table-cell>
          <table:table-cell table:style-name="ce30" table:number-columns-repeated="2"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USING</text:p>
          </table:table-cell>
          <table:table-cell table:formula="of:=2894.432/50" office:value-type="float" office:value="57.88864" calcext:value-type="float">
            <text:p>57,88864</text:p>
          </table:table-cell>
          <table:table-cell table:style-name="ce30" table:number-columns-repeated="2"/>
          <table:table-cell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</text:p>
          </table:table-cell>
          <table:table-cell table:formula="of:=0.3695/25" office:value-type="float" office:value="0.01478" calcext:value-type="float">
            <text:p>0,01478</text:p>
          </table:table-cell>
          <table:table-cell table:style-name="ce30" table:number-columns-repeated="2"/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B</text:p>
          </table:table-cell>
          <table:table-cell table:formula="of:=32.574/6" office:value-type="float" office:value="5.429" calcext:value-type="float">
            <text:p>5,429</text:p>
          </table:table-cell>
          <table:table-cell table:style-name="ce30" table:number-columns-repeated="2"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RTGAGE</text:p>
          </table:table-cell>
          <table:table-cell table:formula="of:=151.031/104" office:value-type="float" office:value="1.45222115384615" calcext:value-type="float">
            <text:p>1,45222115384615</text:p>
          </table:table-cell>
          <table:table-cell table:style-name="ce30" table:number-columns-repeated="2"/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T</text:p>
          </table:table-cell>
          <table:table-cell table:formula="of:=54.6491/13" office:value-type="float" office:value="4.20377692307692" calcext:value-type="float">
            <text:p>4,20377692307692</text:p>
          </table:table-cell>
          <table:table-cell table:style-name="ce30" table:number-columns-repeated="2"/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Y</text:p>
          </table:table-cell>
          <table:table-cell table:formula="of:=0.0869/7" office:value-type="float" office:value="0.0124142857142857" calcext:value-type="float">
            <text:p>0,0124142857142857</text:p>
          </table:table-cell>
          <table:table-cell table:style-name="ce30" table:number-columns-repeated="2"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UAKE</text:p>
          </table:table-cell>
          <table:table-cell table:formula="of:=15.433/217" office:value-type="float" office:value="0.0711198156682028" calcext:value-type="float">
            <text:p>0,0711198156682028</text:p>
          </table:table-cell>
          <table:table-cell table:style-name="ce30" table:number-columns-repeated="2"/>
          <table:table-cell office:value-type="float" office:value="217" calcext:value-type="float">
            <text:p>21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EASURY</text:p>
          </table:table-cell>
          <table:table-cell table:formula="of:=208.088/104" office:value-type="float" office:value="2.00084615384615" calcext:value-type="float">
            <text:p>2,00084615384615</text:p>
          </table:table-cell>
          <table:table-cell table:style-name="ce30" table:number-columns-repeated="2"/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ANKARA</text:p>
          </table:table-cell>
          <table:table-cell table:formula="of:=0.1796/160" office:value-type="float" office:value="0.0011225" calcext:value-type="float">
            <text:p>0,0011225</text:p>
          </table:table-cell>
          <table:table-cell table:style-name="ce30" table:number-columns-repeated="2"/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4">
          <table:table-cell table:style-name="ce28"/>
          <table:table-cell table:style-name="ce28" table:formula="of:=AVERAGE([.B35:.B51])" office:value-type="float" office:value="9.33039046551581" calcext:value-type="float">
            <text:p>9,33039046551581</text:p>
          </table:table-cell>
          <table:table-cell table:style-name="ce28" table:formula="of:=AVERAGE([.C35:.C51])" office:value-type="string" office:string-value="" calcext:value-type="error">
            <text:p>#DIV/0!</text:p>
          </table:table-cell>
          <table:table-cell table:style-name="ce28" table:formula="of:=AVERAGE([.D35:.D51])" office:value-type="string" office:string-value="" calcext:value-type="error">
            <text:p>#DIV/0!</text:p>
          </table:table-cell>
          <table:table-cell table:style-name="ce28"/>
          <table:table-cell table:style-name="ce34" table:number-columns-repeated="16378"/>
        </table:table-row>
        <table:table-row table:style-name="ro1">
          <table:table-cell table:style-name="ce27" office:value-type="string" calcext:value-type="string">
            <text:p>GAIN</text:p>
          </table:table-cell>
          <table:table-cell table:style-name="ce27"/>
          <table:table-cell table:style-name="ce31" table:formula="of:=([.B52]-[.C52])/[.B52]" office:value-type="string" office:string-value="" calcext:value-type="error">
            <text:p>#DIV/0!</text:p>
          </table:table-cell>
          <table:table-cell table:style-name="ce31" table:formula="of:=([.B52]-[.D52])/[.B52]" office:value-type="string" office:string-value="" calcext:value-type="error">
            <text:p>#DIV/0!</text:p>
          </table:table-cell>
          <table:table-cell table:style-name="ce27" table:number-columns-repeated="16379"/>
        </table:table-row>
        <table:table-row table:style-name="ro1" table:number-rows-repeated="1048522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19:21:30.808619795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3-12-07T18:40:53.420867027</dc:date>
    <meta:editing-duration>P40DT21H13M8S</meta:editing-duration>
    <meta:editing-cycles>4300</meta:editing-cycles>
    <meta:generator>LibreOffice/7.5.9.1$Linux_X86_64 LibreOffice_project/50$Build-1</meta:generator>
    <meta:document-statistic meta:table-count="4" meta:cell-count="4782" meta:object-count="0"/>
  </office:meta>
</office:document-meta>
</file>